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374in"/>
    </style:style>
    <style:style style:name="co36" style:family="table-column">
      <style:table-column-properties fo:break-before="auto" style:column-width="0.6866in"/>
    </style:style>
    <style:style style:name="co37" style:family="table-column">
      <style:table-column-properties fo:break-before="auto" style:column-width="0.7638in"/>
    </style:style>
    <style:style style:name="co38" style:family="table-column">
      <style:table-column-properties fo:break-before="auto" style:column-width="0.6728in"/>
    </style:style>
    <style:style style:name="co39" style:family="table-column">
      <style:table-column-properties fo:break-before="auto" style:column-width="0.75in"/>
    </style:style>
    <style:style style:name="co40" style:family="table-column">
      <style:table-column-properties fo:break-before="auto" style:column-width="0.7992in"/>
    </style:style>
    <style:style style:name="co41" style:family="table-column">
      <style:table-column-properties fo:break-before="auto" style:column-width="0.5535in"/>
    </style:style>
    <style:style style:name="co42" style:family="table-column">
      <style:table-column-properties fo:break-before="auto" style:column-width="0.7291in"/>
    </style:style>
    <style:style style:name="co43" style:family="table-column">
      <style:table-column-properties fo:break-before="auto" style:column-width="0.589in"/>
    </style:style>
    <style:style style:name="co44" style:family="table-column">
      <style:table-column-properties fo:break-before="auto" style:column-width="0.652in"/>
    </style:style>
    <style:style style:name="ro1" style:family="table-row">
      <style:table-row-properties style:row-height="0.178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4181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105" style:family="table-cell" style:parent-style-name="Default">
      <style:text-properties fo:font-style="italic" style:font-style-asian="italic" style:font-style-complex="italic"/>
    </style:style>
    <style:style style:name="ce113" style:family="table-cell" style:parent-style-name="Default">
      <style:text-properties fo:color="#c9211e" fo:font-style="italic" style:font-style-asian="italic" style:font-style-complex="italic"/>
    </style:style>
    <style:style style:name="ce114" style:family="table-cell" style:parent-style-name="Default">
      <style:text-properties fo:color="#c9211e"/>
    </style:style>
    <style:style style:name="ce116" style:family="table-cell" style:parent-style-name="Default">
      <style:text-properties fo:color="#55215b"/>
    </style:style>
    <style:style style:name="ce117" style:family="table-cell" style:parent-style-name="Default" style:data-style-name="N135"/>
    <style:style style:name="ce120" style:family="table-cell" style:parent-style-name="Default" style:data-style-name="N137">
      <style:table-cell-properties fo:border-bottom="none" fo:border-left="0.74pt double #000000" style:border-line-width-left="0.0035in 0.0035in 0.0035in" fo:border-right="none" fo:border-top="none"/>
    </style:style>
    <style:style style:name="ce122" style:family="table-cell" style:parent-style-name="Default" style:data-style-name="N137"/>
    <style:style style:name="ce123" style:family="table-cell" style:parent-style-name="Default" style:data-style-name="N137">
      <style:table-cell-properties fo:border-bottom="none" fo:border-left="none" fo:border-right="0.74pt double #000000" style:border-line-width-right="0.0035in 0.0035in 0.0035in" fo:border-top="none"/>
    </style:style>
    <style:style style:name="ce125" style:family="table-cell" style:parent-style-name="Default">
      <style:table-cell-properties fo:border-bottom="none" fo:border-left="0.74pt double #000000" style:border-line-width-left="0.0035in 0.0035in 0.0035in" fo:border-right="none" fo:border-top="none"/>
    </style:style>
    <style:style style:name="ce127" style:family="table-cell" style:parent-style-name="Default">
      <style:text-properties fo:color="#127622" fo:font-style="italic" style:font-style-asian="italic" style:font-style-complex="italic"/>
    </style:style>
    <style:style style:name="ce135" style:family="table-cell" style:parent-style-name="Default">
      <style:table-cell-properties fo:border-bottom="none" fo:border-left="none" fo:border-right="0.74pt double #000000" style:border-line-width-right="0.0035in 0.0035in 0.0035in" fo:border-top="none"/>
    </style:style>
    <style:style style:name="ce143"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47" style:family="table-cell" style:parent-style-name="Default" style:data-style-name="N135">
      <style:text-properties fo:color="#127622"/>
    </style:style>
    <style:style style:name="ce151" style:family="table-cell" style:parent-style-name="Default" style:data-style-name="N135">
      <style:text-properties fo:color="#127622" fo:font-style="italic" style:font-style-asian="italic" style:font-style-complex="italic"/>
    </style:style>
    <style:style style:name="ce162" style:family="table-cell" style:parent-style-name="Default" style:data-style-name="N135">
      <style:text-properties fo:color="#c9211e" fo:font-style="italic" style:font-style-asian="italic" style:font-style-complex="italic"/>
    </style:style>
    <style:style style:name="ce170" style:family="table-cell" style:parent-style-name="Default" style:data-style-name="N135">
      <style:text-properties fo:color="#c9211e"/>
    </style:style>
    <style:style style:name="ce173"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4" style:family="table-cell" style:parent-style-name="Default" style:data-style-name="N134">
      <style:table-cell-properties fo:border-bottom="none" fo:border-left="0.74pt double #000000" style:border-line-width-left="0.0035in 0.0035in 0.0035in" fo:border-right="none" fo:border-top="none"/>
    </style:style>
    <style:style style:name="ce175" style:family="table-cell" style:parent-style-name="Default" style:data-style-name="N134"/>
    <style:style style:name="ce176" style:family="table-cell" style:parent-style-name="Default" style:data-style-name="N134">
      <style:table-cell-properties fo:border-bottom="none" fo:border-left="none" fo:border-right="0.74pt double #000000" style:border-line-width-right="0.0035in 0.0035in 0.0035in" fo:border-top="none"/>
    </style:style>
    <style:style style:name="ce177"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1"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2"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3" style:family="table-cell" style:parent-style-name="Default" style:data-style-name="N137">
      <style:text-properties fo:color="#127622"/>
    </style:style>
    <style:style style:name="ce184" style:family="table-cell" style:parent-style-name="Default" style:data-style-name="N137">
      <style:text-properties fo:color="#127622" fo:font-style="italic" style:font-style-asian="italic" style:font-style-complex="italic"/>
    </style:style>
    <style:style style:name="ce185" style:family="table-cell" style:parent-style-name="Default" style:data-style-name="N137">
      <style:text-properties fo:color="#c9211e" fo:font-style="italic" style:font-style-asian="italic" style:font-style-complex="italic"/>
    </style:style>
    <style:style style:name="ce186" style:family="table-cell" style:parent-style-name="Default" style:data-style-name="N137">
      <style:text-properties fo:color="#c9211e"/>
    </style:style>
    <style:style style:name="ce187" style:family="table-cell" style:parent-style-name="Default">
      <style:table-cell-properties fo:background-color="transparent"/>
      <style:text-properties fo:color="#3465a4"/>
    </style:style>
    <style:style style:name="ce188"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2"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3"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9"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00"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1" style:family="table-cell" style:parent-style-name="Default" style:data-style-name="N134">
      <style:text-properties fo:color="#127622"/>
    </style:style>
    <style:style style:name="ce202" style:family="table-cell" style:parent-style-name="Default" style:data-style-name="N134">
      <style:text-properties fo:color="#127622" fo:font-style="italic" style:font-style-asian="italic" style:font-style-complex="italic"/>
    </style:style>
    <style:style style:name="ce203" style:family="table-cell" style:parent-style-name="Default" style:data-style-name="N134">
      <style:text-properties fo:color="#c9211e" fo:font-style="italic" style:font-style-asian="italic" style:font-style-complex="italic"/>
    </style:style>
    <style:style style:name="ce204" style:family="table-cell" style:parent-style-name="Default" style:data-style-name="N134">
      <style:text-properties fo:color="#c9211e"/>
    </style:style>
    <style:style style:name="ce205"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9"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10"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1" style:family="table-cell" style:parent-style-name="Default" style:data-style-name="N137">
      <style:table-cell-properties fo:background-color="transparent"/>
      <style:text-properties fo:color="#3465a4"/>
    </style:style>
    <style:style style:name="ce212" style:family="table-cell" style:parent-style-name="Default" style:data-style-name="N137">
      <style:table-cell-properties fo:background-color="transparent"/>
      <style:text-properties fo:color="#c9211e"/>
    </style:style>
    <style:style style:name="ce280"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9" style:family="table-cell" style:parent-style-name="Default">
      <style:text-properties fo:color="#127622"/>
    </style:style>
    <style:style style:name="ce90" style:family="table-cell" style:parent-style-name="Default">
      <style:text-properties fo:color="#3465a4" fo:font-style="italic" style:font-style-asian="italic" style:font-style-complex="italic"/>
    </style:style>
    <style:style style:name="ce91" style:family="table-cell" style:parent-style-name="Default">
      <style:text-properties fo:color="#3465a4"/>
    </style:style>
    <style:style style:name="ce92" style:family="table-cell" style:parent-style-name="Default">
      <style:text-properties fo:color="#8d281e" fo:font-style="italic" style:font-style-asian="italic" style:font-style-complex="italic"/>
    </style:style>
    <style:style style:name="ce96" style:family="table-cell" style:parent-style-name="Default">
      <style:text-properties fo:color="#8d281e"/>
    </style:style>
    <style:style style:name="ce7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0" style:family="table-cell" style:parent-style-name="Default">
      <style:text-properties style:font-name="Liberation Sans" fo:font-size="11pt" style:font-size-asian="11pt" style:font-size-complex="11pt"/>
    </style:style>
    <style:style style:name="ce93" style:family="table-cell" style:parent-style-name="Default" style:data-style-name="N37"/>
    <style:style style:name="ce97"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01" style:family="table-cell" style:parent-style-name="Default">
      <style:text-properties style:use-window-font-color="true"/>
    </style:style>
    <style:style style:name="ce106" style:family="table-cell" style:parent-style-name="Default">
      <style:text-properties fo:color="#127622"/>
    </style:style>
    <style:style style:name="ce110" style:family="table-cell" style:parent-style-name="Default">
      <style:text-properties fo:color="#3465a4" fo:font-style="italic" style:font-style-asian="italic" style:font-style-complex="italic"/>
    </style:style>
    <style:style style:name="ce118" style:family="table-cell" style:parent-style-name="Default">
      <style:text-properties fo:color="#3465a4"/>
    </style:style>
    <style:style style:name="ce128" style:family="table-cell" style:parent-style-name="Default">
      <style:text-properties fo:color="#8d281e" fo:font-style="italic" style:font-style-asian="italic" style:font-style-complex="italic"/>
    </style:style>
    <style:style style:name="ce130" style:family="table-cell" style:parent-style-name="Default">
      <style:text-properties fo:color="#8d281e"/>
    </style:style>
    <style:style style:name="ce132" style:family="table-cell" style:parent-style-name="Default">
      <style:text-properties fo:font-style="italic" style:font-style-asian="italic" style:font-style-complex="italic"/>
    </style:style>
    <style:style style:name="ce133" style:family="table-cell" style:parent-style-name="Default">
      <style:text-properties fo:color="#c9211e" fo:font-style="italic" style:font-style-asian="italic" style:font-style-complex="italic"/>
    </style:style>
    <style:style style:name="ce137" style:family="table-cell" style:parent-style-name="Default">
      <style:text-properties fo:color="#c9211e"/>
    </style:style>
    <style:style style:name="ce138" style:family="table-cell" style:parent-style-name="Default">
      <style:text-properties fo:color="#55215b"/>
    </style:style>
    <style:style style:name="ce140" style:family="table-cell" style:parent-style-name="Default" style:data-style-name="N135"/>
    <style:style style:name="ce142" style:family="table-cell" style:parent-style-name="Default" style:data-style-name="N137">
      <style:table-cell-properties fo:border-bottom="none" fo:border-left="0.74pt double #000000" style:border-line-width-left="0.0035in 0.0035in 0.0035in" fo:border-right="none" fo:border-top="none"/>
    </style:style>
    <style:style style:name="ce145" style:family="table-cell" style:parent-style-name="Default" style:data-style-name="N137"/>
    <style:style style:name="ce146" style:family="table-cell" style:parent-style-name="Default" style:data-style-name="N137">
      <style:table-cell-properties fo:border-bottom="none" fo:border-left="none" fo:border-right="0.74pt double #000000" style:border-line-width-right="0.0035in 0.0035in 0.0035in" fo:border-top="none"/>
    </style:style>
    <style:style style:name="ce148" style:family="table-cell" style:parent-style-name="Default">
      <style:table-cell-properties fo:border-bottom="none" fo:border-left="0.74pt double #000000" style:border-line-width-left="0.0035in 0.0035in 0.0035in" fo:border-right="none" fo:border-top="none"/>
    </style:style>
    <style:style style:name="ce149" style:family="table-cell" style:parent-style-name="Default">
      <style:text-properties fo:color="#127622" fo:font-style="italic" style:font-style-asian="italic" style:font-style-complex="italic"/>
    </style:style>
    <style:style style:name="ce150" style:family="table-cell" style:parent-style-name="Default">
      <style:table-cell-properties fo:border-bottom="none" fo:border-left="none" fo:border-right="0.74pt double #000000" style:border-line-width-right="0.0035in 0.0035in 0.0035in" fo:border-top="none"/>
    </style:style>
    <style:style style:name="ce152"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53" style:family="table-cell" style:parent-style-name="Default" style:data-style-name="N135">
      <style:text-properties fo:color="#127622"/>
    </style:style>
    <style:style style:name="ce154" style:family="table-cell" style:parent-style-name="Default" style:data-style-name="N135">
      <style:text-properties fo:color="#127622" fo:font-style="italic" style:font-style-asian="italic" style:font-style-complex="italic"/>
    </style:style>
    <style:style style:name="ce163" style:family="table-cell" style:parent-style-name="Default" style:data-style-name="N135">
      <style:text-properties fo:color="#c9211e" fo:font-style="italic" style:font-style-asian="italic" style:font-style-complex="italic"/>
    </style:style>
    <style:style style:name="ce164" style:family="table-cell" style:parent-style-name="Default" style:data-style-name="N135">
      <style:text-properties fo:color="#c9211e"/>
    </style:style>
    <style:style style:name="ce165"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66" style:family="table-cell" style:parent-style-name="Default" style:data-style-name="N134">
      <style:table-cell-properties fo:border-bottom="none" fo:border-left="0.74pt double #000000" style:border-line-width-left="0.0035in 0.0035in 0.0035in" fo:border-right="none" fo:border-top="none"/>
    </style:style>
    <style:style style:name="ce168" style:family="table-cell" style:parent-style-name="Default" style:data-style-name="N134"/>
    <style:style style:name="ce213" style:family="table-cell" style:parent-style-name="Default" style:data-style-name="N134">
      <style:table-cell-properties fo:border-bottom="none" fo:border-left="none" fo:border-right="0.74pt double #000000" style:border-line-width-right="0.0035in 0.0035in 0.0035in" fo:border-top="none"/>
    </style:style>
    <style:style style:name="ce214"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15"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217"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18"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23"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227"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228" style:family="table-cell" style:parent-style-name="Default" style:data-style-name="N137">
      <style:text-properties fo:color="#127622"/>
    </style:style>
    <style:style style:name="ce229" style:family="table-cell" style:parent-style-name="Default" style:data-style-name="N137">
      <style:text-properties fo:color="#127622" fo:font-style="italic" style:font-style-asian="italic" style:font-style-complex="italic"/>
    </style:style>
    <style:style style:name="ce230" style:family="table-cell" style:parent-style-name="Default" style:data-style-name="N137">
      <style:text-properties fo:color="#c9211e" fo:font-style="italic" style:font-style-asian="italic" style:font-style-complex="italic"/>
    </style:style>
    <style:style style:name="ce231" style:family="table-cell" style:parent-style-name="Default" style:data-style-name="N137">
      <style:text-properties fo:color="#c9211e"/>
    </style:style>
    <style:style style:name="ce232" style:family="table-cell" style:parent-style-name="Default">
      <style:table-cell-properties fo:background-color="transparent"/>
      <style:text-properties fo:color="#3465a4"/>
    </style:style>
    <style:style style:name="ce233"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34"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235"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4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4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24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2"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6"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7"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258"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60"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61"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63"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64" style:family="table-cell" style:parent-style-name="Default" style:data-style-name="N134">
      <style:text-properties fo:color="#127622"/>
    </style:style>
    <style:style style:name="ce265" style:family="table-cell" style:parent-style-name="Default" style:data-style-name="N134">
      <style:text-properties fo:color="#127622" fo:font-style="italic" style:font-style-asian="italic" style:font-style-complex="italic"/>
    </style:style>
    <style:style style:name="ce266" style:family="table-cell" style:parent-style-name="Default" style:data-style-name="N134">
      <style:text-properties fo:color="#c9211e" fo:font-style="italic" style:font-style-asian="italic" style:font-style-complex="italic"/>
    </style:style>
    <style:style style:name="ce268" style:family="table-cell" style:parent-style-name="Default" style:data-style-name="N134">
      <style:text-properties fo:color="#c9211e"/>
    </style:style>
    <style:style style:name="ce269"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0"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71"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72"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74"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75"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76" style:family="table-cell" style:parent-style-name="Default" style:data-style-name="N137">
      <style:table-cell-properties fo:background-color="transparent"/>
      <style:text-properties fo:color="#3465a4"/>
    </style:style>
    <style:style style:name="ce277" style:family="table-cell" style:parent-style-name="Default" style:data-style-name="N137">
      <style:table-cell-properties fo:background-color="transparent"/>
      <style:text-properties fo:color="#c9211e"/>
    </style:style>
    <style:style style:name="ce279"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129" style:family="table-cell" style:parent-style-name="Default">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88" style:family="table-cell" style:parent-style-name="Default" style:data-style-name="N30">
      <style:text-properties style:use-window-font-color="true"/>
    </style:style>
    <style:style style:name="ce144" style:family="table-cell" style:parent-style-name="Default">
      <style:table-cell-properties style:text-align-source="fix" style:repeat-content="false" fo:background-color="transparent" fo:wrap-option="no-wrap"/>
      <style:paragraph-properties fo:text-align="center" fo:margin-left="0in"/>
      <style:text-properties fo:font-weight="bold" style:font-weight-asian="bold" style:font-weight-complex="bold"/>
    </style:style>
    <style:style style:name="ce309"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61" style:family="table-cell" style:parent-style-name="Default" style:data-style-name="N134">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5" style:family="table-cell" style:parent-style-name="Default" style:data-style-name="N134">
      <style:table-cell-properties fo:background-color="transparent"/>
      <style:text-properties fo:color="#069a2e" fo:font-weight="bold" style:font-weight-asian="bold" style:font-weight-complex="bold"/>
    </style:style>
    <style:style style:name="ce156" style:family="table-cell" style:parent-style-name="Default" style:data-style-name="N134">
      <style:table-cell-properties fo:background-color="transparent"/>
      <style:text-properties fo:color="#069a2e" fo:font-style="italic" style:font-style-asian="italic" style:font-style-complex="italic"/>
    </style:style>
    <style:style style:name="ce157" style:family="table-cell" style:parent-style-name="Default" style:data-style-name="N134">
      <style:table-cell-properties fo:background-color="transparent"/>
      <style:text-properties fo:color="#069a2e"/>
    </style:style>
    <style:style style:name="ce158"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59" style:family="table-cell" style:parent-style-name="Default" style:data-style-name="N134">
      <style:table-cell-properties fo:background-color="#ffffa6"/>
      <style:text-properties fo:color="#069a2e" fo:font-weight="bold" style:font-weight-asian="bold" style:font-weight-complex="bold"/>
    </style:style>
    <style:style style:name="ce160" style:family="table-cell" style:parent-style-name="Default" style:data-style-name="N134">
      <style:text-properties fo:color="#069a2e"/>
    </style:style>
    <style:style style:name="ce310" style:family="table-cell" style:parent-style-name="Default" style:data-style-name="N134">
      <style:table-cell-properties style:text-align-source="fix" style:repeat-content="false" fo:background-color="transparent" fo:wrap-option="no-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216" style:family="table-cell" style:parent-style-name="Default" style:data-style-name="N134">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7" style:family="table-cell" style:parent-style-name="Default" style:data-style-name="N134">
      <style:table-cell-properties fo:background-color="#ffff6d" style:vertical-align="top"/>
      <style:text-properties fo:color="#3465a4"/>
    </style:style>
    <style:style style:name="ce169" style:family="table-cell" style:parent-style-name="Default" style:data-style-name="N134">
      <style:table-cell-properties fo:background-color="#ffff6d"/>
      <style:text-properties fo:color="#069a2e"/>
    </style:style>
    <style:style style:name="ce219" style:family="table-cell" style:parent-style-name="Default" style:data-style-name="N137">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253" style:family="table-cell" style:parent-style-name="Default" style:data-style-name="N137">
      <style:table-cell-properties fo:background-color="#ffffd7"/>
      <style:text-properties fo:color="#3465a4"/>
    </style:style>
    <style:style style:name="ce63" style:family="table-cell" style:parent-style-name="Default" style:data-style-name="N137">
      <style:text-properties fo:color="#3465a4"/>
    </style:style>
    <style:style style:name="ce236" style:family="table-cell" style:parent-style-name="Default" style:data-style-name="N137">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39" style:family="table-cell" style:parent-style-name="Default" style:data-style-name="N137">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4" style:family="table-cell" style:parent-style-name="Default">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262" style:family="table-cell" style:parent-style-name="Default" style:data-style-name="N135">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267" style:family="table-cell" style:parent-style-name="Default" style:data-style-name="N135">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273" style:family="table-cell" style:parent-style-name="Default" style:data-style-name="N137">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278" style:family="table-cell" style:parent-style-name="Default" style:data-style-name="N137">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83" style:family="table-cell" style:parent-style-name="Default" style:data-style-name="N137">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88" style:family="table-cell" style:parent-style-name="Default">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80" style:family="table-cell" style:parent-style-name="Default" style:data-style-name="N2">
      <style:table-cell-properties style:text-align-source="fix" style:repeat-content="false" fo:background-color="transparent" fo:wrap-option="no-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95" style:family="table-cell" style:parent-style-name="Default" style:data-style-name="N2">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302"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308"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319"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326"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29"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333"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55" style:family="table-cell" style:parent-style-name="Default" style:data-style-name="N134">
      <style:table-cell-properties fo:border-bottom="none" fo:background-color="#eeeeee" style:text-align-source="fix" style:repeat-content="false"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56" style:family="table-cell" style:parent-style-name="Default" style:data-style-name="N134">
      <style:table-cell-properties fo:border-bottom="none" fo:background-color="#eeeeee" fo:border-left="0.74pt solid #000000" fo:border-right="none" fo:border-top="none"/>
      <style:text-properties fo:color="#3465a4" fo:font-style="normal" fo:font-weight="bold" style:font-style-asian="normal" style:font-weight-asian="bold" style:font-style-complex="normal" style:font-weight-complex="bold"/>
    </style:style>
    <style:style style:name="ce457" style:family="table-cell" style:parent-style-name="Default" style:data-style-name="N134">
      <style:table-cell-properties fo:border-bottom="none" fo:background-color="#eeeee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58" style:family="table-cell" style:parent-style-name="Default" style:data-style-name="N134">
      <style:table-cell-properties fo:border-bottom="none" fo:background-color="#eeeee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59" style:family="table-cell" style:parent-style-name="Default" style:data-style-name="N134">
      <style:table-cell-properties fo:background-color="#eeeeee" style:text-align-source="fix" style:repeat-content="false"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60" style:family="table-cell" style:parent-style-name="Default" style:data-style-name="N134">
      <style:table-cell-properties fo:background-color="#eeeeee"/>
      <style:text-properties fo:color="#3465a4" fo:font-style="normal" fo:font-weight="bold" style:font-style-asian="normal" style:font-weight-asian="bold" style:font-style-complex="normal" style:font-weight-complex="bold"/>
    </style:style>
    <style:style style:name="ce461" style:family="table-cell" style:parent-style-name="Default" style:data-style-name="N134">
      <style:table-cell-properties fo:background-color="#eeeeee"/>
      <style:text-properties fo:color="#3465a4" fo:font-style="italic" fo:font-weight="normal" style:font-style-asian="italic" style:font-weight-asian="normal" style:font-style-complex="italic" style:font-weight-complex="normal"/>
    </style:style>
    <style:style style:name="ce462" style:family="table-cell" style:parent-style-name="Default" style:data-style-name="N134">
      <style:table-cell-properties fo:background-color="#eeeeee"/>
      <style:text-properties fo:color="#3465a4" fo:font-style="normal" fo:font-weight="normal" style:font-style-asian="normal" style:font-weight-asian="normal" style:font-style-complex="normal" style:font-weight-complex="normal"/>
    </style:style>
    <style:style style:name="ce463" style:family="table-cell" style:parent-style-name="Default" style:data-style-name="N134">
      <style:table-cell-properties fo:border-bottom="none" fo:background-color="#eeeeee" style:text-align-source="fix" style:repeat-content="false"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64" style:family="table-cell" style:parent-style-name="Default" style:data-style-name="N134">
      <style:table-cell-properties fo:border-bottom="none" fo:background-color="#eeeeee" fo:border-left="none" fo:border-right="0.74pt solid #000000" fo:border-top="none"/>
      <style:text-properties fo:color="#3465a4" fo:font-style="normal" fo:font-weight="bold" style:font-style-asian="normal" style:font-weight-asian="bold" style:font-style-complex="normal" style:font-weight-complex="bold"/>
    </style:style>
    <style:style style:name="ce465" style:family="table-cell" style:parent-style-name="Default" style:data-style-name="N134">
      <style:table-cell-properties fo:border-bottom="none" fo:background-color="#eeeee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66" style:family="table-cell" style:parent-style-name="Default" style:data-style-name="N134">
      <style:table-cell-properties fo:border-bottom="none" fo:background-color="#eeeee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348"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53" style:family="table-cell" style:parent-style-name="Default">
      <style:table-cell-properties fo:wrap-option="no-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98"/>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76" office:value-type="string" calcext:value-type="string">
            <text:p>element</text:p>
          </table:table-cell>
          <table:table-cell table:style-name="ce76" office:value-type="string" calcext:value-type="string">
            <text:p>attribute</text:p>
          </table:table-cell>
          <table:table-cell table:style-name="ce97" office:value-type="string" calcext:value-type="string">
            <text:p>notes</text:p>
          </table:table-cell>
          <table:table-cell table:style-name="ce76" table:number-columns-repeated="1020"/>
        </table:table-row>
        <table:table-row table:style-name="ro1">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last edited Ada Radius </text:p>
          </table:table-cell>
          <table:table-cell/>
          <table:table-cell table:style-name="ce93" office:value-type="date" office:date-value="2023-05-26" calcext:value-type="date">
            <text:p>05/26/23</text:p>
          </table:table-cell>
          <table:table-cell table:number-columns-repeated="1021"/>
        </table:table-row>
        <table:table-row table:style-name="ro1" table:number-rows-repeated="16">
          <table:table-cell table:number-columns-repeated="1024"/>
        </table:table-row>
        <table:table-row table:style-name="ro6" table:number-rows-repeated="5">
          <table:table-cell table:style-name="ce80"/>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40"/>
        <table:table-column table:style-name="co22" table:default-cell-style-name="Default"/>
        <table:table-column table:style-name="co23" table:default-cell-style-name="Default"/>
        <table:table-column table:style-name="co24" table:default-cell-style-name="ce142"/>
        <table:table-column table:style-name="co24" table:default-cell-style-name="ce145"/>
        <table:table-column table:style-name="co24" table:default-cell-style-name="ce146"/>
        <table:table-column table:style-name="co25" table:default-cell-style-name="ce148"/>
        <table:table-column table:style-name="co25" table:default-cell-style-name="ce145"/>
        <table:table-column table:style-name="co25" table:default-cell-style-name="ce150"/>
        <table:table-column table:style-name="co26" table:default-cell-style-name="ce142"/>
        <table:table-column table:style-name="co26" table:default-cell-style-name="ce145"/>
        <table:table-column table:style-name="co26" table:default-cell-style-name="ce146"/>
        <table:table-column table:style-name="co27" table:default-cell-style-name="ce166"/>
        <table:table-column table:style-name="co27" table:default-cell-style-name="ce168"/>
        <table:table-column table:style-name="co27" table:default-cell-style-name="ce213"/>
        <table:table-column table:style-name="co28" table:default-cell-style-name="Default"/>
        <table:table-column table:style-name="co7" table:number-columns-repeated="3" table:default-cell-style-name="ce232"/>
        <table:table-column table:style-name="co7" table:number-columns-repeated="16346" table:default-cell-style-name="Default"/>
        <table:table-row table:style-name="ro1">
          <table:table-cell table:style-name="ce99"/>
          <table:table-cell table:style-name="ce97" table:number-columns-repeated="12"/>
          <table:table-cell table:style-name="ce97" office:value-type="string" calcext:value-type="string">
            <text:p>parent</text:p>
          </table:table-cell>
          <table:table-cell table:style-name="ce76" office:value-type="string" calcext:value-type="string">
            <text:p>element</text:p>
          </table:table-cell>
          <table:table-cell table:style-name="ce76" office:value-type="string" calcext:value-type="string">
            <text:p>aliases=</text:p>
          </table:table-cell>
          <table:table-cell table:style-name="ce76" office:value-type="string" calcext:value-type="string">
            <text:p>connected=</text:p>
          </table:table-cell>
          <table:table-cell table:style-name="ce152" office:value-type="string" calcext:value-type="string" table:number-columns-spanned="3" table:number-rows-spanned="1">
            <text:p>end=</text:p>
          </table:table-cell>
          <table:covered-table-cell table:number-columns-repeated="2" table:style-name="ce165"/>
          <table:table-cell table:style-name="ce76" office:value-type="string" calcext:value-type="string">
            <text:p>group=</text:p>
          </table:table-cell>
          <table:table-cell table:style-name="ce76" office:value-type="string" calcext:value-type="string">
            <text:p>name=</text:p>
          </table:table-cell>
          <table:table-cell table:style-name="ce214" office:value-type="string" calcext:value-type="string" table:number-columns-spanned="3" table:number-rows-spanned="1">
            <text:p>pivot=</text:p>
          </table:table-cell>
          <table:covered-table-cell table:style-name="ce227"/>
          <table:covered-table-cell table:style-name="ce233"/>
          <table:table-cell table:style-name="ce246" office:value-type="string" calcext:value-type="string" table:number-columns-spanned="3" table:number-rows-spanned="1">
            <text:p>pos=</text:p>
          </table:table-cell>
          <table:covered-table-cell table:style-name="ce227"/>
          <table:covered-table-cell table:style-name="ce252"/>
          <table:table-cell table:style-name="ce214" office:value-type="string" calcext:value-type="string" table:number-columns-spanned="3" table:number-rows-spanned="1">
            <text:p>rot=</text:p>
          </table:table-cell>
          <table:covered-table-cell table:style-name="ce227"/>
          <table:covered-table-cell table:style-name="ce233"/>
          <table:table-cell table:style-name="ce256" office:value-type="string" calcext:value-type="string" table:number-columns-spanned="3" table:number-rows-spanned="1">
            <text:p>scale=</text:p>
          </table:table-cell>
          <table:covered-table-cell table:style-name="ce263"/>
          <table:covered-table-cell table:style-name="ce269"/>
          <table:table-cell table:style-name="ce76" office:value-type="string" calcext:value-type="string">
            <text:p>support=</text:p>
          </table:table-cell>
          <table:table-cell table:style-name="ce275" office:value-type="string" calcext:value-type="string" table:number-columns-spanned="3" table:number-rows-spanned="1">
            <text:p>pivot to pos delta</text:p>
          </table:table-cell>
          <table:covered-table-cell table:number-columns-repeated="2" table:style-name="ce279"/>
          <table:table-cell table:style-name="ce97" table:number-columns-repeated="953"/>
          <table:table-cell table:number-columns-repeated="15393"/>
        </table:table-row>
        <table:table-row table:style-name="ro1">
          <table:table-cell table:style-name="ce101" office:value-type="string" calcext:value-type="string">
            <text:p>mPelvis</text:p>
          </table:table-cell>
          <table:table-cell table:style-name="ce101"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2]-[.Z2]=0;&quot;matches&quot;; +[.W2]-[.Z2])" office:value-type="string" office:string-value="matches" calcext:value-type="string">
            <text:p>matches</text:p>
          </table:table-cell>
          <table:table-cell table:style-name="ce276" table:formula="of:=IF(+[.X2]-[.AA2]=0;&quot;matches&quot;; +[.X2]-[.AA2])" office:value-type="string" office:string-value="matches" calcext:value-type="string">
            <text:p>matches</text:p>
          </table:table-cell>
          <table:table-cell table:style-name="ce276" table:formula="of:=IF(+[.Y2]-[.AB2]=0;&quot;matches&quot;; +[.Y2]-[.AB2])" office:value-type="float" office:value="0.0000150000000000983" calcext:value-type="float">
            <text:p>0.000015</text:p>
          </table:table-cell>
          <table:table-cell table:style-name="ce101" table:number-columns-repeated="978"/>
          <table:table-cell table:number-columns-repeated="15368"/>
        </table:table-row>
        <table:table-row table:style-name="ro1">
          <table:table-cell table:style-name="ce106"/>
          <table:table-cell table:style-name="ce106" office:value-type="string" calcext:value-type="string">
            <text:p>PELVIS</text:p>
          </table:table-cell>
          <table:table-cell table:style-name="ce106" table:number-columns-repeated="11"/>
          <table:table-cell table:style-name="ce106" office:value-type="string" calcext:value-type="string">
            <text:p>mPelvis</text:p>
          </table:table-cell>
          <table:table-cell table:style-name="ce106" office:value-type="string" calcext:value-type="string">
            <text:p>&lt;collision_volume</text:p>
          </table:table-cell>
          <table:table-cell table:style-name="ce106" table:number-columns-repeated="2"/>
          <table:table-cell table:style-name="ce153" office:value-type="float" office:value="0.03" calcext:value-type="float">
            <text:p>0.0300</text:p>
          </table:table-cell>
          <table:table-cell table:style-name="ce153" office:value-type="float" office:value="0" calcext:value-type="float">
            <text:p>0.0000</text:p>
          </table:table-cell>
          <table:table-cell table:style-name="ce153" office:value-type="float" office:value="0.095" calcext:value-type="float">
            <text:p>0.0950</text:p>
          </table:table-cell>
          <table:table-cell table:style-name="ce106" office:value-type="string" calcext:value-type="string">
            <text:p>group="Collision"</text:p>
          </table:table-cell>
          <table:table-cell table:style-name="ce106" office:value-type="string" calcext:value-type="string">
            <text:p>name="PELVIS"</text:p>
          </table:table-cell>
          <table:table-cell table:style-name="ce215"/>
          <table:table-cell table:style-name="ce228"/>
          <table:table-cell table:style-name="ce234"/>
          <table:table-cell table:style-name="ce215" office:value-type="float" office:value="-0.01" calcext:value-type="float">
            <text:p>-0.010000</text:p>
          </table:table-cell>
          <table:table-cell table:style-name="ce228" office:value-type="float" office:value="0" calcext:value-type="float">
            <text:p>0.000000</text:p>
          </table:table-cell>
          <table:table-cell table:style-name="ce234" office:value-type="float" office:value="-0.02" calcext:value-type="float">
            <text:p>-0.020000</text:p>
          </table:table-cell>
          <table:table-cell table:style-name="ce215" office:value-type="float" office:value="0" calcext:value-type="float">
            <text:p>0.000000</text:p>
          </table:table-cell>
          <table:table-cell table:style-name="ce228" office:value-type="float" office:value="8" calcext:value-type="float">
            <text:p>8.000000</text:p>
          </table:table-cell>
          <table:table-cell table:style-name="ce234" office:value-type="float" office:value="0" calcext:value-type="float">
            <text:p>0.000000</text:p>
          </table:table-cell>
          <table:table-cell table:style-name="ce257" office:value-type="float" office:value="0.12" calcext:value-type="float">
            <text:p>0.120</text:p>
          </table:table-cell>
          <table:table-cell table:style-name="ce264" office:value-type="float" office:value="0.16" calcext:value-type="float">
            <text:p>0.160</text:p>
          </table:table-cell>
          <table:table-cell table:style-name="ce270" office:value-type="float" office:value="0.17" calcext:value-type="float">
            <text:p>0.170</text:p>
          </table:table-cell>
          <table:table-cell table:style-name="ce106" office:value-type="string" calcext:value-type="string">
            <text:p>support="base"/&gt;</text:p>
          </table:table-cell>
          <table:table-cell table:style-name="ce276" table:formula="of:=IF(+[.W3]-[.Z3]=0;&quot;matches&quot;; +[.W3]-[.Z3])" office:value-type="float" office:value="0.01" calcext:value-type="float">
            <text:p>0.010000</text:p>
          </table:table-cell>
          <table:table-cell table:style-name="ce276" table:formula="of:=IF(+[.X3]-[.AA3]=0;&quot;matches&quot;; +[.X3]-[.AA3])" office:value-type="string" office:string-value="matches" calcext:value-type="string">
            <text:p>matches</text:p>
          </table:table-cell>
          <table:table-cell table:style-name="ce276" table:formula="of:=IF(+[.Y3]-[.AB3]=0;&quot;matches&quot;; +[.Y3]-[.AB3])" office:value-type="float" office:value="0.02" calcext:value-type="float">
            <text:p>0.020000</text:p>
          </table:table-cell>
          <table:table-cell table:style-name="ce106" table:number-columns-repeated="978"/>
          <table:table-cell table:number-columns-repeated="15368"/>
        </table:table-row>
        <table:table-row table:style-name="ro1">
          <table:table-cell table:style-name="ce106"/>
          <table:table-cell table:style-name="ce106" office:value-type="string" calcext:value-type="string">
            <text:p>BUTT</text:p>
          </table:table-cell>
          <table:table-cell table:style-name="ce106" table:number-columns-repeated="11"/>
          <table:table-cell table:style-name="ce106" office:value-type="string" calcext:value-type="string">
            <text:p>mPelvis</text:p>
          </table:table-cell>
          <table:table-cell table:style-name="ce106" office:value-type="string" calcext:value-type="string">
            <text:p>&lt;collision_volume</text:p>
          </table:table-cell>
          <table:table-cell table:style-name="ce106" table:number-columns-repeated="2"/>
          <table:table-cell table:style-name="ce153" office:value-type="float" office:value="-0.1" calcext:value-type="float">
            <text:p>-0.1000</text:p>
          </table:table-cell>
          <table:table-cell table:number-columns-repeated="2" table:style-name="ce153" office:value-type="float" office:value="0" calcext:value-type="float">
            <text:p>0.0000</text:p>
          </table:table-cell>
          <table:table-cell table:style-name="ce106" office:value-type="string" calcext:value-type="string">
            <text:p>group="Collision"</text:p>
          </table:table-cell>
          <table:table-cell table:style-name="ce106" office:value-type="string" calcext:value-type="string">
            <text:p>name="BUTT"</text:p>
          </table:table-cell>
          <table:table-cell table:style-name="ce215"/>
          <table:table-cell table:style-name="ce228"/>
          <table:table-cell table:style-name="ce234"/>
          <table:table-cell table:style-name="ce215" office:value-type="float" office:value="-0.06" calcext:value-type="float">
            <text:p>-0.060000</text:p>
          </table:table-cell>
          <table:table-cell table:style-name="ce228" office:value-type="float" office:value="0" calcext:value-type="float">
            <text:p>0.000000</text:p>
          </table:table-cell>
          <table:table-cell table:style-name="ce234" office:value-type="float" office:value="-0.1" calcext:value-type="float">
            <text:p>-0.100000</text:p>
          </table:table-cell>
          <table:table-cell table:style-name="ce215" office:value-type="float" office:value="0" calcext:value-type="float">
            <text:p>0.000000</text:p>
          </table:table-cell>
          <table:table-cell table:style-name="ce228" office:value-type="float" office:value="0" calcext:value-type="float">
            <text:p>0.000000</text:p>
          </table:table-cell>
          <table:table-cell table:style-name="ce234" office:value-type="float" office:value="0" calcext:value-type="float">
            <text:p>0.000000</text:p>
          </table:table-cell>
          <table:table-cell table:style-name="ce257" office:value-type="float" office:value="0.1" calcext:value-type="float">
            <text:p>0.100</text:p>
          </table:table-cell>
          <table:table-cell table:style-name="ce264" office:value-type="float" office:value="0.1" calcext:value-type="float">
            <text:p>0.100</text:p>
          </table:table-cell>
          <table:table-cell table:style-name="ce270" office:value-type="float" office:value="0.1" calcext:value-type="float">
            <text:p>0.100</text:p>
          </table:table-cell>
          <table:table-cell table:style-name="ce106" office:value-type="string" calcext:value-type="string">
            <text:p>support="base"/&gt;</text:p>
          </table:table-cell>
          <table:table-cell table:style-name="ce276" table:formula="of:=IF(+[.W4]-[.Z4]=0;&quot;matches&quot;; +[.W4]-[.Z4])" office:value-type="float" office:value="0.06" calcext:value-type="float">
            <text:p>0.060000</text:p>
          </table:table-cell>
          <table:table-cell table:style-name="ce276" table:formula="of:=IF(+[.X4]-[.AA4]=0;&quot;matches&quot;; +[.X4]-[.AA4])" office:value-type="string" office:string-value="matches" calcext:value-type="string">
            <text:p>matches</text:p>
          </table:table-cell>
          <table:table-cell table:style-name="ce276" table:formula="of:=IF(+[.Y4]-[.AB4]=0;&quot;matches&quot;; +[.Y4]-[.AB4])" office:value-type="float" office:value="0.1" calcext:value-type="float">
            <text:p>0.100000</text:p>
          </table:table-cell>
          <table:table-cell table:style-name="ce106" table:number-columns-repeated="978"/>
          <table:table-cell table:number-columns-repeated="15368"/>
        </table:table-row>
        <table:table-row table:style-name="ro1">
          <table:table-cell table:style-name="ce106"/>
          <table:table-cell table:style-name="ce106" office:value-type="string" calcext:value-type="string">
            <text:p>mSpine1</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Z5]=0;&quot;matches&quot;; +[.W5]-[.Z5])" office:value-type="string" office:string-value="matches" calcext:value-type="string">
            <text:p>matches</text:p>
          </table:table-cell>
          <table:table-cell table:style-name="ce276" table:formula="of:=IF(+[.X5]-[.AA5]=0;&quot;matches&quot;; +[.X5]-[.AA5])" office:value-type="string" office:string-value="matches" calcext:value-type="string">
            <text:p>matches</text:p>
          </table:table-cell>
          <table:table-cell table:style-name="ce276" table:formula="of:=IF(+[.Y5]-[.AB5]=0;&quot;matches&quot;; +[.Y5]-[.AB5])" office:value-type="float" office:value="0.0000729999999999897" calcext:value-type="float">
            <text:p>0.000073</text:p>
          </table:table-cell>
          <table:table-cell table:style-name="ce106" table:number-columns-repeated="978"/>
          <table:table-cell table:number-columns-repeated="15368"/>
        </table:table-row>
        <table:table-row table:style-name="ro1">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Z6]=0;&quot;matches&quot;; +[.W6]-[.Z6])" office:value-type="string" office:string-value="matches" calcext:value-type="string">
            <text:p>matches</text:p>
          </table:table-cell>
          <table:table-cell table:style-name="ce276" table:formula="of:=IF(+[.X6]-[.AA6]=0;&quot;matches&quot;; +[.X6]-[.AA6])" office:value-type="string" office:string-value="matches" calcext:value-type="string">
            <text:p>matches</text:p>
          </table:table-cell>
          <table:table-cell table:style-name="ce276" table:formula="of:=IF(+[.Y6]-[.AB6]=0;&quot;matches&quot;; +[.Y6]-[.AB6])" office:value-type="float" office:value="-0.0000729999999999897" calcext:value-type="float">
            <text:p>-0.000073</text:p>
          </table:table-cell>
          <table:table-cell table:number-columns-repeated="16346"/>
        </table:table-row>
        <table:table-row table:style-name="ro1">
          <table:table-cell table:style-name="ce101" table:number-columns-repeated="3"/>
          <table:table-cell table:style-name="ce101" office:value-type="string" calcext:value-type="string">
            <text:p>mTorso</text:p>
          </table:table-cell>
          <table:table-cell table:style-name="ce101" table:number-columns-repeated="9"/>
          <table:table-cell table:style-name="ce101"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7]-[.Z7]=0;&quot;matches&quot;; +[.W7]-[.Z7])" office:value-type="string" office:string-value="matches" calcext:value-type="string">
            <text:p>matches</text:p>
          </table:table-cell>
          <table:table-cell table:style-name="ce276" table:formula="of:=IF(+[.X7]-[.AA7]=0;&quot;matches&quot;; +[.X7]-[.AA7])" office:value-type="string" office:string-value="matches" calcext:value-type="string">
            <text:p>matches</text:p>
          </table:table-cell>
          <table:table-cell table:style-name="ce276" table:formula="of:=IF(+[.Y7]-[.AB7]=0;&quot;matches&quot;; +[.Y7]-[.AB7])" office:value-type="float" office:value="0.0000729999999999897" calcext:value-type="float">
            <text:p>0.000073</text:p>
          </table:table-cell>
          <table:table-cell table:style-name="ce101" table:number-columns-repeated="978"/>
          <table:table-cell table:number-columns-repeated="15368"/>
        </table:table-row>
        <table:table-row table:style-name="ro1">
          <table:table-cell table:style-name="ce110" table:number-columns-repeated="4"/>
          <table:table-cell table:style-name="ce110" office:value-type="string" calcext:value-type="string">
            <text:p>BELLY</text:p>
          </table:table-cell>
          <table:table-cell table:style-name="ce110" table:number-columns-repeated="8"/>
          <table:table-cell table:style-name="ce110" office:value-type="string" calcext:value-type="string">
            <text:p>mTorso</text:p>
          </table:table-cell>
          <table:table-cell table:style-name="ce149" office:value-type="string" calcext:value-type="string">
            <text:p>&lt;collision_volume</text:p>
          </table:table-cell>
          <table:table-cell table:style-name="ce149" table:number-columns-repeated="2"/>
          <table:table-cell table:style-name="ce154" office:value-type="float" office:value="0.028" calcext:value-type="float">
            <text:p>0.0280</text:p>
          </table:table-cell>
          <table:table-cell table:style-name="ce154" office:value-type="float" office:value="0" calcext:value-type="float">
            <text:p>0.0000</text:p>
          </table:table-cell>
          <table:table-cell table:style-name="ce154" office:value-type="float" office:value="0.094" calcext:value-type="float">
            <text:p>0.0940</text:p>
          </table:table-cell>
          <table:table-cell table:style-name="ce149" office:value-type="string" calcext:value-type="string">
            <text:p>group="Collision"</text:p>
          </table:table-cell>
          <table:table-cell table:style-name="ce149" office:value-type="string" calcext:value-type="string">
            <text:p>name="BELLY"</text:p>
          </table:table-cell>
          <table:table-cell table:style-name="ce217"/>
          <table:table-cell table:style-name="ce229"/>
          <table:table-cell table:style-name="ce235"/>
          <table:table-cell table:style-name="ce217" office:value-type="float" office:value="0.028" calcext:value-type="float">
            <text:p>0.028000</text:p>
          </table:table-cell>
          <table:table-cell table:style-name="ce229" office:value-type="float" office:value="0" calcext:value-type="float">
            <text:p>0.000000</text:p>
          </table:table-cell>
          <table:table-cell table:style-name="ce235" office:value-type="float" office:value="0.04" calcext:value-type="float">
            <text:p>0.040000</text:p>
          </table:table-cell>
          <table:table-cell table:style-name="ce217" office:value-type="float" office:value="0" calcext:value-type="float">
            <text:p>0.000000</text:p>
          </table:table-cell>
          <table:table-cell table:style-name="ce229" office:value-type="float" office:value="8" calcext:value-type="float">
            <text:p>8.000000</text:p>
          </table:table-cell>
          <table:table-cell table:style-name="ce235" office:value-type="float" office:value="0" calcext:value-type="float">
            <text:p>0.000000</text:p>
          </table:table-cell>
          <table:table-cell table:style-name="ce258" office:value-type="float" office:value="0.09" calcext:value-type="float">
            <text:p>0.090</text:p>
          </table:table-cell>
          <table:table-cell table:style-name="ce265" office:value-type="float" office:value="0.13" calcext:value-type="float">
            <text:p>0.130</text:p>
          </table:table-cell>
          <table:table-cell table:style-name="ce271" office:value-type="float" office:value="0.15" calcext:value-type="float">
            <text:p>0.150</text:p>
          </table:table-cell>
          <table:table-cell table:style-name="ce149" office:value-type="string" calcext:value-type="string">
            <text:p>support="base"/&gt;</text:p>
          </table:table-cell>
          <table:table-cell table:style-name="ce276" table:formula="of:=IF(+[.W8]-[.Z8]=0;&quot;matches&quot;; +[.W8]-[.Z8])" office:value-type="float" office:value="-0.028" calcext:value-type="float">
            <text:p>-0.028000</text:p>
          </table:table-cell>
          <table:table-cell table:style-name="ce276" table:formula="of:=IF(+[.X8]-[.AA8]=0;&quot;matches&quot;; +[.X8]-[.AA8])" office:value-type="string" office:string-value="matches" calcext:value-type="string">
            <text:p>matches</text:p>
          </table:table-cell>
          <table:table-cell table:style-name="ce276" table:formula="of:=IF(+[.Y8]-[.AB8]=0;&quot;matches&quot;; +[.Y8]-[.AB8])" office:value-type="float" office:value="-0.04" calcext:value-type="float">
            <text:p>-0.040000</text:p>
          </table:table-cell>
          <table:table-cell table:style-name="ce110" table:number-columns-repeated="978"/>
          <table:table-cell table:number-columns-repeated="4"/>
          <table:table-cell table:style-name="ce132" table:number-columns-repeated="15358"/>
          <table:table-cell table:number-columns-repeated="6"/>
        </table:table-row>
        <table:table-row table:style-name="ro1">
          <table:table-cell table:style-name="ce110" table:number-columns-repeated="4"/>
          <table:table-cell table:style-name="ce110" office:value-type="string" calcext:value-type="string">
            <text:p>LEFT_HANDLE</text:p>
          </table:table-cell>
          <table:table-cell table:style-name="ce110" table:number-columns-repeated="8"/>
          <table:table-cell table:style-name="ce110" office:value-type="string" calcext:value-type="string">
            <text:p>mTorso</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LEFT_HANDLE"</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 calcext:value-type="float">
            <text:p>0.100000</text:p>
          </table:table-cell>
          <table:table-cell table:style-name="ce235" office:value-type="float" office:value="0.058" calcext:value-type="float">
            <text:p>0.058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9]-[.Z9]=0;&quot;matches&quot;; +[.W9]-[.Z9])" office:value-type="string" office:string-value="matches" calcext:value-type="string">
            <text:p>matches</text:p>
          </table:table-cell>
          <table:table-cell table:style-name="ce276" table:formula="of:=IF(+[.X9]-[.AA9]=0;&quot;matches&quot;; +[.X9]-[.AA9])" office:value-type="float" office:value="-0.1" calcext:value-type="float">
            <text:p>-0.100000</text:p>
          </table:table-cell>
          <table:table-cell table:style-name="ce276" table:formula="of:=IF(+[.Y9]-[.AB9]=0;&quot;matches&quot;; +[.Y9]-[.AB9])" office:value-type="float" office:value="-0.058" calcext:value-type="float">
            <text:p>-0.058000</text:p>
          </table:table-cell>
          <table:table-cell table:style-name="ce110" table:number-columns-repeated="978"/>
          <table:table-cell table:number-columns-repeated="4"/>
          <table:table-cell table:style-name="ce132" table:number-columns-repeated="15358"/>
          <table:table-cell table:number-columns-repeated="6"/>
        </table:table-row>
        <table:table-row table:style-name="ro1">
          <table:table-cell table:style-name="ce110" table:number-columns-repeated="4"/>
          <table:table-cell table:style-name="ce110" office:value-type="string" calcext:value-type="string">
            <text:p>RIGHT_HANDLE</text:p>
          </table:table-cell>
          <table:table-cell table:style-name="ce110" table:number-columns-repeated="8"/>
          <table:table-cell table:style-name="ce110" office:value-type="string" calcext:value-type="string">
            <text:p>mTorso</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RIGHT_HANDLE"</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 calcext:value-type="float">
            <text:p>-0.100000</text:p>
          </table:table-cell>
          <table:table-cell table:style-name="ce235" office:value-type="float" office:value="0.058" calcext:value-type="float">
            <text:p>0.058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10]-[.Z10]=0;&quot;matches&quot;; +[.W10]-[.Z10])" office:value-type="string" office:string-value="matches" calcext:value-type="string">
            <text:p>matches</text:p>
          </table:table-cell>
          <table:table-cell table:style-name="ce276" table:formula="of:=IF(+[.X10]-[.AA10]=0;&quot;matches&quot;; +[.X10]-[.AA10])" office:value-type="float" office:value="0.1" calcext:value-type="float">
            <text:p>0.100000</text:p>
          </table:table-cell>
          <table:table-cell table:style-name="ce276" table:formula="of:=IF(+[.Y10]-[.AB10]=0;&quot;matches&quot;; +[.Y10]-[.AB10])" office:value-type="float" office:value="-0.058" calcext:value-type="float">
            <text:p>-0.058000</text:p>
          </table:table-cell>
          <table:table-cell table:style-name="ce110" table:number-columns-repeated="978"/>
          <table:table-cell table:number-columns-repeated="4"/>
          <table:table-cell table:style-name="ce132" table:number-columns-repeated="15358"/>
          <table:table-cell table:number-columns-repeated="6"/>
        </table:table-row>
        <table:table-row table:style-name="ro1">
          <table:table-cell table:style-name="ce110" table:number-columns-repeated="4"/>
          <table:table-cell table:style-name="ce110" office:value-type="string" calcext:value-type="string">
            <text:p>LOWER_BACK</text:p>
          </table:table-cell>
          <table:table-cell table:style-name="ce110" table:number-columns-repeated="8"/>
          <table:table-cell table:style-name="ce110" office:value-type="string" calcext:value-type="string">
            <text:p>mTorso</text:p>
          </table:table-cell>
          <table:table-cell table:style-name="ce149" office:value-type="string" calcext:value-type="string">
            <text:p>&lt;collision_volume</text:p>
          </table:table-cell>
          <table:table-cell table:style-name="ce149" table:number-columns-repeated="2"/>
          <table:table-cell table:style-name="ce154" office:value-type="float" office:value="-0.1" calcext:value-type="float">
            <text:p>-0.1000</text:p>
          </table:table-cell>
          <table:table-cell table:number-columns-repeated="2"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LOWER_BACK"</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023" calcext:value-type="float">
            <text:p>0.023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9" calcext:value-type="float">
            <text:p>0.090</text:p>
          </table:table-cell>
          <table:table-cell table:style-name="ce265" office:value-type="float" office:value="0.13" calcext:value-type="float">
            <text:p>0.130</text:p>
          </table:table-cell>
          <table:table-cell table:style-name="ce271" office:value-type="float" office:value="0.15" calcext:value-type="float">
            <text:p>0.150</text:p>
          </table:table-cell>
          <table:table-cell table:style-name="ce149" office:value-type="string" calcext:value-type="string">
            <text:p>support="base"/&gt;</text:p>
          </table:table-cell>
          <table:table-cell table:style-name="ce276" table:formula="of:=IF(+[.W11]-[.Z11]=0;&quot;matches&quot;; +[.W11]-[.Z11])" office:value-type="string" office:string-value="matches" calcext:value-type="string">
            <text:p>matches</text:p>
          </table:table-cell>
          <table:table-cell table:style-name="ce276" table:formula="of:=IF(+[.X11]-[.AA11]=0;&quot;matches&quot;; +[.X11]-[.AA11])" office:value-type="string" office:string-value="matches" calcext:value-type="string">
            <text:p>matches</text:p>
          </table:table-cell>
          <table:table-cell table:style-name="ce276" table:formula="of:=IF(+[.Y11]-[.AB11]=0;&quot;matches&quot;; +[.Y11]-[.AB11])" office:value-type="float" office:value="-0.023" calcext:value-type="float">
            <text:p>-0.023000</text:p>
          </table:table-cell>
          <table:table-cell table:style-name="ce110" table:number-columns-repeated="978"/>
          <table:table-cell table:number-columns-repeated="4"/>
          <table:table-cell table:style-name="ce132" table:number-columns-repeated="15358"/>
          <table:table-cell table:number-columns-repeated="6"/>
        </table:table-row>
        <table:table-row table:style-name="ro1">
          <table:table-cell table:style-name="ce118" table:number-columns-repeated="4"/>
          <table:table-cell table:style-name="ce118" office:value-type="string" calcext:value-type="string">
            <text:p>mSpine3</text:p>
          </table:table-cell>
          <table:table-cell table:style-name="ce118" table:number-columns-repeated="8"/>
          <table:table-cell table:style-name="ce118"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2" office:value-type="float" office:value="-0.015" calcext:value-type="float">
            <text:p>-0.015000</text:p>
          </table:table-cell>
          <table:table-cell office:value-type="float" office:value="0" calcext:value-type="float">
            <text:p>0.000000</text:p>
          </table:table-cell>
          <table:table-cell table:style-name="ce14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Z12]=0;&quot;matches&quot;; +[.W12]-[.Z12])" office:value-type="float" office:value="-0.000368" calcext:value-type="float">
            <text:p>-0.000368</text:p>
          </table:table-cell>
          <table:table-cell table:style-name="ce276" table:formula="of:=IF(+[.X12]-[.AA12]=0;&quot;matches&quot;; +[.X12]-[.AA12])" office:value-type="string" office:string-value="matches" calcext:value-type="string">
            <text:p>matches</text:p>
          </table:table-cell>
          <table:table-cell table:style-name="ce276" table:formula="of:=IF(+[.Y12]-[.AB12]=0;&quot;matches&quot;; +[.Y12]-[.AB12])" office:value-type="float" office:value="-0.000122999999999984" calcext:value-type="float">
            <text:p>-0.000123</text:p>
          </table:table-cell>
          <table:table-cell table:style-name="ce118" table:number-columns-repeated="978"/>
          <table:table-cell table:number-columns-repeated="15368"/>
        </table:table-row>
        <table:table-row table:style-name="ro1">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2" office:value-type="float" office:value="0.015" calcext:value-type="float">
            <text:p>0.015000</text:p>
          </table:table-cell>
          <table:table-cell office:value-type="float" office:value="0" calcext:value-type="float">
            <text:p>0.000000</text:p>
          </table:table-cell>
          <table:table-cell table:style-name="ce14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3]-[.Z13]=0;&quot;matches&quot;; +[.W13]-[.Z13])" office:value-type="float" office:value="0.000368" calcext:value-type="float">
            <text:p>0.000368</text:p>
          </table:table-cell>
          <table:table-cell table:style-name="ce276" table:formula="of:=IF(+[.X13]-[.AA13]=0;&quot;matches&quot;; +[.X13]-[.AA13])" office:value-type="string" office:string-value="matches" calcext:value-type="string">
            <text:p>matches</text:p>
          </table:table-cell>
          <table:table-cell table:style-name="ce276" table:formula="of:=IF(+[.Y13]-[.AB13]=0;&quot;matches&quot;; +[.Y13]-[.AB13])" office:value-type="float" office:value="0.000122999999999984" calcext:value-type="float">
            <text:p>0.000123</text:p>
          </table:table-cell>
          <table:table-cell table:number-columns-repeated="16346"/>
        </table:table-row>
        <table:table-row table:style-name="ro1">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2" office:value-type="float" office:value="-0.015" calcext:value-type="float">
            <text:p>-0.015000</text:p>
          </table:table-cell>
          <table:table-cell office:value-type="float" office:value="0" calcext:value-type="float">
            <text:p>0.000000</text:p>
          </table:table-cell>
          <table:table-cell table:style-name="ce14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4]-[.Z14]=0;&quot;matches&quot;; +[.W14]-[.Z14])" office:value-type="float" office:value="-0.000368" calcext:value-type="float">
            <text:p>-0.000368</text:p>
          </table:table-cell>
          <table:table-cell table:style-name="ce276" table:formula="of:=IF(+[.X14]-[.AA14]=0;&quot;matches&quot;; +[.X14]-[.AA14])" office:value-type="string" office:string-value="matches" calcext:value-type="string">
            <text:p>matches</text:p>
          </table:table-cell>
          <table:table-cell table:style-name="ce276" table:formula="of:=IF(+[.Y14]-[.AB14]=0;&quot;matches&quot;; +[.Y14]-[.AB14])" office:value-type="float" office:value="-0.000122999999999984" calcext:value-type="float">
            <text:p>-0.000123</text:p>
          </table:table-cell>
          <table:table-cell table:number-columns-repeated="16346"/>
        </table:table-row>
        <table:table-row table:style-name="ro1">
          <table:table-cell table:style-name="ce128" table:number-columns-repeated="6"/>
          <table:table-cell table:style-name="ce128" office:value-type="string" calcext:value-type="string">
            <text:p>CHEST</text:p>
          </table:table-cell>
          <table:table-cell table:style-name="ce128" table:number-columns-repeated="6"/>
          <table:table-cell table:style-name="ce128" office:value-type="string" calcext:value-type="string">
            <text:p>mChest</text:p>
          </table:table-cell>
          <table:table-cell table:style-name="ce149" office:value-type="string" calcext:value-type="string">
            <text:p>&lt;collision_volume</text:p>
          </table:table-cell>
          <table:table-cell table:style-name="ce149" table:number-columns-repeated="2"/>
          <table:table-cell table:style-name="ce154" office:value-type="float" office:value="-0.096" calcext:value-type="float">
            <text:p>-0.0960</text:p>
          </table:table-cell>
          <table:table-cell table:style-name="ce154" office:value-type="float" office:value="0" calcext:value-type="float">
            <text:p>0.0000</text:p>
          </table:table-cell>
          <table:table-cell table:style-name="ce154" office:value-type="float" office:value="0.152" calcext:value-type="float">
            <text:p>0.1520</text:p>
          </table:table-cell>
          <table:table-cell table:style-name="ce149" office:value-type="string" calcext:value-type="string">
            <text:p>group="Collision"</text:p>
          </table:table-cell>
          <table:table-cell table:style-name="ce149" office:value-type="string" calcext:value-type="string">
            <text:p>name="CHEST"</text:p>
          </table:table-cell>
          <table:table-cell table:style-name="ce217"/>
          <table:table-cell table:style-name="ce229"/>
          <table:table-cell table:style-name="ce235"/>
          <table:table-cell table:style-name="ce217" office:value-type="float" office:value="0.028" calcext:value-type="float">
            <text:p>0.028000</text:p>
          </table:table-cell>
          <table:table-cell table:style-name="ce229" office:value-type="float" office:value="0" calcext:value-type="float">
            <text:p>0.000000</text:p>
          </table:table-cell>
          <table:table-cell table:style-name="ce235" office:value-type="float" office:value="0.07" calcext:value-type="float">
            <text:p>0.070000</text:p>
          </table:table-cell>
          <table:table-cell table:style-name="ce217" office:value-type="float" office:value="0" calcext:value-type="float">
            <text:p>0.000000</text:p>
          </table:table-cell>
          <table:table-cell table:style-name="ce229" office:value-type="float" office:value="-10" calcext:value-type="float">
            <text:p>-10.000000</text:p>
          </table:table-cell>
          <table:table-cell table:style-name="ce235" office:value-type="float" office:value="0" calcext:value-type="float">
            <text:p>0.000000</text:p>
          </table:table-cell>
          <table:table-cell table:style-name="ce258" office:value-type="float" office:value="0.11" calcext:value-type="float">
            <text:p>0.110</text:p>
          </table:table-cell>
          <table:table-cell table:style-name="ce265" office:value-type="float" office:value="0.15" calcext:value-type="float">
            <text:p>0.150</text:p>
          </table:table-cell>
          <table:table-cell table:style-name="ce271" office:value-type="float" office:value="0.2" calcext:value-type="float">
            <text:p>0.200</text:p>
          </table:table-cell>
          <table:table-cell table:style-name="ce149" office:value-type="string" calcext:value-type="string">
            <text:p>support="base"/&gt;</text:p>
          </table:table-cell>
          <table:table-cell table:style-name="ce276" table:formula="of:=IF(+[.W15]-[.Z15]=0;&quot;matches&quot;; +[.W15]-[.Z15])" office:value-type="float" office:value="-0.028" calcext:value-type="float">
            <text:p>-0.028000</text:p>
          </table:table-cell>
          <table:table-cell table:style-name="ce276" table:formula="of:=IF(+[.X15]-[.AA15]=0;&quot;matches&quot;; +[.X15]-[.AA15])" office:value-type="string" office:string-value="matches" calcext:value-type="string">
            <text:p>matches</text:p>
          </table:table-cell>
          <table:table-cell table:style-name="ce276" table:formula="of:=IF(+[.Y15]-[.AB15]=0;&quot;matches&quot;; +[.Y15]-[.AB15])" office:value-type="float" office:value="-0.07" calcext:value-type="float">
            <text:p>-0.070000</text:p>
          </table:table-cell>
          <table:table-cell table:style-name="ce128" table:number-columns-repeated="978"/>
          <table:table-cell table:number-columns-repeated="4"/>
          <table:table-cell table:style-name="ce132" table:number-columns-repeated="15358"/>
          <table:table-cell table:number-columns-repeated="6"/>
        </table:table-row>
        <table:table-row table:style-name="ro1">
          <table:table-cell table:style-name="ce128" table:number-columns-repeated="6"/>
          <table:table-cell table:style-name="ce128" office:value-type="string" calcext:value-type="string">
            <text:p>LEFT_PEC</text:p>
          </table:table-cell>
          <table:table-cell table:style-name="ce128" table:number-columns-repeated="6"/>
          <table:table-cell table:style-name="ce128" office:value-type="string" calcext:value-type="string">
            <text:p>mChest</text:p>
          </table:table-cell>
          <table:table-cell table:style-name="ce149" office:value-type="string" calcext:value-type="string">
            <text:p>&lt;collision_volume</text:p>
          </table:table-cell>
          <table:table-cell table:style-name="ce149" table:number-columns-repeated="2"/>
          <table:table-cell table:style-name="ce154" office:value-type="float" office:value="0.08" calcext:value-type="float">
            <text:p>0.0800</text:p>
          </table:table-cell>
          <table:table-cell table:style-name="ce154" office:value-type="float" office:value="0" calcext:value-type="float">
            <text:p>0.0000</text:p>
          </table:table-cell>
          <table:table-cell table:style-name="ce154" office:value-type="float" office:value="-0.006" calcext:value-type="float">
            <text:p>-0.0060</text:p>
          </table:table-cell>
          <table:table-cell table:style-name="ce149" office:value-type="string" calcext:value-type="string">
            <text:p>group="Collision"</text:p>
          </table:table-cell>
          <table:table-cell table:style-name="ce149" office:value-type="string" calcext:value-type="string">
            <text:p>name="LEFT_PEC"</text:p>
          </table:table-cell>
          <table:table-cell table:style-name="ce217"/>
          <table:table-cell table:style-name="ce229"/>
          <table:table-cell table:style-name="ce235"/>
          <table:table-cell table:style-name="ce217" office:value-type="float" office:value="0.119" calcext:value-type="float">
            <text:p>0.119000</text:p>
          </table:table-cell>
          <table:table-cell table:style-name="ce229" office:value-type="float" office:value="0.082" calcext:value-type="float">
            <text:p>0.082000</text:p>
          </table:table-cell>
          <table:table-cell table:style-name="ce235" office:value-type="float" office:value="0.042" calcext:value-type="float">
            <text:p>0.042000</text:p>
          </table:table-cell>
          <table:table-cell table:style-name="ce217" office:value-type="float" office:value="0" calcext:value-type="float">
            <text:p>0.000000</text:p>
          </table:table-cell>
          <table:table-cell table:style-name="ce229" office:value-type="float" office:value="4.29" calcext:value-type="float">
            <text:p>4.29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16]-[.Z16]=0;&quot;matches&quot;; +[.W16]-[.Z16])" office:value-type="float" office:value="-0.119" calcext:value-type="float">
            <text:p>-0.119000</text:p>
          </table:table-cell>
          <table:table-cell table:style-name="ce276" table:formula="of:=IF(+[.X16]-[.AA16]=0;&quot;matches&quot;; +[.X16]-[.AA16])" office:value-type="float" office:value="-0.082" calcext:value-type="float">
            <text:p>-0.082000</text:p>
          </table:table-cell>
          <table:table-cell table:style-name="ce276" table:formula="of:=IF(+[.Y16]-[.AB16]=0;&quot;matches&quot;; +[.Y16]-[.AB16])" office:value-type="float" office:value="-0.042" calcext:value-type="float">
            <text:p>-0.042000</text:p>
          </table:table-cell>
          <table:table-cell table:style-name="ce128" table:number-columns-repeated="978"/>
          <table:table-cell table:number-columns-repeated="4"/>
          <table:table-cell table:style-name="ce132" table:number-columns-repeated="15358"/>
          <table:table-cell table:number-columns-repeated="6"/>
        </table:table-row>
        <table:table-row table:style-name="ro1">
          <table:table-cell table:style-name="ce128" table:number-columns-repeated="6"/>
          <table:table-cell table:style-name="ce128" office:value-type="string" calcext:value-type="string">
            <text:p>RIGHT_PEC</text:p>
          </table:table-cell>
          <table:table-cell table:style-name="ce128" table:number-columns-repeated="6"/>
          <table:table-cell table:style-name="ce128" office:value-type="string" calcext:value-type="string">
            <text:p>mChest</text:p>
          </table:table-cell>
          <table:table-cell table:style-name="ce149" office:value-type="string" calcext:value-type="string">
            <text:p>&lt;collision_volume</text:p>
          </table:table-cell>
          <table:table-cell table:style-name="ce149" table:number-columns-repeated="2"/>
          <table:table-cell table:style-name="ce154" office:value-type="float" office:value="0.08" calcext:value-type="float">
            <text:p>0.0800</text:p>
          </table:table-cell>
          <table:table-cell table:style-name="ce154" office:value-type="float" office:value="0" calcext:value-type="float">
            <text:p>0.0000</text:p>
          </table:table-cell>
          <table:table-cell table:style-name="ce154" office:value-type="float" office:value="-0.006" calcext:value-type="float">
            <text:p>-0.0060</text:p>
          </table:table-cell>
          <table:table-cell table:style-name="ce149" office:value-type="string" calcext:value-type="string">
            <text:p>group="Collision"</text:p>
          </table:table-cell>
          <table:table-cell table:style-name="ce149" office:value-type="string" calcext:value-type="string">
            <text:p>name="RIGHT_PEC"</text:p>
          </table:table-cell>
          <table:table-cell table:style-name="ce217"/>
          <table:table-cell table:style-name="ce229"/>
          <table:table-cell table:style-name="ce235"/>
          <table:table-cell table:style-name="ce217" office:value-type="float" office:value="0.119" calcext:value-type="float">
            <text:p>0.119000</text:p>
          </table:table-cell>
          <table:table-cell table:style-name="ce229" office:value-type="float" office:value="-0.082" calcext:value-type="float">
            <text:p>-0.082000</text:p>
          </table:table-cell>
          <table:table-cell table:style-name="ce235" office:value-type="float" office:value="0.042" calcext:value-type="float">
            <text:p>0.042000</text:p>
          </table:table-cell>
          <table:table-cell table:style-name="ce217" office:value-type="float" office:value="0" calcext:value-type="float">
            <text:p>0.000000</text:p>
          </table:table-cell>
          <table:table-cell table:style-name="ce229" office:value-type="float" office:value="4.29" calcext:value-type="float">
            <text:p>4.29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17]-[.Z17]=0;&quot;matches&quot;; +[.W17]-[.Z17])" office:value-type="float" office:value="-0.119" calcext:value-type="float">
            <text:p>-0.119000</text:p>
          </table:table-cell>
          <table:table-cell table:style-name="ce276" table:formula="of:=IF(+[.X17]-[.AA17]=0;&quot;matches&quot;; +[.X17]-[.AA17])" office:value-type="float" office:value="0.082" calcext:value-type="float">
            <text:p>0.082000</text:p>
          </table:table-cell>
          <table:table-cell table:style-name="ce276" table:formula="of:=IF(+[.Y17]-[.AB17]=0;&quot;matches&quot;; +[.Y17]-[.AB17])" office:value-type="float" office:value="-0.042" calcext:value-type="float">
            <text:p>-0.042000</text:p>
          </table:table-cell>
          <table:table-cell table:style-name="ce128" table:number-columns-repeated="978"/>
          <table:table-cell table:number-columns-repeated="4"/>
          <table:table-cell table:style-name="ce132" table:number-columns-repeated="15358"/>
          <table:table-cell table:number-columns-repeated="6"/>
        </table:table-row>
        <table:table-row table:style-name="ro1">
          <table:table-cell table:style-name="ce128" table:number-columns-repeated="6"/>
          <table:table-cell table:style-name="ce128" office:value-type="string" calcext:value-type="string">
            <text:p>UPPER_BACK</text:p>
          </table:table-cell>
          <table:table-cell table:style-name="ce128" table:number-columns-repeated="6"/>
          <table:table-cell table:style-name="ce128" office:value-type="string" calcext:value-type="string">
            <text:p>mChest</text:p>
          </table:table-cell>
          <table:table-cell table:style-name="ce149" office:value-type="string" calcext:value-type="string">
            <text:p>&lt;collision_volume</text:p>
          </table:table-cell>
          <table:table-cell table:style-name="ce149" table:number-columns-repeated="2"/>
          <table:table-cell table:style-name="ce154" office:value-type="float" office:value="-0.1" calcext:value-type="float">
            <text:p>-0.1000</text:p>
          </table:table-cell>
          <table:table-cell table:number-columns-repeated="2"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UPPER_BACK"</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017" calcext:value-type="float">
            <text:p>0.017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9" calcext:value-type="float">
            <text:p>0.090</text:p>
          </table:table-cell>
          <table:table-cell table:style-name="ce265" office:value-type="float" office:value="0.13" calcext:value-type="float">
            <text:p>0.130</text:p>
          </table:table-cell>
          <table:table-cell table:style-name="ce271" office:value-type="float" office:value="0.15" calcext:value-type="float">
            <text:p>0.150</text:p>
          </table:table-cell>
          <table:table-cell table:style-name="ce149" office:value-type="string" calcext:value-type="string">
            <text:p>support="base"/&gt;</text:p>
          </table:table-cell>
          <table:table-cell table:style-name="ce276" table:formula="of:=IF(+[.W18]-[.Z18]=0;&quot;matches&quot;; +[.W18]-[.Z18])" office:value-type="string" office:string-value="matches" calcext:value-type="string">
            <text:p>matches</text:p>
          </table:table-cell>
          <table:table-cell table:style-name="ce276" table:formula="of:=IF(+[.X18]-[.AA18]=0;&quot;matches&quot;; +[.X18]-[.AA18])" office:value-type="string" office:string-value="matches" calcext:value-type="string">
            <text:p>matches</text:p>
          </table:table-cell>
          <table:table-cell table:style-name="ce276" table:formula="of:=IF(+[.Y18]-[.AB18]=0;&quot;matches&quot;; +[.Y18]-[.AB18])" office:value-type="float" office:value="-0.017" calcext:value-type="float">
            <text:p>-0.017000</text:p>
          </table:table-cell>
          <table:table-cell table:style-name="ce128" table:number-columns-repeated="978"/>
          <table:table-cell table:number-columns-repeated="4"/>
          <table:table-cell table:style-name="ce132" table:number-columns-repeated="15358"/>
          <table:table-cell table:number-columns-repeated="6"/>
        </table:table-row>
        <table:table-row table:style-name="ro1">
          <table:table-cell table:style-name="ce130" table:number-columns-repeated="6"/>
          <table:table-cell table:style-name="ce130" office:value-type="string" calcext:value-type="string">
            <text:p>mNeck</text:p>
          </table:table-cell>
          <table:table-cell table:style-name="ce130" table:number-columns-repeated="6"/>
          <table:table-cell table:style-name="ce130"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42" office:value-type="float" office:value="-0.01" calcext:value-type="float">
            <text:p>-0.010000</text:p>
          </table:table-cell>
          <table:table-cell office:value-type="float" office:value="0" calcext:value-type="float">
            <text:p>0.000000</text:p>
          </table:table-cell>
          <table:table-cell table:style-name="ce14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9]-[.Z19]=0;&quot;matches&quot;; +[.W19]-[.Z19])" office:value-type="float" office:value="0.000493" calcext:value-type="float">
            <text:p>0.000493</text:p>
          </table:table-cell>
          <table:table-cell table:style-name="ce276" table:formula="of:=IF(+[.X19]-[.AA19]=0;&quot;matches&quot;; +[.X19]-[.AA19])" office:value-type="string" office:string-value="matches" calcext:value-type="string">
            <text:p>matches</text:p>
          </table:table-cell>
          <table:table-cell table:style-name="ce276" table:formula="of:=IF(+[.Y19]-[.AB19]=0;&quot;matches&quot;; +[.Y19]-[.AB19])" office:value-type="float" office:value="0.000107999999999997" calcext:value-type="float">
            <text:p>0.000108</text:p>
          </table:table-cell>
          <table:table-cell table:style-name="ce130" table:number-columns-repeated="978"/>
          <table:table-cell table:number-columns-repeated="15368"/>
        </table:table-row>
        <table:table-row table:style-name="ro1">
          <table:table-cell table:style-name="ce132" table:number-columns-repeated="7"/>
          <table:table-cell table:style-name="ce132" office:value-type="string" calcext:value-type="string">
            <text:p>NECK</text:p>
          </table:table-cell>
          <table:table-cell table:style-name="ce132" table:number-columns-repeated="5"/>
          <table:table-cell table:style-name="ce132" office:value-type="string" calcext:value-type="string">
            <text:p>mNeck</text:p>
          </table:table-cell>
          <table:table-cell table:style-name="ce149" office:value-type="string" calcext:value-type="string">
            <text:p>&lt;collision_volume</text:p>
          </table:table-cell>
          <table:table-cell table:style-name="ce149" table:number-columns-repeated="2"/>
          <table:table-cell table:number-columns-repeated="2" table:style-name="ce154" office:value-type="float" office:value="0" calcext:value-type="float">
            <text:p>0.0000</text:p>
          </table:table-cell>
          <table:table-cell table:style-name="ce154" office:value-type="float" office:value="0.08" calcext:value-type="float">
            <text:p>0.0800</text:p>
          </table:table-cell>
          <table:table-cell table:style-name="ce149" office:value-type="string" calcext:value-type="string">
            <text:p>group="Collision"</text:p>
          </table:table-cell>
          <table:table-cell table:style-name="ce149" office:value-type="string" calcext:value-type="string">
            <text:p>name="NECK"</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02" calcext:value-type="float">
            <text:p>0.02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06" calcext:value-type="float">
            <text:p>0.060</text:p>
          </table:table-cell>
          <table:table-cell table:style-name="ce271" office:value-type="float" office:value="0.08" calcext:value-type="float">
            <text:p>0.080</text:p>
          </table:table-cell>
          <table:table-cell table:style-name="ce149" office:value-type="string" calcext:value-type="string">
            <text:p>support="base"/&gt;</text:p>
          </table:table-cell>
          <table:table-cell table:style-name="ce276" table:formula="of:=IF(+[.W20]-[.Z20]=0;&quot;matches&quot;; +[.W20]-[.Z20])" office:value-type="string" office:string-value="matches" calcext:value-type="string">
            <text:p>matches</text:p>
          </table:table-cell>
          <table:table-cell table:style-name="ce276" table:formula="of:=IF(+[.X20]-[.AA20]=0;&quot;matches&quot;; +[.X20]-[.AA20])" office:value-type="string" office:string-value="matches" calcext:value-type="string">
            <text:p>matches</text:p>
          </table:table-cell>
          <table:table-cell table:style-name="ce276" table:formula="of:=IF(+[.Y20]-[.AB20]=0;&quot;matches&quot;; +[.Y20]-[.AB20])" office:value-type="float" office:value="-0.02" calcext:value-type="float">
            <text:p>-0.02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21]-[.Z21]=0;&quot;matches&quot;; +[.W21]-[.Z21])" office:value-type="string" office:string-value="matches" calcext:value-type="string">
            <text:p>matches</text:p>
          </table:table-cell>
          <table:table-cell table:style-name="ce276" table:formula="of:=IF(+[.X21]-[.AA21]=0;&quot;matches&quot;; +[.X21]-[.AA21])" office:value-type="string" office:string-value="matches" calcext:value-type="string">
            <text:p>matches</text:p>
          </table:table-cell>
          <table:table-cell table:style-name="ce276" table:formula="of:=IF(+[.Y21]-[.AB21]=0;&quot;matches&quot;; +[.Y21]-[.AB21])" office:value-type="float" office:value="-0.000369999999999995" calcext:value-type="float">
            <text:p>-0.000370</text:p>
          </table:table-cell>
          <table:table-cell table:number-columns-repeated="16346"/>
        </table:table-row>
        <table:table-row table:style-name="ro1">
          <table:table-cell table:style-name="ce133" table:number-columns-repeated="8"/>
          <table:table-cell table:style-name="ce133" office:value-type="string" calcext:value-type="string">
            <text:p>HEAD</text:p>
          </table:table-cell>
          <table:table-cell table:style-name="ce133" table:number-columns-repeated="4"/>
          <table:table-cell table:style-name="ce133" office:value-type="string" calcext:value-type="string">
            <text:p>mHead</text:p>
          </table:table-cell>
          <table:table-cell table:style-name="ce133" office:value-type="string" calcext:value-type="string">
            <text:p>&lt;collision_volume</text:p>
          </table:table-cell>
          <table:table-cell table:style-name="ce133" table:number-columns-repeated="2"/>
          <table:table-cell table:number-columns-repeated="2" table:style-name="ce163" office:value-type="float" office:value="0" calcext:value-type="float">
            <text:p>0.0000</text:p>
          </table:table-cell>
          <table:table-cell table:style-name="ce163" office:value-type="float" office:value="0.1" calcext:value-type="float">
            <text:p>0.1000</text:p>
          </table:table-cell>
          <table:table-cell table:style-name="ce133" office:value-type="string" calcext:value-type="string">
            <text:p>group="Collision"</text:p>
          </table:table-cell>
          <table:table-cell table:style-name="ce133" office:value-type="string" calcext:value-type="string">
            <text:p>name="HEAD"</text:p>
          </table:table-cell>
          <table:table-cell table:style-name="ce218"/>
          <table:table-cell table:style-name="ce230"/>
          <table:table-cell table:style-name="ce241"/>
          <table:table-cell table:style-name="ce218" office:value-type="float" office:value="0.02" calcext:value-type="float">
            <text:p>0.020000</text:p>
          </table:table-cell>
          <table:table-cell table:style-name="ce230" office:value-type="float" office:value="0" calcext:value-type="float">
            <text:p>0.000000</text:p>
          </table:table-cell>
          <table:table-cell table:style-name="ce241" office:value-type="float" office:value="0.07" calcext:value-type="float">
            <text:p>0.070000</text:p>
          </table:table-cell>
          <table:table-cell table:style-name="ce218" office:value-type="float" office:value="0" calcext:value-type="float">
            <text:p>0.000000</text:p>
          </table:table-cell>
          <table:table-cell table:style-name="ce230" office:value-type="float" office:value="0" calcext:value-type="float">
            <text:p>0.000000</text:p>
          </table:table-cell>
          <table:table-cell table:style-name="ce241" office:value-type="float" office:value="0" calcext:value-type="float">
            <text:p>0.000000</text:p>
          </table:table-cell>
          <table:table-cell table:style-name="ce260" office:value-type="float" office:value="0.11" calcext:value-type="float">
            <text:p>0.110</text:p>
          </table:table-cell>
          <table:table-cell table:style-name="ce266" office:value-type="float" office:value="0.09" calcext:value-type="float">
            <text:p>0.090</text:p>
          </table:table-cell>
          <table:table-cell table:style-name="ce272" office:value-type="float" office:value="0.12" calcext:value-type="float">
            <text:p>0.120</text:p>
          </table:table-cell>
          <table:table-cell table:style-name="ce133" office:value-type="string" calcext:value-type="string">
            <text:p>support="base"/&gt;</text:p>
          </table:table-cell>
          <table:table-cell table:style-name="ce277" table:formula="of:=IF(+[.W22]-[.Z22]=0;&quot;matches&quot;; +[.W22]-[.Z22])" office:value-type="float" office:value="-0.02" calcext:value-type="float">
            <text:p>-0.020000</text:p>
          </table:table-cell>
          <table:table-cell table:style-name="ce277" table:formula="of:=IF(+[.X22]-[.AA22]=0;&quot;matches&quot;; +[.X22]-[.AA22])" office:value-type="string" office:string-value="matches" calcext:value-type="string">
            <text:p>matches</text:p>
          </table:table-cell>
          <table:table-cell table:style-name="ce277" table:formula="of:=IF(+[.Y22]-[.AB22]=0;&quot;matches&quot;; +[.Y22]-[.AB22])" office:value-type="float" office:value="-0.07" calcext:value-type="float">
            <text:p>-0.070000</text:p>
          </table:table-cell>
          <table:table-cell table:style-name="ce133" table:number-columns-repeated="978"/>
          <table:table-cell table:style-name="ce137" table:number-columns-repeated="4"/>
          <table:table-cell table:style-name="ce133" table:number-columns-repeated="15358"/>
          <table:table-cell table:style-name="ce137" table:number-columns-repeated="6"/>
        </table:table-row>
        <table:table-row table:style-name="ro1">
          <table:table-cell table:style-name="ce137" table:number-columns-repeated="8"/>
          <table:table-cell table:style-name="ce137" office:value-type="string" calcext:value-type="string">
            <text:p>mSkull</text:p>
          </table:table-cell>
          <table:table-cell table:style-name="ce137" table:number-columns-repeated="4"/>
          <table:table-cell table:style-name="ce137" office:value-type="string" calcext:value-type="string">
            <text:p>mHead</text:p>
          </table:table-cell>
          <table:table-cell table:style-name="ce137" office:value-type="string" calcext:value-type="string">
            <text:p>&lt;bone</text:p>
          </table:table-cell>
          <table:table-cell table:style-name="ce137" office:value-type="string" calcext:value-type="string">
            <text:p>aliases="figureHair avatar_mSkull"</text:p>
          </table:table-cell>
          <table:table-cell table:style-name="ce137" office:value-type="string" calcext:value-type="string">
            <text:p>connected="false"</text:p>
          </table:table-cell>
          <table:table-cell table:number-columns-repeated="2" table:style-name="ce164" office:value-type="float" office:value="0" calcext:value-type="float">
            <text:p>0.0000</text:p>
          </table:table-cell>
          <table:table-cell table:style-name="ce164" office:value-type="float" office:value="0.033" calcext:value-type="float">
            <text:p>0.0330</text:p>
          </table:table-cell>
          <table:table-cell table:style-name="ce137" office:value-type="string" calcext:value-type="string">
            <text:p>group="Extra"</text:p>
          </table:table-cell>
          <table:table-cell table:style-name="ce137" office:value-type="string" calcext:value-type="string">
            <text:p>name="mSkull"</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079" calcext:value-type="float">
            <text:p>0.079000</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079" calcext:value-type="float">
            <text:p>0.079000</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 calcext:value-type="float">
            <text:p>0.000000</text:p>
          </table:table-cell>
          <table:table-cell table:style-name="ce261" office:value-type="float" office:value="1" calcext:value-type="float">
            <text:p>1.000</text:p>
          </table:table-cell>
          <table:table-cell table:style-name="ce268" office:value-type="float" office:value="1" calcext:value-type="float">
            <text:p>1.000</text:p>
          </table:table-cell>
          <table:table-cell table:style-name="ce274" office:value-type="float" office:value="1" calcext:value-type="float">
            <text:p>1.000</text:p>
          </table:table-cell>
          <table:table-cell table:style-name="ce137" office:value-type="string" calcext:value-type="string">
            <text:p>support="base"/&gt;</text:p>
          </table:table-cell>
          <table:table-cell table:style-name="ce277" table:formula="of:=IF(+[.W23]-[.Z23]=0;&quot;matches&quot;; +[.W23]-[.Z23])" office:value-type="string" office:string-value="matches" calcext:value-type="string">
            <text:p>matches</text:p>
          </table:table-cell>
          <table:table-cell table:style-name="ce277" table:formula="of:=IF(+[.X23]-[.AA23]=0;&quot;matches&quot;; +[.X23]-[.AA23])" office:value-type="string" office:string-value="matches" calcext:value-type="string">
            <text:p>matches</text:p>
          </table:table-cell>
          <table:table-cell table:style-name="ce277" table:formula="of:=IF(+[.Y23]-[.AB23]=0;&quot;matches&quot;; +[.Y23]-[.AB23])" office:value-type="string" office:string-value="matches" calcext:value-type="string">
            <text:p>matches</text:p>
          </table:table-cell>
          <table:table-cell table:style-name="ce137" table:number-columns-repeated="16346"/>
        </table:table-row>
        <table:table-row table:style-name="ro1">
          <table:table-cell table:style-name="ce137" table:number-columns-repeated="8"/>
          <table:table-cell table:style-name="ce137" office:value-type="string" calcext:value-type="string">
            <text:p>mEyeRight</text:p>
          </table:table-cell>
          <table:table-cell table:style-name="ce137" table:number-columns-repeated="4"/>
          <table:table-cell table:style-name="ce137" office:value-type="string" calcext:value-type="string">
            <text:p>mHead</text:p>
          </table:table-cell>
          <table:table-cell table:style-name="ce137" office:value-type="string" calcext:value-type="string">
            <text:p>&lt;bone</text:p>
          </table:table-cell>
          <table:table-cell table:style-name="ce137" office:value-type="string" calcext:value-type="string">
            <text:p>aliases="avatar_mEyeRight"</text:p>
          </table:table-cell>
          <table:table-cell table:style-name="ce137" office:value-type="string" calcext:value-type="string">
            <text:p>connected="false"</text:p>
          </table:table-cell>
          <table:table-cell table:style-name="ce164" office:value-type="float" office:value="0.025" calcext:value-type="float">
            <text:p>0.0250</text:p>
          </table:table-cell>
          <table:table-cell table:number-columns-repeated="2" table:style-name="ce164" office:value-type="float" office:value="0" calcext:value-type="float">
            <text:p>0.0000</text:p>
          </table:table-cell>
          <table:table-cell table:style-name="ce137" office:value-type="string" calcext:value-type="string">
            <text:p>group="Extra"</text:p>
          </table:table-cell>
          <table:table-cell table:style-name="ce137" office:value-type="string" calcext:value-type="string">
            <text:p>name="mEyeRight"</text:p>
          </table:table-cell>
          <table:table-cell table:style-name="ce223" office:value-type="float" office:value="0.098466" calcext:value-type="float">
            <text:p>0.098466</text:p>
          </table:table-cell>
          <table:table-cell table:style-name="ce231" office:value-type="float" office:value="-0.036" calcext:value-type="float">
            <text:p>-0.036000</text:p>
          </table:table-cell>
          <table:table-cell table:style-name="ce245" office:value-type="float" office:value="0.079" calcext:value-type="float">
            <text:p>0.079000</text:p>
          </table:table-cell>
          <table:table-cell table:style-name="ce223" office:value-type="float" office:value="0.098" calcext:value-type="float">
            <text:p>0.098000</text:p>
          </table:table-cell>
          <table:table-cell table:style-name="ce231" office:value-type="float" office:value="-0.036" calcext:value-type="float">
            <text:p>-0.036000</text:p>
          </table:table-cell>
          <table:table-cell table:style-name="ce245" office:value-type="float" office:value="0.079" calcext:value-type="float">
            <text:p>0.079000</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 calcext:value-type="float">
            <text:p>0.000000</text:p>
          </table:table-cell>
          <table:table-cell table:style-name="ce261" office:value-type="float" office:value="1" calcext:value-type="float">
            <text:p>1.000</text:p>
          </table:table-cell>
          <table:table-cell table:style-name="ce268" office:value-type="float" office:value="1" calcext:value-type="float">
            <text:p>1.000</text:p>
          </table:table-cell>
          <table:table-cell table:style-name="ce274" office:value-type="float" office:value="1" calcext:value-type="float">
            <text:p>1.000</text:p>
          </table:table-cell>
          <table:table-cell table:style-name="ce137" office:value-type="string" calcext:value-type="string">
            <text:p>support="base"/&gt;</text:p>
          </table:table-cell>
          <table:table-cell table:style-name="ce277" table:formula="of:=IF(+[.W24]-[.Z24]=0;&quot;matches&quot;; +[.W24]-[.Z24])" office:value-type="float" office:value="0.000465999999999994" calcext:value-type="float">
            <text:p>0.000466</text:p>
          </table:table-cell>
          <table:table-cell table:style-name="ce277" table:formula="of:=IF(+[.X24]-[.AA24]=0;&quot;matches&quot;; +[.X24]-[.AA24])" office:value-type="string" office:string-value="matches" calcext:value-type="string">
            <text:p>matches</text:p>
          </table:table-cell>
          <table:table-cell table:style-name="ce277" table:formula="of:=IF(+[.Y24]-[.AB24]=0;&quot;matches&quot;; +[.Y24]-[.AB24])" office:value-type="string" office:string-value="matches" calcext:value-type="string">
            <text:p>matches</text:p>
          </table:table-cell>
          <table:table-cell table:style-name="ce137" table:number-columns-repeated="16346"/>
        </table:table-row>
        <table:table-row table:style-name="ro1">
          <table:table-cell table:style-name="ce137" table:number-columns-repeated="8"/>
          <table:table-cell table:style-name="ce137" office:value-type="string" calcext:value-type="string">
            <text:p>mEyeLeft</text:p>
          </table:table-cell>
          <table:table-cell table:style-name="ce137" table:number-columns-repeated="4"/>
          <table:table-cell table:style-name="ce137" office:value-type="string" calcext:value-type="string">
            <text:p>mHead</text:p>
          </table:table-cell>
          <table:table-cell table:style-name="ce137" office:value-type="string" calcext:value-type="string">
            <text:p>&lt;bone</text:p>
          </table:table-cell>
          <table:table-cell table:style-name="ce137" office:value-type="string" calcext:value-type="string">
            <text:p>aliases="avatar_mEyeLeft"</text:p>
          </table:table-cell>
          <table:table-cell table:style-name="ce137" office:value-type="string" calcext:value-type="string">
            <text:p>connected="false"</text:p>
          </table:table-cell>
          <table:table-cell table:style-name="ce164" office:value-type="float" office:value="0.025" calcext:value-type="float">
            <text:p>0.0250</text:p>
          </table:table-cell>
          <table:table-cell table:number-columns-repeated="2" table:style-name="ce164" office:value-type="float" office:value="0" calcext:value-type="float">
            <text:p>0.0000</text:p>
          </table:table-cell>
          <table:table-cell table:style-name="ce137" office:value-type="string" calcext:value-type="string">
            <text:p>group="Extra"</text:p>
          </table:table-cell>
          <table:table-cell table:style-name="ce137" office:value-type="string" calcext:value-type="string">
            <text:p>name="mEyeLeft"</text:p>
          </table:table-cell>
          <table:table-cell table:style-name="ce223" office:value-type="float" office:value="0.098461" calcext:value-type="float">
            <text:p>0.098461</text:p>
          </table:table-cell>
          <table:table-cell table:style-name="ce231" office:value-type="float" office:value="0.036" calcext:value-type="float">
            <text:p>0.036000</text:p>
          </table:table-cell>
          <table:table-cell table:style-name="ce245" office:value-type="float" office:value="0.079" calcext:value-type="float">
            <text:p>0.079000</text:p>
          </table:table-cell>
          <table:table-cell table:style-name="ce223" office:value-type="float" office:value="0.098" calcext:value-type="float">
            <text:p>0.098000</text:p>
          </table:table-cell>
          <table:table-cell table:style-name="ce231" office:value-type="float" office:value="0.036" calcext:value-type="float">
            <text:p>0.036000</text:p>
          </table:table-cell>
          <table:table-cell table:style-name="ce245" office:value-type="float" office:value="0.079" calcext:value-type="float">
            <text:p>0.079000</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 calcext:value-type="float">
            <text:p>0.000000</text:p>
          </table:table-cell>
          <table:table-cell table:style-name="ce261" office:value-type="float" office:value="1" calcext:value-type="float">
            <text:p>1.000</text:p>
          </table:table-cell>
          <table:table-cell table:style-name="ce268" office:value-type="float" office:value="1" calcext:value-type="float">
            <text:p>1.000</text:p>
          </table:table-cell>
          <table:table-cell table:style-name="ce274" office:value-type="float" office:value="1" calcext:value-type="float">
            <text:p>1.000</text:p>
          </table:table-cell>
          <table:table-cell table:style-name="ce137" office:value-type="string" calcext:value-type="string">
            <text:p>support="base"/&gt;</text:p>
          </table:table-cell>
          <table:table-cell table:style-name="ce277" table:formula="of:=IF(+[.W25]-[.Z25]=0;&quot;matches&quot;; +[.W25]-[.Z25])" office:value-type="float" office:value="0.000461000000000003" calcext:value-type="float">
            <text:p>0.000461</text:p>
          </table:table-cell>
          <table:table-cell table:style-name="ce277" table:formula="of:=IF(+[.X25]-[.AA25]=0;&quot;matches&quot;; +[.X25]-[.AA25])" office:value-type="string" office:string-value="matches" calcext:value-type="string">
            <text:p>matches</text:p>
          </table:table-cell>
          <table:table-cell table:style-name="ce277" table:formula="of:=IF(+[.Y25]-[.AB25]=0;&quot;matches&quot;; +[.Y25]-[.AB25])" office:value-type="string" office:string-value="matches" calcext:value-type="string">
            <text:p>matches</text:p>
          </table:table-cell>
          <table:table-cell table:style-name="ce137" table:number-columns-repeated="16346"/>
        </table:table-row>
        <table:table-row table:style-name="ro1">
          <table:table-cell table:style-name="ce137" table:number-columns-repeated="8"/>
          <table:table-cell table:style-name="ce137" office:value-type="string" calcext:value-type="string">
            <text:p>mFaceRoot</text:p>
          </table:table-cell>
          <table:table-cell table:style-name="ce137" table:number-columns-repeated="4"/>
          <table:table-cell table:style-name="ce137" office:value-type="string" calcext:value-type="string">
            <text:p>mHead</text:p>
          </table:table-cell>
          <table:table-cell table:style-name="ce137" office:value-type="string" calcext:value-type="string">
            <text:p>&lt;bone</text:p>
          </table:table-cell>
          <table:table-cell table:style-name="ce137" office:value-type="string" calcext:value-type="string">
            <text:p>aliases="avatar_mFaceRoot"</text:p>
          </table:table-cell>
          <table:table-cell table:style-name="ce137" office:value-type="string" calcext:value-type="string">
            <text:p>connected="false"</text:p>
          </table:table-cell>
          <table:table-cell table:style-name="ce164" office:value-type="float" office:value="0.02" calcext:value-type="float">
            <text:p>0.0200</text:p>
          </table:table-cell>
          <table:table-cell table:number-columns-repeated="2" table:style-name="ce164" office:value-type="float" office:value="0" calcext:value-type="float">
            <text:p>0.0000</text:p>
          </table:table-cell>
          <table:table-cell table:style-name="ce137" office:value-type="string" calcext:value-type="string">
            <text:p>group="Face"</text:p>
          </table:table-cell>
          <table:table-cell table:style-name="ce137" office:value-type="string" calcext:value-type="string">
            <text:p>name="mFaceRoot"</text:p>
          </table:table-cell>
          <table:table-cell table:style-name="ce223" office:value-type="float" office:value="0.025" calcext:value-type="float">
            <text:p>0.025000</text:p>
          </table:table-cell>
          <table:table-cell table:style-name="ce231" office:value-type="float" office:value="0" calcext:value-type="float">
            <text:p>0.000000</text:p>
          </table:table-cell>
          <table:table-cell table:style-name="ce245" office:value-type="float" office:value="0.045" calcext:value-type="float">
            <text:p>0.045000</text:p>
          </table:table-cell>
          <table:table-cell table:style-name="ce223" office:value-type="float" office:value="0.025" calcext:value-type="float">
            <text:p>0.025000</text:p>
          </table:table-cell>
          <table:table-cell table:style-name="ce231" office:value-type="float" office:value="0" calcext:value-type="float">
            <text:p>0.000000</text:p>
          </table:table-cell>
          <table:table-cell table:style-name="ce245" office:value-type="float" office:value="0.045" calcext:value-type="float">
            <text:p>0.045000</text:p>
          </table:table-cell>
          <table:table-cell table:style-name="ce223" office:value-type="float" office:value="0" calcext:value-type="float">
            <text:p>0.000000</text:p>
          </table:table-cell>
          <table:table-cell table:style-name="ce231" office:value-type="float" office:value="0" calcext:value-type="float">
            <text:p>0.000000</text:p>
          </table:table-cell>
          <table:table-cell table:style-name="ce245" office:value-type="float" office:value="0" calcext:value-type="float">
            <text:p>0.000000</text:p>
          </table:table-cell>
          <table:table-cell table:style-name="ce261" office:value-type="float" office:value="1" calcext:value-type="float">
            <text:p>1.000</text:p>
          </table:table-cell>
          <table:table-cell table:style-name="ce268" office:value-type="float" office:value="1" calcext:value-type="float">
            <text:p>1.000</text:p>
          </table:table-cell>
          <table:table-cell table:style-name="ce274" office:value-type="float" office:value="1" calcext:value-type="float">
            <text:p>1.000</text:p>
          </table:table-cell>
          <table:table-cell table:style-name="ce137" office:value-type="string" calcext:value-type="string">
            <text:p>support="extended"&gt;</text:p>
          </table:table-cell>
          <table:table-cell table:style-name="ce277" table:formula="of:=IF(+[.W26]-[.Z26]=0;&quot;matches&quot;; +[.W26]-[.Z26])" office:value-type="string" office:string-value="matches" calcext:value-type="string">
            <text:p>matches</text:p>
          </table:table-cell>
          <table:table-cell table:style-name="ce277" table:formula="of:=IF(+[.X26]-[.AA26]=0;&quot;matches&quot;; +[.X26]-[.AA26])" office:value-type="string" office:string-value="matches" calcext:value-type="string">
            <text:p>matches</text:p>
          </table:table-cell>
          <table:table-cell table:style-name="ce277" table:formula="of:=IF(+[.Y26]-[.AB26]=0;&quot;matches&quot;; +[.Y26]-[.AB26])" office:value-type="string" office:string-value="matches" calcext:value-type="string">
            <text:p>matches</text:p>
          </table:table-cell>
          <table:table-cell table:style-name="ce137" table:number-columns-repeated="16346"/>
        </table:table-row>
        <table:table-row table:style-name="ro1">
          <table:table-cell table:style-name="ce138" table:number-columns-repeated="9"/>
          <table:table-cell table:style-name="ce138" office:value-type="string" calcext:value-type="string">
            <text:p>mFaceEyeAlt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27]-[.Z27]=0;&quot;matches&quot;; +[.W27]-[.Z27])" office:value-type="float" office:value="0.000466000000000008" calcext:value-type="float">
            <text:p>0.000466</text:p>
          </table:table-cell>
          <table:table-cell table:style-name="ce276" table:formula="of:=IF(+[.X27]-[.AA27]=0;&quot;matches&quot;; +[.X27]-[.AA27])" office:value-type="string" office:string-value="matches" calcext:value-type="string">
            <text:p>matches</text:p>
          </table:table-cell>
          <table:table-cell table:style-name="ce276" table:formula="of:=IF(+[.Y27]-[.AB27]=0;&quot;matches&quot;; +[.Y27]-[.AB27])" office:value-type="float" office:value="-0.0000700000000000006" calcext:value-type="float">
            <text:p>-0.000070</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Alt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28]-[.Z28]=0;&quot;matches&quot;; +[.W28]-[.Z28])" office:value-type="float" office:value="0.000461000000000003" calcext:value-type="float">
            <text:p>0.000461</text:p>
          </table:table-cell>
          <table:table-cell table:style-name="ce276" table:formula="of:=IF(+[.X28]-[.AA28]=0;&quot;matches&quot;; +[.X28]-[.AA28])" office:value-type="string" office:string-value="matches" calcext:value-type="string">
            <text:p>matches</text:p>
          </table:table-cell>
          <table:table-cell table:style-name="ce276" table:formula="of:=IF(+[.Y28]-[.AB28]=0;&quot;matches&quot;; +[.Y28]-[.AB28])" office:value-type="float" office:value="-0.0000700000000000006" calcext:value-type="float">
            <text:p>-0.000070</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Forehead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42" office:value-type="float" office:value="0.061" calcext:value-type="float">
            <text:p>0.061000</text:p>
          </table:table-cell>
          <table:table-cell office:value-type="float" office:value="0.035" calcext:value-type="float">
            <text:p>0.035000</text:p>
          </table:table-cell>
          <table:table-cell table:style-name="ce14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29]-[.Z29]=0;&quot;matches&quot;; +[.W29]-[.Z29])" office:value-type="string" office:string-value="matches" calcext:value-type="string">
            <text:p>matches</text:p>
          </table:table-cell>
          <table:table-cell table:style-name="ce276" table:formula="of:=IF(+[.X29]-[.AA29]=0;&quot;matches&quot;; +[.X29]-[.AA29])" office:value-type="string" office:string-value="matches" calcext:value-type="string">
            <text:p>matches</text:p>
          </table:table-cell>
          <table:table-cell table:style-name="ce276" table:formula="of:=IF(+[.Y29]-[.AB29]=0;&quot;matches&quot;; +[.Y29]-[.AB29])"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Forehead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42" office:value-type="float" office:value="0.061" calcext:value-type="float">
            <text:p>0.061000</text:p>
          </table:table-cell>
          <table:table-cell office:value-type="float" office:value="-0.035" calcext:value-type="float">
            <text:p>-0.035000</text:p>
          </table:table-cell>
          <table:table-cell table:style-name="ce14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0]-[.Z30]=0;&quot;matches&quot;; +[.W30]-[.Z30])" office:value-type="string" office:string-value="matches" calcext:value-type="string">
            <text:p>matches</text:p>
          </table:table-cell>
          <table:table-cell table:style-name="ce276" table:formula="of:=IF(+[.X30]-[.AA30]=0;&quot;matches&quot;; +[.X30]-[.AA30])" office:value-type="string" office:string-value="matches" calcext:value-type="string">
            <text:p>matches</text:p>
          </table:table-cell>
          <table:table-cell table:style-name="ce276" table:formula="of:=IF(+[.Y30]-[.AB30]=0;&quot;matches&quot;; +[.Y30]-[.AB30])"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Out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42" office:value-type="float" office:value="0.064" calcext:value-type="float">
            <text:p>0.064000</text:p>
          </table:table-cell>
          <table:table-cell office:value-type="float" office:value="0.051" calcext:value-type="float">
            <text:p>0.051000</text:p>
          </table:table-cell>
          <table:table-cell table:style-name="ce14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1]-[.Z31]=0;&quot;matches&quot;; +[.W31]-[.Z31])" office:value-type="string" office:string-value="matches" calcext:value-type="string">
            <text:p>matches</text:p>
          </table:table-cell>
          <table:table-cell table:style-name="ce276" table:formula="of:=IF(+[.X31]-[.AA31]=0;&quot;matches&quot;; +[.X31]-[.AA31])" office:value-type="string" office:string-value="matches" calcext:value-type="string">
            <text:p>matches</text:p>
          </table:table-cell>
          <table:table-cell table:style-name="ce276" table:formula="of:=IF(+[.Y31]-[.AB31]=0;&quot;matches&quot;; +[.Y31]-[.AB31])"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Cent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42" office:value-type="float" office:value="0.07" calcext:value-type="float">
            <text:p>0.070000</text:p>
          </table:table-cell>
          <table:table-cell office:value-type="float" office:value="0.043" calcext:value-type="float">
            <text:p>0.043000</text:p>
          </table:table-cell>
          <table:table-cell table:style-name="ce14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2]-[.Z32]=0;&quot;matches&quot;; +[.W32]-[.Z32])" office:value-type="string" office:string-value="matches" calcext:value-type="string">
            <text:p>matches</text:p>
          </table:table-cell>
          <table:table-cell table:style-name="ce276" table:formula="of:=IF(+[.X32]-[.AA32]=0;&quot;matches&quot;; +[.X32]-[.AA32])" office:value-type="string" office:string-value="matches" calcext:value-type="string">
            <text:p>matches</text:p>
          </table:table-cell>
          <table:table-cell table:style-name="ce276" table:formula="of:=IF(+[.Y32]-[.AB32]=0;&quot;matches&quot;; +[.Y32]-[.AB32])"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Inn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42" office:value-type="float" office:value="0.075" calcext:value-type="float">
            <text:p>0.075000</text:p>
          </table:table-cell>
          <table:table-cell office:value-type="float" office:value="0.022" calcext:value-type="float">
            <text:p>0.022000</text:p>
          </table:table-cell>
          <table:table-cell table:style-name="ce14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3]-[.Z33]=0;&quot;matches&quot;; +[.W33]-[.Z33])" office:value-type="string" office:string-value="matches" calcext:value-type="string">
            <text:p>matches</text:p>
          </table:table-cell>
          <table:table-cell table:style-name="ce276" table:formula="of:=IF(+[.X33]-[.AA33]=0;&quot;matches&quot;; +[.X33]-[.AA33])" office:value-type="string" office:string-value="matches" calcext:value-type="string">
            <text:p>matches</text:p>
          </table:table-cell>
          <table:table-cell table:style-name="ce276" table:formula="of:=IF(+[.Y33]-[.AB33]=0;&quot;matches&quot;; +[.Y33]-[.AB33])"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Out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42" office:value-type="float" office:value="0.064" calcext:value-type="float">
            <text:p>0.064000</text:p>
          </table:table-cell>
          <table:table-cell office:value-type="float" office:value="-0.051" calcext:value-type="float">
            <text:p>-0.051000</text:p>
          </table:table-cell>
          <table:table-cell table:style-name="ce14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4]-[.Z34]=0;&quot;matches&quot;; +[.W34]-[.Z34])" office:value-type="string" office:string-value="matches" calcext:value-type="string">
            <text:p>matches</text:p>
          </table:table-cell>
          <table:table-cell table:style-name="ce276" table:formula="of:=IF(+[.X34]-[.AA34]=0;&quot;matches&quot;; +[.X34]-[.AA34])" office:value-type="string" office:string-value="matches" calcext:value-type="string">
            <text:p>matches</text:p>
          </table:table-cell>
          <table:table-cell table:style-name="ce276" table:formula="of:=IF(+[.Y34]-[.AB34]=0;&quot;matches&quot;; +[.Y34]-[.AB34])"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Cent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42" office:value-type="float" office:value="0.07" calcext:value-type="float">
            <text:p>0.070000</text:p>
          </table:table-cell>
          <table:table-cell office:value-type="float" office:value="-0.043" calcext:value-type="float">
            <text:p>-0.043000</text:p>
          </table:table-cell>
          <table:table-cell table:style-name="ce14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5]-[.Z35]=0;&quot;matches&quot;; +[.W35]-[.Z35])" office:value-type="string" office:string-value="matches" calcext:value-type="string">
            <text:p>matches</text:p>
          </table:table-cell>
          <table:table-cell table:style-name="ce276" table:formula="of:=IF(+[.X35]-[.AA35]=0;&quot;matches&quot;; +[.X35]-[.AA35])" office:value-type="string" office:string-value="matches" calcext:value-type="string">
            <text:p>matches</text:p>
          </table:table-cell>
          <table:table-cell table:style-name="ce276" table:formula="of:=IF(+[.Y35]-[.AB35]=0;&quot;matches&quot;; +[.Y35]-[.AB35])"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browInn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42" office:value-type="float" office:value="0.075" calcext:value-type="float">
            <text:p>0.075000</text:p>
          </table:table-cell>
          <table:table-cell office:value-type="float" office:value="-0.022" calcext:value-type="float">
            <text:p>-0.022000</text:p>
          </table:table-cell>
          <table:table-cell table:style-name="ce14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6]-[.Z36]=0;&quot;matches&quot;; +[.W36]-[.Z36])" office:value-type="string" office:string-value="matches" calcext:value-type="string">
            <text:p>matches</text:p>
          </table:table-cell>
          <table:table-cell table:style-name="ce276" table:formula="of:=IF(+[.X36]-[.AA36]=0;&quot;matches&quot;; +[.X36]-[.AA36])" office:value-type="string" office:string-value="matches" calcext:value-type="string">
            <text:p>matches</text:p>
          </table:table-cell>
          <table:table-cell table:style-name="ce276" table:formula="of:=IF(+[.Y36]-[.AB36]=0;&quot;matches&quot;; +[.Y36]-[.AB36])"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LidUpp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7]-[.Z37]=0;&quot;matches&quot;; +[.W37]-[.Z37])" office:value-type="string" office:string-value="matches" calcext:value-type="string">
            <text:p>matches</text:p>
          </table:table-cell>
          <table:table-cell table:style-name="ce276" table:formula="of:=IF(+[.X37]-[.AA37]=0;&quot;matches&quot;; +[.X37]-[.AA37])" office:value-type="string" office:string-value="matches" calcext:value-type="string">
            <text:p>matches</text:p>
          </table:table-cell>
          <table:table-cell table:style-name="ce276" table:formula="of:=IF(+[.Y37]-[.AB37]=0;&quot;matches&quot;; +[.Y37]-[.AB37])"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LidLow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8]-[.Z38]=0;&quot;matches&quot;; +[.W38]-[.Z38])" office:value-type="string" office:string-value="matches" calcext:value-type="string">
            <text:p>matches</text:p>
          </table:table-cell>
          <table:table-cell table:style-name="ce276" table:formula="of:=IF(+[.X38]-[.AA38]=0;&quot;matches&quot;; +[.X38]-[.AA38])" office:value-type="string" office:string-value="matches" calcext:value-type="string">
            <text:p>matches</text:p>
          </table:table-cell>
          <table:table-cell table:style-name="ce276" table:formula="of:=IF(+[.Y38]-[.AB38]=0;&quot;matches&quot;; +[.Y38]-[.AB38])"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LidUpp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39]-[.Z39]=0;&quot;matches&quot;; +[.W39]-[.Z39])" office:value-type="string" office:string-value="matches" calcext:value-type="string">
            <text:p>matches</text:p>
          </table:table-cell>
          <table:table-cell table:style-name="ce276" table:formula="of:=IF(+[.X39]-[.AA39]=0;&quot;matches&quot;; +[.X39]-[.AA39])" office:value-type="string" office:string-value="matches" calcext:value-type="string">
            <text:p>matches</text:p>
          </table:table-cell>
          <table:table-cell table:style-name="ce276" table:formula="of:=IF(+[.Y39]-[.AB39]=0;&quot;matches&quot;; +[.Y39]-[.AB39])"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LidLow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2" office:value-type="float" office:value="0.073" calcext:value-type="float">
            <text:p>0.073000</text:p>
          </table:table-cell>
          <table:table-cell office:value-type="float" office:value="-0.036" calcext:value-type="float">
            <text:p>-0.036000</text:p>
          </table:table-cell>
          <table:table-cell table:style-name="ce14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0]-[.Z40]=0;&quot;matches&quot;; +[.W40]-[.Z40])" office:value-type="string" office:string-value="matches" calcext:value-type="string">
            <text:p>matches</text:p>
          </table:table-cell>
          <table:table-cell table:style-name="ce276" table:formula="of:=IF(+[.X40]-[.AA40]=0;&quot;matches&quot;; +[.X40]-[.AA40])" office:value-type="string" office:string-value="matches" calcext:value-type="string">
            <text:p>matches</text:p>
          </table:table-cell>
          <table:table-cell table:style-name="ce276" table:formula="of:=IF(+[.Y40]-[.AB40]=0;&quot;matches&quot;; +[.Y40]-[.AB40])"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ar1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42" office:value-type="float" office:value="0" calcext:value-type="float">
            <text:p>0.000000</text:p>
          </table:table-cell>
          <table:table-cell office:value-type="float" office:value="0.08" calcext:value-type="float">
            <text:p>0.080000</text:p>
          </table:table-cell>
          <table:table-cell table:style-name="ce14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1]-[.Z41]=0;&quot;matches&quot;; +[.W41]-[.Z41])" office:value-type="string" office:string-value="matches" calcext:value-type="string">
            <text:p>matches</text:p>
          </table:table-cell>
          <table:table-cell table:style-name="ce276" table:formula="of:=IF(+[.X41]-[.AA41]=0;&quot;matches&quot;; +[.X41]-[.AA41])" office:value-type="string" office:string-value="matches" calcext:value-type="string">
            <text:p>matches</text:p>
          </table:table-cell>
          <table:table-cell table:style-name="ce276" table:formula="of:=IF(+[.Y41]-[.AB41]=0;&quot;matches&quot;; +[.Y41]-[.AB41])"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42" office:value-type="float" office:value="-0.019" calcext:value-type="float">
            <text:p>-0.019000</text:p>
          </table:table-cell>
          <table:table-cell office:value-type="float" office:value="0.018" calcext:value-type="float">
            <text:p>0.018000</text:p>
          </table:table-cell>
          <table:table-cell table:style-name="ce14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2]-[.Z42]=0;&quot;matches&quot;; +[.W42]-[.Z42])" office:value-type="string" office:string-value="matches" calcext:value-type="string">
            <text:p>matches</text:p>
          </table:table-cell>
          <table:table-cell table:style-name="ce276" table:formula="of:=IF(+[.X42]-[.AA42]=0;&quot;matches&quot;; +[.X42]-[.AA42])" office:value-type="string" office:string-value="matches" calcext:value-type="string">
            <text:p>matches</text:p>
          </table:table-cell>
          <table:table-cell table:style-name="ce276" table:formula="of:=IF(+[.Y42]-[.AB42]=0;&quot;matches&quot;; +[.Y42]-[.AB42])" office:value-type="string" office:string-value="matches" calcext:value-type="string">
            <text:p>matches</text:p>
          </table:table-cell>
          <table:table-cell table:number-columns-repeated="16346"/>
        </table:table-row>
        <table:table-row table:style-name="ro1">
          <table:table-cell table:style-name="ce138" table:number-columns-repeated="9"/>
          <table:table-cell table:style-name="ce138" office:value-type="string" calcext:value-type="string">
            <text:p>mFaceEar1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42" office:value-type="float" office:value="0" calcext:value-type="float">
            <text:p>0.000000</text:p>
          </table:table-cell>
          <table:table-cell office:value-type="float" office:value="-0.08" calcext:value-type="float">
            <text:p>-0.080000</text:p>
          </table:table-cell>
          <table:table-cell table:style-name="ce14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3]-[.Z43]=0;&quot;matches&quot;; +[.W43]-[.Z43])" office:value-type="string" office:string-value="matches" calcext:value-type="string">
            <text:p>matches</text:p>
          </table:table-cell>
          <table:table-cell table:style-name="ce276" table:formula="of:=IF(+[.X43]-[.AA43]=0;&quot;matches&quot;; +[.X43]-[.AA43])" office:value-type="string" office:string-value="matches" calcext:value-type="string">
            <text:p>matches</text:p>
          </table:table-cell>
          <table:table-cell table:style-name="ce276" table:formula="of:=IF(+[.Y43]-[.AB43]=0;&quot;matches&quot;; +[.Y43]-[.AB43])"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42" office:value-type="float" office:value="-0.019" calcext:value-type="float">
            <text:p>-0.019000</text:p>
          </table:table-cell>
          <table:table-cell office:value-type="float" office:value="-0.018" calcext:value-type="float">
            <text:p>-0.018000</text:p>
          </table:table-cell>
          <table:table-cell table:style-name="ce14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4]-[.Z44]=0;&quot;matches&quot;; +[.W44]-[.Z44])" office:value-type="string" office:string-value="matches" calcext:value-type="string">
            <text:p>matches</text:p>
          </table:table-cell>
          <table:table-cell table:style-name="ce276" table:formula="of:=IF(+[.X44]-[.AA44]=0;&quot;matches&quot;; +[.X44]-[.AA44])" office:value-type="string" office:string-value="matches" calcext:value-type="string">
            <text:p>matches</text:p>
          </table:table-cell>
          <table:table-cell table:style-name="ce276" table:formula="of:=IF(+[.Y44]-[.AB44]=0;&quot;matches&quot;; +[.Y44]-[.AB44])" office:value-type="string" office:string-value="matches" calcext:value-type="string">
            <text:p>matches</text:p>
          </table:table-cell>
          <table:table-cell table:number-columns-repeated="16346"/>
        </table:table-row>
        <table:table-row table:style-name="ro1">
          <table:table-cell table:style-name="ce138" table:number-columns-repeated="9"/>
          <table:table-cell table:style-name="ce138" office:value-type="string" calcext:value-type="string">
            <text:p>mFaceNose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42" office:value-type="float" office:value="0.086" calcext:value-type="float">
            <text:p>0.086000</text:p>
          </table:table-cell>
          <table:table-cell office:value-type="float" office:value="0.015" calcext:value-type="float">
            <text:p>0.015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5]-[.Z45]=0;&quot;matches&quot;; +[.W45]-[.Z45])" office:value-type="string" office:string-value="matches" calcext:value-type="string">
            <text:p>matches</text:p>
          </table:table-cell>
          <table:table-cell table:style-name="ce276" table:formula="of:=IF(+[.X45]-[.AA45]=0;&quot;matches&quot;; +[.X45]-[.AA45])" office:value-type="string" office:string-value="matches" calcext:value-type="string">
            <text:p>matches</text:p>
          </table:table-cell>
          <table:table-cell table:style-name="ce276" table:formula="of:=IF(+[.Y45]-[.AB45]=0;&quot;matches&quot;; +[.Y45]-[.AB45])"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NoseCenter</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42" office:value-type="float" office:value="0.102" calcext:value-type="float">
            <text:p>0.102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6]-[.Z46]=0;&quot;matches&quot;; +[.W46]-[.Z46])" office:value-type="string" office:string-value="matches" calcext:value-type="string">
            <text:p>matches</text:p>
          </table:table-cell>
          <table:table-cell table:style-name="ce276" table:formula="of:=IF(+[.X46]-[.AA46]=0;&quot;matches&quot;; +[.X46]-[.AA46])" office:value-type="string" office:string-value="matches" calcext:value-type="string">
            <text:p>matches</text:p>
          </table:table-cell>
          <table:table-cell table:style-name="ce276" table:formula="of:=IF(+[.Y46]-[.AB46]=0;&quot;matches&quot;; +[.Y46]-[.AB46])"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Nose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42" office:value-type="float" office:value="0.086" calcext:value-type="float">
            <text:p>0.086000</text:p>
          </table:table-cell>
          <table:table-cell office:value-type="float" office:value="-0.015" calcext:value-type="float">
            <text:p>-0.015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7]-[.Z47]=0;&quot;matches&quot;; +[.W47]-[.Z47])" office:value-type="string" office:string-value="matches" calcext:value-type="string">
            <text:p>matches</text:p>
          </table:table-cell>
          <table:table-cell table:style-name="ce276" table:formula="of:=IF(+[.X47]-[.AA47]=0;&quot;matches&quot;; +[.X47]-[.AA47])" office:value-type="string" office:string-value="matches" calcext:value-type="string">
            <text:p>matches</text:p>
          </table:table-cell>
          <table:table-cell table:style-name="ce276" table:formula="of:=IF(+[.Y47]-[.AB47]=0;&quot;matches&quot;; +[.Y47]-[.AB47])"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CheekLow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42" office:value-type="float" office:value="0.05" calcext:value-type="float">
            <text:p>0.050000</text:p>
          </table:table-cell>
          <table:table-cell office:value-type="float" office:value="0.034" calcext:value-type="float">
            <text:p>0.034000</text:p>
          </table:table-cell>
          <table:table-cell table:style-name="ce14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8]-[.Z48]=0;&quot;matches&quot;; +[.W48]-[.Z48])" office:value-type="string" office:string-value="matches" calcext:value-type="string">
            <text:p>matches</text:p>
          </table:table-cell>
          <table:table-cell table:style-name="ce276" table:formula="of:=IF(+[.X48]-[.AA48]=0;&quot;matches&quot;; +[.X48]-[.AA48])" office:value-type="string" office:string-value="matches" calcext:value-type="string">
            <text:p>matches</text:p>
          </table:table-cell>
          <table:table-cell table:style-name="ce276" table:formula="of:=IF(+[.Y48]-[.AB48]=0;&quot;matches&quot;; +[.Y48]-[.AB48])"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CheekUpp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42" office:value-type="float" office:value="0.07" calcext:value-type="float">
            <text:p>0.070000</text:p>
          </table:table-cell>
          <table:table-cell office:value-type="float" office:value="0.034" calcext:value-type="float">
            <text:p>0.034000</text:p>
          </table:table-cell>
          <table:table-cell table:style-name="ce14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49]-[.Z49]=0;&quot;matches&quot;; +[.W49]-[.Z49])" office:value-type="string" office:string-value="matches" calcext:value-type="string">
            <text:p>matches</text:p>
          </table:table-cell>
          <table:table-cell table:style-name="ce276" table:formula="of:=IF(+[.X49]-[.AA49]=0;&quot;matches&quot;; +[.X49]-[.AA49])" office:value-type="string" office:string-value="matches" calcext:value-type="string">
            <text:p>matches</text:p>
          </table:table-cell>
          <table:table-cell table:style-name="ce276" table:formula="of:=IF(+[.Y49]-[.AB49]=0;&quot;matches&quot;; +[.Y49]-[.AB49])"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CheekLow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42" office:value-type="float" office:value="0.05" calcext:value-type="float">
            <text:p>0.050000</text:p>
          </table:table-cell>
          <table:table-cell office:value-type="float" office:value="-0.034" calcext:value-type="float">
            <text:p>-0.034000</text:p>
          </table:table-cell>
          <table:table-cell table:style-name="ce14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0]-[.Z50]=0;&quot;matches&quot;; +[.W50]-[.Z50])" office:value-type="string" office:string-value="matches" calcext:value-type="string">
            <text:p>matches</text:p>
          </table:table-cell>
          <table:table-cell table:style-name="ce276" table:formula="of:=IF(+[.X50]-[.AA50]=0;&quot;matches&quot;; +[.X50]-[.AA50])" office:value-type="string" office:string-value="matches" calcext:value-type="string">
            <text:p>matches</text:p>
          </table:table-cell>
          <table:table-cell table:style-name="ce276" table:formula="of:=IF(+[.Y50]-[.AB50]=0;&quot;matches&quot;; +[.Y50]-[.AB50])"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CheekUpp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42" office:value-type="float" office:value="0.07" calcext:value-type="float">
            <text:p>0.070000</text:p>
          </table:table-cell>
          <table:table-cell office:value-type="float" office:value="-0.034" calcext:value-type="float">
            <text:p>-0.034000</text:p>
          </table:table-cell>
          <table:table-cell table:style-name="ce14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1]-[.Z51]=0;&quot;matches&quot;; +[.W51]-[.Z51])" office:value-type="string" office:string-value="matches" calcext:value-type="string">
            <text:p>matches</text:p>
          </table:table-cell>
          <table:table-cell table:style-name="ce276" table:formula="of:=IF(+[.X51]-[.AA51]=0;&quot;matches&quot;; +[.X51]-[.AA51])" office:value-type="string" office:string-value="matches" calcext:value-type="string">
            <text:p>matches</text:p>
          </table:table-cell>
          <table:table-cell table:style-name="ce276" table:formula="of:=IF(+[.Y51]-[.AB51]=0;&quot;matches&quot;; +[.Y51]-[.AB51])"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Jaw</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42" office:value-type="float" office:value="-0.001" calcext:value-type="float">
            <text:p>-0.001000</text:p>
          </table:table-cell>
          <table:table-cell office:value-type="float" office:value="0" calcext:value-type="float">
            <text:p>0.000000</text:p>
          </table:table-cell>
          <table:table-cell table:style-name="ce14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2]-[.Z52]=0;&quot;matches&quot;; +[.W52]-[.Z52])" office:value-type="string" office:string-value="matches" calcext:value-type="string">
            <text:p>matches</text:p>
          </table:table-cell>
          <table:table-cell table:style-name="ce276" table:formula="of:=IF(+[.X52]-[.AA52]=0;&quot;matches&quot;; +[.X52]-[.AA52])" office:value-type="string" office:string-value="matches" calcext:value-type="string">
            <text:p>matches</text:p>
          </table:table-cell>
          <table:table-cell table:style-name="ce276" table:formula="of:=IF(+[.Y52]-[.AB52]=0;&quot;matches&quot;; +[.Y52]-[.AB52])"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42" office:value-type="float" office:value="0.074" calcext:value-type="float">
            <text:p>0.074000</text:p>
          </table:table-cell>
          <table:table-cell office:value-type="float" office:value="0" calcext:value-type="float">
            <text:p>0.000000</text:p>
          </table:table-cell>
          <table:table-cell table:style-name="ce14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3]-[.Z53]=0;&quot;matches&quot;; +[.W53]-[.Z53])" office:value-type="string" office:string-value="matches" calcext:value-type="string">
            <text:p>matches</text:p>
          </table:table-cell>
          <table:table-cell table:style-name="ce276" table:formula="of:=IF(+[.X53]-[.AA53]=0;&quot;matches&quot;; +[.X53]-[.AA53])" office:value-type="string" office:string-value="matches" calcext:value-type="string">
            <text:p>matches</text:p>
          </table:table-cell>
          <table:table-cell table:style-name="ce276" table:formula="of:=IF(+[.Y53]-[.AB53]=0;&quot;matches&quot;; +[.Y53]-[.AB53])"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42" office:value-type="float" office:value="0.021" calcext:value-type="float">
            <text:p>0.021000</text:p>
          </table:table-cell>
          <table:table-cell office:value-type="float" office:value="0" calcext:value-type="float">
            <text:p>0.000000</text:p>
          </table:table-cell>
          <table:table-cell table:style-name="ce14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4]-[.Z54]=0;&quot;matches&quot;; +[.W54]-[.Z54])" office:value-type="string" office:string-value="matches" calcext:value-type="string">
            <text:p>matches</text:p>
          </table:table-cell>
          <table:table-cell table:style-name="ce276" table:formula="of:=IF(+[.X54]-[.AA54]=0;&quot;matches&quot;; +[.X54]-[.AA54])" office:value-type="string" office:string-value="matches" calcext:value-type="string">
            <text:p>matches</text:p>
          </table:table-cell>
          <table:table-cell table:style-name="ce276" table:formula="of:=IF(+[.Y54]-[.AB54]=0;&quot;matches&quot;; +[.Y54]-[.AB54])"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5]-[.Z55]=0;&quot;matches&quot;; +[.W55]-[.Z55])" office:value-type="string" office:string-value="matches" calcext:value-type="string">
            <text:p>matches</text:p>
          </table:table-cell>
          <table:table-cell table:style-name="ce276" table:formula="of:=IF(+[.X55]-[.AA55]=0;&quot;matches&quot;; +[.X55]-[.AA55])" office:value-type="string" office:string-value="matches" calcext:value-type="string">
            <text:p>matches</text:p>
          </table:table-cell>
          <table:table-cell table:style-name="ce276" table:formula="of:=IF(+[.Y55]-[.AB55]=0;&quot;matches&quot;; +[.Y55]-[.AB5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6]-[.Z56]=0;&quot;matches&quot;; +[.W56]-[.Z56])" office:value-type="string" office:string-value="matches" calcext:value-type="string">
            <text:p>matches</text:p>
          </table:table-cell>
          <table:table-cell table:style-name="ce276" table:formula="of:=IF(+[.X56]-[.AA56]=0;&quot;matches&quot;; +[.X56]-[.AA56])" office:value-type="string" office:string-value="matches" calcext:value-type="string">
            <text:p>matches</text:p>
          </table:table-cell>
          <table:table-cell table:style-name="ce276" table:formula="of:=IF(+[.Y56]-[.AB56]=0;&quot;matches&quot;; +[.Y56]-[.AB5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7]-[.Z57]=0;&quot;matches&quot;; +[.W57]-[.Z57])" office:value-type="string" office:string-value="matches" calcext:value-type="string">
            <text:p>matches</text:p>
          </table:table-cell>
          <table:table-cell table:style-name="ce276" table:formula="of:=IF(+[.X57]-[.AA57]=0;&quot;matches&quot;; +[.X57]-[.AA57])" office:value-type="string" office:string-value="matches" calcext:value-type="string">
            <text:p>matches</text:p>
          </table:table-cell>
          <table:table-cell table:style-name="ce276" table:formula="of:=IF(+[.Y57]-[.AB57]=0;&quot;matches&quot;; +[.Y57]-[.AB5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42" office:value-type="float" office:value="0.039" calcext:value-type="float">
            <text:p>0.039000</text:p>
          </table:table-cell>
          <table:table-cell office:value-type="float" office:value="0" calcext:value-type="float">
            <text:p>0.000000</text:p>
          </table:table-cell>
          <table:table-cell table:style-name="ce14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8]-[.Z58]=0;&quot;matches&quot;; +[.W58]-[.Z58])" office:value-type="string" office:string-value="matches" calcext:value-type="string">
            <text:p>matches</text:p>
          </table:table-cell>
          <table:table-cell table:style-name="ce276" table:formula="of:=IF(+[.X58]-[.AA58]=0;&quot;matches&quot;; +[.X58]-[.AA58])" office:value-type="string" office:string-value="matches" calcext:value-type="string">
            <text:p>matches</text:p>
          </table:table-cell>
          <table:table-cell table:style-name="ce276" table:formula="of:=IF(+[.Y58]-[.AB58]=0;&quot;matches&quot;; +[.Y58]-[.AB58])"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42" office:value-type="float" office:value="0.022" calcext:value-type="float">
            <text:p>0.022000</text:p>
          </table:table-cell>
          <table:table-cell office:value-type="float" office:value="0" calcext:value-type="float">
            <text:p>0.000000</text:p>
          </table:table-cell>
          <table:table-cell table:style-name="ce14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59]-[.Z59]=0;&quot;matches&quot;; +[.W59]-[.Z59])" office:value-type="string" office:string-value="matches" calcext:value-type="string">
            <text:p>matches</text:p>
          </table:table-cell>
          <table:table-cell table:style-name="ce276" table:formula="of:=IF(+[.X59]-[.AA59]=0;&quot;matches&quot;; +[.X59]-[.AA59])" office:value-type="string" office:string-value="matches" calcext:value-type="string">
            <text:p>matches</text:p>
          </table:table-cell>
          <table:table-cell table:style-name="ce276" table:formula="of:=IF(+[.Y59]-[.AB59]=0;&quot;matches&quot;; +[.Y59]-[.AB59])" office:value-type="string" office:string-value="matches" calcext:value-type="string">
            <text:p>matches</text:p>
          </table:table-cell>
          <table:table-cell table:number-columns-repeated="16346"/>
        </table:table-row>
        <table:table-row table:style-name="ro1">
          <table:table-cell table:style-name="ce138" table:number-columns-repeated="9"/>
          <table:table-cell table:style-name="ce138" office:value-type="string" calcext:value-type="string">
            <text:p>mFaceJawShaper</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42" office:value-type="float" office:value="0" calcext:value-type="float">
            <text:p>0.000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0]-[.Z60]=0;&quot;matches&quot;; +[.W60]-[.Z60])" office:value-type="string" office:string-value="matches" calcext:value-type="string">
            <text:p>matches</text:p>
          </table:table-cell>
          <table:table-cell table:style-name="ce276" table:formula="of:=IF(+[.X60]-[.AA60]=0;&quot;matches&quot;; +[.X60]-[.AA60])" office:value-type="string" office:string-value="matches" calcext:value-type="string">
            <text:p>matches</text:p>
          </table:table-cell>
          <table:table-cell table:style-name="ce276" table:formula="of:=IF(+[.Y60]-[.AB60]=0;&quot;matches&quot;; +[.Y60]-[.AB60])"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ForeheadCenter</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42" office:value-type="float" office:value="0.069" calcext:value-type="float">
            <text:p>0.069000</text:p>
          </table:table-cell>
          <table:table-cell office:value-type="float" office:value="0" calcext:value-type="float">
            <text:p>0.000000</text:p>
          </table:table-cell>
          <table:table-cell table:style-name="ce14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1]-[.Z61]=0;&quot;matches&quot;; +[.W61]-[.Z61])" office:value-type="string" office:string-value="matches" calcext:value-type="string">
            <text:p>matches</text:p>
          </table:table-cell>
          <table:table-cell table:style-name="ce276" table:formula="of:=IF(+[.X61]-[.AA61]=0;&quot;matches&quot;; +[.X61]-[.AA61])" office:value-type="string" office:string-value="matches" calcext:value-type="string">
            <text:p>matches</text:p>
          </table:table-cell>
          <table:table-cell table:style-name="ce276" table:formula="of:=IF(+[.Y61]-[.AB61]=0;&quot;matches&quot;; +[.Y61]-[.AB61])"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NoseBase</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42" office:value-type="float" office:value="0.094" calcext:value-type="float">
            <text:p>0.094000</text:p>
          </table:table-cell>
          <table:table-cell office:value-type="float" office:value="0" calcext:value-type="float">
            <text:p>0.000000</text:p>
          </table:table-cell>
          <table:table-cell table:style-name="ce14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2]-[.Z62]=0;&quot;matches&quot;; +[.W62]-[.Z62])" office:value-type="string" office:string-value="matches" calcext:value-type="string">
            <text:p>matches</text:p>
          </table:table-cell>
          <table:table-cell table:style-name="ce276" table:formula="of:=IF(+[.X62]-[.AA62]=0;&quot;matches&quot;; +[.X62]-[.AA62])" office:value-type="string" office:string-value="matches" calcext:value-type="string">
            <text:p>matches</text:p>
          </table:table-cell>
          <table:table-cell table:style-name="ce276" table:formula="of:=IF(+[.Y62]-[.AB62]=0;&quot;matches&quot;; +[.Y62]-[.AB62])"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42" office:value-type="float" office:value="0.02" calcext:value-type="float">
            <text:p>0.020000</text:p>
          </table:table-cell>
          <table:table-cell office:value-type="float" office:value="0" calcext:value-type="float">
            <text:p>0.000000</text:p>
          </table:table-cell>
          <table:table-cell table:style-name="ce14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3]-[.Z63]=0;&quot;matches&quot;; +[.W63]-[.Z63])" office:value-type="string" office:string-value="matches" calcext:value-type="string">
            <text:p>matches</text:p>
          </table:table-cell>
          <table:table-cell table:style-name="ce276" table:formula="of:=IF(+[.X63]-[.AA63]=0;&quot;matches&quot;; +[.X63]-[.AA63])" office:value-type="string" office:string-value="matches" calcext:value-type="string">
            <text:p>matches</text:p>
          </table:table-cell>
          <table:table-cell table:style-name="ce276" table:formula="of:=IF(+[.Y63]-[.AB63]=0;&quot;matches&quot;; +[.Y63]-[.AB6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4]-[.Z64]=0;&quot;matches&quot;; +[.W64]-[.Z64])" office:value-type="string" office:string-value="matches" calcext:value-type="string">
            <text:p>matches</text:p>
          </table:table-cell>
          <table:table-cell table:style-name="ce276" table:formula="of:=IF(+[.X64]-[.AA64]=0;&quot;matches&quot;; +[.X64]-[.AA64])" office:value-type="string" office:string-value="matches" calcext:value-type="string">
            <text:p>matches</text:p>
          </table:table-cell>
          <table:table-cell table:style-name="ce276" table:formula="of:=IF(+[.Y64]-[.AB64]=0;&quot;matches&quot;; +[.Y64]-[.AB64])"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5]-[.Z65]=0;&quot;matches&quot;; +[.W65]-[.Z65])" office:value-type="string" office:string-value="matches" calcext:value-type="string">
            <text:p>matches</text:p>
          </table:table-cell>
          <table:table-cell table:style-name="ce276" table:formula="of:=IF(+[.X65]-[.AA65]=0;&quot;matches&quot;; +[.X65]-[.AA65])" office:value-type="string" office:string-value="matches" calcext:value-type="string">
            <text:p>matches</text:p>
          </table:table-cell>
          <table:table-cell table:style-name="ce276" table:formula="of:=IF(+[.Y65]-[.AB65]=0;&quot;matches&quot;; +[.Y65]-[.AB6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42" office:value-type="float" office:value="0.028" calcext:value-type="float">
            <text:p>0.028000</text:p>
          </table:table-cell>
          <table:table-cell office:value-type="float" office:value="-0.019" calcext:value-type="float">
            <text:p>-0.019000</text:p>
          </table:table-cell>
          <table:table-cell table:style-name="ce14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6]-[.Z66]=0;&quot;matches&quot;; +[.W66]-[.Z66])" office:value-type="string" office:string-value="matches" calcext:value-type="string">
            <text:p>matches</text:p>
          </table:table-cell>
          <table:table-cell table:style-name="ce276" table:formula="of:=IF(+[.X66]-[.AA66]=0;&quot;matches&quot;; +[.X66]-[.AA66])" office:value-type="string" office:string-value="matches" calcext:value-type="string">
            <text:p>matches</text:p>
          </table:table-cell>
          <table:table-cell table:style-name="ce276" table:formula="of:=IF(+[.Y66]-[.AB66]=0;&quot;matches&quot;; +[.Y66]-[.AB6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42" office:value-type="float" office:value="0.028" calcext:value-type="float">
            <text:p>0.028000</text:p>
          </table:table-cell>
          <table:table-cell office:value-type="float" office:value="0.019" calcext:value-type="float">
            <text:p>0.019000</text:p>
          </table:table-cell>
          <table:table-cell table:style-name="ce14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7]-[.Z67]=0;&quot;matches&quot;; +[.W67]-[.Z67])" office:value-type="string" office:string-value="matches" calcext:value-type="string">
            <text:p>matches</text:p>
          </table:table-cell>
          <table:table-cell table:style-name="ce276" table:formula="of:=IF(+[.X67]-[.AA67]=0;&quot;matches&quot;; +[.X67]-[.AA67])" office:value-type="string" office:string-value="matches" calcext:value-type="string">
            <text:p>matches</text:p>
          </table:table-cell>
          <table:table-cell table:style-name="ce276" table:formula="of:=IF(+[.Y67]-[.AB67]=0;&quot;matches&quot;; +[.Y67]-[.AB6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2" office:value-type="float" office:value="0.045" calcext:value-type="float">
            <text:p>0.045000</text:p>
          </table:table-cell>
          <table:table-cell office:value-type="float" office:value="0" calcext:value-type="float">
            <text:p>0.000000</text:p>
          </table:table-cell>
          <table:table-cell table:style-name="ce14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8]-[.Z68]=0;&quot;matches&quot;; +[.W68]-[.Z68])" office:value-type="string" office:string-value="matches" calcext:value-type="string">
            <text:p>matches</text:p>
          </table:table-cell>
          <table:table-cell table:style-name="ce276" table:formula="of:=IF(+[.X68]-[.AA68]=0;&quot;matches&quot;; +[.X68]-[.AA68])" office:value-type="string" office:string-value="matches" calcext:value-type="string">
            <text:p>matches</text:p>
          </table:table-cell>
          <table:table-cell table:style-name="ce276" table:formula="of:=IF(+[.Y68]-[.AB68]=0;&quot;matches&quot;; +[.Y68]-[.AB68])" office:value-type="string" office:string-value="matches" calcext:value-type="string">
            <text:p>matches</text:p>
          </table:table-cell>
          <table:table-cell table:number-columns-repeated="16346"/>
        </table:table-row>
        <table:table-row table:style-name="ro1">
          <table:table-cell table:style-name="ce138" table:number-columns-repeated="9"/>
          <table:table-cell table:style-name="ce138" office:value-type="string" calcext:value-type="string">
            <text:p>mFaceEyecornerInnerLef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42" office:value-type="float" office:value="0.075" calcext:value-type="float">
            <text:p>0.075000</text:p>
          </table:table-cell>
          <table:table-cell office:value-type="float" office:value="0.017" calcext:value-type="float">
            <text:p>0.017000</text:p>
          </table:table-cell>
          <table:table-cell table:style-name="ce14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69]-[.Z69]=0;&quot;matches&quot;; +[.W69]-[.Z69])" office:value-type="string" office:string-value="matches" calcext:value-type="string">
            <text:p>matches</text:p>
          </table:table-cell>
          <table:table-cell table:style-name="ce276" table:formula="of:=IF(+[.X69]-[.AA69]=0;&quot;matches&quot;; +[.X69]-[.AA69])" office:value-type="string" office:string-value="matches" calcext:value-type="string">
            <text:p>matches</text:p>
          </table:table-cell>
          <table:table-cell table:style-name="ce276" table:formula="of:=IF(+[.Y69]-[.AB69]=0;&quot;matches&quot;; +[.Y69]-[.AB69])"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EyecornerInnerRight</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42" office:value-type="float" office:value="0.075" calcext:value-type="float">
            <text:p>0.075000</text:p>
          </table:table-cell>
          <table:table-cell office:value-type="float" office:value="-0.017" calcext:value-type="float">
            <text:p>-0.017000</text:p>
          </table:table-cell>
          <table:table-cell table:style-name="ce14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70]-[.Z70]=0;&quot;matches&quot;; +[.W70]-[.Z70])" office:value-type="string" office:string-value="matches" calcext:value-type="string">
            <text:p>matches</text:p>
          </table:table-cell>
          <table:table-cell table:style-name="ce276" table:formula="of:=IF(+[.X70]-[.AA70]=0;&quot;matches&quot;; +[.X70]-[.AA70])" office:value-type="string" office:string-value="matches" calcext:value-type="string">
            <text:p>matches</text:p>
          </table:table-cell>
          <table:table-cell table:style-name="ce276" table:formula="of:=IF(+[.Y70]-[.AB70]=0;&quot;matches&quot;; +[.Y70]-[.AB70])"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8" table:number-columns-repeated="9"/>
          <table:table-cell table:style-name="ce138" office:value-type="string" calcext:value-type="string">
            <text:p>mFaceNoseBridge</text:p>
          </table:table-cell>
          <table:table-cell table:style-name="ce138" table:number-columns-repeated="3"/>
          <table:table-cell table:style-name="ce138"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42" office:value-type="float" office:value="0.091" calcext:value-type="float">
            <text:p>0.091000</text:p>
          </table:table-cell>
          <table:table-cell office:value-type="float" office:value="0" calcext:value-type="float">
            <text:p>0.000000</text:p>
          </table:table-cell>
          <table:table-cell table:style-name="ce14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71]-[.Z71]=0;&quot;matches&quot;; +[.W71]-[.Z71])" office:value-type="string" office:string-value="matches" calcext:value-type="string">
            <text:p>matches</text:p>
          </table:table-cell>
          <table:table-cell table:style-name="ce276" table:formula="of:=IF(+[.X71]-[.AA71]=0;&quot;matches&quot;; +[.X71]-[.AA71])" office:value-type="string" office:string-value="matches" calcext:value-type="string">
            <text:p>matches</text:p>
          </table:table-cell>
          <table:table-cell table:style-name="ce276" table:formula="of:=IF(+[.Y71]-[.AB71]=0;&quot;matches&quot;; +[.Y71]-[.AB71])" office:value-type="string" office:string-value="matches" calcext:value-type="string">
            <text:p>matches</text:p>
          </table:table-cell>
          <table:table-cell table:style-name="ce138" table:number-columns-repeated="978"/>
          <table:table-cell table:number-columns-repeated="15368"/>
        </table:table-row>
        <table:table-row table:style-name="ro1">
          <table:table-cell table:style-name="ce130" table:number-columns-repeated="6"/>
          <table:table-cell table:style-name="ce130" office:value-type="string" calcext:value-type="string">
            <text:p>mCollarLeft</text:p>
          </table:table-cell>
          <table:table-cell table:style-name="ce130" table:number-columns-repeated="6"/>
          <table:table-cell table:style-name="ce130"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42" office:value-type="float" office:value="-0.021" calcext:value-type="float">
            <text:p>-0.021000</text:p>
          </table:table-cell>
          <table:table-cell office:value-type="float" office:value="0.085" calcext:value-type="float">
            <text:p>0.085000</text:p>
          </table:table-cell>
          <table:table-cell table:style-name="ce14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72]-[.Z72]=0;&quot;matches&quot;; +[.W72]-[.Z72])" office:value-type="float" office:value="0.0000730000000000002" calcext:value-type="float">
            <text:p>0.000073</text:p>
          </table:table-cell>
          <table:table-cell table:style-name="ce276" table:formula="of:=IF(+[.X72]-[.AA72]=0;&quot;matches&quot;; +[.X72]-[.AA72])" office:value-type="float" office:value="-0.000335000000000002" calcext:value-type="float">
            <text:p>-0.000335</text:p>
          </table:table-cell>
          <table:table-cell table:style-name="ce276" table:formula="of:=IF(+[.Y72]-[.AB72]=0;&quot;matches&quot;; +[.Y72]-[.AB72])" office:value-type="float" office:value="0.00039599999999998" calcext:value-type="float">
            <text:p>0.000396</text:p>
          </table:table-cell>
          <table:table-cell table:style-name="ce130" table:number-columns-repeated="978"/>
          <table:table-cell table:number-columns-repeated="15368"/>
        </table:table-row>
        <table:table-row table:style-name="ro1">
          <table:table-cell table:style-name="ce132" table:number-columns-repeated="7"/>
          <table:table-cell table:style-name="ce132" office:value-type="string" calcext:value-type="string">
            <text:p>L_CLAVICLE</text:p>
          </table:table-cell>
          <table:table-cell table:style-name="ce132" table:number-columns-repeated="5"/>
          <table:table-cell table:style-name="ce132" office:value-type="string" calcext:value-type="string">
            <text:p>mCollar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L_CLAVICLE"</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 calcext:value-type="float">
            <text:p>0.000000</text:p>
          </table:table-cell>
          <table:table-cell table:style-name="ce235" office:value-type="float" office:value="0.02" calcext:value-type="float">
            <text:p>0.02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7" calcext:value-type="float">
            <text:p>0.070</text:p>
          </table:table-cell>
          <table:table-cell table:style-name="ce265" office:value-type="float" office:value="0.14" calcext:value-type="float">
            <text:p>0.14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73]-[.Z73]=0;&quot;matches&quot;; +[.W73]-[.Z73])" office:value-type="float" office:value="-0.02" calcext:value-type="float">
            <text:p>-0.020000</text:p>
          </table:table-cell>
          <table:table-cell table:style-name="ce276" table:formula="of:=IF(+[.X73]-[.AA73]=0;&quot;matches&quot;; +[.X73]-[.AA73])" office:value-type="string" office:string-value="matches" calcext:value-type="string">
            <text:p>matches</text:p>
          </table:table-cell>
          <table:table-cell table:style-name="ce276" table:formula="of:=IF(+[.Y73]-[.AB73]=0;&quot;matches&quot;; +[.Y73]-[.AB73])" office:value-type="float" office:value="-0.02" calcext:value-type="float">
            <text:p>-0.02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079" calcext:value-type="float">
            <text:p>0.079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74]-[.Z74]=0;&quot;matches&quot;; +[.W74]-[.Z74])" office:value-type="string" office:string-value="matches" calcext:value-type="string">
            <text:p>matches</text:p>
          </table:table-cell>
          <table:table-cell table:style-name="ce276" table:formula="of:=IF(+[.X74]-[.AA74]=0;&quot;matches&quot;; +[.X74]-[.AA74])" office:value-type="string" office:string-value="matches" calcext:value-type="string">
            <text:p>matches</text:p>
          </table:table-cell>
          <table:table-cell table:style-name="ce276" table:formula="of:=IF(+[.Y74]-[.AB74]=0;&quot;matches&quot;; +[.Y74]-[.AB74])" office:value-type="string" office:string-value="matches" calcext:value-type="string">
            <text:p>matches</text:p>
          </table:table-cell>
          <table:table-cell table:number-columns-repeated="16346"/>
        </table:table-row>
        <table:table-row table:style-name="ro1">
          <table:table-cell table:style-name="ce132" table:number-columns-repeated="8"/>
          <table:table-cell table:style-name="ce132" office:value-type="string" calcext:value-type="string">
            <text:p>L_UPPER_ARM</text:p>
          </table:table-cell>
          <table:table-cell table:style-name="ce132" table:number-columns-repeated="4"/>
          <table:table-cell table:style-name="ce132" office:value-type="string" calcext:value-type="string">
            <text:p>mShoulder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3" calcext:value-type="float">
            <text:p>0.1300</text:p>
          </table:table-cell>
          <table:table-cell table:style-name="ce154" office:value-type="float" office:value="-0.003" calcext:value-type="float">
            <text:p>-0.0030</text:p>
          </table:table-cell>
          <table:table-cell table:style-name="ce149" office:value-type="string" calcext:value-type="string">
            <text:p>group="Collision"</text:p>
          </table:table-cell>
          <table:table-cell table:style-name="ce149" office:value-type="string" calcext:value-type="string">
            <text:p>name="L_UPPER_ARM"</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2" calcext:value-type="float">
            <text:p>0.120000</text:p>
          </table:table-cell>
          <table:table-cell table:style-name="ce235" office:value-type="float" office:value="0.01" calcext:value-type="float">
            <text:p>0.010000</text:p>
          </table:table-cell>
          <table:table-cell table:style-name="ce217" office:value-type="float" office:value="-5" calcext:value-type="float">
            <text:p>-5.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17" calcext:value-type="float">
            <text:p>0.17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75]-[.Z75]=0;&quot;matches&quot;; +[.W75]-[.Z75])" office:value-type="string" office:string-value="matches" calcext:value-type="string">
            <text:p>matches</text:p>
          </table:table-cell>
          <table:table-cell table:style-name="ce276" table:formula="of:=IF(+[.X75]-[.AA75]=0;&quot;matches&quot;; +[.X75]-[.AA75])" office:value-type="float" office:value="-0.12" calcext:value-type="float">
            <text:p>-0.120000</text:p>
          </table:table-cell>
          <table:table-cell table:style-name="ce276" table:formula="of:=IF(+[.Y75]-[.AB75]=0;&quot;matches&quot;; +[.Y75]-[.AB75])" office:value-type="float" office:value="-0.01" calcext:value-type="float">
            <text:p>-0.01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248" calcext:value-type="float">
            <text:p>0.248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76]-[.Z76]=0;&quot;matches&quot;; +[.W76]-[.Z76])" office:value-type="string" office:string-value="matches" calcext:value-type="string">
            <text:p>matches</text:p>
          </table:table-cell>
          <table:table-cell table:style-name="ce276" table:formula="of:=IF(+[.X76]-[.AA76]=0;&quot;matches&quot;; +[.X76]-[.AA76])" office:value-type="string" office:string-value="matches" calcext:value-type="string">
            <text:p>matches</text:p>
          </table:table-cell>
          <table:table-cell table:style-name="ce276" table:formula="of:=IF(+[.Y76]-[.AB76]=0;&quot;matches&quot;; +[.Y76]-[.AB76])" office:value-type="string" office:string-value="matches" calcext:value-type="string">
            <text:p>matches</text:p>
          </table:table-cell>
          <table:table-cell table:number-columns-repeated="16346"/>
        </table:table-row>
        <table:table-row table:style-name="ro1">
          <table:table-cell table:style-name="ce132" table:number-columns-repeated="9"/>
          <table:table-cell table:style-name="ce132" office:value-type="string" calcext:value-type="string">
            <text:p>L_LOWER_ARM</text:p>
          </table:table-cell>
          <table:table-cell table:style-name="ce132" table:number-columns-repeated="3"/>
          <table:table-cell table:style-name="ce132" office:value-type="string" calcext:value-type="string">
            <text:p>mElbow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001" calcext:value-type="float">
            <text:p>-0.0010</text:p>
          </table:table-cell>
          <table:table-cell table:style-name="ce149" office:value-type="string" calcext:value-type="string">
            <text:p>group="Collision"</text:p>
          </table:table-cell>
          <table:table-cell table:style-name="ce149" office:value-type="string" calcext:value-type="string">
            <text:p>name="L_LOWER_ARM"</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 calcext:value-type="float">
            <text:p>0.100000</text:p>
          </table:table-cell>
          <table:table-cell table:style-name="ce235" office:value-type="float" office:value="0" calcext:value-type="float">
            <text:p>0.000000</text:p>
          </table:table-cell>
          <table:table-cell table:style-name="ce217" office:value-type="float" office:value="-3" calcext:value-type="float">
            <text:p>-3.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4" calcext:value-type="float">
            <text:p>0.040</text:p>
          </table:table-cell>
          <table:table-cell table:style-name="ce265" office:value-type="float" office:value="0.14" calcext:value-type="float">
            <text:p>0.140</text:p>
          </table:table-cell>
          <table:table-cell table:style-name="ce271" office:value-type="float" office:value="0.04" calcext:value-type="float">
            <text:p>0.040</text:p>
          </table:table-cell>
          <table:table-cell table:style-name="ce149" office:value-type="string" calcext:value-type="string">
            <text:p>support="base"/&gt;</text:p>
          </table:table-cell>
          <table:table-cell table:style-name="ce276" table:formula="of:=IF(+[.W77]-[.Z77]=0;&quot;matches&quot;; +[.W77]-[.Z77])" office:value-type="string" office:string-value="matches" calcext:value-type="string">
            <text:p>matches</text:p>
          </table:table-cell>
          <table:table-cell table:style-name="ce276" table:formula="of:=IF(+[.X77]-[.AA77]=0;&quot;matches&quot;; +[.X77]-[.AA77])" office:value-type="float" office:value="-0.1" calcext:value-type="float">
            <text:p>-0.100000</text:p>
          </table:table-cell>
          <table:table-cell table:style-name="ce276" table:formula="of:=IF(+[.Y77]-[.AB77]=0;&quot;matches&quot;; +[.Y77]-[.AB77])" office:value-type="string" office:string-value="matches" calcext:value-type="string">
            <text:p>matches</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205" calcext:value-type="float">
            <text:p>0.205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78]-[.Z78]=0;&quot;matches&quot;; +[.W78]-[.Z78])" office:value-type="string" office:string-value="matches" calcext:value-type="string">
            <text:p>matches</text:p>
          </table:table-cell>
          <table:table-cell table:style-name="ce276" table:formula="of:=IF(+[.X78]-[.AA78]=0;&quot;matches&quot;; +[.X78]-[.AA78])" office:value-type="float" office:value="-0.000153999999999987" calcext:value-type="float">
            <text:p>-0.000154</text:p>
          </table:table-cell>
          <table:table-cell table:style-name="ce276" table:formula="of:=IF(+[.Y78]-[.AB78]=0;&quot;matches&quot;; +[.Y78]-[.AB78])" office:value-type="string" office:string-value="matches" calcext:value-type="string">
            <text:p>matches</text:p>
          </table:table-cell>
          <table:table-cell table:number-columns-repeated="16346"/>
        </table:table-row>
        <table:table-row table:style-name="ro1">
          <table:table-cell table:style-name="ce132" table:number-columns-repeated="10"/>
          <table:table-cell table:style-name="ce132" office:value-type="string" calcext:value-type="string">
            <text:p>L_HAND</text:p>
          </table:table-cell>
          <table:table-cell table:style-name="ce132" table:number-columns-repeated="2"/>
          <table:table-cell table:style-name="ce132" office:value-type="string" calcext:value-type="string">
            <text:p>mWrist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005" calcext:value-type="float">
            <text:p>0.0050</text:p>
          </table:table-cell>
          <table:table-cell table:style-name="ce154" office:value-type="float" office:value="0.049" calcext:value-type="float">
            <text:p>0.0490</text:p>
          </table:table-cell>
          <table:table-cell table:style-name="ce154" office:value-type="float" office:value="-0.001" calcext:value-type="float">
            <text:p>-0.0010</text:p>
          </table:table-cell>
          <table:table-cell table:style-name="ce149" office:value-type="string" calcext:value-type="string">
            <text:p>group="Collision"</text:p>
          </table:table-cell>
          <table:table-cell table:style-name="ce149" office:value-type="string" calcext:value-type="string">
            <text:p>name="L_HAND"</text:p>
          </table:table-cell>
          <table:table-cell table:style-name="ce217"/>
          <table:table-cell table:style-name="ce229"/>
          <table:table-cell table:style-name="ce235"/>
          <table:table-cell table:style-name="ce217" office:value-type="float" office:value="0.01" calcext:value-type="float">
            <text:p>0.010000</text:p>
          </table:table-cell>
          <table:table-cell table:style-name="ce229" office:value-type="float" office:value="0.05" calcext:value-type="float">
            <text:p>0.050000</text:p>
          </table:table-cell>
          <table:table-cell table:style-name="ce235" office:value-type="float" office:value="0" calcext:value-type="float">
            <text:p>0.000000</text:p>
          </table:table-cell>
          <table:table-cell table:style-name="ce217" office:value-type="float" office:value="-3" calcext:value-type="float">
            <text:p>-3.000000</text:p>
          </table:table-cell>
          <table:table-cell table:style-name="ce229" office:value-type="float" office:value="0" calcext:value-type="float">
            <text:p>0.000000</text:p>
          </table:table-cell>
          <table:table-cell table:style-name="ce235" office:value-type="float" office:value="-10" calcext:value-type="float">
            <text:p>-10.000000</text:p>
          </table:table-cell>
          <table:table-cell table:style-name="ce258" office:value-type="float" office:value="0.05" calcext:value-type="float">
            <text:p>0.050</text:p>
          </table:table-cell>
          <table:table-cell table:style-name="ce265" office:value-type="float" office:value="0.08" calcext:value-type="float">
            <text:p>0.080</text:p>
          </table:table-cell>
          <table:table-cell table:style-name="ce271" office:value-type="float" office:value="0.03" calcext:value-type="float">
            <text:p>0.030</text:p>
          </table:table-cell>
          <table:table-cell table:style-name="ce149" office:value-type="string" calcext:value-type="string">
            <text:p>support="base"/&gt;</text:p>
          </table:table-cell>
          <table:table-cell table:style-name="ce276" table:formula="of:=IF(+[.W79]-[.Z79]=0;&quot;matches&quot;; +[.W79]-[.Z79])" office:value-type="float" office:value="-0.01" calcext:value-type="float">
            <text:p>-0.010000</text:p>
          </table:table-cell>
          <table:table-cell table:style-name="ce276" table:formula="of:=IF(+[.X79]-[.AA79]=0;&quot;matches&quot;; +[.X79]-[.AA79])" office:value-type="float" office:value="-0.05" calcext:value-type="float">
            <text:p>-0.050000</text:p>
          </table:table-cell>
          <table:table-cell table:style-name="ce276" table:formula="of:=IF(+[.Y79]-[.AB79]=0;&quot;matches&quot;; +[.Y79]-[.AB79])" office:value-type="string" office:string-value="matches" calcext:value-type="string">
            <text:p>matches</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42" office:value-type="float" office:value="0.013" calcext:value-type="float">
            <text:p>0.013000</text:p>
          </table:table-cell>
          <table:table-cell office:value-type="float" office:value="0.101" calcext:value-type="float">
            <text:p>0.101000</text:p>
          </table:table-cell>
          <table:table-cell table:style-name="ce14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0]-[.Z80]=0;&quot;matches&quot;; +[.W80]-[.Z80])" office:value-type="string" office:string-value="matches" calcext:value-type="string">
            <text:p>matches</text:p>
          </table:table-cell>
          <table:table-cell table:style-name="ce276" table:formula="of:=IF(+[.X80]-[.AA80]=0;&quot;matches&quot;; +[.X80]-[.AA80])" office:value-type="string" office:string-value="matches" calcext:value-type="string">
            <text:p>matches</text:p>
          </table:table-cell>
          <table:table-cell table:style-name="ce276" table:formula="of:=IF(+[.Y80]-[.AB80]=0;&quot;matches&quot;; +[.Y80]-[.AB80])"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42" office:value-type="float" office:value="-0.001" calcext:value-type="float">
            <text:p>-0.001000</text:p>
          </table:table-cell>
          <table:table-cell office:value-type="float" office:value="0.04" calcext:value-type="float">
            <text:p>0.040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1]-[.Z81]=0;&quot;matches&quot;; +[.W81]-[.Z81])" office:value-type="string" office:string-value="matches" calcext:value-type="string">
            <text:p>matches</text:p>
          </table:table-cell>
          <table:table-cell table:style-name="ce276" table:formula="of:=IF(+[.X81]-[.AA81]=0;&quot;matches&quot;; +[.X81]-[.AA81])" office:value-type="string" office:string-value="matches" calcext:value-type="string">
            <text:p>matches</text:p>
          </table:table-cell>
          <table:table-cell table:style-name="ce276" table:formula="of:=IF(+[.Y81]-[.AB81]=0;&quot;matches&quot;; +[.Y81]-[.AB81])"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42" office:value-type="float" office:value="-0.001" calcext:value-type="float">
            <text:p>-0.001000</text:p>
          </table:table-cell>
          <table:table-cell office:value-type="float" office:value="0.049" calcext:value-type="float">
            <text:p>0.049000</text:p>
          </table:table-cell>
          <table:table-cell table:style-name="ce14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2]-[.Z82]=0;&quot;matches&quot;; +[.W82]-[.Z82])" office:value-type="string" office:string-value="matches" calcext:value-type="string">
            <text:p>matches</text:p>
          </table:table-cell>
          <table:table-cell table:style-name="ce276" table:formula="of:=IF(+[.X82]-[.AA82]=0;&quot;matches&quot;; +[.X82]-[.AA82])" office:value-type="string" office:string-value="matches" calcext:value-type="string">
            <text:p>matches</text:p>
          </table:table-cell>
          <table:table-cell table:style-name="ce276" table:formula="of:=IF(+[.Y82]-[.AB82]=0;&quot;matches&quot;; +[.Y82]-[.AB82])"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42" office:value-type="float" office:value="0.038" calcext:value-type="float">
            <text:p>0.038000</text:p>
          </table:table-cell>
          <table:table-cell office:value-type="float" office:value="0.097" calcext:value-type="float">
            <text:p>0.097000</text:p>
          </table:table-cell>
          <table:table-cell table:style-name="ce14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3]-[.Z83]=0;&quot;matches&quot;; +[.W83]-[.Z83])" office:value-type="string" office:string-value="matches" calcext:value-type="string">
            <text:p>matches</text:p>
          </table:table-cell>
          <table:table-cell table:style-name="ce276" table:formula="of:=IF(+[.X83]-[.AA83]=0;&quot;matches&quot;; +[.X83]-[.AA83])" office:value-type="string" office:string-value="matches" calcext:value-type="string">
            <text:p>matches</text:p>
          </table:table-cell>
          <table:table-cell table:style-name="ce276" table:formula="of:=IF(+[.Y83]-[.AB83]=0;&quot;matches&quot;; +[.Y83]-[.AB8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42" office:value-type="float" office:value="0.017" calcext:value-type="float">
            <text:p>0.017000</text:p>
          </table:table-cell>
          <table:table-cell office:value-type="float" office:value="0.036" calcext:value-type="float">
            <text:p>0.036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4]-[.Z84]=0;&quot;matches&quot;; +[.W84]-[.Z84])" office:value-type="string" office:string-value="matches" calcext:value-type="string">
            <text:p>matches</text:p>
          </table:table-cell>
          <table:table-cell table:style-name="ce276" table:formula="of:=IF(+[.X84]-[.AA84]=0;&quot;matches&quot;; +[.X84]-[.AA84])" office:value-type="string" office:string-value="matches" calcext:value-type="string">
            <text:p>matches</text:p>
          </table:table-cell>
          <table:table-cell table:style-name="ce276" table:formula="of:=IF(+[.Y84]-[.AB84]=0;&quot;matches&quot;; +[.Y84]-[.AB84])"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42" office:value-type="float" office:value="0.014" calcext:value-type="float">
            <text:p>0.014000</text:p>
          </table:table-cell>
          <table:table-cell office:value-type="float" office:value="0.032" calcext:value-type="float">
            <text:p>0.032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5]-[.Z85]=0;&quot;matches&quot;; +[.W85]-[.Z85])" office:value-type="string" office:string-value="matches" calcext:value-type="string">
            <text:p>matches</text:p>
          </table:table-cell>
          <table:table-cell table:style-name="ce276" table:formula="of:=IF(+[.X85]-[.AA85]=0;&quot;matches&quot;; +[.X85]-[.AA85])" office:value-type="string" office:string-value="matches" calcext:value-type="string">
            <text:p>matches</text:p>
          </table:table-cell>
          <table:table-cell table:style-name="ce276" table:formula="of:=IF(+[.Y85]-[.AB85]=0;&quot;matches&quot;; +[.Y85]-[.AB8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42" office:value-type="float" office:value="-0.01" calcext:value-type="float">
            <text:p>-0.010000</text:p>
          </table:table-cell>
          <table:table-cell office:value-type="float" office:value="0.099" calcext:value-type="float">
            <text:p>0.099000</text:p>
          </table:table-cell>
          <table:table-cell table:style-name="ce14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6]-[.Z86]=0;&quot;matches&quot;; +[.W86]-[.Z86])" office:value-type="string" office:string-value="matches" calcext:value-type="string">
            <text:p>matches</text:p>
          </table:table-cell>
          <table:table-cell table:style-name="ce276" table:formula="of:=IF(+[.X86]-[.AA86]=0;&quot;matches&quot;; +[.X86]-[.AA86])" office:value-type="string" office:string-value="matches" calcext:value-type="string">
            <text:p>matches</text:p>
          </table:table-cell>
          <table:table-cell table:style-name="ce276" table:formula="of:=IF(+[.Y86]-[.AB86]=0;&quot;matches&quot;; +[.Y86]-[.AB8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42" office:value-type="float" office:value="-0.013" calcext:value-type="float">
            <text:p>-0.013000</text:p>
          </table:table-cell>
          <table:table-cell office:value-type="float" office:value="0.038" calcext:value-type="float">
            <text:p>0.038000</text:p>
          </table:table-cell>
          <table:table-cell table:style-name="ce14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7]-[.Z87]=0;&quot;matches&quot;; +[.W87]-[.Z87])" office:value-type="string" office:string-value="matches" calcext:value-type="string">
            <text:p>matches</text:p>
          </table:table-cell>
          <table:table-cell table:style-name="ce276" table:formula="of:=IF(+[.X87]-[.AA87]=0;&quot;matches&quot;; +[.X87]-[.AA87])" office:value-type="string" office:string-value="matches" calcext:value-type="string">
            <text:p>matches</text:p>
          </table:table-cell>
          <table:table-cell table:style-name="ce276" table:formula="of:=IF(+[.Y87]-[.AB87]=0;&quot;matches&quot;; +[.Y87]-[.AB87])"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42" office:value-type="float" office:value="-0.013" calcext:value-type="float">
            <text:p>-0.013000</text:p>
          </table:table-cell>
          <table:table-cell office:value-type="float" office:value="0.04" calcext:value-type="float">
            <text:p>0.040000</text:p>
          </table:table-cell>
          <table:table-cell table:style-name="ce14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8]-[.Z88]=0;&quot;matches&quot;; +[.W88]-[.Z88])" office:value-type="string" office:string-value="matches" calcext:value-type="string">
            <text:p>matches</text:p>
          </table:table-cell>
          <table:table-cell table:style-name="ce276" table:formula="of:=IF(+[.X88]-[.AA88]=0;&quot;matches&quot;; +[.X88]-[.AA88])" office:value-type="string" office:string-value="matches" calcext:value-type="string">
            <text:p>matches</text:p>
          </table:table-cell>
          <table:table-cell table:style-name="ce276" table:formula="of:=IF(+[.Y88]-[.AB88]=0;&quot;matches&quot;; +[.Y88]-[.AB88])"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42" office:value-type="float" office:value="-0.031" calcext:value-type="float">
            <text:p>-0.031000</text:p>
          </table:table-cell>
          <table:table-cell office:value-type="float" office:value="0.095" calcext:value-type="float">
            <text:p>0.095000</text:p>
          </table:table-cell>
          <table:table-cell table:style-name="ce14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89]-[.Z89]=0;&quot;matches&quot;; +[.W89]-[.Z89])" office:value-type="string" office:string-value="matches" calcext:value-type="string">
            <text:p>matches</text:p>
          </table:table-cell>
          <table:table-cell table:style-name="ce276" table:formula="of:=IF(+[.X89]-[.AA89]=0;&quot;matches&quot;; +[.X89]-[.AA89])" office:value-type="string" office:string-value="matches" calcext:value-type="string">
            <text:p>matches</text:p>
          </table:table-cell>
          <table:table-cell table:style-name="ce276" table:formula="of:=IF(+[.Y89]-[.AB89]=0;&quot;matches&quot;; +[.Y89]-[.AB89])"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42" office:value-type="float" office:value="-0.024" calcext:value-type="float">
            <text:p>-0.024000</text:p>
          </table:table-cell>
          <table:table-cell office:value-type="float" office:value="0.025" calcext:value-type="float">
            <text:p>0.025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90]-[.Z90]=0;&quot;matches&quot;; +[.W90]-[.Z90])" office:value-type="string" office:string-value="matches" calcext:value-type="string">
            <text:p>matches</text:p>
          </table:table-cell>
          <table:table-cell table:style-name="ce276" table:formula="of:=IF(+[.X90]-[.AA90]=0;&quot;matches&quot;; +[.X90]-[.AA90])" office:value-type="string" office:string-value="matches" calcext:value-type="string">
            <text:p>matches</text:p>
          </table:table-cell>
          <table:table-cell table:style-name="ce276" table:formula="of:=IF(+[.Y90]-[.AB90]=0;&quot;matches&quot;; +[.Y90]-[.AB90])"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42" office:value-type="float" office:value="-0.015" calcext:value-type="float">
            <text:p>-0.015000</text:p>
          </table:table-cell>
          <table:table-cell office:value-type="float" office:value="0.018" calcext:value-type="float">
            <text:p>0.018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91]-[.Z91]=0;&quot;matches&quot;; +[.W91]-[.Z91])" office:value-type="string" office:string-value="matches" calcext:value-type="string">
            <text:p>matches</text:p>
          </table:table-cell>
          <table:table-cell table:style-name="ce276" table:formula="of:=IF(+[.X91]-[.AA91]=0;&quot;matches&quot;; +[.X91]-[.AA91])" office:value-type="string" office:string-value="matches" calcext:value-type="string">
            <text:p>matches</text:p>
          </table:table-cell>
          <table:table-cell table:style-name="ce276" table:formula="of:=IF(+[.Y91]-[.AB91]=0;&quot;matches&quot;; +[.Y91]-[.AB91])"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42" office:value-type="float" office:value="0.031" calcext:value-type="float">
            <text:p>0.031000</text:p>
          </table:table-cell>
          <table:table-cell office:value-type="float" office:value="0.026" calcext:value-type="float">
            <text:p>0.026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92]-[.Z92]=0;&quot;matches&quot;; +[.W92]-[.Z92])" office:value-type="string" office:string-value="matches" calcext:value-type="string">
            <text:p>matches</text:p>
          </table:table-cell>
          <table:table-cell table:style-name="ce276" table:formula="of:=IF(+[.X92]-[.AA92]=0;&quot;matches&quot;; +[.X92]-[.AA92])" office:value-type="string" office:string-value="matches" calcext:value-type="string">
            <text:p>matches</text:p>
          </table:table-cell>
          <table:table-cell table:style-name="ce276" table:formula="of:=IF(+[.Y92]-[.AB92]=0;&quot;matches&quot;; +[.Y92]-[.AB9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42" office:value-type="float" office:value="0.028" calcext:value-type="float">
            <text:p>0.028000</text:p>
          </table:table-cell>
          <table:table-cell office:value-type="float" office:value="0.032" calcext:value-type="float">
            <text:p>0.032000</text:p>
          </table:table-cell>
          <table:table-cell table:style-name="ce14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93]-[.Z93]=0;&quot;matches&quot;; +[.W93]-[.Z93])" office:value-type="string" office:string-value="matches" calcext:value-type="string">
            <text:p>matches</text:p>
          </table:table-cell>
          <table:table-cell table:style-name="ce276" table:formula="of:=IF(+[.X93]-[.AA93]=0;&quot;matches&quot;; +[.X93]-[.AA93])" office:value-type="string" office:string-value="matches" calcext:value-type="string">
            <text:p>matches</text:p>
          </table:table-cell>
          <table:table-cell table:style-name="ce276" table:formula="of:=IF(+[.Y93]-[.AB93]=0;&quot;matches&quot;; +[.Y93]-[.AB93])"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42" office:value-type="float" office:value="0.023" calcext:value-type="float">
            <text:p>0.023000</text:p>
          </table:table-cell>
          <table:table-cell office:value-type="float" office:value="0.031" calcext:value-type="float">
            <text:p>0.031000</text:p>
          </table:table-cell>
          <table:table-cell table:style-name="ce14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94]-[.Z94]=0;&quot;matches&quot;; +[.W94]-[.Z94])" office:value-type="string" office:string-value="matches" calcext:value-type="string">
            <text:p>matches</text:p>
          </table:table-cell>
          <table:table-cell table:style-name="ce276" table:formula="of:=IF(+[.X94]-[.AA94]=0;&quot;matches&quot;; +[.X94]-[.AA94])" office:value-type="string" office:string-value="matches" calcext:value-type="string">
            <text:p>matches</text:p>
          </table:table-cell>
          <table:table-cell table:style-name="ce276" table:formula="of:=IF(+[.Y94]-[.AB94]=0;&quot;matches&quot;; +[.Y94]-[.AB94])" office:value-type="string" office:string-value="matches" calcext:value-type="string">
            <text:p>matches</text:p>
          </table:table-cell>
          <table:table-cell table:number-columns-repeated="16346"/>
        </table:table-row>
        <table:table-row table:style-name="ro1">
          <table:table-cell table:style-name="ce130" table:number-columns-repeated="6"/>
          <table:table-cell table:style-name="ce130" office:value-type="string" calcext:value-type="string">
            <text:p>mCollarRight</text:p>
          </table:table-cell>
          <table:table-cell table:style-name="ce130" table:number-columns-repeated="6"/>
          <table:table-cell table:style-name="ce130"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42" office:value-type="float" office:value="-0.021" calcext:value-type="float">
            <text:p>-0.021000</text:p>
          </table:table-cell>
          <table:table-cell office:value-type="float" office:value="-0.085" calcext:value-type="float">
            <text:p>-0.085000</text:p>
          </table:table-cell>
          <table:table-cell table:style-name="ce14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95]-[.Z95]=0;&quot;matches&quot;; +[.W95]-[.Z95])" office:value-type="float" office:value="0.0000730000000000002" calcext:value-type="float">
            <text:p>0.000073</text:p>
          </table:table-cell>
          <table:table-cell table:style-name="ce276" table:formula="of:=IF(+[.X95]-[.AA95]=0;&quot;matches&quot;; +[.X95]-[.AA95])" office:value-type="string" office:string-value="matches" calcext:value-type="string">
            <text:p>matches</text:p>
          </table:table-cell>
          <table:table-cell table:style-name="ce276" table:formula="of:=IF(+[.Y95]-[.AB95]=0;&quot;matches&quot;; +[.Y95]-[.AB95])" office:value-type="float" office:value="0.00039599999999998" calcext:value-type="float">
            <text:p>0.000396</text:p>
          </table:table-cell>
          <table:table-cell table:style-name="ce130" table:number-columns-repeated="978"/>
          <table:table-cell table:number-columns-repeated="15368"/>
        </table:table-row>
        <table:table-row table:style-name="ro1">
          <table:table-cell table:style-name="ce132" table:number-columns-repeated="7"/>
          <table:table-cell table:style-name="ce132" office:value-type="string" calcext:value-type="string">
            <text:p>R_CLAVICLE</text:p>
          </table:table-cell>
          <table:table-cell table:style-name="ce132" table:number-columns-repeated="5"/>
          <table:table-cell table:style-name="ce132" office:value-type="string" calcext:value-type="string">
            <text:p>mCollar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 calcext:value-type="float">
            <text:p>0.0000</text:p>
          </table:table-cell>
          <table:table-cell table:style-name="ce149" office:value-type="string" calcext:value-type="string">
            <text:p>group="Collision"</text:p>
          </table:table-cell>
          <table:table-cell table:style-name="ce149" office:value-type="string" calcext:value-type="string">
            <text:p>name="R_CLAVICLE"</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 calcext:value-type="float">
            <text:p>0.000000</text:p>
          </table:table-cell>
          <table:table-cell table:style-name="ce235" office:value-type="float" office:value="0.02" calcext:value-type="float">
            <text:p>0.02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7" calcext:value-type="float">
            <text:p>0.070</text:p>
          </table:table-cell>
          <table:table-cell table:style-name="ce265" office:value-type="float" office:value="0.14" calcext:value-type="float">
            <text:p>0.14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96]-[.Z96]=0;&quot;matches&quot;; +[.W96]-[.Z96])" office:value-type="float" office:value="-0.02" calcext:value-type="float">
            <text:p>-0.020000</text:p>
          </table:table-cell>
          <table:table-cell table:style-name="ce276" table:formula="of:=IF(+[.X96]-[.AA96]=0;&quot;matches&quot;; +[.X96]-[.AA96])" office:value-type="string" office:string-value="matches" calcext:value-type="string">
            <text:p>matches</text:p>
          </table:table-cell>
          <table:table-cell table:style-name="ce276" table:formula="of:=IF(+[.Y96]-[.AB96]=0;&quot;matches&quot;; +[.Y96]-[.AB96])" office:value-type="float" office:value="-0.02" calcext:value-type="float">
            <text:p>-0.02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079" calcext:value-type="float">
            <text:p>-0.079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97]-[.Z97]=0;&quot;matches&quot;; +[.W97]-[.Z97])" office:value-type="string" office:string-value="matches" calcext:value-type="string">
            <text:p>matches</text:p>
          </table:table-cell>
          <table:table-cell table:style-name="ce276" table:formula="of:=IF(+[.X97]-[.AA97]=0;&quot;matches&quot;; +[.X97]-[.AA97])" office:value-type="float" office:value="-0.000418000000000002" calcext:value-type="float">
            <text:p>-0.000418</text:p>
          </table:table-cell>
          <table:table-cell table:style-name="ce276" table:formula="of:=IF(+[.Y97]-[.AB97]=0;&quot;matches&quot;; +[.Y97]-[.AB97])" office:value-type="string" office:string-value="matches" calcext:value-type="string">
            <text:p>matches</text:p>
          </table:table-cell>
          <table:table-cell table:number-columns-repeated="16346"/>
        </table:table-row>
        <table:table-row table:style-name="ro1">
          <table:table-cell table:style-name="ce132" table:number-columns-repeated="8"/>
          <table:table-cell table:style-name="ce132" office:value-type="string" calcext:value-type="string">
            <text:p>R_UPPER_ARM</text:p>
          </table:table-cell>
          <table:table-cell table:style-name="ce132" table:number-columns-repeated="4"/>
          <table:table-cell table:style-name="ce132" office:value-type="string" calcext:value-type="string">
            <text:p>mShoulder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3" calcext:value-type="float">
            <text:p>-0.1300</text:p>
          </table:table-cell>
          <table:table-cell table:style-name="ce154" office:value-type="float" office:value="-0.003" calcext:value-type="float">
            <text:p>-0.0030</text:p>
          </table:table-cell>
          <table:table-cell table:style-name="ce149" office:value-type="string" calcext:value-type="string">
            <text:p>group="Collision"</text:p>
          </table:table-cell>
          <table:table-cell table:style-name="ce149" office:value-type="string" calcext:value-type="string">
            <text:p>name="R_UPPER_ARM"</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2" calcext:value-type="float">
            <text:p>-0.120000</text:p>
          </table:table-cell>
          <table:table-cell table:style-name="ce235" office:value-type="float" office:value="0.01" calcext:value-type="float">
            <text:p>0.010000</text:p>
          </table:table-cell>
          <table:table-cell table:style-name="ce217" office:value-type="float" office:value="5" calcext:value-type="float">
            <text:p>5.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5" calcext:value-type="float">
            <text:p>0.050</text:p>
          </table:table-cell>
          <table:table-cell table:style-name="ce265" office:value-type="float" office:value="0.17" calcext:value-type="float">
            <text:p>0.17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98]-[.Z98]=0;&quot;matches&quot;; +[.W98]-[.Z98])" office:value-type="string" office:string-value="matches" calcext:value-type="string">
            <text:p>matches</text:p>
          </table:table-cell>
          <table:table-cell table:style-name="ce276" table:formula="of:=IF(+[.X98]-[.AA98]=0;&quot;matches&quot;; +[.X98]-[.AA98])" office:value-type="float" office:value="0.12" calcext:value-type="float">
            <text:p>0.120000</text:p>
          </table:table-cell>
          <table:table-cell table:style-name="ce276" table:formula="of:=IF(+[.Y98]-[.AB98]=0;&quot;matches&quot;; +[.Y98]-[.AB98])" office:value-type="float" office:value="-0.01" calcext:value-type="float">
            <text:p>-0.01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248" calcext:value-type="float">
            <text:p>-0.248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99]-[.Z99]=0;&quot;matches&quot;; +[.W99]-[.Z99])" office:value-type="string" office:string-value="matches" calcext:value-type="string">
            <text:p>matches</text:p>
          </table:table-cell>
          <table:table-cell table:style-name="ce276" table:formula="of:=IF(+[.X99]-[.AA99]=0;&quot;matches&quot;; +[.X99]-[.AA99])" office:value-type="string" office:string-value="matches" calcext:value-type="string">
            <text:p>matches</text:p>
          </table:table-cell>
          <table:table-cell table:style-name="ce276" table:formula="of:=IF(+[.Y99]-[.AB99]=0;&quot;matches&quot;; +[.Y99]-[.AB99])" office:value-type="string" office:string-value="matches" calcext:value-type="string">
            <text:p>matches</text:p>
          </table:table-cell>
          <table:table-cell table:number-columns-repeated="16346"/>
        </table:table-row>
        <table:table-row table:style-name="ro1">
          <table:table-cell table:style-name="ce132" table:number-columns-repeated="9"/>
          <table:table-cell table:style-name="ce132" office:value-type="string" calcext:value-type="string">
            <text:p>R_LOWER_ARM</text:p>
          </table:table-cell>
          <table:table-cell table:style-name="ce132" table:number-columns-repeated="3"/>
          <table:table-cell table:style-name="ce132" office:value-type="string" calcext:value-type="string">
            <text:p>mElbow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 calcext:value-type="float">
            <text:p>0.0000</text:p>
          </table:table-cell>
          <table:table-cell table:style-name="ce154" office:value-type="float" office:value="-0.1" calcext:value-type="float">
            <text:p>-0.1000</text:p>
          </table:table-cell>
          <table:table-cell table:style-name="ce154" office:value-type="float" office:value="-0.001" calcext:value-type="float">
            <text:p>-0.0010</text:p>
          </table:table-cell>
          <table:table-cell table:style-name="ce149" office:value-type="string" calcext:value-type="string">
            <text:p>group="Collision"</text:p>
          </table:table-cell>
          <table:table-cell table:style-name="ce149" office:value-type="string" calcext:value-type="string">
            <text:p>name="R_LOWER_ARM"</text:p>
          </table:table-cell>
          <table:table-cell table:style-name="ce217"/>
          <table:table-cell table:style-name="ce229"/>
          <table:table-cell table:style-name="ce235"/>
          <table:table-cell table:style-name="ce217" office:value-type="float" office:value="0" calcext:value-type="float">
            <text:p>0.000000</text:p>
          </table:table-cell>
          <table:table-cell table:style-name="ce229" office:value-type="float" office:value="-0.1" calcext:value-type="float">
            <text:p>-0.100000</text:p>
          </table:table-cell>
          <table:table-cell table:style-name="ce235" office:value-type="float" office:value="0" calcext:value-type="float">
            <text:p>0.000000</text:p>
          </table:table-cell>
          <table:table-cell table:style-name="ce217" office:value-type="float" office:value="3" calcext:value-type="float">
            <text:p>3.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4" calcext:value-type="float">
            <text:p>0.040</text:p>
          </table:table-cell>
          <table:table-cell table:style-name="ce265" office:value-type="float" office:value="0.14" calcext:value-type="float">
            <text:p>0.140</text:p>
          </table:table-cell>
          <table:table-cell table:style-name="ce271" office:value-type="float" office:value="0.04" calcext:value-type="float">
            <text:p>0.040</text:p>
          </table:table-cell>
          <table:table-cell table:style-name="ce149" office:value-type="string" calcext:value-type="string">
            <text:p>support="base"/&gt;</text:p>
          </table:table-cell>
          <table:table-cell table:style-name="ce276" table:formula="of:=IF(+[.W100]-[.Z100]=0;&quot;matches&quot;; +[.W100]-[.Z100])" office:value-type="string" office:string-value="matches" calcext:value-type="string">
            <text:p>matches</text:p>
          </table:table-cell>
          <table:table-cell table:style-name="ce276" table:formula="of:=IF(+[.X100]-[.AA100]=0;&quot;matches&quot;; +[.X100]-[.AA100])" office:value-type="float" office:value="0.1" calcext:value-type="float">
            <text:p>0.100000</text:p>
          </table:table-cell>
          <table:table-cell table:style-name="ce276" table:formula="of:=IF(+[.Y100]-[.AB100]=0;&quot;matches&quot;; +[.Y100]-[.AB100])" office:value-type="string" office:string-value="matches" calcext:value-type="string">
            <text:p>matches</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42" office:value-type="float" office:value="0" calcext:value-type="float">
            <text:p>0.000000</text:p>
          </table:table-cell>
          <table:table-cell office:value-type="float" office:value="-0.205" calcext:value-type="float">
            <text:p>-0.205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01]-[.Z101]=0;&quot;matches&quot;; +[.W101]-[.Z101])" office:value-type="string" office:string-value="matches" calcext:value-type="string">
            <text:p>matches</text:p>
          </table:table-cell>
          <table:table-cell table:style-name="ce276" table:formula="of:=IF(+[.X101]-[.AA101]=0;&quot;matches&quot;; +[.X101]-[.AA101])" office:value-type="string" office:string-value="matches" calcext:value-type="string">
            <text:p>matches</text:p>
          </table:table-cell>
          <table:table-cell table:style-name="ce276" table:formula="of:=IF(+[.Y101]-[.AB101]=0;&quot;matches&quot;; +[.Y101]-[.AB101])" office:value-type="string" office:string-value="matches" calcext:value-type="string">
            <text:p>matches</text:p>
          </table:table-cell>
          <table:table-cell table:number-columns-repeated="16346"/>
        </table:table-row>
        <table:table-row table:style-name="ro1">
          <table:table-cell table:style-name="ce132" table:number-columns-repeated="10"/>
          <table:table-cell table:style-name="ce132" office:value-type="string" calcext:value-type="string">
            <text:p>R_HAND</text:p>
          </table:table-cell>
          <table:table-cell table:style-name="ce132" table:number-columns-repeated="2"/>
          <table:table-cell table:style-name="ce132" office:value-type="string" calcext:value-type="string">
            <text:p>mWrist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005" calcext:value-type="float">
            <text:p>0.0050</text:p>
          </table:table-cell>
          <table:table-cell table:style-name="ce154" office:value-type="float" office:value="-0.049" calcext:value-type="float">
            <text:p>-0.0490</text:p>
          </table:table-cell>
          <table:table-cell table:style-name="ce154" office:value-type="float" office:value="-0.001" calcext:value-type="float">
            <text:p>-0.0010</text:p>
          </table:table-cell>
          <table:table-cell table:style-name="ce149" office:value-type="string" calcext:value-type="string">
            <text:p>group="Collision"</text:p>
          </table:table-cell>
          <table:table-cell table:style-name="ce149" office:value-type="string" calcext:value-type="string">
            <text:p>name="R_HAND"</text:p>
          </table:table-cell>
          <table:table-cell table:style-name="ce217"/>
          <table:table-cell table:style-name="ce229"/>
          <table:table-cell table:style-name="ce235"/>
          <table:table-cell table:style-name="ce217" office:value-type="float" office:value="0.01" calcext:value-type="float">
            <text:p>0.010000</text:p>
          </table:table-cell>
          <table:table-cell table:style-name="ce229" office:value-type="float" office:value="-0.05" calcext:value-type="float">
            <text:p>-0.050000</text:p>
          </table:table-cell>
          <table:table-cell table:style-name="ce235" office:value-type="float" office:value="0" calcext:value-type="float">
            <text:p>0.000000</text:p>
          </table:table-cell>
          <table:table-cell table:style-name="ce217" office:value-type="float" office:value="3" calcext:value-type="float">
            <text:p>3.000000</text:p>
          </table:table-cell>
          <table:table-cell table:style-name="ce229" office:value-type="float" office:value="0" calcext:value-type="float">
            <text:p>0.000000</text:p>
          </table:table-cell>
          <table:table-cell table:style-name="ce235" office:value-type="float" office:value="10" calcext:value-type="float">
            <text:p>10.000000</text:p>
          </table:table-cell>
          <table:table-cell table:style-name="ce258" office:value-type="float" office:value="0.05" calcext:value-type="float">
            <text:p>0.050</text:p>
          </table:table-cell>
          <table:table-cell table:style-name="ce265" office:value-type="float" office:value="0.08" calcext:value-type="float">
            <text:p>0.080</text:p>
          </table:table-cell>
          <table:table-cell table:style-name="ce271" office:value-type="float" office:value="0.03" calcext:value-type="float">
            <text:p>0.030</text:p>
          </table:table-cell>
          <table:table-cell table:style-name="ce149" office:value-type="string" calcext:value-type="string">
            <text:p>support="base"/&gt;</text:p>
          </table:table-cell>
          <table:table-cell table:style-name="ce276" table:formula="of:=IF(+[.W102]-[.Z102]=0;&quot;matches&quot;; +[.W102]-[.Z102])" office:value-type="float" office:value="-0.01" calcext:value-type="float">
            <text:p>-0.010000</text:p>
          </table:table-cell>
          <table:table-cell table:style-name="ce276" table:formula="of:=IF(+[.X102]-[.AA102]=0;&quot;matches&quot;; +[.X102]-[.AA102])" office:value-type="float" office:value="0.05" calcext:value-type="float">
            <text:p>0.050000</text:p>
          </table:table-cell>
          <table:table-cell table:style-name="ce276" table:formula="of:=IF(+[.Y102]-[.AB102]=0;&quot;matches&quot;; +[.Y102]-[.AB102])" office:value-type="string" office:string-value="matches" calcext:value-type="string">
            <text:p>matches</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42" office:value-type="float" office:value="0.013" calcext:value-type="float">
            <text:p>0.013000</text:p>
          </table:table-cell>
          <table:table-cell office:value-type="float" office:value="-0.101" calcext:value-type="float">
            <text:p>-0.101000</text:p>
          </table:table-cell>
          <table:table-cell table:style-name="ce14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3]-[.Z103]=0;&quot;matches&quot;; +[.W103]-[.Z103])" office:value-type="string" office:string-value="matches" calcext:value-type="string">
            <text:p>matches</text:p>
          </table:table-cell>
          <table:table-cell table:style-name="ce276" table:formula="of:=IF(+[.X103]-[.AA103]=0;&quot;matches&quot;; +[.X103]-[.AA103])" office:value-type="string" office:string-value="matches" calcext:value-type="string">
            <text:p>matches</text:p>
          </table:table-cell>
          <table:table-cell table:style-name="ce276" table:formula="of:=IF(+[.Y103]-[.AB103]=0;&quot;matches&quot;; +[.Y103]-[.AB103])"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42" office:value-type="float" office:value="-0.001" calcext:value-type="float">
            <text:p>-0.001000</text:p>
          </table:table-cell>
          <table:table-cell office:value-type="float" office:value="-0.04" calcext:value-type="float">
            <text:p>-0.040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4]-[.Z104]=0;&quot;matches&quot;; +[.W104]-[.Z104])" office:value-type="string" office:string-value="matches" calcext:value-type="string">
            <text:p>matches</text:p>
          </table:table-cell>
          <table:table-cell table:style-name="ce276" table:formula="of:=IF(+[.X104]-[.AA104]=0;&quot;matches&quot;; +[.X104]-[.AA104])" office:value-type="string" office:string-value="matches" calcext:value-type="string">
            <text:p>matches</text:p>
          </table:table-cell>
          <table:table-cell table:style-name="ce276" table:formula="of:=IF(+[.Y104]-[.AB104]=0;&quot;matches&quot;; +[.Y104]-[.AB104])"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42" office:value-type="float" office:value="-0.001" calcext:value-type="float">
            <text:p>-0.001000</text:p>
          </table:table-cell>
          <table:table-cell office:value-type="float" office:value="-0.049" calcext:value-type="float">
            <text:p>-0.049000</text:p>
          </table:table-cell>
          <table:table-cell table:style-name="ce14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5]-[.Z105]=0;&quot;matches&quot;; +[.W105]-[.Z105])" office:value-type="string" office:string-value="matches" calcext:value-type="string">
            <text:p>matches</text:p>
          </table:table-cell>
          <table:table-cell table:style-name="ce276" table:formula="of:=IF(+[.X105]-[.AA105]=0;&quot;matches&quot;; +[.X105]-[.AA105])" office:value-type="string" office:string-value="matches" calcext:value-type="string">
            <text:p>matches</text:p>
          </table:table-cell>
          <table:table-cell table:style-name="ce276" table:formula="of:=IF(+[.Y105]-[.AB105]=0;&quot;matches&quot;; +[.Y105]-[.AB10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42" office:value-type="float" office:value="0.038" calcext:value-type="float">
            <text:p>0.038000</text:p>
          </table:table-cell>
          <table:table-cell office:value-type="float" office:value="-0.097" calcext:value-type="float">
            <text:p>-0.097000</text:p>
          </table:table-cell>
          <table:table-cell table:style-name="ce14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6]-[.Z106]=0;&quot;matches&quot;; +[.W106]-[.Z106])" office:value-type="string" office:string-value="matches" calcext:value-type="string">
            <text:p>matches</text:p>
          </table:table-cell>
          <table:table-cell table:style-name="ce276" table:formula="of:=IF(+[.X106]-[.AA106]=0;&quot;matches&quot;; +[.X106]-[.AA106])" office:value-type="string" office:string-value="matches" calcext:value-type="string">
            <text:p>matches</text:p>
          </table:table-cell>
          <table:table-cell table:style-name="ce276" table:formula="of:=IF(+[.Y106]-[.AB106]=0;&quot;matches&quot;; +[.Y106]-[.AB10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42" office:value-type="float" office:value="0.017" calcext:value-type="float">
            <text:p>0.017000</text:p>
          </table:table-cell>
          <table:table-cell office:value-type="float" office:value="-0.036" calcext:value-type="float">
            <text:p>-0.036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7]-[.Z107]=0;&quot;matches&quot;; +[.W107]-[.Z107])" office:value-type="string" office:string-value="matches" calcext:value-type="string">
            <text:p>matches</text:p>
          </table:table-cell>
          <table:table-cell table:style-name="ce276" table:formula="of:=IF(+[.X107]-[.AA107]=0;&quot;matches&quot;; +[.X107]-[.AA107])" office:value-type="string" office:string-value="matches" calcext:value-type="string">
            <text:p>matches</text:p>
          </table:table-cell>
          <table:table-cell table:style-name="ce276" table:formula="of:=IF(+[.Y107]-[.AB107]=0;&quot;matches&quot;; +[.Y107]-[.AB107])"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42" office:value-type="float" office:value="0.014" calcext:value-type="float">
            <text:p>0.014000</text:p>
          </table:table-cell>
          <table:table-cell office:value-type="float" office:value="-0.032" calcext:value-type="float">
            <text:p>-0.032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8]-[.Z108]=0;&quot;matches&quot;; +[.W108]-[.Z108])" office:value-type="string" office:string-value="matches" calcext:value-type="string">
            <text:p>matches</text:p>
          </table:table-cell>
          <table:table-cell table:style-name="ce276" table:formula="of:=IF(+[.X108]-[.AA108]=0;&quot;matches&quot;; +[.X108]-[.AA108])" office:value-type="string" office:string-value="matches" calcext:value-type="string">
            <text:p>matches</text:p>
          </table:table-cell>
          <table:table-cell table:style-name="ce276" table:formula="of:=IF(+[.Y108]-[.AB108]=0;&quot;matches&quot;; +[.Y108]-[.AB108])"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42" office:value-type="float" office:value="-0.01" calcext:value-type="float">
            <text:p>-0.010000</text:p>
          </table:table-cell>
          <table:table-cell office:value-type="float" office:value="-0.099" calcext:value-type="float">
            <text:p>-0.099000</text:p>
          </table:table-cell>
          <table:table-cell table:style-name="ce14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09]-[.Z109]=0;&quot;matches&quot;; +[.W109]-[.Z109])" office:value-type="string" office:string-value="matches" calcext:value-type="string">
            <text:p>matches</text:p>
          </table:table-cell>
          <table:table-cell table:style-name="ce276" table:formula="of:=IF(+[.X109]-[.AA109]=0;&quot;matches&quot;; +[.X109]-[.AA109])" office:value-type="string" office:string-value="matches" calcext:value-type="string">
            <text:p>matches</text:p>
          </table:table-cell>
          <table:table-cell table:style-name="ce276" table:formula="of:=IF(+[.Y109]-[.AB109]=0;&quot;matches&quot;; +[.Y109]-[.AB109])"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42" office:value-type="float" office:value="-0.013" calcext:value-type="float">
            <text:p>-0.013000</text:p>
          </table:table-cell>
          <table:table-cell office:value-type="float" office:value="-0.038" calcext:value-type="float">
            <text:p>-0.038000</text:p>
          </table:table-cell>
          <table:table-cell table:style-name="ce14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0]-[.Z110]=0;&quot;matches&quot;; +[.W110]-[.Z110])" office:value-type="string" office:string-value="matches" calcext:value-type="string">
            <text:p>matches</text:p>
          </table:table-cell>
          <table:table-cell table:style-name="ce276" table:formula="of:=IF(+[.X110]-[.AA110]=0;&quot;matches&quot;; +[.X110]-[.AA110])" office:value-type="string" office:string-value="matches" calcext:value-type="string">
            <text:p>matches</text:p>
          </table:table-cell>
          <table:table-cell table:style-name="ce276" table:formula="of:=IF(+[.Y110]-[.AB110]=0;&quot;matches&quot;; +[.Y110]-[.AB110])"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42" office:value-type="float" office:value="-0.013" calcext:value-type="float">
            <text:p>-0.013000</text:p>
          </table:table-cell>
          <table:table-cell office:value-type="float" office:value="-0.04" calcext:value-type="float">
            <text:p>-0.040000</text:p>
          </table:table-cell>
          <table:table-cell table:style-name="ce14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1]-[.Z111]=0;&quot;matches&quot;; +[.W111]-[.Z111])" office:value-type="string" office:string-value="matches" calcext:value-type="string">
            <text:p>matches</text:p>
          </table:table-cell>
          <table:table-cell table:style-name="ce276" table:formula="of:=IF(+[.X111]-[.AA111]=0;&quot;matches&quot;; +[.X111]-[.AA111])" office:value-type="string" office:string-value="matches" calcext:value-type="string">
            <text:p>matches</text:p>
          </table:table-cell>
          <table:table-cell table:style-name="ce276" table:formula="of:=IF(+[.Y111]-[.AB111]=0;&quot;matches&quot;; +[.Y111]-[.AB111])"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42" office:value-type="float" office:value="-0.031" calcext:value-type="float">
            <text:p>-0.031000</text:p>
          </table:table-cell>
          <table:table-cell office:value-type="float" office:value="-0.095" calcext:value-type="float">
            <text:p>-0.095000</text:p>
          </table:table-cell>
          <table:table-cell table:style-name="ce14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2]-[.Z112]=0;&quot;matches&quot;; +[.W112]-[.Z112])" office:value-type="string" office:string-value="matches" calcext:value-type="string">
            <text:p>matches</text:p>
          </table:table-cell>
          <table:table-cell table:style-name="ce276" table:formula="of:=IF(+[.X112]-[.AA112]=0;&quot;matches&quot;; +[.X112]-[.AA112])" office:value-type="string" office:string-value="matches" calcext:value-type="string">
            <text:p>matches</text:p>
          </table:table-cell>
          <table:table-cell table:style-name="ce276" table:formula="of:=IF(+[.Y112]-[.AB112]=0;&quot;matches&quot;; +[.Y112]-[.AB11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42" office:value-type="float" office:value="-0.024" calcext:value-type="float">
            <text:p>-0.024000</text:p>
          </table:table-cell>
          <table:table-cell office:value-type="float" office:value="-0.025" calcext:value-type="float">
            <text:p>-0.025000</text:p>
          </table:table-cell>
          <table:table-cell table:style-name="ce14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3]-[.Z113]=0;&quot;matches&quot;; +[.W113]-[.Z113])" office:value-type="string" office:string-value="matches" calcext:value-type="string">
            <text:p>matches</text:p>
          </table:table-cell>
          <table:table-cell table:style-name="ce276" table:formula="of:=IF(+[.X113]-[.AA113]=0;&quot;matches&quot;; +[.X113]-[.AA113])" office:value-type="string" office:string-value="matches" calcext:value-type="string">
            <text:p>matches</text:p>
          </table:table-cell>
          <table:table-cell table:style-name="ce276" table:formula="of:=IF(+[.Y113]-[.AB113]=0;&quot;matches&quot;; +[.Y113]-[.AB113])"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42" office:value-type="float" office:value="-0.015" calcext:value-type="float">
            <text:p>-0.015000</text:p>
          </table:table-cell>
          <table:table-cell office:value-type="float" office:value="-0.018" calcext:value-type="float">
            <text:p>-0.018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4]-[.Z114]=0;&quot;matches&quot;; +[.W114]-[.Z114])" office:value-type="string" office:string-value="matches" calcext:value-type="string">
            <text:p>matches</text:p>
          </table:table-cell>
          <table:table-cell table:style-name="ce276" table:formula="of:=IF(+[.X114]-[.AA114]=0;&quot;matches&quot;; +[.X114]-[.AA114])" office:value-type="string" office:string-value="matches" calcext:value-type="string">
            <text:p>matches</text:p>
          </table:table-cell>
          <table:table-cell table:style-name="ce276" table:formula="of:=IF(+[.Y114]-[.AB114]=0;&quot;matches&quot;; +[.Y114]-[.AB114])"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42" office:value-type="float" office:value="0.031" calcext:value-type="float">
            <text:p>0.031000</text:p>
          </table:table-cell>
          <table:table-cell office:value-type="float" office:value="-0.026" calcext:value-type="float">
            <text:p>-0.026000</text:p>
          </table:table-cell>
          <table:table-cell table:style-name="ce14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5]-[.Z115]=0;&quot;matches&quot;; +[.W115]-[.Z115])" office:value-type="string" office:string-value="matches" calcext:value-type="string">
            <text:p>matches</text:p>
          </table:table-cell>
          <table:table-cell table:style-name="ce276" table:formula="of:=IF(+[.X115]-[.AA115]=0;&quot;matches&quot;; +[.X115]-[.AA115])" office:value-type="string" office:string-value="matches" calcext:value-type="string">
            <text:p>matches</text:p>
          </table:table-cell>
          <table:table-cell table:style-name="ce276" table:formula="of:=IF(+[.Y115]-[.AB115]=0;&quot;matches&quot;; +[.Y115]-[.AB115])"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42" office:value-type="float" office:value="0.028" calcext:value-type="float">
            <text:p>0.028000</text:p>
          </table:table-cell>
          <table:table-cell office:value-type="float" office:value="-0.032" calcext:value-type="float">
            <text:p>-0.032000</text:p>
          </table:table-cell>
          <table:table-cell table:style-name="ce14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6]-[.Z116]=0;&quot;matches&quot;; +[.W116]-[.Z116])" office:value-type="string" office:string-value="matches" calcext:value-type="string">
            <text:p>matches</text:p>
          </table:table-cell>
          <table:table-cell table:style-name="ce276" table:formula="of:=IF(+[.X116]-[.AA116]=0;&quot;matches&quot;; +[.X116]-[.AA116])" office:value-type="string" office:string-value="matches" calcext:value-type="string">
            <text:p>matches</text:p>
          </table:table-cell>
          <table:table-cell table:style-name="ce276" table:formula="of:=IF(+[.Y116]-[.AB116]=0;&quot;matches&quot;; +[.Y116]-[.AB116])" office:value-type="string" office:string-value="matches" calcext:value-type="string">
            <text:p>matches</text:p>
          </table:table-cell>
          <table:table-cell table:number-columns-repeated="16346"/>
        </table:table-row>
        <table:table-row table:style-name="ro1">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42" office:value-type="float" office:value="0.023" calcext:value-type="float">
            <text:p>0.023000</text:p>
          </table:table-cell>
          <table:table-cell office:value-type="float" office:value="-0.031" calcext:value-type="float">
            <text:p>-0.031000</text:p>
          </table:table-cell>
          <table:table-cell table:style-name="ce14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7]-[.Z117]=0;&quot;matches&quot;; +[.W117]-[.Z117])" office:value-type="string" office:string-value="matches" calcext:value-type="string">
            <text:p>matches</text:p>
          </table:table-cell>
          <table:table-cell table:style-name="ce276" table:formula="of:=IF(+[.X117]-[.AA117]=0;&quot;matches&quot;; +[.X117]-[.AA117])" office:value-type="string" office:string-value="matches" calcext:value-type="string">
            <text:p>matches</text:p>
          </table:table-cell>
          <table:table-cell table:style-name="ce276" table:formula="of:=IF(+[.Y117]-[.AB117]=0;&quot;matches&quot;; +[.Y117]-[.AB117])" office:value-type="string" office:string-value="matches" calcext:value-type="string">
            <text:p>matches</text:p>
          </table:table-cell>
          <table:table-cell table:number-columns-repeated="16346"/>
        </table:table-row>
        <table:table-row table:style-name="ro1">
          <table:table-cell table:style-name="ce130" table:number-columns-repeated="7"/>
          <table:table-cell table:style-name="ce130" office:value-type="string" calcext:value-type="string">
            <text:p>mWingsRoot</text:p>
          </table:table-cell>
          <table:table-cell table:style-name="ce130" table:number-columns-repeated="5"/>
          <table:table-cell table:style-name="ce130"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42" office:value-type="float" office:value="-0.014" calcext:value-type="float">
            <text:p>-0.014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8]-[.Z118]=0;&quot;matches&quot;; +[.W118]-[.Z118])" office:value-type="string" office:string-value="matches" calcext:value-type="string">
            <text:p>matches</text:p>
          </table:table-cell>
          <table:table-cell table:style-name="ce276" table:formula="of:=IF(+[.X118]-[.AA118]=0;&quot;matches&quot;; +[.X118]-[.AA118])" office:value-type="string" office:string-value="matches" calcext:value-type="string">
            <text:p>matches</text:p>
          </table:table-cell>
          <table:table-cell table:style-name="ce276" table:formula="of:=IF(+[.Y118]-[.AB118]=0;&quot;matches&quot;; +[.Y118]-[.AB118])" office:value-type="string" office:string-value="matches" calcext:value-type="string">
            <text:p>matches</text:p>
          </table:table-cell>
          <table:table-cell table:style-name="ce130" table:number-columns-repeated="978"/>
          <table:table-cell table:number-columns-repeated="15368"/>
        </table:table-row>
        <table:table-row table:style-name="ro1">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42" office:value-type="float" office:value="-0.099" calcext:value-type="float">
            <text:p>-0.099000</text:p>
          </table:table-cell>
          <table:table-cell office:value-type="float" office:value="0.105" calcext:value-type="float">
            <text:p>0.105000</text:p>
          </table:table-cell>
          <table:table-cell table:style-name="ce14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19]-[.Z119]=0;&quot;matches&quot;; +[.W119]-[.Z119])" office:value-type="string" office:string-value="matches" calcext:value-type="string">
            <text:p>matches</text:p>
          </table:table-cell>
          <table:table-cell table:style-name="ce276" table:formula="of:=IF(+[.X119]-[.AA119]=0;&quot;matches&quot;; +[.X119]-[.AA119])" office:value-type="string" office:string-value="matches" calcext:value-type="string">
            <text:p>matches</text:p>
          </table:table-cell>
          <table:table-cell table:style-name="ce276" table:formula="of:=IF(+[.Y119]-[.AB119]=0;&quot;matches&quot;; +[.Y119]-[.AB119])" office:value-type="string" office:string-value="matches" calcext:value-type="string">
            <text:p>matches</text:p>
          </table:table-cell>
          <table:table-cell table:number-columns-repeated="16346"/>
        </table:table-row>
        <table:table-row table:style-name="ro1">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42" office:value-type="float" office:value="-0.168" calcext:value-type="float">
            <text:p>-0.168000</text:p>
          </table:table-cell>
          <table:table-cell office:value-type="float" office:value="0.169" calcext:value-type="float">
            <text:p>0.169000</text:p>
          </table:table-cell>
          <table:table-cell table:style-name="ce14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0]-[.Z120]=0;&quot;matches&quot;; +[.W120]-[.Z120])" office:value-type="string" office:string-value="matches" calcext:value-type="string">
            <text:p>matches</text:p>
          </table:table-cell>
          <table:table-cell table:style-name="ce276" table:formula="of:=IF(+[.X120]-[.AA120]=0;&quot;matches&quot;; +[.X120]-[.AA120])" office:value-type="string" office:string-value="matches" calcext:value-type="string">
            <text:p>matches</text:p>
          </table:table-cell>
          <table:table-cell table:style-name="ce276" table:formula="of:=IF(+[.Y120]-[.AB120]=0;&quot;matches&quot;; +[.Y120]-[.AB120])"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42" office:value-type="float" office:value="-0.181" calcext:value-type="float">
            <text:p>-0.181000</text:p>
          </table:table-cell>
          <table:table-cell office:value-type="float" office:value="0.183" calcext:value-type="float">
            <text:p>0.18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1]-[.Z121]=0;&quot;matches&quot;; +[.W121]-[.Z121])" office:value-type="string" office:string-value="matches" calcext:value-type="string">
            <text:p>matches</text:p>
          </table:table-cell>
          <table:table-cell table:style-name="ce276" table:formula="of:=IF(+[.X121]-[.AA121]=0;&quot;matches&quot;; +[.X121]-[.AA121])" office:value-type="string" office:string-value="matches" calcext:value-type="string">
            <text:p>matches</text:p>
          </table:table-cell>
          <table:table-cell table:style-name="ce276" table:formula="of:=IF(+[.Y121]-[.AB121]=0;&quot;matches&quot;; +[.Y121]-[.AB121])"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2" office:value-type="float" office:value="-0.171" calcext:value-type="float">
            <text:p>-0.171000</text:p>
          </table:table-cell>
          <table:table-cell office:value-type="float" office:value="0.173" calcext:value-type="float">
            <text:p>0.17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2]-[.Z122]=0;&quot;matches&quot;; +[.W122]-[.Z122])" office:value-type="string" office:string-value="matches" calcext:value-type="string">
            <text:p>matches</text:p>
          </table:table-cell>
          <table:table-cell table:style-name="ce276" table:formula="of:=IF(+[.X122]-[.AA122]=0;&quot;matches&quot;; +[.X122]-[.AA122])" office:value-type="string" office:string-value="matches" calcext:value-type="string">
            <text:p>matches</text:p>
          </table:table-cell>
          <table:table-cell table:style-name="ce276" table:formula="of:=IF(+[.Y122]-[.AB122]=0;&quot;matches&quot;; +[.Y122]-[.AB122])"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2" office:value-type="float" office:value="-0.171" calcext:value-type="float">
            <text:p>-0.171000</text:p>
          </table:table-cell>
          <table:table-cell office:value-type="float" office:value="0.173" calcext:value-type="float">
            <text:p>0.17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3]-[.Z123]=0;&quot;matches&quot;; +[.W123]-[.Z123])" office:value-type="string" office:string-value="matches" calcext:value-type="string">
            <text:p>matches</text:p>
          </table:table-cell>
          <table:table-cell table:style-name="ce276" table:formula="of:=IF(+[.X123]-[.AA123]=0;&quot;matches&quot;; +[.X123]-[.AA123])" office:value-type="string" office:string-value="matches" calcext:value-type="string">
            <text:p>matches</text:p>
          </table:table-cell>
          <table:table-cell table:style-name="ce276" table:formula="of:=IF(+[.Y123]-[.AB123]=0;&quot;matches&quot;; +[.Y123]-[.AB123])" office:value-type="string" office:string-value="matches" calcext:value-type="string">
            <text:p>matches</text:p>
          </table:table-cell>
          <table:table-cell table:number-columns-repeated="16346"/>
        </table:table-row>
        <table:table-row table:style-name="ro1">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42" office:value-type="float" office:value="-0.099" calcext:value-type="float">
            <text:p>-0.099000</text:p>
          </table:table-cell>
          <table:table-cell office:value-type="float" office:value="-0.105" calcext:value-type="float">
            <text:p>-0.105000</text:p>
          </table:table-cell>
          <table:table-cell table:style-name="ce14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4]-[.Z124]=0;&quot;matches&quot;; +[.W124]-[.Z124])" office:value-type="string" office:string-value="matches" calcext:value-type="string">
            <text:p>matches</text:p>
          </table:table-cell>
          <table:table-cell table:style-name="ce276" table:formula="of:=IF(+[.X124]-[.AA124]=0;&quot;matches&quot;; +[.X124]-[.AA124])" office:value-type="string" office:string-value="matches" calcext:value-type="string">
            <text:p>matches</text:p>
          </table:table-cell>
          <table:table-cell table:style-name="ce276" table:formula="of:=IF(+[.Y124]-[.AB124]=0;&quot;matches&quot;; +[.Y124]-[.AB124])" office:value-type="string" office:string-value="matches" calcext:value-type="string">
            <text:p>matches</text:p>
          </table:table-cell>
          <table:table-cell table:number-columns-repeated="16346"/>
        </table:table-row>
        <table:table-row table:style-name="ro1">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42" office:value-type="float" office:value="-0.168" calcext:value-type="float">
            <text:p>-0.168000</text:p>
          </table:table-cell>
          <table:table-cell office:value-type="float" office:value="-0.169" calcext:value-type="float">
            <text:p>-0.169000</text:p>
          </table:table-cell>
          <table:table-cell table:style-name="ce14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5]-[.Z125]=0;&quot;matches&quot;; +[.W125]-[.Z125])" office:value-type="string" office:string-value="matches" calcext:value-type="string">
            <text:p>matches</text:p>
          </table:table-cell>
          <table:table-cell table:style-name="ce276" table:formula="of:=IF(+[.X125]-[.AA125]=0;&quot;matches&quot;; +[.X125]-[.AA125])" office:value-type="string" office:string-value="matches" calcext:value-type="string">
            <text:p>matches</text:p>
          </table:table-cell>
          <table:table-cell table:style-name="ce276" table:formula="of:=IF(+[.Y125]-[.AB125]=0;&quot;matches&quot;; +[.Y125]-[.AB125])" office:value-type="string" office:string-value="matches" calcext:value-type="string">
            <text:p>matches</text:p>
          </table:table-cell>
          <table:table-cell table:number-columns-repeated="16346"/>
        </table:table-row>
        <table:table-row table:style-name="ro1">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42" office:value-type="float" office:value="-0.181" calcext:value-type="float">
            <text:p>-0.181000</text:p>
          </table:table-cell>
          <table:table-cell office:value-type="float" office:value="-0.183" calcext:value-type="float">
            <text:p>-0.18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6]-[.Z126]=0;&quot;matches&quot;; +[.W126]-[.Z126])" office:value-type="string" office:string-value="matches" calcext:value-type="string">
            <text:p>matches</text:p>
          </table:table-cell>
          <table:table-cell table:style-name="ce276" table:formula="of:=IF(+[.X126]-[.AA126]=0;&quot;matches&quot;; +[.X126]-[.AA126])" office:value-type="string" office:string-value="matches" calcext:value-type="string">
            <text:p>matches</text:p>
          </table:table-cell>
          <table:table-cell table:style-name="ce276" table:formula="of:=IF(+[.Y126]-[.AB126]=0;&quot;matches&quot;; +[.Y126]-[.AB126])"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2" office:value-type="float" office:value="-0.171" calcext:value-type="float">
            <text:p>-0.171000</text:p>
          </table:table-cell>
          <table:table-cell office:value-type="float" office:value="-0.173" calcext:value-type="float">
            <text:p>-0.17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7]-[.Z127]=0;&quot;matches&quot;; +[.W127]-[.Z127])" office:value-type="string" office:string-value="matches" calcext:value-type="string">
            <text:p>matches</text:p>
          </table:table-cell>
          <table:table-cell table:style-name="ce276" table:formula="of:=IF(+[.X127]-[.AA127]=0;&quot;matches&quot;; +[.X127]-[.AA127])" office:value-type="string" office:string-value="matches" calcext:value-type="string">
            <text:p>matches</text:p>
          </table:table-cell>
          <table:table-cell table:style-name="ce276" table:formula="of:=IF(+[.Y127]-[.AB127]=0;&quot;matches&quot;; +[.Y127]-[.AB127])" office:value-type="string" office:string-value="matches" calcext:value-type="string">
            <text:p>matches</text:p>
          </table:table-cell>
          <table:table-cell table:number-columns-repeated="16346"/>
        </table:table-row>
        <table:table-row table:style-name="ro1">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2" office:value-type="float" office:value="-0.171" calcext:value-type="float">
            <text:p>-0.171000</text:p>
          </table:table-cell>
          <table:table-cell office:value-type="float" office:value="-0.173" calcext:value-type="float">
            <text:p>-0.173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28]-[.Z128]=0;&quot;matches&quot;; +[.W128]-[.Z128])" office:value-type="string" office:string-value="matches" calcext:value-type="string">
            <text:p>matches</text:p>
          </table:table-cell>
          <table:table-cell table:style-name="ce276" table:formula="of:=IF(+[.X128]-[.AA128]=0;&quot;matches&quot;; +[.X128]-[.AA128])" office:value-type="string" office:string-value="matches" calcext:value-type="string">
            <text:p>matches</text:p>
          </table:table-cell>
          <table:table-cell table:style-name="ce276" table:formula="of:=IF(+[.Y128]-[.AB128]=0;&quot;matches&quot;; +[.Y128]-[.AB128])" office:value-type="string" office:string-value="matches" calcext:value-type="string">
            <text:p>matches</text:p>
          </table:table-cell>
          <table:table-cell table:number-columns-repeated="16346"/>
        </table:table-row>
        <table:table-row table:style-name="ro1">
          <table:table-cell table:style-name="ce106"/>
          <table:table-cell table:style-name="ce106" office:value-type="string" calcext:value-type="string">
            <text:p>mHipRight</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42" office:value-type="float" office:value="0.034" calcext:value-type="float">
            <text:p>0.034000</text:p>
          </table:table-cell>
          <table:table-cell office:value-type="float" office:value="-0.129" calcext:value-type="float">
            <text:p>-0.129000</text:p>
          </table:table-cell>
          <table:table-cell table:style-name="ce14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29]-[.Z129]=0;&quot;matches&quot;; +[.W129]-[.Z129])" office:value-type="float" office:value="-0.000380000000000005" calcext:value-type="float">
            <text:p>-0.000380</text:p>
          </table:table-cell>
          <table:table-cell table:style-name="ce276" table:formula="of:=IF(+[.X129]-[.AA129]=0;&quot;matches&quot;; +[.X129]-[.AA129])" office:value-type="float" office:value="0.000194" calcext:value-type="float">
            <text:p>0.000194</text:p>
          </table:table-cell>
          <table:table-cell table:style-name="ce276" table:formula="of:=IF(+[.Y129]-[.AB129]=0;&quot;matches&quot;; +[.Y129]-[.AB129])" office:value-type="float" office:value="-0.0000859999999999958" calcext:value-type="float">
            <text:p>-0.000086</text:p>
          </table:table-cell>
          <table:table-cell table:style-name="ce106" table:number-columns-repeated="978"/>
          <table:table-cell table:number-columns-repeated="15368"/>
        </table:table-row>
        <table:table-row table:style-name="ro1">
          <table:table-cell table:style-name="ce132" table:number-columns-repeated="2"/>
          <table:table-cell table:style-name="ce132" office:value-type="string" calcext:value-type="string">
            <text:p>R_UPPER_LEG</text:p>
          </table:table-cell>
          <table:table-cell table:style-name="ce132" table:number-columns-repeated="10"/>
          <table:table-cell table:style-name="ce132" office:value-type="string" calcext:value-type="string">
            <text:p>mHipRight</text:p>
          </table:table-cell>
          <table:table-cell table:style-name="ce149" office:value-type="string" calcext:value-type="string">
            <text:p>&lt;collision_volume</text:p>
          </table:table-cell>
          <table:table-cell table:style-name="ce149" table:number-columns-repeated="2"/>
          <table:table-cell table:number-columns-repeated="2" table:style-name="ce154" office:value-type="float" office:value="0" calcext:value-type="float">
            <text:p>0.0000</text:p>
          </table:table-cell>
          <table:table-cell table:style-name="ce154" office:value-type="float" office:value="-0.2" calcext:value-type="float">
            <text:p>-0.2000</text:p>
          </table:table-cell>
          <table:table-cell table:style-name="ce149" office:value-type="string" calcext:value-type="string">
            <text:p>group="Collision"</text:p>
          </table:table-cell>
          <table:table-cell table:style-name="ce149" office:value-type="string" calcext:value-type="string">
            <text:p>name="R_UPPER_LEG"</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05" calcext:value-type="float">
            <text:p>0.050000</text:p>
          </table:table-cell>
          <table:table-cell table:style-name="ce235" office:value-type="float" office:value="-0.22" calcext:value-type="float">
            <text:p>-0.22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9" calcext:value-type="float">
            <text:p>0.090</text:p>
          </table:table-cell>
          <table:table-cell table:style-name="ce265" office:value-type="float" office:value="0.09" calcext:value-type="float">
            <text:p>0.090</text:p>
          </table:table-cell>
          <table:table-cell table:style-name="ce271" office:value-type="float" office:value="0.32" calcext:value-type="float">
            <text:p>0.320</text:p>
          </table:table-cell>
          <table:table-cell table:style-name="ce149" office:value-type="string" calcext:value-type="string">
            <text:p>support="base"/&gt;</text:p>
          </table:table-cell>
          <table:table-cell table:style-name="ce276" table:formula="of:=IF(+[.W130]-[.Z130]=0;&quot;matches&quot;; +[.W130]-[.Z130])" office:value-type="float" office:value="0.02" calcext:value-type="float">
            <text:p>0.020000</text:p>
          </table:table-cell>
          <table:table-cell table:style-name="ce276" table:formula="of:=IF(+[.X130]-[.AA130]=0;&quot;matches&quot;; +[.X130]-[.AA130])" office:value-type="float" office:value="-0.05" calcext:value-type="float">
            <text:p>-0.050000</text:p>
          </table:table-cell>
          <table:table-cell table:style-name="ce276" table:formula="of:=IF(+[.Y130]-[.AB130]=0;&quot;matches&quot;; +[.Y130]-[.AB130])" office:value-type="float" office:value="0.22" calcext:value-type="float">
            <text:p>0.22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42" office:value-type="float" office:value="-0.001" calcext:value-type="float">
            <text:p>-0.001000</text:p>
          </table:table-cell>
          <table:table-cell office:value-type="float" office:value="0.049" calcext:value-type="float">
            <text:p>0.049000</text:p>
          </table:table-cell>
          <table:table-cell table:style-name="ce14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1]-[.Z131]=0;&quot;matches&quot;; +[.W131]-[.Z131])" office:value-type="float" office:value="0.00022" calcext:value-type="float">
            <text:p>0.000220</text:p>
          </table:table-cell>
          <table:table-cell table:style-name="ce276" table:formula="of:=IF(+[.X131]-[.AA131]=0;&quot;matches&quot;; +[.X131]-[.AA131])" office:value-type="float" office:value="-0.000365000000000004" calcext:value-type="float">
            <text:p>-0.000365</text:p>
          </table:table-cell>
          <table:table-cell table:style-name="ce276" table:formula="of:=IF(+[.Y131]-[.AB131]=0;&quot;matches&quot;; +[.Y131]-[.AB131])" office:value-type="float" office:value="0.000077999999999967" calcext:value-type="float">
            <text:p>0.000078</text:p>
          </table:table-cell>
          <table:table-cell table:number-columns-repeated="16346"/>
        </table:table-row>
        <table:table-row table:style-name="ro1">
          <table:table-cell table:style-name="ce132" table:number-columns-repeated="3"/>
          <table:table-cell table:style-name="ce132" office:value-type="string" calcext:value-type="string">
            <text:p>R_LOWER_LEG</text:p>
          </table:table-cell>
          <table:table-cell table:style-name="ce132" table:number-columns-repeated="9"/>
          <table:table-cell table:style-name="ce132" office:value-type="string" calcext:value-type="string">
            <text:p>mKnee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01" calcext:value-type="float">
            <text:p>-0.0100</text:p>
          </table:table-cell>
          <table:table-cell table:style-name="ce154" office:value-type="float" office:value="0" calcext:value-type="float">
            <text:p>0.0000</text:p>
          </table:table-cell>
          <table:table-cell table:style-name="ce154" office:value-type="float" office:value="-0.15" calcext:value-type="float">
            <text:p>-0.1500</text:p>
          </table:table-cell>
          <table:table-cell table:style-name="ce149" office:value-type="string" calcext:value-type="string">
            <text:p>group="Collision"</text:p>
          </table:table-cell>
          <table:table-cell table:style-name="ce149" office:value-type="string" calcext:value-type="string">
            <text:p>name="R_LOWER_LEG"</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 calcext:value-type="float">
            <text:p>0.000000</text:p>
          </table:table-cell>
          <table:table-cell table:style-name="ce235" office:value-type="float" office:value="-0.2" calcext:value-type="float">
            <text:p>-0.20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6" calcext:value-type="float">
            <text:p>0.060</text:p>
          </table:table-cell>
          <table:table-cell table:style-name="ce265" office:value-type="float" office:value="0.06" calcext:value-type="float">
            <text:p>0.060</text:p>
          </table:table-cell>
          <table:table-cell table:style-name="ce271" office:value-type="float" office:value="0.25" calcext:value-type="float">
            <text:p>0.250</text:p>
          </table:table-cell>
          <table:table-cell table:style-name="ce149" office:value-type="string" calcext:value-type="string">
            <text:p>support="base"/&gt;</text:p>
          </table:table-cell>
          <table:table-cell table:style-name="ce276" table:formula="of:=IF(+[.W132]-[.Z132]=0;&quot;matches&quot;; +[.W132]-[.Z132])" office:value-type="float" office:value="0.02" calcext:value-type="float">
            <text:p>0.020000</text:p>
          </table:table-cell>
          <table:table-cell table:style-name="ce276" table:formula="of:=IF(+[.X132]-[.AA132]=0;&quot;matches&quot;; +[.X132]-[.AA132])" office:value-type="string" office:string-value="matches" calcext:value-type="string">
            <text:p>matches</text:p>
          </table:table-cell>
          <table:table-cell table:style-name="ce276" table:formula="of:=IF(+[.Y132]-[.AB132]=0;&quot;matches&quot;; +[.Y132]-[.AB132])" office:value-type="float" office:value="0.2" calcext:value-type="float">
            <text:p>0.20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42" office:value-type="float" office:value="-0.029" calcext:value-type="float">
            <text:p>-0.029000</text:p>
          </table:table-cell>
          <table:table-cell office:value-type="float" office:value="0" calcext:value-type="float">
            <text:p>0.000000</text:p>
          </table:table-cell>
          <table:table-cell table:style-name="ce14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3]-[.Z133]=0;&quot;matches&quot;; +[.W133]-[.Z133])" office:value-type="float" office:value="0.000131000000000003" calcext:value-type="float">
            <text:p>0.000131</text:p>
          </table:table-cell>
          <table:table-cell table:style-name="ce276" table:formula="of:=IF(+[.X133]-[.AA133]=0;&quot;matches&quot;; +[.X133]-[.AA133])" office:value-type="string" office:string-value="matches" calcext:value-type="string">
            <text:p>matches</text:p>
          </table:table-cell>
          <table:table-cell table:style-name="ce276" table:formula="of:=IF(+[.Y133]-[.AB133]=0;&quot;matches&quot;; +[.Y133]-[.AB133])" office:value-type="float" office:value="-0.000493999999999994" calcext:value-type="float">
            <text:p>-0.000494</text:p>
          </table:table-cell>
          <table:table-cell table:number-columns-repeated="16346"/>
        </table:table-row>
        <table:table-row table:style-name="ro1">
          <table:table-cell table:style-name="ce132" table:number-columns-repeated="4"/>
          <table:table-cell table:style-name="ce132" office:value-type="string" calcext:value-type="string">
            <text:p>R_FOOT</text:p>
          </table:table-cell>
          <table:table-cell table:style-name="ce132" table:number-columns-repeated="8"/>
          <table:table-cell table:style-name="ce132" office:value-type="string" calcext:value-type="string">
            <text:p>mAnkleRight</text:p>
          </table:table-cell>
          <table:table-cell table:style-name="ce149" office:value-type="string" calcext:value-type="string">
            <text:p>&lt;collision_volume</text:p>
          </table:table-cell>
          <table:table-cell table:style-name="ce149" table:number-columns-repeated="2"/>
          <table:table-cell table:style-name="ce154" office:value-type="float" office:value="0.089" calcext:value-type="float">
            <text:p>0.0890</text:p>
          </table:table-cell>
          <table:table-cell table:style-name="ce154" office:value-type="float" office:value="0" calcext:value-type="float">
            <text:p>0.0000</text:p>
          </table:table-cell>
          <table:table-cell table:style-name="ce154" office:value-type="float" office:value="-0.026" calcext:value-type="float">
            <text:p>-0.0260</text:p>
          </table:table-cell>
          <table:table-cell table:style-name="ce149" office:value-type="string" calcext:value-type="string">
            <text:p>group="Collision"</text:p>
          </table:table-cell>
          <table:table-cell table:style-name="ce149" office:value-type="string" calcext:value-type="string">
            <text:p>name="R_FOOT"</text:p>
          </table:table-cell>
          <table:table-cell table:style-name="ce217"/>
          <table:table-cell table:style-name="ce229"/>
          <table:table-cell table:style-name="ce235"/>
          <table:table-cell table:style-name="ce217" office:value-type="float" office:value="0.077" calcext:value-type="float">
            <text:p>0.077000</text:p>
          </table:table-cell>
          <table:table-cell table:style-name="ce229" office:value-type="float" office:value="0" calcext:value-type="float">
            <text:p>0.000000</text:p>
          </table:table-cell>
          <table:table-cell table:style-name="ce235" office:value-type="float" office:value="-0.041" calcext:value-type="float">
            <text:p>-0.041000</text:p>
          </table:table-cell>
          <table:table-cell table:style-name="ce217" office:value-type="float" office:value="0" calcext:value-type="float">
            <text:p>0.000000</text:p>
          </table:table-cell>
          <table:table-cell table:style-name="ce229" office:value-type="float" office:value="10" calcext:value-type="float">
            <text:p>10.000000</text:p>
          </table:table-cell>
          <table:table-cell table:style-name="ce235" office:value-type="float" office:value="0" calcext:value-type="float">
            <text:p>0.000000</text:p>
          </table:table-cell>
          <table:table-cell table:style-name="ce258" office:value-type="float" office:value="0.13" calcext:value-type="float">
            <text:p>0.13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134]-[.Z134]=0;&quot;matches&quot;; +[.W134]-[.Z134])" office:value-type="float" office:value="-0.077" calcext:value-type="float">
            <text:p>-0.077000</text:p>
          </table:table-cell>
          <table:table-cell table:style-name="ce276" table:formula="of:=IF(+[.X134]-[.AA134]=0;&quot;matches&quot;; +[.X134]-[.AA134])" office:value-type="string" office:string-value="matches" calcext:value-type="string">
            <text:p>matches</text:p>
          </table:table-cell>
          <table:table-cell table:style-name="ce276" table:formula="of:=IF(+[.Y134]-[.AB134]=0;&quot;matches&quot;; +[.Y134]-[.AB134])" office:value-type="float" office:value="0.041" calcext:value-type="float">
            <text:p>0.041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42" office:value-type="float" office:value="0.112" calcext:value-type="float">
            <text:p>0.112000</text:p>
          </table:table-cell>
          <table:table-cell office:value-type="float" office:value="-0" calcext:value-type="float">
            <text:p>0.000000</text:p>
          </table:table-cell>
          <table:table-cell table:style-name="ce14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5]-[.Z135]=0;&quot;matches&quot;; +[.W135]-[.Z135])" office:value-type="float" office:value="-0.0000440000000000024" calcext:value-type="float">
            <text:p>-0.000044</text:p>
          </table:table-cell>
          <table:table-cell table:style-name="ce276" table:formula="of:=IF(+[.X135]-[.AA135]=0;&quot;matches&quot;; +[.X135]-[.AA135])" office:value-type="string" office:string-value="matches" calcext:value-type="string">
            <text:p>matches</text:p>
          </table:table-cell>
          <table:table-cell table:style-name="ce276" table:formula="of:=IF(+[.Y135]-[.AB135]=0;&quot;matches&quot;; +[.Y135]-[.AB135])" office:value-type="float" office:value="0.000362999999999995" calcext:value-type="float">
            <text:p>0.000363</text:p>
          </table:table-cell>
          <table:table-cell table:number-columns-repeated="16346"/>
        </table:table-row>
        <table:table-row table:style-name="ro1">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42" office:value-type="float" office:value="0.109" calcext:value-type="float">
            <text:p>0.109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6]-[.Z136]=0;&quot;matches&quot;; +[.W136]-[.Z136])" office:value-type="float" office:value="-0.00360099999999999" calcext:value-type="float">
            <text:p>-0.003601</text:p>
          </table:table-cell>
          <table:table-cell table:style-name="ce276" table:formula="of:=IF(+[.X136]-[.AA136]=0;&quot;matches&quot;; +[.X136]-[.AA136])" office:value-type="float" office:value="-0.010408" calcext:value-type="float">
            <text:p>-0.010408</text:p>
          </table:table-cell>
          <table:table-cell table:style-name="ce276" table:formula="of:=IF(+[.Y136]-[.AB136]=0;&quot;matches&quot;; +[.Y136]-[.AB136])" office:value-type="float" office:value="-0.000104" calcext:value-type="float">
            <text:p>-0.000104</text:p>
          </table:table-cell>
          <table:table-cell table:number-columns-repeated="16346"/>
        </table:table-row>
        <table:table-row table:style-name="ro1">
          <table:table-cell table:style-name="ce106"/>
          <table:table-cell table:style-name="ce106" office:value-type="string" calcext:value-type="string">
            <text:p>mHipLeft</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42" office:value-type="float" office:value="0.034" calcext:value-type="float">
            <text:p>0.034000</text:p>
          </table:table-cell>
          <table:table-cell office:value-type="float" office:value="0.127" calcext:value-type="float">
            <text:p>0.127000</text:p>
          </table:table-cell>
          <table:table-cell table:style-name="ce14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7]-[.Z137]=0;&quot;matches&quot;; +[.W137]-[.Z137])" office:value-type="float" office:value="-0.000243" calcext:value-type="float">
            <text:p>-0.000243</text:p>
          </table:table-cell>
          <table:table-cell table:style-name="ce276" table:formula="of:=IF(+[.X137]-[.AA137]=0;&quot;matches&quot;; +[.X137]-[.AA137])" office:value-type="float" office:value="-0.000235000000000013" calcext:value-type="float">
            <text:p>-0.000235</text:p>
          </table:table-cell>
          <table:table-cell table:style-name="ce276" table:formula="of:=IF(+[.Y137]-[.AB137]=0;&quot;matches&quot;; +[.Y137]-[.AB137])" office:value-type="float" office:value="0.000002000000000002" calcext:value-type="float">
            <text:p>0.000002</text:p>
          </table:table-cell>
          <table:table-cell table:style-name="ce106" table:number-columns-repeated="978"/>
          <table:table-cell table:number-columns-repeated="15368"/>
        </table:table-row>
        <table:table-row table:style-name="ro1">
          <table:table-cell table:style-name="ce132" table:number-columns-repeated="2"/>
          <table:table-cell table:style-name="ce132" office:value-type="string" calcext:value-type="string">
            <text:p>L_UPPER_LEG</text:p>
          </table:table-cell>
          <table:table-cell table:style-name="ce132" table:number-columns-repeated="10"/>
          <table:table-cell table:style-name="ce132" office:value-type="string" calcext:value-type="string">
            <text:p>mHipLeft</text:p>
          </table:table-cell>
          <table:table-cell table:style-name="ce149" office:value-type="string" calcext:value-type="string">
            <text:p>&lt;collision_volume</text:p>
          </table:table-cell>
          <table:table-cell table:style-name="ce149" table:number-columns-repeated="2"/>
          <table:table-cell table:number-columns-repeated="2" table:style-name="ce154" office:value-type="float" office:value="0" calcext:value-type="float">
            <text:p>0.0000</text:p>
          </table:table-cell>
          <table:table-cell table:style-name="ce154" office:value-type="float" office:value="-0.2" calcext:value-type="float">
            <text:p>-0.2000</text:p>
          </table:table-cell>
          <table:table-cell table:style-name="ce149" office:value-type="string" calcext:value-type="string">
            <text:p>group="Collision"</text:p>
          </table:table-cell>
          <table:table-cell table:style-name="ce149" office:value-type="string" calcext:value-type="string">
            <text:p>name="L_UPPER_LEG"</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05" calcext:value-type="float">
            <text:p>-0.050000</text:p>
          </table:table-cell>
          <table:table-cell table:style-name="ce235" office:value-type="float" office:value="-0.22" calcext:value-type="float">
            <text:p>-0.22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9" calcext:value-type="float">
            <text:p>0.090</text:p>
          </table:table-cell>
          <table:table-cell table:style-name="ce265" office:value-type="float" office:value="0.09" calcext:value-type="float">
            <text:p>0.090</text:p>
          </table:table-cell>
          <table:table-cell table:style-name="ce271" office:value-type="float" office:value="0.32" calcext:value-type="float">
            <text:p>0.320</text:p>
          </table:table-cell>
          <table:table-cell table:style-name="ce149" office:value-type="string" calcext:value-type="string">
            <text:p>support="base"/&gt;</text:p>
          </table:table-cell>
          <table:table-cell table:style-name="ce276" table:formula="of:=IF(+[.W138]-[.Z138]=0;&quot;matches&quot;; +[.W138]-[.Z138])" office:value-type="float" office:value="0.02" calcext:value-type="float">
            <text:p>0.020000</text:p>
          </table:table-cell>
          <table:table-cell table:style-name="ce276" table:formula="of:=IF(+[.X138]-[.AA138]=0;&quot;matches&quot;; +[.X138]-[.AA138])" office:value-type="float" office:value="0.05" calcext:value-type="float">
            <text:p>0.050000</text:p>
          </table:table-cell>
          <table:table-cell table:style-name="ce276" table:formula="of:=IF(+[.Y138]-[.AB138]=0;&quot;matches&quot;; +[.Y138]-[.AB138])" office:value-type="float" office:value="0.22" calcext:value-type="float">
            <text:p>0.22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42" office:value-type="float" office:value="-0.001" calcext:value-type="float">
            <text:p>-0.001000</text:p>
          </table:table-cell>
          <table:table-cell office:value-type="float" office:value="-0.046" calcext:value-type="float">
            <text:p>-0.046000</text:p>
          </table:table-cell>
          <table:table-cell table:style-name="ce14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39]-[.Z139]=0;&quot;matches&quot;; +[.W139]-[.Z139])" office:value-type="float" office:value="0.000113" calcext:value-type="float">
            <text:p>0.000113</text:p>
          </table:table-cell>
          <table:table-cell table:style-name="ce276" table:formula="of:=IF(+[.X139]-[.AA139]=0;&quot;matches&quot;; +[.X139]-[.AA139])" office:value-type="float" office:value="0.000432000000000002" calcext:value-type="float">
            <text:p>0.000432</text:p>
          </table:table-cell>
          <table:table-cell table:style-name="ce276" table:formula="of:=IF(+[.Y139]-[.AB139]=0;&quot;matches&quot;; +[.Y139]-[.AB139])" office:value-type="float" office:value="-0.0000530000000000253" calcext:value-type="float">
            <text:p>-0.000053</text:p>
          </table:table-cell>
          <table:table-cell table:number-columns-repeated="16346"/>
        </table:table-row>
        <table:table-row table:style-name="ro1">
          <table:table-cell table:style-name="ce132" table:number-columns-repeated="3"/>
          <table:table-cell table:style-name="ce132" office:value-type="string" calcext:value-type="string">
            <text:p>L_LOWER_LEG</text:p>
          </table:table-cell>
          <table:table-cell table:style-name="ce132" table:number-columns-repeated="9"/>
          <table:table-cell table:style-name="ce132" office:value-type="string" calcext:value-type="string">
            <text:p>mKnee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01" calcext:value-type="float">
            <text:p>-0.0100</text:p>
          </table:table-cell>
          <table:table-cell table:style-name="ce154" office:value-type="float" office:value="0" calcext:value-type="float">
            <text:p>0.0000</text:p>
          </table:table-cell>
          <table:table-cell table:style-name="ce154" office:value-type="float" office:value="-0.15" calcext:value-type="float">
            <text:p>-0.1500</text:p>
          </table:table-cell>
          <table:table-cell table:style-name="ce149" office:value-type="string" calcext:value-type="string">
            <text:p>group="Collision"</text:p>
          </table:table-cell>
          <table:table-cell table:style-name="ce149" office:value-type="string" calcext:value-type="string">
            <text:p>name="L_LOWER_LEG"</text:p>
          </table:table-cell>
          <table:table-cell table:style-name="ce217"/>
          <table:table-cell table:style-name="ce229"/>
          <table:table-cell table:style-name="ce235"/>
          <table:table-cell table:style-name="ce217" office:value-type="float" office:value="-0.02" calcext:value-type="float">
            <text:p>-0.020000</text:p>
          </table:table-cell>
          <table:table-cell table:style-name="ce229" office:value-type="float" office:value="0" calcext:value-type="float">
            <text:p>0.000000</text:p>
          </table:table-cell>
          <table:table-cell table:style-name="ce235" office:value-type="float" office:value="-0.2" calcext:value-type="float">
            <text:p>-0.200000</text:p>
          </table:table-cell>
          <table:table-cell table:style-name="ce217" office:value-type="float" office:value="0" calcext:value-type="float">
            <text:p>0.000000</text:p>
          </table:table-cell>
          <table:table-cell table:style-name="ce229" office:value-type="float" office:value="0" calcext:value-type="float">
            <text:p>0.000000</text:p>
          </table:table-cell>
          <table:table-cell table:style-name="ce235" office:value-type="float" office:value="0" calcext:value-type="float">
            <text:p>0.000000</text:p>
          </table:table-cell>
          <table:table-cell table:style-name="ce258" office:value-type="float" office:value="0.06" calcext:value-type="float">
            <text:p>0.060</text:p>
          </table:table-cell>
          <table:table-cell table:style-name="ce265" office:value-type="float" office:value="0.06" calcext:value-type="float">
            <text:p>0.060</text:p>
          </table:table-cell>
          <table:table-cell table:style-name="ce271" office:value-type="float" office:value="0.25" calcext:value-type="float">
            <text:p>0.250</text:p>
          </table:table-cell>
          <table:table-cell table:style-name="ce149" office:value-type="string" calcext:value-type="string">
            <text:p>support="base"/&gt;</text:p>
          </table:table-cell>
          <table:table-cell table:style-name="ce276" table:formula="of:=IF(+[.W140]-[.Z140]=0;&quot;matches&quot;; +[.W140]-[.Z140])" office:value-type="float" office:value="0.02" calcext:value-type="float">
            <text:p>0.020000</text:p>
          </table:table-cell>
          <table:table-cell table:style-name="ce276" table:formula="of:=IF(+[.X140]-[.AA140]=0;&quot;matches&quot;; +[.X140]-[.AA140])" office:value-type="string" office:string-value="matches" calcext:value-type="string">
            <text:p>matches</text:p>
          </table:table-cell>
          <table:table-cell table:style-name="ce276" table:formula="of:=IF(+[.Y140]-[.AB140]=0;&quot;matches&quot;; +[.Y140]-[.AB140])" office:value-type="float" office:value="0.2" calcext:value-type="float">
            <text:p>0.200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42" office:value-type="float" office:value="-0.029" calcext:value-type="float">
            <text:p>-0.029000</text:p>
          </table:table-cell>
          <table:table-cell office:value-type="float" office:value="0.001" calcext:value-type="float">
            <text:p>0.001000</text:p>
          </table:table-cell>
          <table:table-cell table:style-name="ce14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41]-[.Z141]=0;&quot;matches&quot;; +[.W141]-[.Z141])" office:value-type="float" office:value="0.000113000000000002" calcext:value-type="float">
            <text:p>0.000113</text:p>
          </table:table-cell>
          <table:table-cell table:style-name="ce276" table:formula="of:=IF(+[.X141]-[.AA141]=0;&quot;matches&quot;; +[.X141]-[.AA141])" office:value-type="float" office:value="0.000378" calcext:value-type="float">
            <text:p>0.000378</text:p>
          </table:table-cell>
          <table:table-cell table:style-name="ce276" table:formula="of:=IF(+[.Y141]-[.AB141]=0;&quot;matches&quot;; +[.Y141]-[.AB141])" office:value-type="float" office:value="-0.000448999999999977" calcext:value-type="float">
            <text:p>-0.000449</text:p>
          </table:table-cell>
          <table:table-cell table:number-columns-repeated="16346"/>
        </table:table-row>
        <table:table-row table:style-name="ro1">
          <table:table-cell table:style-name="ce132" table:number-columns-repeated="4"/>
          <table:table-cell table:style-name="ce132" office:value-type="string" calcext:value-type="string">
            <text:p>L_FOOT</text:p>
          </table:table-cell>
          <table:table-cell table:style-name="ce132" table:number-columns-repeated="8"/>
          <table:table-cell table:style-name="ce132" office:value-type="string" calcext:value-type="string">
            <text:p>mAnkleLeft</text:p>
          </table:table-cell>
          <table:table-cell table:style-name="ce149" office:value-type="string" calcext:value-type="string">
            <text:p>&lt;collision_volume</text:p>
          </table:table-cell>
          <table:table-cell table:style-name="ce149" table:number-columns-repeated="2"/>
          <table:table-cell table:style-name="ce154" office:value-type="float" office:value="0.089" calcext:value-type="float">
            <text:p>0.0890</text:p>
          </table:table-cell>
          <table:table-cell table:style-name="ce154" office:value-type="float" office:value="0" calcext:value-type="float">
            <text:p>0.0000</text:p>
          </table:table-cell>
          <table:table-cell table:style-name="ce154" office:value-type="float" office:value="-0.026" calcext:value-type="float">
            <text:p>-0.0260</text:p>
          </table:table-cell>
          <table:table-cell table:style-name="ce149" office:value-type="string" calcext:value-type="string">
            <text:p>group="Collision"</text:p>
          </table:table-cell>
          <table:table-cell table:style-name="ce149" office:value-type="string" calcext:value-type="string">
            <text:p>name="L_FOOT"</text:p>
          </table:table-cell>
          <table:table-cell table:style-name="ce217"/>
          <table:table-cell table:style-name="ce229"/>
          <table:table-cell table:style-name="ce235"/>
          <table:table-cell table:style-name="ce217" office:value-type="float" office:value="0.077" calcext:value-type="float">
            <text:p>0.077000</text:p>
          </table:table-cell>
          <table:table-cell table:style-name="ce229" office:value-type="float" office:value="0" calcext:value-type="float">
            <text:p>0.000000</text:p>
          </table:table-cell>
          <table:table-cell table:style-name="ce235" office:value-type="float" office:value="-0.041" calcext:value-type="float">
            <text:p>-0.041000</text:p>
          </table:table-cell>
          <table:table-cell table:style-name="ce217" office:value-type="float" office:value="0" calcext:value-type="float">
            <text:p>0.000000</text:p>
          </table:table-cell>
          <table:table-cell table:style-name="ce229" office:value-type="float" office:value="10" calcext:value-type="float">
            <text:p>10.000000</text:p>
          </table:table-cell>
          <table:table-cell table:style-name="ce235" office:value-type="float" office:value="0" calcext:value-type="float">
            <text:p>0.000000</text:p>
          </table:table-cell>
          <table:table-cell table:style-name="ce258" office:value-type="float" office:value="0.13" calcext:value-type="float">
            <text:p>0.130</text:p>
          </table:table-cell>
          <table:table-cell table:style-name="ce265" office:value-type="float" office:value="0.05" calcext:value-type="float">
            <text:p>0.050</text:p>
          </table:table-cell>
          <table:table-cell table:style-name="ce271" office:value-type="float" office:value="0.05" calcext:value-type="float">
            <text:p>0.050</text:p>
          </table:table-cell>
          <table:table-cell table:style-name="ce149" office:value-type="string" calcext:value-type="string">
            <text:p>support="base"/&gt;</text:p>
          </table:table-cell>
          <table:table-cell table:style-name="ce276" table:formula="of:=IF(+[.W142]-[.Z142]=0;&quot;matches&quot;; +[.W142]-[.Z142])" office:value-type="float" office:value="-0.077" calcext:value-type="float">
            <text:p>-0.077000</text:p>
          </table:table-cell>
          <table:table-cell table:style-name="ce276" table:formula="of:=IF(+[.X142]-[.AA142]=0;&quot;matches&quot;; +[.X142]-[.AA142])" office:value-type="string" office:string-value="matches" calcext:value-type="string">
            <text:p>matches</text:p>
          </table:table-cell>
          <table:table-cell table:style-name="ce276" table:formula="of:=IF(+[.Y142]-[.AB142]=0;&quot;matches&quot;; +[.Y142]-[.AB142])" office:value-type="float" office:value="0.041" calcext:value-type="float">
            <text:p>0.041000</text:p>
          </table:table-cell>
          <table:table-cell table:style-name="ce132" table:number-columns-repeated="978"/>
          <table:table-cell table:number-columns-repeated="4"/>
          <table:table-cell table:style-name="ce132" table:number-columns-repeated="15358"/>
          <table:table-cell table:number-columns-repeated="6"/>
        </table:table-row>
        <table:table-row table:style-name="ro1">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42" office:value-type="float" office:value="0.112" calcext:value-type="float">
            <text:p>0.112000</text:p>
          </table:table-cell>
          <table:table-cell office:value-type="float" office:value="-0" calcext:value-type="float">
            <text:p>0.000000</text:p>
          </table:table-cell>
          <table:table-cell table:style-name="ce14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43]-[.Z143]=0;&quot;matches&quot;; +[.W143]-[.Z143])" office:value-type="float" office:value="-0.0000440000000000024" calcext:value-type="float">
            <text:p>-0.000044</text:p>
          </table:table-cell>
          <table:table-cell table:style-name="ce276" table:formula="of:=IF(+[.X143]-[.AA143]=0;&quot;matches&quot;; +[.X143]-[.AA143])" office:value-type="string" office:string-value="matches" calcext:value-type="string">
            <text:p>matches</text:p>
          </table:table-cell>
          <table:table-cell table:style-name="ce276" table:formula="of:=IF(+[.Y143]-[.AB143]=0;&quot;matches&quot;; +[.Y143]-[.AB143])" office:value-type="float" office:value="0.000379999999999998" calcext:value-type="float">
            <text:p>0.000380</text:p>
          </table:table-cell>
          <table:table-cell table:number-columns-repeated="16346"/>
        </table:table-row>
        <table:table-row table:style-name="ro1">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42" office:value-type="float" office:value="0.109" calcext:value-type="float">
            <text:p>0.109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76" table:formula="of:=IF(+[.W144]-[.Z144]=0;&quot;matches&quot;; +[.W144]-[.Z144])" office:value-type="float" office:value="-0.00361300000000001" calcext:value-type="float">
            <text:p>-0.003613</text:p>
          </table:table-cell>
          <table:table-cell table:style-name="ce276" table:formula="of:=IF(+[.X144]-[.AA144]=0;&quot;matches&quot;; +[.X144]-[.AA144])" office:value-type="float" office:value="0.00827" calcext:value-type="float">
            <text:p>0.008270</text:p>
          </table:table-cell>
          <table:table-cell table:style-name="ce276" table:formula="of:=IF(+[.Y144]-[.AB144]=0;&quot;matches&quot;; +[.Y144]-[.AB144])" office:value-type="float" office:value="0.000871" calcext:value-type="float">
            <text:p>0.000871</text:p>
          </table:table-cell>
          <table:table-cell table:number-columns-repeated="16346"/>
        </table:table-row>
        <table:table-row table:style-name="ro1">
          <table:table-cell table:style-name="ce106"/>
          <table:table-cell table:style-name="ce106" office:value-type="string" calcext:value-type="string">
            <text:p>mTail1</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42" office:value-type="float" office:value="-0.116" calcext:value-type="float">
            <text:p>-0.116000</text:p>
          </table:table-cell>
          <table:table-cell office:value-type="float" office:value="0" calcext:value-type="float">
            <text:p>0.000000</text:p>
          </table:table-cell>
          <table:table-cell table:style-name="ce14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45]-[.Z145]=0;&quot;matches&quot;; +[.W145]-[.Z145])" office:value-type="string" office:string-value="matches" calcext:value-type="string">
            <text:p>matches</text:p>
          </table:table-cell>
          <table:table-cell table:style-name="ce276" table:formula="of:=IF(+[.X145]-[.AA145]=0;&quot;matches&quot;; +[.X145]-[.AA145])" office:value-type="string" office:string-value="matches" calcext:value-type="string">
            <text:p>matches</text:p>
          </table:table-cell>
          <table:table-cell table:style-name="ce276" table:formula="of:=IF(+[.Y145]-[.AB145]=0;&quot;matches&quot;; +[.Y145]-[.AB145])" office:value-type="string" office:string-value="matches" calcext:value-type="string">
            <text:p>matches</text:p>
          </table:table-cell>
          <table:table-cell table:style-name="ce106" table:number-columns-repeated="978"/>
          <table:table-cell table:number-columns-repeated="15368"/>
        </table:table-row>
        <table:table-row table:style-name="ro1">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42" office:value-type="float" office:value="-0.197" calcext:value-type="float">
            <text:p>-0.197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46]-[.Z146]=0;&quot;matches&quot;; +[.W146]-[.Z146])" office:value-type="string" office:string-value="matches" calcext:value-type="string">
            <text:p>matches</text:p>
          </table:table-cell>
          <table:table-cell table:style-name="ce276" table:formula="of:=IF(+[.X146]-[.AA146]=0;&quot;matches&quot;; +[.X146]-[.AA146])" office:value-type="string" office:string-value="matches" calcext:value-type="string">
            <text:p>matches</text:p>
          </table:table-cell>
          <table:table-cell table:style-name="ce276" table:formula="of:=IF(+[.Y146]-[.AB146]=0;&quot;matches&quot;; +[.Y146]-[.AB146])"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42" office:value-type="float" office:value="-0.168" calcext:value-type="float">
            <text:p>-0.168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47]-[.Z147]=0;&quot;matches&quot;; +[.W147]-[.Z147])" office:value-type="string" office:string-value="matches" calcext:value-type="string">
            <text:p>matches</text:p>
          </table:table-cell>
          <table:table-cell table:style-name="ce276" table:formula="of:=IF(+[.X147]-[.AA147]=0;&quot;matches&quot;; +[.X147]-[.AA147])" office:value-type="string" office:string-value="matches" calcext:value-type="string">
            <text:p>matches</text:p>
          </table:table-cell>
          <table:table-cell table:style-name="ce276" table:formula="of:=IF(+[.Y147]-[.AB147]=0;&quot;matches&quot;; +[.Y147]-[.AB147])"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42" office:value-type="float" office:value="-0.142" calcext:value-type="float">
            <text:p>-0.142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48]-[.Z148]=0;&quot;matches&quot;; +[.W148]-[.Z148])" office:value-type="string" office:string-value="matches" calcext:value-type="string">
            <text:p>matches</text:p>
          </table:table-cell>
          <table:table-cell table:style-name="ce276" table:formula="of:=IF(+[.X148]-[.AA148]=0;&quot;matches&quot;; +[.X148]-[.AA148])" office:value-type="string" office:string-value="matches" calcext:value-type="string">
            <text:p>matches</text:p>
          </table:table-cell>
          <table:table-cell table:style-name="ce276" table:formula="of:=IF(+[.Y148]-[.AB148]=0;&quot;matches&quot;; +[.Y148]-[.AB148])"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42" office:value-type="float" office:value="-0.112" calcext:value-type="float">
            <text:p>-0.112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49]-[.Z149]=0;&quot;matches&quot;; +[.W149]-[.Z149])" office:value-type="string" office:string-value="matches" calcext:value-type="string">
            <text:p>matches</text:p>
          </table:table-cell>
          <table:table-cell table:style-name="ce276" table:formula="of:=IF(+[.X149]-[.AA149]=0;&quot;matches&quot;; +[.X149]-[.AA149])" office:value-type="string" office:string-value="matches" calcext:value-type="string">
            <text:p>matches</text:p>
          </table:table-cell>
          <table:table-cell table:style-name="ce276" table:formula="of:=IF(+[.Y149]-[.AB149]=0;&quot;matches&quot;; +[.Y149]-[.AB149])" office:value-type="string" office:string-value="matches" calcext:value-type="string">
            <text:p>matches</text:p>
          </table:table-cell>
          <table:table-cell table:number-columns-repeated="16346"/>
        </table:table-row>
        <table:table-row table:style-name="ro1">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42" office:value-type="float" office:value="-0.094" calcext:value-type="float">
            <text:p>-0.094000</text:p>
          </table:table-cell>
          <table:table-cell office:value-type="float" office:value="0" calcext:value-type="float">
            <text:p>0.000000</text:p>
          </table:table-cell>
          <table:table-cell table:style-name="ce14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0]-[.Z150]=0;&quot;matches&quot;; +[.W150]-[.Z150])" office:value-type="string" office:string-value="matches" calcext:value-type="string">
            <text:p>matches</text:p>
          </table:table-cell>
          <table:table-cell table:style-name="ce276" table:formula="of:=IF(+[.X150]-[.AA150]=0;&quot;matches&quot;; +[.X150]-[.AA150])" office:value-type="string" office:string-value="matches" calcext:value-type="string">
            <text:p>matches</text:p>
          </table:table-cell>
          <table:table-cell table:style-name="ce276" table:formula="of:=IF(+[.Y150]-[.AB150]=0;&quot;matches&quot;; +[.Y150]-[.AB150])" office:value-type="string" office:string-value="matches" calcext:value-type="string">
            <text:p>matches</text:p>
          </table:table-cell>
          <table:table-cell table:number-columns-repeated="16346"/>
        </table:table-row>
        <table:table-row table:style-name="ro1">
          <table:table-cell table:style-name="ce106"/>
          <table:table-cell table:style-name="ce106" office:value-type="string" calcext:value-type="string">
            <text:p>mGroin</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42" office:value-type="float" office:value="0.064" calcext:value-type="float">
            <text:p>0.064000</text:p>
          </table:table-cell>
          <table:table-cell office:value-type="float" office:value="0" calcext:value-type="float">
            <text:p>0.000000</text:p>
          </table:table-cell>
          <table:table-cell table:style-name="ce14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1]-[.Z151]=0;&quot;matches&quot;; +[.W151]-[.Z151])" office:value-type="string" office:string-value="matches" calcext:value-type="string">
            <text:p>matches</text:p>
          </table:table-cell>
          <table:table-cell table:style-name="ce276" table:formula="of:=IF(+[.X151]-[.AA151]=0;&quot;matches&quot;; +[.X151]-[.AA151])" office:value-type="string" office:string-value="matches" calcext:value-type="string">
            <text:p>matches</text:p>
          </table:table-cell>
          <table:table-cell table:style-name="ce276" table:formula="of:=IF(+[.Y151]-[.AB151]=0;&quot;matches&quot;; +[.Y151]-[.AB151])" office:value-type="string" office:string-value="matches" calcext:value-type="string">
            <text:p>matches</text:p>
          </table:table-cell>
          <table:table-cell table:style-name="ce106" table:number-columns-repeated="978"/>
          <table:table-cell table:number-columns-repeated="15368"/>
        </table:table-row>
        <table:table-row table:style-name="ro1">
          <table:table-cell table:style-name="ce106"/>
          <table:table-cell table:style-name="ce106" office:value-type="string" calcext:value-type="string">
            <text:p>mHindLimbsRoot</text:p>
          </table:table-cell>
          <table:table-cell table:style-name="ce106" table:number-columns-repeated="11"/>
          <table:table-cell table:style-name="ce106"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42" office:value-type="float" office:value="-0.2" calcext:value-type="float">
            <text:p>-0.200000</text:p>
          </table:table-cell>
          <table:table-cell office:value-type="float" office:value="0" calcext:value-type="float">
            <text:p>0.000000</text:p>
          </table:table-cell>
          <table:table-cell table:style-name="ce14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2]-[.Z152]=0;&quot;matches&quot;; +[.W152]-[.Z152])" office:value-type="string" office:string-value="matches" calcext:value-type="string">
            <text:p>matches</text:p>
          </table:table-cell>
          <table:table-cell table:style-name="ce276" table:formula="of:=IF(+[.X152]-[.AA152]=0;&quot;matches&quot;; +[.X152]-[.AA152])" office:value-type="string" office:string-value="matches" calcext:value-type="string">
            <text:p>matches</text:p>
          </table:table-cell>
          <table:table-cell table:style-name="ce276" table:formula="of:=IF(+[.Y152]-[.AB152]=0;&quot;matches&quot;; +[.Y152]-[.AB152])" office:value-type="string" office:string-value="matches" calcext:value-type="string">
            <text:p>matches</text:p>
          </table:table-cell>
          <table:table-cell table:style-name="ce106" table:number-columns-repeated="978"/>
          <table:table-cell table:number-columns-repeated="15368"/>
        </table:table-row>
        <table:table-row table:style-name="ro1">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42" office:value-type="float" office:value="-0.204" calcext:value-type="float">
            <text:p>-0.204000</text:p>
          </table:table-cell>
          <table:table-cell office:value-type="float" office:value="0.129" calcext:value-type="float">
            <text:p>0.129000</text:p>
          </table:table-cell>
          <table:table-cell table:style-name="ce14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3]-[.Z153]=0;&quot;matches&quot;; +[.W153]-[.Z153])" office:value-type="string" office:string-value="matches" calcext:value-type="string">
            <text:p>matches</text:p>
          </table:table-cell>
          <table:table-cell table:style-name="ce276" table:formula="of:=IF(+[.X153]-[.AA153]=0;&quot;matches&quot;; +[.X153]-[.AA153])" office:value-type="string" office:string-value="matches" calcext:value-type="string">
            <text:p>matches</text:p>
          </table:table-cell>
          <table:table-cell table:style-name="ce276" table:formula="of:=IF(+[.Y153]-[.AB153]=0;&quot;matches&quot;; +[.Y153]-[.AB153])"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42" office:value-type="float" office:value="0.002" calcext:value-type="float">
            <text:p>0.002000</text:p>
          </table:table-cell>
          <table:table-cell office:value-type="float" office:value="-0.046" calcext:value-type="float">
            <text:p>-0.046000</text:p>
          </table:table-cell>
          <table:table-cell table:style-name="ce14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4]-[.Z154]=0;&quot;matches&quot;; +[.W154]-[.Z154])" office:value-type="string" office:string-value="matches" calcext:value-type="string">
            <text:p>matches</text:p>
          </table:table-cell>
          <table:table-cell table:style-name="ce276" table:formula="of:=IF(+[.X154]-[.AA154]=0;&quot;matches&quot;; +[.X154]-[.AA154])" office:value-type="string" office:string-value="matches" calcext:value-type="string">
            <text:p>matches</text:p>
          </table:table-cell>
          <table:table-cell table:style-name="ce276" table:formula="of:=IF(+[.Y154]-[.AB154]=0;&quot;matches&quot;; +[.Y154]-[.AB154])"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42" office:value-type="float" office:value="-0.03" calcext:value-type="float">
            <text:p>-0.030000</text:p>
          </table:table-cell>
          <table:table-cell office:value-type="float" office:value="-0.003" calcext:value-type="float">
            <text:p>-0.003000</text:p>
          </table:table-cell>
          <table:table-cell table:style-name="ce14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5]-[.Z155]=0;&quot;matches&quot;; +[.W155]-[.Z155])" office:value-type="string" office:string-value="matches" calcext:value-type="string">
            <text:p>matches</text:p>
          </table:table-cell>
          <table:table-cell table:style-name="ce276" table:formula="of:=IF(+[.X155]-[.AA155]=0;&quot;matches&quot;; +[.X155]-[.AA155])" office:value-type="string" office:string-value="matches" calcext:value-type="string">
            <text:p>matches</text:p>
          </table:table-cell>
          <table:table-cell table:style-name="ce276" table:formula="of:=IF(+[.Y155]-[.AB155]=0;&quot;matches&quot;; +[.Y155]-[.AB155])"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42" office:value-type="float" office:value="0.112" calcext:value-type="float">
            <text:p>0.112000</text:p>
          </table:table-cell>
          <table:table-cell office:value-type="float" office:value="0" calcext:value-type="float">
            <text:p>0.000000</text:p>
          </table:table-cell>
          <table:table-cell table:style-name="ce14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6]-[.Z156]=0;&quot;matches&quot;; +[.W156]-[.Z156])" office:value-type="string" office:string-value="matches" calcext:value-type="string">
            <text:p>matches</text:p>
          </table:table-cell>
          <table:table-cell table:style-name="ce276" table:formula="of:=IF(+[.X156]-[.AA156]=0;&quot;matches&quot;; +[.X156]-[.AA156])" office:value-type="string" office:string-value="matches" calcext:value-type="string">
            <text:p>matches</text:p>
          </table:table-cell>
          <table:table-cell table:style-name="ce276" table:formula="of:=IF(+[.Y156]-[.AB156]=0;&quot;matches&quot;; +[.Y156]-[.AB156])" office:value-type="string" office:string-value="matches" calcext:value-type="string">
            <text:p>matches</text:p>
          </table:table-cell>
          <table:table-cell table:number-columns-repeated="16346"/>
        </table:table-row>
        <table:table-row table:style-name="ro1">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42" office:value-type="float" office:value="-0.204" calcext:value-type="float">
            <text:p>-0.204000</text:p>
          </table:table-cell>
          <table:table-cell office:value-type="float" office:value="-0.129" calcext:value-type="float">
            <text:p>-0.129000</text:p>
          </table:table-cell>
          <table:table-cell table:style-name="ce14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7]-[.Z157]=0;&quot;matches&quot;; +[.W157]-[.Z157])" office:value-type="string" office:string-value="matches" calcext:value-type="string">
            <text:p>matches</text:p>
          </table:table-cell>
          <table:table-cell table:style-name="ce276" table:formula="of:=IF(+[.X157]-[.AA157]=0;&quot;matches&quot;; +[.X157]-[.AA157])" office:value-type="string" office:string-value="matches" calcext:value-type="string">
            <text:p>matches</text:p>
          </table:table-cell>
          <table:table-cell table:style-name="ce276" table:formula="of:=IF(+[.Y157]-[.AB157]=0;&quot;matches&quot;; +[.Y157]-[.AB157])" office:value-type="string" office:string-value="matches" calcext:value-type="string">
            <text:p>matches</text:p>
          </table:table-cell>
          <table:table-cell table:number-columns-repeated="16346"/>
        </table:table-row>
        <table:table-row table:style-name="ro1">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42" office:value-type="float" office:value="0.002" calcext:value-type="float">
            <text:p>0.002000</text:p>
          </table:table-cell>
          <table:table-cell office:value-type="float" office:value="0.046" calcext:value-type="float">
            <text:p>0.046000</text:p>
          </table:table-cell>
          <table:table-cell table:style-name="ce14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8]-[.Z158]=0;&quot;matches&quot;; +[.W158]-[.Z158])" office:value-type="string" office:string-value="matches" calcext:value-type="string">
            <text:p>matches</text:p>
          </table:table-cell>
          <table:table-cell table:style-name="ce276" table:formula="of:=IF(+[.X158]-[.AA158]=0;&quot;matches&quot;; +[.X158]-[.AA158])" office:value-type="string" office:string-value="matches" calcext:value-type="string">
            <text:p>matches</text:p>
          </table:table-cell>
          <table:table-cell table:style-name="ce276" table:formula="of:=IF(+[.Y158]-[.AB158]=0;&quot;matches&quot;; +[.Y158]-[.AB158])" office:value-type="string" office:string-value="matches" calcext:value-type="string">
            <text:p>matches</text:p>
          </table:table-cell>
          <table:table-cell table:number-columns-repeated="16346"/>
        </table:table-row>
        <table:table-row table:style-name="ro1">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42" office:value-type="float" office:value="-0.03" calcext:value-type="float">
            <text:p>-0.030000</text:p>
          </table:table-cell>
          <table:table-cell office:value-type="float" office:value="0.003" calcext:value-type="float">
            <text:p>0.003000</text:p>
          </table:table-cell>
          <table:table-cell table:style-name="ce14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59]-[.Z159]=0;&quot;matches&quot;; +[.W159]-[.Z159])" office:value-type="string" office:string-value="matches" calcext:value-type="string">
            <text:p>matches</text:p>
          </table:table-cell>
          <table:table-cell table:style-name="ce276" table:formula="of:=IF(+[.X159]-[.AA159]=0;&quot;matches&quot;; +[.X159]-[.AA159])" office:value-type="string" office:string-value="matches" calcext:value-type="string">
            <text:p>matches</text:p>
          </table:table-cell>
          <table:table-cell table:style-name="ce276" table:formula="of:=IF(+[.Y159]-[.AB159]=0;&quot;matches&quot;; +[.Y159]-[.AB159])" office:value-type="string" office:string-value="matches" calcext:value-type="string">
            <text:p>matches</text:p>
          </table:table-cell>
          <table:table-cell table:number-columns-repeated="16346"/>
        </table:table-row>
        <table:table-row table:style-name="ro1">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42" office:value-type="float" office:value="0.112" calcext:value-type="float">
            <text:p>0.112000</text:p>
          </table:table-cell>
          <table:table-cell office:value-type="float" office:value="0" calcext:value-type="float">
            <text:p>0.000000</text:p>
          </table:table-cell>
          <table:table-cell table:style-name="ce14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76" table:formula="of:=IF(+[.W160]-[.Z160]=0;&quot;matches&quot;; +[.W160]-[.Z160])" office:value-type="string" office:string-value="matches" calcext:value-type="string">
            <text:p>matches</text:p>
          </table:table-cell>
          <table:table-cell table:style-name="ce276" table:formula="of:=IF(+[.X160]-[.AA160]=0;&quot;matches&quot;; +[.X160]-[.AA160])" office:value-type="string" office:string-value="matches" calcext:value-type="string">
            <text:p>matches</text:p>
          </table:table-cell>
          <table:table-cell table:style-name="ce276" table:formula="of:=IF(+[.Y160]-[.AB160]=0;&quot;matches&quot;; +[.Y160]-[.AB160])" office:value-type="string" office:string-value="matches" calcext:value-type="string">
            <text:p>matches</text:p>
          </table:table-cell>
          <table:table-cell table:number-columns-repeated="16346"/>
        </table:table-row>
        <table:table-row table:style-name="ro1" table:number-rows-repeated="2">
          <table:table-cell table:number-columns-repeated="16384"/>
        </table:table-row>
        <table:table-row table:style-name="ro1">
          <table:table-cell office:value-type="string" calcext:value-type="string">
            <text:p>last edited Ada Radius</text:p>
          </table:table-cell>
          <table:table-cell table:number-columns-repeated="4"/>
          <table:table-cell table:style-name="ce140"/>
          <table:table-cell table:style-name="ce93" office:value-type="date" office:date-value="2023-05-26" calcext:value-type="date" table:number-columns-spanned="3" table:number-rows-spanned="1">
            <text:p>05/26/23</text:p>
          </table:table-cell>
          <table:covered-table-cell table:style-name="ce140"/>
          <table:covered-table-cell/>
          <table:table-cell/>
          <table:table-cell table:style-name="ce142"/>
          <table:table-cell table:style-name="ce145"/>
          <table:table-cell table:style-name="ce146"/>
          <table:table-cell table:style-name="ce148"/>
          <table:table-cell table:style-name="ce145"/>
          <table:table-cell table:style-name="ce150"/>
          <table:table-cell table:style-name="ce142"/>
          <table:table-cell table:style-name="ce145"/>
          <table:table-cell table:style-name="ce146"/>
          <table:table-cell table:style-name="ce166"/>
          <table:table-cell table:style-name="ce168"/>
          <table:table-cell table:style-name="ce213"/>
          <table:table-cell table:style-name="Default"/>
          <table:table-cell table:style-name="ce232" table:number-columns-repeated="3"/>
          <table:table-cell table:style-name="Default" table:number-columns-repeated="8"/>
          <table:table-cell/>
          <table:table-cell table:style-name="Default" table:number-columns-repeated="3"/>
          <table:table-cell table:number-columns-repeated="16346"/>
        </table:table-row>
        <table:table-row table:style-name="ro1" table:number-rows-repeated="1048412">
          <table:table-cell table:number-columns-repeated="16384"/>
        </table:table-row>
        <table:table-row table:style-name="ro1">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6" table:default-cell-style-name="ce160"/>
        <table:table-column table:style-name="co36" table:number-columns-repeated="3" table:default-cell-style-name="ce63"/>
        <table:table-column table:style-name="co37" table:number-columns-repeated="3" table:default-cell-style-name="ce63"/>
        <table:table-column table:style-name="co21" table:default-cell-style-name="ce131"/>
        <table:table-column table:style-name="co21" table:default-cell-style-name="ce140"/>
        <table:table-column table:style-name="co21" table:default-cell-style-name="ce139"/>
        <table:table-column table:style-name="co38" table:default-cell-style-name="Default"/>
        <table:table-column table:style-name="co24" table:default-cell-style-name="ce142"/>
        <table:table-column table:style-name="co24" table:default-cell-style-name="ce145"/>
        <table:table-column table:style-name="co24" table:default-cell-style-name="ce146"/>
        <table:table-column table:style-name="co39" table:default-cell-style-name="ce148"/>
        <table:table-column table:style-name="co39" table:default-cell-style-name="ce145"/>
        <table:table-column table:style-name="co39" table:default-cell-style-name="ce150"/>
        <table:table-column table:style-name="co40" table:default-cell-style-name="ce142"/>
        <table:table-column table:style-name="co40" table:default-cell-style-name="ce145"/>
        <table:table-column table:style-name="co40" table:default-cell-style-name="ce146"/>
        <table:table-column table:style-name="co41" table:default-cell-style-name="ce244"/>
        <table:table-column table:style-name="co41" table:default-cell-style-name="ce54"/>
        <table:table-column table:style-name="co41" table:default-cell-style-name="ce244"/>
        <table:table-column table:style-name="co42" table:default-cell-style-name="Default"/>
        <table:table-column table:style-name="co43" table:default-cell-style-name="ce399"/>
        <table:table-column table:style-name="co43" table:default-cell-style-name="ce405"/>
        <table:table-column table:style-name="co43" table:default-cell-style-name="ce411"/>
        <table:table-column table:style-name="co35" table:default-cell-style-name="ce414"/>
        <table:table-column table:style-name="co35" table:default-cell-style-name="ce417"/>
        <table:table-column table:style-name="co35" table:default-cell-style-name="ce420"/>
        <table:table-column table:style-name="co35" table:default-cell-style-name="ce458"/>
        <table:table-column table:style-name="co35" table:default-cell-style-name="ce462"/>
        <table:table-column table:style-name="co35" table:default-cell-style-name="ce466"/>
        <table:table-column table:style-name="co44" table:default-cell-style-name="ce458"/>
        <table:table-column table:style-name="co44" table:default-cell-style-name="ce462"/>
        <table:table-column table:style-name="co44" table:default-cell-style-name="ce466"/>
        <table:table-column table:style-name="co7" table:number-columns-repeated="16316" table:default-cell-style-name="Default"/>
        <table:table-row table:style-name="ro7">
          <table:table-cell table:style-name="ce129" office:value-type="string" calcext:value-type="string">
            <text:p>attribute</text:p>
            <text:p>name=</text:p>
          </table:table-cell>
          <table:table-cell table:style-name="ce129" office:value-type="string" calcext:value-type="string">
            <text:p>system avatar</text:p>
            <text:p>(llm data)</text:p>
            <text:p>parent</text:p>
          </table:table-cell>
          <table:table-cell table:style-name="ce129" office:value-type="string" calcext:value-type="string">
            <text:p>mesh attachments</text:p>
            <text:p>parent</text:p>
          </table:table-cell>
          <table:table-cell table:style-name="ce129" office:value-type="string" calcext:value-type="string">
            <text:p>element</text:p>
          </table:table-cell>
          <table:table-cell table:style-name="ce144" office:value-type="string" calcext:value-type="string">
            <text:p>attribute</text:p>
            <text:p>aliases=</text:p>
          </table:table-cell>
          <table:table-cell table:style-name="ce129" office:value-type="string" calcext:value-type="string">
            <text:p>attribute</text:p>
            <text:p>(not used)</text:p>
            <text:p>connected=</text:p>
          </table:table-cell>
          <table:table-cell table:style-name="ce161" office:value-type="string" calcext:value-type="string" table:number-columns-spanned="3" table:number-rows-spanned="1">
            <text:p>Blender Conversion</text:p>
            <text:p><text:span text:style-name="T1"> +Y forward</text:span></text:p>
            <text:p><text:span text:style-name="T2">pos values</text:span></text:p>
            <text:p><text:span text:style-name="T2">Appearance sliders</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310"/>
          <table:covered-table-cell table:style-name="ce216"/>
          <table:table-cell table:style-name="ce310" office:value-type="string" calcext:value-type="string" table:number-columns-spanned="3" table:number-rows-spanned="1">
            <text:p>Blender Conversion</text:p>
            <text:p><text:span text:style-name="T1"> +Y forward</text:span></text:p>
            <text:p><text:span text:style-name="T2">pos values</text:span></text:p>
            <text:p>Appearance slider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310"/>
          <table:table-cell table:style-name="ce219" office:value-type="string" calcext:value-type="string" table:number-columns-spanned="3" table:number-rows-spanned="1">
            <text:p><text:span text:style-name="T1">Blender Conversion</text:span></text:p>
            <text:p><text:span text:style-name="T1"> +Y forward</text:span></text:p>
            <text:p><text:span text:style-name="T2">pivot values</text:span></text:p>
            <text:p><text:span text:style-name="T2">animating</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236"/>
          <table:covered-table-cell table:style-name="ce239"/>
          <table:table-cell table:style-name="ce240" office:value-type="string" calcext:value-type="string" table:number-columns-spanned="3" table:number-rows-spanned="1">
            <text:p><text:span text:style-name="T1">Blender Conversion</text:span></text:p>
            <text:p><text:span text:style-name="T1"> +Y forward</text:span></text:p>
            <text:p><text:span text:style-name="T1">pivot values</text:span></text:p>
            <text:p>animating</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236"/>
          <table:table-cell table:style-name="ce254" office:value-type="string" calcext:value-type="string" table:number-columns-spanned="3" table:number-rows-spanned="1">
            <text:p>attribute</text:p>
            <text:p>end=</text:p>
            <text:p>(+x forward}</text:p>
            <text:p>x                   y                 z</text:p>
          </table:table-cell>
          <table:covered-table-cell table:style-name="ce262"/>
          <table:covered-table-cell table:style-name="ce267"/>
          <table:table-cell table:style-name="ce129" office:value-type="string" calcext:value-type="string">
            <text:p>attribute</text:p>
            <text:p>group=</text:p>
          </table:table-cell>
          <table:table-cell table:style-name="ce273" office:value-type="string" calcext:value-type="string" table:number-columns-spanned="3" table:number-rows-spanned="1">
            <text:p>attribute</text:p>
            <text:p>pivot=</text:p>
            <text:p>head</text:p>
            <text:p>(+x forward)</text:p>
            <text:p>x                   y                 z</text:p>
          </table:table-cell>
          <table:covered-table-cell table:style-name="ce278"/>
          <table:covered-table-cell table:style-name="ce283"/>
          <table:table-cell table:style-name="ce254" office:value-type="string" calcext:value-type="string" table:number-columns-spanned="3" table:number-rows-spanned="1">
            <text:p>attribute</text:p>
            <text:p>pos=</text:p>
            <text:p>head</text:p>
            <text:p>(+x forward}</text:p>
            <text:p>x                   y                 z</text:p>
          </table:table-cell>
          <table:covered-table-cell table:style-name="ce278"/>
          <table:covered-table-cell table:style-name="ce288"/>
          <table:table-cell table:style-name="ce273" office:value-type="string" calcext:value-type="string" table:number-columns-spanned="3" table:number-rows-spanned="1">
            <text:p>attribute</text:p>
            <text:p>rot=</text:p>
            <text:p>(+x forward)</text:p>
            <text:p>x                   y                 z</text:p>
          </table:table-cell>
          <table:covered-table-cell table:style-name="ce278"/>
          <table:covered-table-cell table:style-name="ce283"/>
          <table:table-cell table:style-name="ce380" office:value-type="string" calcext:value-type="string" table:number-columns-spanned="3" table:number-rows-spanned="1">
            <text:p>atribute</text:p>
            <text:p>scale=</text:p>
            <text:p>(+x forward)</text:p>
            <text:p>x         y         z</text:p>
          </table:table-cell>
          <table:covered-table-cell table:style-name="ce295"/>
          <table:covered-table-cell table:style-name="ce380"/>
          <table:table-cell table:style-name="ce129" office:value-type="string" calcext:value-type="string">
            <text:p>attribute</text:p>
            <text:p>support=</text:p>
          </table:table-cell>
          <table:table-cell table:style-name="ce302" office:value-type="string" calcext:value-type="string" table:number-columns-spanned="3" table:number-rows-spanned="1">
            <text:p>Blender</text:p>
            <text:p>custom volume settings</text:p>
            <text:p>+y forward</text:p>
            <text:p>restpose <text:span text:style-name="T2">rot</text:span></text:p>
            <text:p> x       y       z</text:p>
          </table:table-cell>
          <table:covered-table-cell table:style-name="ce308"/>
          <table:covered-table-cell table:style-name="ce319"/>
          <table:table-cell table:style-name="ce326" office:value-type="string" calcext:value-type="string" table:number-columns-spanned="3" table:number-rows-spanned="1">
            <text:p>Blender</text:p>
            <text:p>custom volume settings</text:p>
            <text:p>+y forward</text:p>
            <text:p>restpose <text:span text:style-name="T2">scale</text:span></text:p>
            <text:p> x        y        z</text:p>
          </table:table-cell>
          <table:covered-table-cell table:style-name="ce329"/>
          <table:covered-table-cell table:style-name="ce333"/>
          <table:table-cell table:style-name="ce455"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y        x        z</text:p>
          </table:table-cell>
          <table:covered-table-cell table:style-name="ce459"/>
          <table:covered-table-cell table:style-name="ce463"/>
          <table:table-cell table:style-name="ce455"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y       x        z</text:p>
          </table:table-cell>
          <table:covered-table-cell table:style-name="ce459"/>
          <table:covered-table-cell table:style-name="ce463"/>
          <table:table-cell table:style-name="ce348" table:number-columns-repeated="986"/>
          <table:table-cell table:style-name="ce353" table:number-columns-repeated="15330"/>
        </table:table-row>
        <table:table-row table:style-name="ro1">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309" office:value-type="string" calcext:value-type="string">
            <text:p>hip avatar_mPelvis</text:p>
          </table:table-cell>
          <table:table-cell table:style-name="ce84" office:value-type="boolean" office:boolean-value="false" calcext:value-type="boolean">
            <text:p>FALSE</text:p>
          </table:table-cell>
          <table:table-cell table:style-name="ce155" table:formula="of:=+[.AA2]" office:value-type="float" office:value="0" calcext:value-type="float">
            <text:p>0.000</text:p>
          </table:table-cell>
          <table:table-cell table:style-name="ce155" table:formula="of:=+[.Z2]" office:value-type="float" office:value="0" calcext:value-type="float">
            <text:p>0.000</text:p>
          </table:table-cell>
          <table:table-cell table:style-name="ce155" table:formula="of:=+[.AB2]" office:value-type="float" office:value="1.067" calcext:value-type="float">
            <text:p>1.067</text:p>
          </table:table-cell>
          <table:table-cell table:style-name="ce155" table:formula="of:=+[.G2]+[.T2]" office:value-type="float" office:value="0" calcext:value-type="float">
            <text:p>0.000</text:p>
          </table:table-cell>
          <table:table-cell table:style-name="ce155" table:formula="of:=+[.H2]-[.S2]" office:value-type="float" office:value="0" calcext:value-type="float">
            <text:p>0.000</text:p>
          </table:table-cell>
          <table:table-cell table:style-name="ce155"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3]" office:value-type="float" office:value="0" calcext:value-type="float">
            <text:p>0.000</text:p>
          </table:table-cell>
          <table:table-cell table:style-name="ce156" table:formula="of:=+[.H$2]-[.Z3]" office:value-type="float" office:value="0.01" calcext:value-type="float">
            <text:p>0.010</text:p>
          </table:table-cell>
          <table:table-cell table:style-name="ce156" table:formula="of:=+[.I$2]+[.AB3]" office:value-type="float" office:value="1.047" calcext:value-type="float">
            <text:p>1.047</text:p>
          </table:table-cell>
          <table:table-cell table:style-name="ce156" table:formula="of:=+[.G3]+[.T3]" office:value-type="float" office:value="0" calcext:value-type="float">
            <text:p>0.000</text:p>
          </table:table-cell>
          <table:table-cell table:style-name="ce156" table:formula="of:=+[.H3]-[.S3]" office:value-type="float" office:value="-0.02" calcext:value-type="float">
            <text:p>-0.020</text:p>
          </table:table-cell>
          <table:table-cell table:style-name="ce156" table:formula="of:=+[.I3]+[.U3]" office:value-type="float" office:value="1.142" calcext:value-type="float">
            <text:p>1.142</text:p>
          </table:table-cell>
          <table:table-cell table:style-name="ce95" table:number-columns-repeated="6"/>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96" table:formula="of:=+[.AD3]" office:value-type="float" office:value="8" calcext:value-type="float">
            <text:p>8.000</text:p>
          </table:table-cell>
          <table:table-cell table:style-name="ce402" table:formula="of:=[.AC3]" office:value-type="float" office:value="0" calcext:value-type="float">
            <text:p>0.000</text:p>
          </table:table-cell>
          <table:table-cell table:style-name="ce408" table:formula="of:=+[.AE3]" office:value-type="float" office:value="0" calcext:value-type="float">
            <text:p>0.000</text:p>
          </table:table-cell>
          <table:table-cell table:style-name="ce396" table:formula="of:=+[.AG3]" office:value-type="float" office:value="0.16" calcext:value-type="float">
            <text:p>0.160</text:p>
          </table:table-cell>
          <table:table-cell table:style-name="ce402" table:formula="of:=[.AF3]" office:value-type="float" office:value="0.12" calcext:value-type="float">
            <text:p>0.120</text:p>
          </table:table-cell>
          <table:table-cell table:style-name="ce408" table:formula="of:=+[.AH3]" office:value-type="float" office:value="0.17" calcext:value-type="float">
            <text:p>0.170</text:p>
          </table:table-cell>
          <table:table-cell table:style-name="ce457" office:value-type="float" office:value="0" calcext:value-type="float">
            <text:p>0.000</text:p>
          </table:table-cell>
          <table:table-cell table:style-name="ce461" office:value-type="float" office:value="5.666" calcext:value-type="float">
            <text:p>5.666</text:p>
          </table:table-cell>
          <table:table-cell table:style-name="ce465" office:value-type="float" office:value="0" calcext:value-type="float">
            <text:p>0.000</text:p>
          </table:table-cell>
          <table:table-cell table:style-name="ce457" office:value-type="float" office:value="0.12" calcext:value-type="float">
            <text:p>0.120</text:p>
          </table:table-cell>
          <table:table-cell table:style-name="ce461" office:value-type="float" office:value="0.16" calcext:value-type="float">
            <text:p>0.160</text:p>
          </table:table-cell>
          <table:table-cell table:style-name="ce465" office:value-type="float" office:value="0.17" calcext:value-type="float">
            <text:p>0.170</text:p>
          </table:table-cell>
          <table:table-cell table:style-name="ce149" table:number-columns-repeated="16316"/>
        </table:table-row>
        <table:table-row table:style-name="ro1">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4]" office:value-type="float" office:value="0" calcext:value-type="float">
            <text:p>0.000</text:p>
          </table:table-cell>
          <table:table-cell table:style-name="ce156" table:formula="of:=+[.H$2]-[.Z4]" office:value-type="float" office:value="0.06" calcext:value-type="float">
            <text:p>0.060</text:p>
          </table:table-cell>
          <table:table-cell table:style-name="ce156" table:formula="of:=+[.I$2]+[.AB4]" office:value-type="float" office:value="0.967" calcext:value-type="float">
            <text:p>0.967</text:p>
          </table:table-cell>
          <table:table-cell table:style-name="ce156" table:formula="of:=+[.G4]+[.T4]" office:value-type="float" office:value="0" calcext:value-type="float">
            <text:p>0.000</text:p>
          </table:table-cell>
          <table:table-cell table:style-name="ce156" table:formula="of:=+[.H4]-[.S4]" office:value-type="float" office:value="0.16" calcext:value-type="float">
            <text:p>0.160</text:p>
          </table:table-cell>
          <table:table-cell table:style-name="ce156" table:formula="of:=+[.I4]+[.U4]" office:value-type="float" office:value="0.967" calcext:value-type="float">
            <text:p>0.967</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96" table:formula="of:=+[.AD4]" office:value-type="float" office:value="0" calcext:value-type="float">
            <text:p>0.000</text:p>
          </table:table-cell>
          <table:table-cell table:style-name="ce402" table:formula="of:=[.AC4]" office:value-type="float" office:value="0" calcext:value-type="float">
            <text:p>0.000</text:p>
          </table:table-cell>
          <table:table-cell table:style-name="ce408" table:formula="of:=+[.AE4]" office:value-type="float" office:value="0" calcext:value-type="float">
            <text:p>0.000</text:p>
          </table:table-cell>
          <table:table-cell table:style-name="ce396" table:formula="of:=+[.AG4]" office:value-type="float" office:value="0.1" calcext:value-type="float">
            <text:p>0.100</text:p>
          </table:table-cell>
          <table:table-cell table:style-name="ce402" table:formula="of:=[.AF4]" office:value-type="float" office:value="0.1" calcext:value-type="float">
            <text:p>0.100</text:p>
          </table:table-cell>
          <table:table-cell table:style-name="ce408" table:formula="of:=+[.AH4]" office:value-type="float" office:value="0.1" calcext:value-type="float">
            <text:p>0.100</text:p>
          </table:table-cell>
          <table:table-cell table:style-name="ce457" office:value-type="float" office:value="0" calcext:value-type="float">
            <text:p>0.000</text:p>
          </table:table-cell>
          <table:table-cell table:style-name="ce461" office:value-type="float" office:value="0" calcext:value-type="float">
            <text:p>0.000</text:p>
          </table:table-cell>
          <table:table-cell table:style-name="ce465" office:value-type="float" office:value="0" calcext:value-type="float">
            <text:p>0.000</text:p>
          </table:table-cell>
          <table:table-cell table:style-name="ce457" office:value-type="float" office:value="0.1" calcext:value-type="float">
            <text:p>0.100</text:p>
          </table:table-cell>
          <table:table-cell table:style-name="ce461" office:value-type="float" office:value="0.1" calcext:value-type="float">
            <text:p>0.100</text:p>
          </table:table-cell>
          <table:table-cell table:style-name="ce465" office:value-type="float" office:value="0.1" calcext:value-type="float">
            <text:p>0.100</text:p>
          </table:table-cell>
          <table:table-cell table:style-name="ce149" table:number-columns-repeated="16316"/>
        </table:table-row>
        <table:table-row table:style-name="ro1">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57" table:number-columns-repeated="6"/>
          <table:table-cell table:style-name="ce276" table:formula="of:=+[.M$2]+[.X5]" office:value-type="float" office:value="0" calcext:value-type="float">
            <text:p>0.000000</text:p>
          </table:table-cell>
          <table:table-cell table:style-name="ce276" table:formula="of:=+[.N$2]-[.W5]" office:value-type="float" office:value="0" calcext:value-type="float">
            <text:p>0.000000</text:p>
          </table:table-cell>
          <table:table-cell table:style-name="ce276"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106" table:number-columns-repeated="16316"/>
        </table:table-row>
        <table:table-row table:style-name="ro1">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57" table:number-columns-repeated="6"/>
          <table:table-cell table:style-name="ce276" table:formula="of:=+[.M5]+[.X6]" office:value-type="float" office:value="0" calcext:value-type="float">
            <text:p>0.000000</text:p>
          </table:table-cell>
          <table:table-cell table:style-name="ce276" table:formula="of:=+[.N5]-[.W6]" office:value-type="float" office:value="0" calcext:value-type="float">
            <text:p>0.000000</text:p>
          </table:table-cell>
          <table:table-cell table:style-name="ce276"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309" office:value-type="string" calcext:value-type="string">
            <text:p>abdomen avatar_mTorso</text:p>
          </table:table-cell>
          <table:table-cell table:style-name="ce84" office:value-type="boolean" office:boolean-value="true" calcext:value-type="boolean">
            <text:p>TRUE</text:p>
          </table:table-cell>
          <table:table-cell table:style-name="ce155" table:formula="of:=+[.G$2]+[.AA7]" office:value-type="float" office:value="0" calcext:value-type="float">
            <text:p>0.000</text:p>
          </table:table-cell>
          <table:table-cell table:style-name="ce155" table:formula="of:=+[.H$2]-[.Z7]" office:value-type="float" office:value="0" calcext:value-type="float">
            <text:p>0.000</text:p>
          </table:table-cell>
          <table:table-cell table:style-name="ce155" table:formula="of:=+[.I$2]+[.AB7]" office:value-type="float" office:value="1.151" calcext:value-type="float">
            <text:p>1.151</text:p>
          </table:table-cell>
          <table:table-cell table:style-name="ce155" table:formula="of:=+[.G7]+[.T7]" office:value-type="float" office:value="0" calcext:value-type="float">
            <text:p>0.000</text:p>
          </table:table-cell>
          <table:table-cell table:style-name="ce155" table:formula="of:=+[.H7]-[.S7]" office:value-type="float" office:value="0.015" calcext:value-type="float">
            <text:p>0.015</text:p>
          </table:table-cell>
          <table:table-cell table:style-name="ce155"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8]" office:value-type="float" office:value="0" calcext:value-type="float">
            <text:p>0.000</text:p>
          </table:table-cell>
          <table:table-cell table:style-name="ce156" table:formula="of:=+[.H$7]-[.Z8]" office:value-type="float" office:value="-0.028" calcext:value-type="float">
            <text:p>-0.028</text:p>
          </table:table-cell>
          <table:table-cell table:style-name="ce156" table:formula="of:=+[.I$7]+[.AB8]" office:value-type="float" office:value="1.191" calcext:value-type="float">
            <text:p>1.191</text:p>
          </table:table-cell>
          <table:table-cell table:style-name="ce156" table:formula="of:=+[.G8]+[.T8]" office:value-type="float" office:value="0" calcext:value-type="float">
            <text:p>0.000</text:p>
          </table:table-cell>
          <table:table-cell table:style-name="ce156" table:formula="of:=+[.H8]-[.S8]" office:value-type="float" office:value="-0.056" calcext:value-type="float">
            <text:p>-0.056</text:p>
          </table:table-cell>
          <table:table-cell table:style-name="ce156" table:formula="of:=+[.I8]+[.U8]" office:value-type="float" office:value="1.285" calcext:value-type="float">
            <text:p>1.285</text:p>
          </table:table-cell>
          <table:table-cell table:style-name="ce95" table:number-columns-repeated="6"/>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8]" office:value-type="float" office:value="8" calcext:value-type="float">
            <text:p>8.000</text:p>
          </table:table-cell>
          <table:table-cell table:style-name="ce402" table:formula="of:=[.AC8]" office:value-type="float" office:value="0" calcext:value-type="float">
            <text:p>0.000</text:p>
          </table:table-cell>
          <table:table-cell table:style-name="ce408" table:formula="of:=+[.AE8]" office:value-type="float" office:value="0" calcext:value-type="float">
            <text:p>0.000</text:p>
          </table:table-cell>
          <table:table-cell table:style-name="ce396" table:formula="of:=+[.AG8]" office:value-type="float" office:value="0.13" calcext:value-type="float">
            <text:p>0.130</text:p>
          </table:table-cell>
          <table:table-cell table:style-name="ce402" table:formula="of:=[.AF8]" office:value-type="float" office:value="0.09" calcext:value-type="float">
            <text:p>0.090</text:p>
          </table:table-cell>
          <table:table-cell table:style-name="ce408" table:formula="of:=+[.AH8]" office:value-type="float" office:value="0.15" calcext:value-type="float">
            <text:p>0.150</text:p>
          </table:table-cell>
          <table:table-cell office:value-type="float" office:value="0" calcext:value-type="float">
            <text:p>0.000</text:p>
          </table:table-cell>
          <table:table-cell office:value-type="float" office:value="8" calcext:value-type="float">
            <text:p>8.000</text:p>
          </table:table-cell>
          <table:table-cell office:value-type="float" office:value="0" calcext:value-type="float">
            <text:p>0.000</text:p>
          </table:table-cell>
          <table:table-cell office:value-type="float" office:value="0.12" calcext:value-type="float">
            <text:p>0.120</text:p>
          </table:table-cell>
          <table:table-cell office:value-type="float" office:value="0.16" calcext:value-type="float">
            <text:p>0.160</text:p>
          </table:table-cell>
          <table:table-cell office:value-type="float" office:value="0.15" calcext:value-type="float">
            <text:p>0.150</text:p>
          </table:table-cell>
          <table:table-cell table:style-name="ce171" table:number-columns-repeated="16316"/>
        </table:table-row>
        <table:table-row table:style-name="ro1">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9]" office:value-type="float" office:value="0.1" calcext:value-type="float">
            <text:p>0.100</text:p>
          </table:table-cell>
          <table:table-cell table:style-name="ce156" table:formula="of:=+[.H$7]-[.Z9]" office:value-type="float" office:value="0" calcext:value-type="float">
            <text:p>0.000</text:p>
          </table:table-cell>
          <table:table-cell table:style-name="ce156" table:formula="of:=+[.I$7]+[.AB9]" office:value-type="float" office:value="1.209" calcext:value-type="float">
            <text:p>1.209</text:p>
          </table:table-cell>
          <table:table-cell table:style-name="ce156" table:formula="of:=+[.G9]+[.T9]" office:value-type="float" office:value="0.2" calcext:value-type="float">
            <text:p>0.200</text:p>
          </table:table-cell>
          <table:table-cell table:style-name="ce156" table:formula="of:=+[.H9]-[.S9]" office:value-type="float" office:value="0" calcext:value-type="float">
            <text:p>0.000</text:p>
          </table:table-cell>
          <table:table-cell table:style-name="ce156" table:formula="of:=+[.I9]+[.U9]"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 office:value-type="float" office:value="0" calcext:value-type="float">
            <text:p>0.000</text:p>
          </table:table-cell>
          <table:table-cell table:style-name="ce402" table:formula="of:=[.AC9]" office:value-type="float" office:value="0" calcext:value-type="float">
            <text:p>0.000</text:p>
          </table:table-cell>
          <table:table-cell table:style-name="ce408" table:formula="of:=+[.AE9]" office:value-type="float" office:value="0" calcext:value-type="float">
            <text:p>0.000</text:p>
          </table:table-cell>
          <table:table-cell table:style-name="ce396" table:formula="of:=+[.AG9]" office:value-type="float" office:value="0.05" calcext:value-type="float">
            <text:p>0.050</text:p>
          </table:table-cell>
          <table:table-cell table:style-name="ce402" table:formula="of:=[.AF9]" office:value-type="float" office:value="0.05" calcext:value-type="float">
            <text:p>0.050</text:p>
          </table:table-cell>
          <table:table-cell table:style-name="ce408" table:formula="of:=+[.AH9]" office:value-type="float" office:value="0.05" calcext:value-type="float">
            <text:p>0.050</text:p>
          </table:table-cell>
          <table:table-cell table:number-columns-repeated="6"/>
          <table:table-cell table:style-name="ce171" table:number-columns-repeated="16316"/>
        </table:table-row>
        <table:table-row table:style-name="ro1">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0]" office:value-type="float" office:value="-0.1" calcext:value-type="float">
            <text:p>-0.100</text:p>
          </table:table-cell>
          <table:table-cell table:style-name="ce156" table:formula="of:=+[.H$7]-[.Z10]" office:value-type="float" office:value="0" calcext:value-type="float">
            <text:p>0.000</text:p>
          </table:table-cell>
          <table:table-cell table:style-name="ce156" table:formula="of:=+[.I$7]+[.AB10]" office:value-type="float" office:value="1.209" calcext:value-type="float">
            <text:p>1.209</text:p>
          </table:table-cell>
          <table:table-cell table:style-name="ce156" table:formula="of:=+[.G10]+[.T10]" office:value-type="float" office:value="-0.2" calcext:value-type="float">
            <text:p>-0.200</text:p>
          </table:table-cell>
          <table:table-cell table:style-name="ce156" table:formula="of:=+[.H10]-[.S10]" office:value-type="float" office:value="0" calcext:value-type="float">
            <text:p>0.000</text:p>
          </table:table-cell>
          <table:table-cell table:style-name="ce156" table:formula="of:=+[.I10]+[.U10]"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0]" office:value-type="float" office:value="0" calcext:value-type="float">
            <text:p>0.000</text:p>
          </table:table-cell>
          <table:table-cell table:style-name="ce402" table:formula="of:=[.AC10]" office:value-type="float" office:value="0" calcext:value-type="float">
            <text:p>0.000</text:p>
          </table:table-cell>
          <table:table-cell table:style-name="ce408" table:formula="of:=+[.AE10]" office:value-type="float" office:value="0" calcext:value-type="float">
            <text:p>0.000</text:p>
          </table:table-cell>
          <table:table-cell table:style-name="ce396" table:formula="of:=+[.AG10]" office:value-type="float" office:value="0.05" calcext:value-type="float">
            <text:p>0.050</text:p>
          </table:table-cell>
          <table:table-cell table:style-name="ce402" table:formula="of:=[.AF10]" office:value-type="float" office:value="0.05" calcext:value-type="float">
            <text:p>0.050</text:p>
          </table:table-cell>
          <table:table-cell table:style-name="ce408" table:formula="of:=+[.AH10]" office:value-type="float" office:value="0.05" calcext:value-type="float">
            <text:p>0.050</text:p>
          </table:table-cell>
          <table:table-cell table:number-columns-repeated="6"/>
          <table:table-cell table:style-name="ce171" table:number-columns-repeated="16316"/>
        </table:table-row>
        <table:table-row table:style-name="ro1">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1]" office:value-type="float" office:value="0" calcext:value-type="float">
            <text:p>0.000</text:p>
          </table:table-cell>
          <table:table-cell table:style-name="ce156" table:formula="of:=+[.H$7]-[.Z11]" office:value-type="float" office:value="0" calcext:value-type="float">
            <text:p>0.000</text:p>
          </table:table-cell>
          <table:table-cell table:style-name="ce156" table:formula="of:=+[.I$7]+[.AB11]" office:value-type="float" office:value="1.174" calcext:value-type="float">
            <text:p>1.174</text:p>
          </table:table-cell>
          <table:table-cell table:style-name="ce156" table:formula="of:=+[.G11]+[.T11]" office:value-type="float" office:value="0" calcext:value-type="float">
            <text:p>0.000</text:p>
          </table:table-cell>
          <table:table-cell table:style-name="ce156" table:formula="of:=+[.H11]-[.S11]" office:value-type="float" office:value="0.1" calcext:value-type="float">
            <text:p>0.100</text:p>
          </table:table-cell>
          <table:table-cell table:style-name="ce156" table:formula="of:=+[.I11]+[.U11]" office:value-type="float" office:value="1.174" calcext:value-type="float">
            <text:p>1.174</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11]" office:value-type="float" office:value="0" calcext:value-type="float">
            <text:p>0.000</text:p>
          </table:table-cell>
          <table:table-cell table:style-name="ce402" table:formula="of:=[.AC11]" office:value-type="float" office:value="0" calcext:value-type="float">
            <text:p>0.000</text:p>
          </table:table-cell>
          <table:table-cell table:style-name="ce408" table:formula="of:=+[.AE11]" office:value-type="float" office:value="0" calcext:value-type="float">
            <text:p>0.000</text:p>
          </table:table-cell>
          <table:table-cell table:style-name="ce396" table:formula="of:=+[.AG11]" office:value-type="float" office:value="0.13" calcext:value-type="float">
            <text:p>0.130</text:p>
          </table:table-cell>
          <table:table-cell table:style-name="ce402" table:formula="of:=[.AF11]" office:value-type="float" office:value="0.09" calcext:value-type="float">
            <text:p>0.090</text:p>
          </table:table-cell>
          <table:table-cell table:style-name="ce408" table:formula="of:=+[.AH11]" office:value-type="float" office:value="0.15" calcext:value-type="float">
            <text:p>0.1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3" calcext:value-type="float">
            <text:p>0.130</text:p>
          </table:table-cell>
          <table:table-cell office:value-type="float" office:value="0.15" calcext:value-type="float">
            <text:p>0.150</text:p>
          </table:table-cell>
          <table:table-cell table:style-name="ce171" table:number-columns-repeated="16316"/>
        </table:table-row>
        <table:table-row table:style-name="ro1">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57"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172" table:number-columns-repeated="16316"/>
        </table:table-row>
        <table:table-row table:style-name="ro1">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57"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58" table:formula="of:=+[.G7]+[.AA14]" office:value-type="float" office:value="0" calcext:value-type="float">
            <text:p>0.000</text:p>
          </table:table-cell>
          <table:table-cell table:style-name="ce158" table:formula="of:=+[.H7]-[.Z14]" office:value-type="float" office:value="0.015" calcext:value-type="float">
            <text:p>0.015</text:p>
          </table:table-cell>
          <table:table-cell table:style-name="ce158" table:formula="of:=+[.I7]+[.AB14]" office:value-type="float" office:value="1.356" calcext:value-type="float">
            <text:p>1.356</text:p>
          </table:table-cell>
          <table:table-cell table:style-name="ce158" table:formula="of:=+[.G14]+[.T14]" office:value-type="float" office:value="0" calcext:value-type="float">
            <text:p>0.000</text:p>
          </table:table-cell>
          <table:table-cell table:style-name="ce158" table:formula="of:=+[.H14]-[.S14]" office:value-type="float" office:value="0.025" calcext:value-type="float">
            <text:p>0.025</text:p>
          </table:table-cell>
          <table:table-cell table:style-name="ce158"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398"/>
          <table:table-cell table:style-name="ce404"/>
          <table:table-cell table:style-name="ce410"/>
          <table:table-cell table:style-name="ce398"/>
          <table:table-cell table:style-name="ce404"/>
          <table:table-cell table:style-name="ce410"/>
          <table:table-cell table:style-name="ce456"/>
          <table:table-cell table:style-name="ce460"/>
          <table:table-cell table:style-name="ce464"/>
          <table:table-cell table:style-name="ce456"/>
          <table:table-cell table:style-name="ce460"/>
          <table:table-cell table:style-name="ce464"/>
          <table:table-cell table:style-name="ce436" table:number-columns-repeated="16316"/>
        </table:table-row>
        <table:table-row table:style-name="ro1">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5]" office:value-type="float" office:value="0" calcext:value-type="float">
            <text:p>0.000</text:p>
          </table:table-cell>
          <table:table-cell table:style-name="ce156" table:formula="of:=+[.H$14]-[.Z15]" office:value-type="float" office:value="-0.013" calcext:value-type="float">
            <text:p>-0.013</text:p>
          </table:table-cell>
          <table:table-cell table:style-name="ce156" table:formula="of:=+[.I$14]+[.AB15]" office:value-type="float" office:value="1.426" calcext:value-type="float">
            <text:p>1.426</text:p>
          </table:table-cell>
          <table:table-cell table:style-name="ce156" table:formula="of:=+[.G15]+[.T15]" office:value-type="float" office:value="0" calcext:value-type="float">
            <text:p>0.000</text:p>
          </table:table-cell>
          <table:table-cell table:style-name="ce156" table:formula="of:=+[.H15]-[.S15]" office:value-type="float" office:value="0.083" calcext:value-type="float">
            <text:p>0.083</text:p>
          </table:table-cell>
          <table:table-cell table:style-name="ce156" table:formula="of:=+[.I15]+[.U15]" office:value-type="float" office:value="1.578" calcext:value-type="float">
            <text:p>1.578</text:p>
          </table:table-cell>
          <table:table-cell table:style-name="ce95" table:number-columns-repeated="6"/>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96" table:formula="of:=+[.AD15]" office:value-type="float" office:value="-10" calcext:value-type="float">
            <text:p>-10.000</text:p>
          </table:table-cell>
          <table:table-cell table:style-name="ce402" table:formula="of:=[.AC15]" office:value-type="float" office:value="0" calcext:value-type="float">
            <text:p>0.000</text:p>
          </table:table-cell>
          <table:table-cell table:style-name="ce408" table:formula="of:=+[.AE15]" office:value-type="float" office:value="0" calcext:value-type="float">
            <text:p>0.000</text:p>
          </table:table-cell>
          <table:table-cell table:style-name="ce396" table:formula="of:=+[.AG15]" office:value-type="float" office:value="0.15" calcext:value-type="float">
            <text:p>0.150</text:p>
          </table:table-cell>
          <table:table-cell table:style-name="ce402" table:formula="of:=[.AF15]" office:value-type="float" office:value="0.11" calcext:value-type="float">
            <text:p>0.110</text:p>
          </table:table-cell>
          <table:table-cell table:style-name="ce408" table:formula="of:=+[.AH15]" office:value-type="float" office:value="0.2" calcext:value-type="float">
            <text:p>0.20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4" calcext:value-type="float">
            <text:p>0.140</text:p>
          </table:table-cell>
          <table:table-cell office:value-type="float" office:value="0.19" calcext:value-type="float">
            <text:p>0.190</text:p>
          </table:table-cell>
          <table:table-cell office:value-type="float" office:value="0.22" calcext:value-type="float">
            <text:p>0.220</text:p>
          </table:table-cell>
          <table:table-cell table:style-name="ce149" table:number-columns-repeated="986"/>
          <table:table-cell table:style-name="ce132" table:number-columns-repeated="15330"/>
        </table:table-row>
        <table:table-row table:style-name="ro1">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6]" office:value-type="float" office:value="0.082" calcext:value-type="float">
            <text:p>0.082</text:p>
          </table:table-cell>
          <table:table-cell table:style-name="ce156" table:formula="of:=+[.H$14]-[.Z16]" office:value-type="float" office:value="-0.104" calcext:value-type="float">
            <text:p>-0.104</text:p>
          </table:table-cell>
          <table:table-cell table:style-name="ce156" table:formula="of:=+[.I$14]+[.AB16]" office:value-type="float" office:value="1.398" calcext:value-type="float">
            <text:p>1.398</text:p>
          </table:table-cell>
          <table:table-cell table:style-name="ce156" table:formula="of:=+[.G16]+[.T16]" office:value-type="float" office:value="0.082" calcext:value-type="float">
            <text:p>0.082</text:p>
          </table:table-cell>
          <table:table-cell table:style-name="ce156" table:formula="of:=+[.H16]-[.S16]" office:value-type="float" office:value="-0.184" calcext:value-type="float">
            <text:p>-0.184</text:p>
          </table:table-cell>
          <table:table-cell table:style-name="ce156" table:formula="of:=+[.I16]+[.U16]"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6]" office:value-type="float" office:value="4.29" calcext:value-type="float">
            <text:p>4.290</text:p>
          </table:table-cell>
          <table:table-cell table:style-name="ce402" table:formula="of:=[.AC16]" office:value-type="float" office:value="0" calcext:value-type="float">
            <text:p>0.000</text:p>
          </table:table-cell>
          <table:table-cell table:style-name="ce408" table:formula="of:=+[.AE16]" office:value-type="float" office:value="0" calcext:value-type="float">
            <text:p>0.000</text:p>
          </table:table-cell>
          <table:table-cell table:style-name="ce396" table:formula="of:=+[.AG16]" office:value-type="float" office:value="0.05" calcext:value-type="float">
            <text:p>0.050</text:p>
          </table:table-cell>
          <table:table-cell table:style-name="ce402" table:formula="of:=[.AF16]" office:value-type="float" office:value="0.05" calcext:value-type="float">
            <text:p>0.050</text:p>
          </table:table-cell>
          <table:table-cell table:style-name="ce408" table:formula="of:=+[.AH16]" office:value-type="float" office:value="0.05" calcext:value-type="float">
            <text:p>0.050</text:p>
          </table:table-cell>
          <table:table-cell office:value-type="float" office:value="0" calcext:value-type="float">
            <text:p>0.000</text:p>
          </table:table-cell>
          <table:table-cell office:value-type="float" office:value="4.29" calcext:value-type="float">
            <text:p>4.290</text:p>
          </table:table-cell>
          <table:table-cell office:value-type="float" office:value="0" calcext:value-type="float">
            <text:p>0.000</text:p>
          </table:table-cell>
          <table:table-cell table:number-columns-repeated="3" office:value-type="float" office:value="0.05" calcext:value-type="float">
            <text:p>0.050</text:p>
          </table:table-cell>
          <table:table-cell table:style-name="ce149" table:number-columns-repeated="986"/>
          <table:table-cell table:style-name="ce132" table:number-columns-repeated="2"/>
          <table:table-cell table:style-name="ce149" table:number-columns-repeated="15328"/>
        </table:table-row>
        <table:table-row table:style-name="ro1">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7]" office:value-type="float" office:value="-0.082" calcext:value-type="float">
            <text:p>-0.082</text:p>
          </table:table-cell>
          <table:table-cell table:style-name="ce156" table:formula="of:=+[.H$14]-[.Z17]" office:value-type="float" office:value="-0.104" calcext:value-type="float">
            <text:p>-0.104</text:p>
          </table:table-cell>
          <table:table-cell table:style-name="ce156" table:formula="of:=+[.I$14]+[.AB17]" office:value-type="float" office:value="1.398" calcext:value-type="float">
            <text:p>1.398</text:p>
          </table:table-cell>
          <table:table-cell table:style-name="ce156" table:formula="of:=+[.G17]+[.T17]" office:value-type="float" office:value="-0.082" calcext:value-type="float">
            <text:p>-0.082</text:p>
          </table:table-cell>
          <table:table-cell table:style-name="ce156" table:formula="of:=+[.H17]-[.S17]" office:value-type="float" office:value="-0.184" calcext:value-type="float">
            <text:p>-0.184</text:p>
          </table:table-cell>
          <table:table-cell table:style-name="ce156" table:formula="of:=+[.I17]+[.U17]"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7]" office:value-type="float" office:value="4.29" calcext:value-type="float">
            <text:p>4.290</text:p>
          </table:table-cell>
          <table:table-cell table:style-name="ce402" table:formula="of:=[.AC17]" office:value-type="float" office:value="0" calcext:value-type="float">
            <text:p>0.000</text:p>
          </table:table-cell>
          <table:table-cell table:style-name="ce408" table:formula="of:=+[.AE17]" office:value-type="float" office:value="0" calcext:value-type="float">
            <text:p>0.000</text:p>
          </table:table-cell>
          <table:table-cell table:style-name="ce396" table:formula="of:=+[.AG17]" office:value-type="float" office:value="0.05" calcext:value-type="float">
            <text:p>0.050</text:p>
          </table:table-cell>
          <table:table-cell table:style-name="ce402" table:formula="of:=[.AF17]" office:value-type="float" office:value="0.05" calcext:value-type="float">
            <text:p>0.050</text:p>
          </table:table-cell>
          <table:table-cell table:style-name="ce408" table:formula="of:=+[.AH17]" office:value-type="float" office:value="0.05" calcext:value-type="float">
            <text:p>0.050</text:p>
          </table:table-cell>
          <table:table-cell office:value-type="float" office:value="0" calcext:value-type="float">
            <text:p>0.000</text:p>
          </table:table-cell>
          <table:table-cell office:value-type="float" office:value="4.29" calcext:value-type="float">
            <text:p>4.290</text:p>
          </table:table-cell>
          <table:table-cell office:value-type="float" office:value="0" calcext:value-type="float">
            <text:p>0.000</text:p>
          </table:table-cell>
          <table:table-cell table:number-columns-repeated="3" office:value-type="float" office:value="0.05" calcext:value-type="float">
            <text:p>0.050</text:p>
          </table:table-cell>
          <table:table-cell table:style-name="ce149" table:number-columns-repeated="986"/>
          <table:table-cell table:style-name="ce132" table:number-columns-repeated="2"/>
          <table:table-cell table:style-name="ce149" table:number-columns-repeated="15328"/>
        </table:table-row>
        <table:table-row table:style-name="ro1">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8]" office:value-type="float" office:value="0" calcext:value-type="float">
            <text:p>0.000</text:p>
          </table:table-cell>
          <table:table-cell table:style-name="ce156" table:formula="of:=+[.H$14]-[.Z18]" office:value-type="float" office:value="0.015" calcext:value-type="float">
            <text:p>0.015</text:p>
          </table:table-cell>
          <table:table-cell table:style-name="ce156" table:formula="of:=+[.I$14]+[.AB18]" office:value-type="float" office:value="1.373" calcext:value-type="float">
            <text:p>1.373</text:p>
          </table:table-cell>
          <table:table-cell table:style-name="ce156" table:formula="of:=+[.G18]+[.T18]" office:value-type="float" office:value="0" calcext:value-type="float">
            <text:p>0.000</text:p>
          </table:table-cell>
          <table:table-cell table:style-name="ce156" table:formula="of:=+[.H18]-[.S18]" office:value-type="float" office:value="0.115" calcext:value-type="float">
            <text:p>0.115</text:p>
          </table:table-cell>
          <table:table-cell table:style-name="ce156" table:formula="of:=+[.I18]+[.U18]" office:value-type="float" office:value="1.373" calcext:value-type="float">
            <text:p>1.373</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formula="of:=+[.AD18]" office:value-type="float" office:value="0" calcext:value-type="float">
            <text:p>0.000</text:p>
          </table:table-cell>
          <table:table-cell table:style-name="ce402" table:formula="of:=[.AC18]" office:value-type="float" office:value="0" calcext:value-type="float">
            <text:p>0.000</text:p>
          </table:table-cell>
          <table:table-cell table:style-name="ce408" table:formula="of:=+[.AE18]" office:value-type="float" office:value="0" calcext:value-type="float">
            <text:p>0.000</text:p>
          </table:table-cell>
          <table:table-cell table:style-name="ce396" table:formula="of:=+[.AG18]" office:value-type="float" office:value="0.13" calcext:value-type="float">
            <text:p>0.130</text:p>
          </table:table-cell>
          <table:table-cell table:style-name="ce402" table:formula="of:=[.AF18]" office:value-type="float" office:value="0.09" calcext:value-type="float">
            <text:p>0.090</text:p>
          </table:table-cell>
          <table:table-cell table:style-name="ce408" table:formula="of:=+[.AH18]" office:value-type="float" office:value="0.15" calcext:value-type="float">
            <text:p>0.150</text:p>
          </table:table-cell>
          <table:table-cell table:number-columns-repeated="3" office:value-type="float" office:value="0" calcext:value-type="float">
            <text:p>0.000</text:p>
          </table:table-cell>
          <table:table-cell office:value-type="float" office:value="0.09" calcext:value-type="float">
            <text:p>0.090</text:p>
          </table:table-cell>
          <table:table-cell table:number-columns-repeated="2" office:value-type="float" office:value="0.13" calcext:value-type="float">
            <text:p>0.130</text:p>
          </table:table-cell>
          <table:table-cell table:style-name="ce149" table:number-columns-repeated="986"/>
          <table:table-cell table:style-name="ce132" table:number-columns-repeated="2"/>
          <table:table-cell table:style-name="ce149" table:number-columns-repeated="15328"/>
        </table:table-row>
        <table:table-row table:style-name="ro1">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neck avatar_mNeck</text:p>
          </table:table-cell>
          <table:table-cell table:style-name="ce84" office:value-type="boolean" office:boolean-value="true" calcext:value-type="boolean">
            <text:p>TRUE</text:p>
          </table:table-cell>
          <table:table-cell table:style-name="ce155" table:formula="of:=+[.G$14]+[.AA19]" office:value-type="float" office:value="0" calcext:value-type="float">
            <text:p>0.000</text:p>
          </table:table-cell>
          <table:table-cell table:style-name="ce155" table:formula="of:=+[.H$14]-[.Z19]" office:value-type="float" office:value="0.025" calcext:value-type="float">
            <text:p>0.025</text:p>
          </table:table-cell>
          <table:table-cell table:style-name="ce155" table:formula="of:=+[.I14]+[.AB19]" office:value-type="float" office:value="1.607" calcext:value-type="float">
            <text:p>1.607</text:p>
          </table:table-cell>
          <table:table-cell table:style-name="ce155" table:formula="of:=+[.G19]+[.T19]" office:value-type="float" office:value="0" calcext:value-type="float">
            <text:p>0.000</text:p>
          </table:table-cell>
          <table:table-cell table:style-name="ce155" table:formula="of:=+[.H19]-[.S19]" office:value-type="float" office:value="0.025" calcext:value-type="float">
            <text:p>0.025</text:p>
          </table:table-cell>
          <table:table-cell table:style-name="ce155"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6" table:formula="of:=+[.G$19]+[.AA20]" office:value-type="float" office:value="0" calcext:value-type="float">
            <text:p>0.000</text:p>
          </table:table-cell>
          <table:table-cell table:style-name="ce156" table:formula="of:=+[.H$19]-[.Z20]" office:value-type="float" office:value="0.025" calcext:value-type="float">
            <text:p>0.025</text:p>
          </table:table-cell>
          <table:table-cell table:style-name="ce156" table:formula="of:=+[.I$19]+[.AB20]" office:value-type="float" office:value="1.627" calcext:value-type="float">
            <text:p>1.627</text:p>
          </table:table-cell>
          <table:table-cell table:style-name="ce156" table:formula="of:=+[.G20]+[.T20]" office:value-type="float" office:value="0" calcext:value-type="float">
            <text:p>0.000</text:p>
          </table:table-cell>
          <table:table-cell table:style-name="ce156" table:formula="of:=+[.H20]-[.S20]" office:value-type="float" office:value="0.025" calcext:value-type="float">
            <text:p>0.025</text:p>
          </table:table-cell>
          <table:table-cell table:style-name="ce156" table:formula="of:=+[.I20]+[.U20]" office:value-type="float" office:value="1.707" calcext:value-type="float">
            <text:p>1.707</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96" table:formula="of:=+[.AD20]" office:value-type="float" office:value="0" calcext:value-type="float">
            <text:p>0.000</text:p>
          </table:table-cell>
          <table:table-cell table:style-name="ce402" table:formula="of:=[.AC20]" office:value-type="float" office:value="0" calcext:value-type="float">
            <text:p>0.000</text:p>
          </table:table-cell>
          <table:table-cell table:style-name="ce408" table:formula="of:=+[.AE20]" office:value-type="float" office:value="0" calcext:value-type="float">
            <text:p>0.000</text:p>
          </table:table-cell>
          <table:table-cell table:style-name="ce396" table:formula="of:=+[.AG20]" office:value-type="float" office:value="0.06" calcext:value-type="float">
            <text:p>0.060</text:p>
          </table:table-cell>
          <table:table-cell table:style-name="ce402" table:formula="of:=[.AF20]" office:value-type="float" office:value="0.05" calcext:value-type="float">
            <text:p>0.050</text:p>
          </table:table-cell>
          <table:table-cell table:style-name="ce408" table:formula="of:=+[.AH20]" office:value-type="float" office:value="0.08" calcext:value-type="float">
            <text:p>0.080</text:p>
          </table:table-cell>
          <table:table-cell table:number-columns-repeated="3" office:value-type="float" office:value="0" calcext:value-type="float">
            <text:p>0.000</text:p>
          </table:table-cell>
          <table:table-cell office:value-type="float" office:value="0.065" calcext:value-type="float">
            <text:p>0.065</text:p>
          </table:table-cell>
          <table:table-cell office:value-type="float" office:value="0.07" calcext:value-type="float">
            <text:p>0.070</text:p>
          </table:table-cell>
          <table:table-cell office:value-type="float" office:value="0.08" calcext:value-type="float">
            <text:p>0.08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309" office:value-type="string" calcext:value-type="string">
            <text:p>head avatar_mHead</text:p>
          </table:table-cell>
          <table:table-cell table:style-name="ce84" office:value-type="boolean" office:boolean-value="true" calcext:value-type="boolean">
            <text:p>TRUE</text:p>
          </table:table-cell>
          <table:table-cell table:style-name="ce155" table:formula="of:=+[.G19]+[.AA21]" office:value-type="float" office:value="0" calcext:value-type="float">
            <text:p>0.000</text:p>
          </table:table-cell>
          <table:table-cell table:style-name="ce155" table:formula="of:=+[.H19]-[.Z21]" office:value-type="float" office:value="0.025" calcext:value-type="float">
            <text:p>0.025</text:p>
          </table:table-cell>
          <table:table-cell table:style-name="ce155" table:formula="of:=+[.I19]+[.AB21]" office:value-type="float" office:value="1.683" calcext:value-type="float">
            <text:p>1.683</text:p>
          </table:table-cell>
          <table:table-cell table:style-name="ce155" table:formula="of:=+[.G21]+[.T21]" office:value-type="float" office:value="0" calcext:value-type="float">
            <text:p>0.000</text:p>
          </table:table-cell>
          <table:table-cell table:style-name="ce155" table:formula="of:=+[.H21]-[.S21]" office:value-type="float" office:value="0.025" calcext:value-type="float">
            <text:p>0.025</text:p>
          </table:table-cell>
          <table:table-cell table:style-name="ce155"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6" table:formula="of:=+[.G$21]+[.AA22]" office:value-type="float" office:value="0" calcext:value-type="float">
            <text:p>0.000</text:p>
          </table:table-cell>
          <table:table-cell table:style-name="ce156" table:formula="of:=+[.H$21]-[.Z22]" office:value-type="float" office:value="0.005" calcext:value-type="float">
            <text:p>0.005</text:p>
          </table:table-cell>
          <table:table-cell table:style-name="ce156" table:formula="of:=+[.I$21]+[.AB22]" office:value-type="float" office:value="1.753" calcext:value-type="float">
            <text:p>1.753</text:p>
          </table:table-cell>
          <table:table-cell table:style-name="ce156" table:formula="of:=+[.G22]+[.T22]" office:value-type="float" office:value="0" calcext:value-type="float">
            <text:p>0.000</text:p>
          </table:table-cell>
          <table:table-cell table:style-name="ce156" table:formula="of:=+[.H22]-[.S22]" office:value-type="float" office:value="0.005" calcext:value-type="float">
            <text:p>0.005</text:p>
          </table:table-cell>
          <table:table-cell table:style-name="ce156" table:formula="of:=+[.I22]+[.U22]" office:value-type="float" office:value="1.853" calcext:value-type="float">
            <text:p>1.853</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96" table:formula="of:=+[.AD22]" office:value-type="float" office:value="0" calcext:value-type="float">
            <text:p>0.000</text:p>
          </table:table-cell>
          <table:table-cell table:style-name="ce402" table:formula="of:=[.AC22]" office:value-type="float" office:value="0" calcext:value-type="float">
            <text:p>0.000</text:p>
          </table:table-cell>
          <table:table-cell table:style-name="ce408" table:formula="of:=+[.AE22]" office:value-type="float" office:value="0" calcext:value-type="float">
            <text:p>0.000</text:p>
          </table:table-cell>
          <table:table-cell table:style-name="ce396" table:formula="of:=+[.AG22]" office:value-type="float" office:value="0.09" calcext:value-type="float">
            <text:p>0.090</text:p>
          </table:table-cell>
          <table:table-cell table:style-name="ce402" table:formula="of:=[.AF22]" office:value-type="float" office:value="0.11" calcext:value-type="float">
            <text:p>0.110</text:p>
          </table:table-cell>
          <table:table-cell table:style-name="ce408" table:formula="of:=+[.AH22]" office:value-type="float" office:value="0.12" calcext:value-type="float">
            <text:p>0.120</text:p>
          </table:table-cell>
          <table:table-cell table:number-columns-repeated="3" office:value-type="float" office:value="0" calcext:value-type="float">
            <text:p>0.000</text:p>
          </table:table-cell>
          <table:table-cell office:value-type="float" office:value="0.11" calcext:value-type="float">
            <text:p>0.110</text:p>
          </table:table-cell>
          <table:table-cell office:value-type="float" office:value="0.09" calcext:value-type="float">
            <text:p>0.090</text:p>
          </table:table-cell>
          <table:table-cell office:value-type="float" office:value="0.13" calcext:value-type="float">
            <text:p>0.130</text:p>
          </table:table-cell>
          <table:table-cell table:style-name="ce149" table:number-columns-repeated="986"/>
          <table:table-cell table:style-name="ce132" table:number-columns-repeated="15330"/>
        </table:table-row>
        <table:table-row table:style-name="ro1">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57" table:number-columns-repeated="6"/>
          <table:table-cell table:style-name="ce276" table:formula="of:=+[.M$21]+[.X23]" office:value-type="float" office:value="0" calcext:value-type="float">
            <text:p>0.000000</text:p>
          </table:table-cell>
          <table:table-cell table:style-name="ce276" table:formula="of:=+[.N$21]-[.W23]" office:value-type="float" office:value="0.024875" calcext:value-type="float">
            <text:p>0.024875</text:p>
          </table:table-cell>
          <table:table-cell table:style-name="ce276"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106" table:number-columns-repeated="15328"/>
        </table:table-row>
        <table:table-row table:style-name="ro1">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Right</text:p>
          </table:table-cell>
          <table:table-cell table:style-name="ce84" office:value-type="boolean" office:boolean-value="false" calcext:value-type="boolean">
            <text:p>FALSE</text:p>
          </table:table-cell>
          <table:table-cell table:style-name="ce155" table:formula="of:=+[.G21]+[.AA24]" office:value-type="float" office:value="-0.036" calcext:value-type="float">
            <text:p>-0.036</text:p>
          </table:table-cell>
          <table:table-cell table:style-name="ce155" table:formula="of:=+[.H21]-[.Z24]" office:value-type="float" office:value="-0.073" calcext:value-type="float">
            <text:p>-0.073</text:p>
          </table:table-cell>
          <table:table-cell table:style-name="ce155" table:formula="of:=+[.I21]+[.AB24]" office:value-type="float" office:value="1.762" calcext:value-type="float">
            <text:p>1.762</text:p>
          </table:table-cell>
          <table:table-cell table:style-name="ce155" table:formula="of:=+[.G24]+[.T24]" office:value-type="float" office:value="-0.036" calcext:value-type="float">
            <text:p>-0.036</text:p>
          </table:table-cell>
          <table:table-cell table:style-name="ce155" table:formula="of:=+[.H24]-[.S24]" office:value-type="float" office:value="-0.098" calcext:value-type="float">
            <text:p>-0.098</text:p>
          </table:table-cell>
          <table:table-cell table:style-name="ce155"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Left</text:p>
          </table:table-cell>
          <table:table-cell table:style-name="ce84" office:value-type="boolean" office:boolean-value="false" calcext:value-type="boolean">
            <text:p>FALSE</text:p>
          </table:table-cell>
          <table:table-cell table:style-name="ce155" table:formula="of:=+[.G21]+[.AA25]" office:value-type="float" office:value="0.036" calcext:value-type="float">
            <text:p>0.036</text:p>
          </table:table-cell>
          <table:table-cell table:style-name="ce155" table:formula="of:=+[.H21]-[.Z25]" office:value-type="float" office:value="-0.073" calcext:value-type="float">
            <text:p>-0.073</text:p>
          </table:table-cell>
          <table:table-cell table:style-name="ce155" table:formula="of:=+[.I21]+[.AB25]" office:value-type="float" office:value="1.762" calcext:value-type="float">
            <text:p>1.762</text:p>
          </table:table-cell>
          <table:table-cell table:style-name="ce155" table:formula="of:=+[.G25]+[.T25]" office:value-type="float" office:value="0.036" calcext:value-type="float">
            <text:p>0.036</text:p>
          </table:table-cell>
          <table:table-cell table:style-name="ce155" table:formula="of:=+[.H25]-[.S25]" office:value-type="float" office:value="-0.098" calcext:value-type="float">
            <text:p>-0.098</text:p>
          </table:table-cell>
          <table:table-cell table:style-name="ce155"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57" table:number-columns-repeated="6"/>
          <table:table-cell table:style-name="ce276" table:formula="of:=+[.M$21]+[.X26]" office:value-type="float" office:value="0" calcext:value-type="float">
            <text:p>0.000000</text:p>
          </table:table-cell>
          <table:table-cell table:style-name="ce276" table:formula="of:=+[.N$21]-[.W26]" office:value-type="float" office:value="-0.000125" calcext:value-type="float">
            <text:p>-0.000125</text:p>
          </table:table-cell>
          <table:table-cell table:style-name="ce276"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57" table:number-columns-repeated="6"/>
          <table:table-cell table:style-name="ce276"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76"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57" table:number-columns-repeated="6"/>
          <table:table-cell table:style-name="ce276"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76"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57" table:number-columns-repeated="6"/>
          <table:table-cell table:style-name="ce276" table:formula="of:=+[.M$26]+[.X29]" office:value-type="float" office:value="0.035" calcext:value-type="float">
            <text:p>0.035000</text:p>
          </table:table-cell>
          <table:table-cell table:style-name="ce276" table:formula="of:=+[.N$26]-[.W29]" office:value-type="float" office:value="-0.061125" calcext:value-type="float">
            <text:p>-0.061125</text:p>
          </table:table-cell>
          <table:table-cell table:style-name="ce276"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57" table:number-columns-repeated="6"/>
          <table:table-cell table:style-name="ce276" table:formula="of:=+[.M$26]+[.X30]" office:value-type="float" office:value="-0.035" calcext:value-type="float">
            <text:p>-0.035000</text:p>
          </table:table-cell>
          <table:table-cell table:style-name="ce276" table:formula="of:=+[.N$26]-[.W30]" office:value-type="float" office:value="-0.061125" calcext:value-type="float">
            <text:p>-0.061125</text:p>
          </table:table-cell>
          <table:table-cell table:style-name="ce276"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57" table:number-columns-repeated="6"/>
          <table:table-cell table:style-name="ce276" table:formula="of:=+[.M$26]+[.X31]" office:value-type="float" office:value="0.051" calcext:value-type="float">
            <text:p>0.051000</text:p>
          </table:table-cell>
          <table:table-cell table:style-name="ce276" table:formula="of:=+[.N$26]-[.W31]" office:value-type="float" office:value="-0.064125" calcext:value-type="float">
            <text:p>-0.064125</text:p>
          </table:table-cell>
          <table:table-cell table:style-name="ce276"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57" table:number-columns-repeated="6"/>
          <table:table-cell table:style-name="ce276" table:formula="of:=+[.M$26]+[.X32]" office:value-type="float" office:value="0.043" calcext:value-type="float">
            <text:p>0.043000</text:p>
          </table:table-cell>
          <table:table-cell table:style-name="ce276" table:formula="of:=+[.N$26]-[.W32]" office:value-type="float" office:value="-0.070125" calcext:value-type="float">
            <text:p>-0.070125</text:p>
          </table:table-cell>
          <table:table-cell table:style-name="ce276"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57" table:number-columns-repeated="6"/>
          <table:table-cell table:style-name="ce276" table:formula="of:=+[.M$26]+[.X33]" office:value-type="float" office:value="0.022" calcext:value-type="float">
            <text:p>0.022000</text:p>
          </table:table-cell>
          <table:table-cell table:style-name="ce276" table:formula="of:=+[.N$26]-[.W33]" office:value-type="float" office:value="-0.075125" calcext:value-type="float">
            <text:p>-0.075125</text:p>
          </table:table-cell>
          <table:table-cell table:style-name="ce276"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34]" office:value-type="float" office:value="-0.051" calcext:value-type="float">
            <text:p>-0.051000</text:p>
          </table:table-cell>
          <table:table-cell table:style-name="ce276" table:formula="of:=+[.N$26]-[.W34]" office:value-type="float" office:value="-0.064125" calcext:value-type="float">
            <text:p>-0.064125</text:p>
          </table:table-cell>
          <table:table-cell table:style-name="ce276"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35]" office:value-type="float" office:value="-0.043" calcext:value-type="float">
            <text:p>-0.043000</text:p>
          </table:table-cell>
          <table:table-cell table:style-name="ce276" table:formula="of:=+[.N$26]-[.W35]" office:value-type="float" office:value="-0.070125" calcext:value-type="float">
            <text:p>-0.070125</text:p>
          </table:table-cell>
          <table:table-cell table:style-name="ce276"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36]" office:value-type="float" office:value="-0.022" calcext:value-type="float">
            <text:p>-0.022000</text:p>
          </table:table-cell>
          <table:table-cell table:style-name="ce276" table:formula="of:=+[.N$26]-[.W36]" office:value-type="float" office:value="-0.075125" calcext:value-type="float">
            <text:p>-0.075125</text:p>
          </table:table-cell>
          <table:table-cell table:style-name="ce276"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57" table:number-columns-repeated="6"/>
          <table:table-cell table:style-name="ce276" table:formula="of:=+[.M$26]+[.X37]" office:value-type="float" office:value="0.036" calcext:value-type="float">
            <text:p>0.036000</text:p>
          </table:table-cell>
          <table:table-cell table:style-name="ce276" table:formula="of:=+[.N$26]-[.W37]" office:value-type="float" office:value="-0.073125" calcext:value-type="float">
            <text:p>-0.073125</text:p>
          </table:table-cell>
          <table:table-cell table:style-name="ce276"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57" table:number-columns-repeated="6"/>
          <table:table-cell table:style-name="ce276" table:formula="of:=+[.M$26]+[.X38]" office:value-type="float" office:value="0.036" calcext:value-type="float">
            <text:p>0.036000</text:p>
          </table:table-cell>
          <table:table-cell table:style-name="ce276" table:formula="of:=+[.N$26]-[.W38]" office:value-type="float" office:value="-0.073125" calcext:value-type="float">
            <text:p>-0.073125</text:p>
          </table:table-cell>
          <table:table-cell table:style-name="ce276"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39]" office:value-type="float" office:value="-0.036" calcext:value-type="float">
            <text:p>-0.036000</text:p>
          </table:table-cell>
          <table:table-cell table:style-name="ce276" table:formula="of:=+[.N$26]-[.W39]" office:value-type="float" office:value="-0.073125" calcext:value-type="float">
            <text:p>-0.073125</text:p>
          </table:table-cell>
          <table:table-cell table:style-name="ce276"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40]" office:value-type="float" office:value="-0.036" calcext:value-type="float">
            <text:p>-0.036000</text:p>
          </table:table-cell>
          <table:table-cell table:style-name="ce276" table:formula="of:=+[.N$26]-[.W40]" office:value-type="float" office:value="-0.073125" calcext:value-type="float">
            <text:p>-0.073125</text:p>
          </table:table-cell>
          <table:table-cell table:style-name="ce276"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57" table:number-columns-repeated="6"/>
          <table:table-cell table:style-name="ce276" table:formula="of:=+[.M$26]+[.X41]" office:value-type="float" office:value="0.08" calcext:value-type="float">
            <text:p>0.080000</text:p>
          </table:table-cell>
          <table:table-cell table:style-name="ce276" table:formula="of:=+[.N$26]-[.W41]" office:value-type="float" office:value="-0.000125" calcext:value-type="float">
            <text:p>-0.000125</text:p>
          </table:table-cell>
          <table:table-cell table:style-name="ce276"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57" table:number-columns-repeated="6"/>
          <table:table-cell table:style-name="ce276" table:formula="of:=+[.M41]+[.X42]" office:value-type="float" office:value="0.098" calcext:value-type="float">
            <text:p>0.098000</text:p>
          </table:table-cell>
          <table:table-cell table:style-name="ce276" table:formula="of:=+[.N41]-[.W42]" office:value-type="float" office:value="0.018875" calcext:value-type="float">
            <text:p>0.018875</text:p>
          </table:table-cell>
          <table:table-cell table:style-name="ce276"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57" table:number-columns-repeated="6"/>
          <table:table-cell table:style-name="ce276" table:formula="of:=+[.M$26]+[.X43]" office:value-type="float" office:value="-0.08" calcext:value-type="float">
            <text:p>-0.080000</text:p>
          </table:table-cell>
          <table:table-cell table:style-name="ce276" table:formula="of:=+[.N$26]-[.W43]" office:value-type="float" office:value="-0.000125" calcext:value-type="float">
            <text:p>-0.000125</text:p>
          </table:table-cell>
          <table:table-cell table:style-name="ce276"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57" table:number-columns-repeated="6"/>
          <table:table-cell table:style-name="ce276" table:formula="of:=+[.M43]+[.X44]" office:value-type="float" office:value="-0.098" calcext:value-type="float">
            <text:p>-0.098000</text:p>
          </table:table-cell>
          <table:table-cell table:style-name="ce276" table:formula="of:=+[.N43]-[.W44]" office:value-type="float" office:value="0.018875" calcext:value-type="float">
            <text:p>0.018875</text:p>
          </table:table-cell>
          <table:table-cell table:style-name="ce276"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57" table:number-columns-repeated="6"/>
          <table:table-cell table:style-name="ce276" table:formula="of:=+[.M$26]+[.X45]" office:value-type="float" office:value="0.015" calcext:value-type="float">
            <text:p>0.015000</text:p>
          </table:table-cell>
          <table:table-cell table:style-name="ce276" table:formula="of:=+[.N$26]-[.W45]" office:value-type="float" office:value="-0.086125" calcext:value-type="float">
            <text:p>-0.086125</text:p>
          </table:table-cell>
          <table:table-cell table:style-name="ce276"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57" table:number-columns-repeated="6"/>
          <table:table-cell table:style-name="ce276" table:formula="of:=+[.M$26]+[.X46]" office:value-type="float" office:value="0" calcext:value-type="float">
            <text:p>0.000000</text:p>
          </table:table-cell>
          <table:table-cell table:style-name="ce276" table:formula="of:=+[.N$26]-[.W46]" office:value-type="float" office:value="-0.102125" calcext:value-type="float">
            <text:p>-0.102125</text:p>
          </table:table-cell>
          <table:table-cell table:style-name="ce276"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57" table:number-columns-repeated="6"/>
          <table:table-cell table:style-name="ce276" table:formula="of:=+[.M$26]+[.X47]" office:value-type="float" office:value="-0.015" calcext:value-type="float">
            <text:p>-0.015000</text:p>
          </table:table-cell>
          <table:table-cell table:style-name="ce276" table:formula="of:=+[.N$26]-[.W47]" office:value-type="float" office:value="-0.086125" calcext:value-type="float">
            <text:p>-0.086125</text:p>
          </table:table-cell>
          <table:table-cell table:style-name="ce276"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57" table:number-columns-repeated="6"/>
          <table:table-cell table:style-name="ce276" table:formula="of:=+[.M$26]+[.X48]" office:value-type="float" office:value="0.034" calcext:value-type="float">
            <text:p>0.034000</text:p>
          </table:table-cell>
          <table:table-cell table:style-name="ce276" table:formula="of:=+[.N$26]-[.W48]" office:value-type="float" office:value="-0.050125" calcext:value-type="float">
            <text:p>-0.050125</text:p>
          </table:table-cell>
          <table:table-cell table:style-name="ce276"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57" table:number-columns-repeated="6"/>
          <table:table-cell table:style-name="ce276" table:formula="of:=+[.M$26]+[.X49]" office:value-type="float" office:value="0.034" calcext:value-type="float">
            <text:p>0.034000</text:p>
          </table:table-cell>
          <table:table-cell table:style-name="ce276" table:formula="of:=+[.N$26]-[.W49]" office:value-type="float" office:value="-0.070125" calcext:value-type="float">
            <text:p>-0.070125</text:p>
          </table:table-cell>
          <table:table-cell table:style-name="ce276"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50]" office:value-type="float" office:value="-0.034" calcext:value-type="float">
            <text:p>-0.034000</text:p>
          </table:table-cell>
          <table:table-cell table:style-name="ce276" table:formula="of:=+[.N$26]-[.W50]" office:value-type="float" office:value="-0.050125" calcext:value-type="float">
            <text:p>-0.050125</text:p>
          </table:table-cell>
          <table:table-cell table:style-name="ce276"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51]" office:value-type="float" office:value="-0.034" calcext:value-type="float">
            <text:p>-0.034000</text:p>
          </table:table-cell>
          <table:table-cell table:style-name="ce276" table:formula="of:=+[.N$26]-[.W51]" office:value-type="float" office:value="-0.070125" calcext:value-type="float">
            <text:p>-0.070125</text:p>
          </table:table-cell>
          <table:table-cell table:style-name="ce276"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57" table:number-columns-repeated="6"/>
          <table:table-cell table:style-name="ce276" table:formula="of:=+[.M$26]+[.X52]" office:value-type="float" office:value="0" calcext:value-type="float">
            <text:p>0.000000</text:p>
          </table:table-cell>
          <table:table-cell table:style-name="ce276" table:formula="of:=+[.N$26]-[.W52]" office:value-type="float" office:value="0.000875" calcext:value-type="float">
            <text:p>0.000875</text:p>
          </table:table-cell>
          <table:table-cell table:style-name="ce276"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57" table:number-columns-repeated="6"/>
          <table:table-cell table:style-name="ce276" table:formula="of:=+[.M$52]+[.X53]" office:value-type="float" office:value="0" calcext:value-type="float">
            <text:p>0.000000</text:p>
          </table:table-cell>
          <table:table-cell table:style-name="ce276" table:formula="of:=+[.N$52]-[.W53]" office:value-type="float" office:value="-0.073125" calcext:value-type="float">
            <text:p>-0.073125</text:p>
          </table:table-cell>
          <table:table-cell table:style-name="ce276"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57" table:number-columns-repeated="6"/>
          <table:table-cell table:style-name="ce276" table:formula="of:=+[.M$52]+[.X54]" office:value-type="float" office:value="0" calcext:value-type="float">
            <text:p>0.000000</text:p>
          </table:table-cell>
          <table:table-cell table:style-name="ce276" table:formula="of:=+[.N$52]-[.W54]" office:value-type="float" office:value="-0.020125" calcext:value-type="float">
            <text:p>-0.020125</text:p>
          </table:table-cell>
          <table:table-cell table:style-name="ce276"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57" table:number-columns-repeated="6"/>
          <table:table-cell table:style-name="ce276" table:formula="of:=+[.M$54]+[.X55]" office:value-type="float" office:value="0" calcext:value-type="float">
            <text:p>0.000000</text:p>
          </table:table-cell>
          <table:table-cell table:style-name="ce276" table:formula="of:=+[.N$54]-[.W55]" office:value-type="float" office:value="-0.065125" calcext:value-type="float">
            <text:p>-0.065125</text:p>
          </table:table-cell>
          <table:table-cell table:style-name="ce276"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57" table:number-columns-repeated="6"/>
          <table:table-cell table:style-name="ce276" table:formula="of:=+[.M$54]+[.X56]" office:value-type="float" office:value="0" calcext:value-type="float">
            <text:p>0.000000</text:p>
          </table:table-cell>
          <table:table-cell table:style-name="ce276" table:formula="of:=+[.N$54]-[.W56]" office:value-type="float" office:value="-0.065125" calcext:value-type="float">
            <text:p>-0.065125</text:p>
          </table:table-cell>
          <table:table-cell table:style-name="ce276"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57" table:number-columns-repeated="6"/>
          <table:table-cell table:style-name="ce276" table:formula="of:=+[.M$54]+[.X57]" office:value-type="float" office:value="0" calcext:value-type="float">
            <text:p>0.000000</text:p>
          </table:table-cell>
          <table:table-cell table:style-name="ce276" table:formula="of:=+[.N$54]-[.W57]" office:value-type="float" office:value="-0.065125" calcext:value-type="float">
            <text:p>-0.065125</text:p>
          </table:table-cell>
          <table:table-cell table:style-name="ce276"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57" table:number-columns-repeated="6"/>
          <table:table-cell table:style-name="ce276" table:formula="of:=+[.M$54]+[.X58]" office:value-type="float" office:value="0" calcext:value-type="float">
            <text:p>0.000000</text:p>
          </table:table-cell>
          <table:table-cell table:style-name="ce276" table:formula="of:=+[.N$54]-[.W58]" office:value-type="float" office:value="-0.059125" calcext:value-type="float">
            <text:p>-0.059125</text:p>
          </table:table-cell>
          <table:table-cell table:style-name="ce276"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57" table:number-columns-repeated="6"/>
          <table:table-cell table:style-name="ce276" table:formula="of:=+[.M58]+[.X59]" office:value-type="float" office:value="0" calcext:value-type="float">
            <text:p>0.000000</text:p>
          </table:table-cell>
          <table:table-cell table:style-name="ce276" table:formula="of:=+[.N58]-[.W59]" office:value-type="float" office:value="-0.081125" calcext:value-type="float">
            <text:p>-0.081125</text:p>
          </table:table-cell>
          <table:table-cell table:style-name="ce276"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57" table:number-columns-repeated="6"/>
          <table:table-cell table:style-name="ce276" table:formula="of:=+[.M$26]+[.X60]" office:value-type="float" office:value="0" calcext:value-type="float">
            <text:p>0.000000</text:p>
          </table:table-cell>
          <table:table-cell table:style-name="ce276" table:formula="of:=+[.N$26]-[.W60]" office:value-type="float" office:value="-0.000125" calcext:value-type="float">
            <text:p>-0.000125</text:p>
          </table:table-cell>
          <table:table-cell table:style-name="ce276"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57" table:number-columns-repeated="6"/>
          <table:table-cell table:style-name="ce276" table:formula="of:=+[.M$26]+[.X61]" office:value-type="float" office:value="0" calcext:value-type="float">
            <text:p>0.000000</text:p>
          </table:table-cell>
          <table:table-cell table:style-name="ce276" table:formula="of:=+[.N$26]-[.W61]" office:value-type="float" office:value="-0.069125" calcext:value-type="float">
            <text:p>-0.069125</text:p>
          </table:table-cell>
          <table:table-cell table:style-name="ce276"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57" table:number-columns-repeated="6"/>
          <table:table-cell table:style-name="ce276" table:formula="of:=+[.M$26]+[.X62]" office:value-type="float" office:value="0" calcext:value-type="float">
            <text:p>0.000000</text:p>
          </table:table-cell>
          <table:table-cell table:style-name="ce276" table:formula="of:=+[.N$26]-[.W62]" office:value-type="float" office:value="-0.094125" calcext:value-type="float">
            <text:p>-0.094125</text:p>
          </table:table-cell>
          <table:table-cell table:style-name="ce276"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57" table:number-columns-repeated="6"/>
          <table:table-cell table:style-name="ce276" table:formula="of:=+[.M$26]+[.X63]" office:value-type="float" office:value="0" calcext:value-type="float">
            <text:p>0.000000</text:p>
          </table:table-cell>
          <table:table-cell table:style-name="ce276" table:formula="of:=+[.N$26]-[.W63]" office:value-type="float" office:value="-0.020125" calcext:value-type="float">
            <text:p>-0.020125</text:p>
          </table:table-cell>
          <table:table-cell table:style-name="ce276"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57" table:number-columns-repeated="6"/>
          <table:table-cell table:style-name="ce276" table:formula="of:=+[.M$63]+[.X64]" office:value-type="float" office:value="0" calcext:value-type="float">
            <text:p>0.000000</text:p>
          </table:table-cell>
          <table:table-cell table:style-name="ce276" table:formula="of:=+[.N$63]-[.W64]" office:value-type="float" office:value="-0.065125" calcext:value-type="float">
            <text:p>-0.065125</text:p>
          </table:table-cell>
          <table:table-cell table:style-name="ce276"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57" table:number-columns-repeated="6"/>
          <table:table-cell table:style-name="ce276" table:formula="of:=+[.M$63]+[.X65]" office:value-type="float" office:value="0" calcext:value-type="float">
            <text:p>0.000000</text:p>
          </table:table-cell>
          <table:table-cell table:style-name="ce276" table:formula="of:=+[.N$63]-[.W65]" office:value-type="float" office:value="-0.065125" calcext:value-type="float">
            <text:p>-0.065125</text:p>
          </table:table-cell>
          <table:table-cell table:style-name="ce276"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57" table:number-columns-repeated="6"/>
          <table:table-cell table:style-name="ce276" table:formula="of:=+[.M$63]+[.X66]" office:value-type="float" office:value="-0.019" calcext:value-type="float">
            <text:p>-0.019000</text:p>
          </table:table-cell>
          <table:table-cell table:style-name="ce276" table:formula="of:=+[.N$63]-[.W66]" office:value-type="float" office:value="-0.048125" calcext:value-type="float">
            <text:p>-0.048125</text:p>
          </table:table-cell>
          <table:table-cell table:style-name="ce276"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57" table:number-columns-repeated="6"/>
          <table:table-cell table:style-name="ce276" table:formula="of:=+[.M$63]+[.X67]" office:value-type="float" office:value="0.019" calcext:value-type="float">
            <text:p>0.019000</text:p>
          </table:table-cell>
          <table:table-cell table:style-name="ce276" table:formula="of:=+[.N$63]-[.W67]" office:value-type="float" office:value="-0.048125" calcext:value-type="float">
            <text:p>-0.048125</text:p>
          </table:table-cell>
          <table:table-cell table:style-name="ce276"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57" table:number-columns-repeated="6"/>
          <table:table-cell table:style-name="ce276" table:formula="of:=+[.M$63]+[.X68]" office:value-type="float" office:value="0" calcext:value-type="float">
            <text:p>0.000000</text:p>
          </table:table-cell>
          <table:table-cell table:style-name="ce276" table:formula="of:=+[.N$63]-[.W68]" office:value-type="float" office:value="-0.065125" calcext:value-type="float">
            <text:p>-0.065125</text:p>
          </table:table-cell>
          <table:table-cell table:style-name="ce276"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57" table:number-columns-repeated="6"/>
          <table:table-cell table:style-name="ce276" table:formula="of:=+[.M$26]+[.X69]" office:value-type="float" office:value="0.017" calcext:value-type="float">
            <text:p>0.017000</text:p>
          </table:table-cell>
          <table:table-cell table:style-name="ce276" table:formula="of:=+[.N$26]-[.W69]" office:value-type="float" office:value="-0.075125" calcext:value-type="float">
            <text:p>-0.075125</text:p>
          </table:table-cell>
          <table:table-cell table:style-name="ce276"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57" table:number-columns-repeated="6"/>
          <table:table-cell table:style-name="ce276" table:formula="of:=+[.M$26]+[.X70]" office:value-type="float" office:value="-0.017" calcext:value-type="float">
            <text:p>-0.017000</text:p>
          </table:table-cell>
          <table:table-cell table:style-name="ce276" table:formula="of:=+[.N$26]-[.W70]" office:value-type="float" office:value="-0.075125" calcext:value-type="float">
            <text:p>-0.075125</text:p>
          </table:table-cell>
          <table:table-cell table:style-name="ce276"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57" table:number-columns-repeated="6"/>
          <table:table-cell table:style-name="ce276" table:formula="of:=+[.M$26]+[.X71]" office:value-type="float" office:value="0" calcext:value-type="float">
            <text:p>0.000000</text:p>
          </table:table-cell>
          <table:table-cell table:style-name="ce276" table:formula="of:=+[.N$26]-[.W71]" office:value-type="float" office:value="-0.091125" calcext:value-type="float">
            <text:p>-0.091125</text:p>
          </table:table-cell>
          <table:table-cell table:style-name="ce276"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lCollar avatar_mCollarLeft</text:p>
          </table:table-cell>
          <table:table-cell table:style-name="ce84" office:value-type="boolean" office:boolean-value="false" calcext:value-type="boolean">
            <text:p>FALSE</text:p>
          </table:table-cell>
          <table:table-cell table:style-name="ce155" table:formula="of:=+[.G$14]+[.AA72]" office:value-type="float" office:value="0.085" calcext:value-type="float">
            <text:p>0.085</text:p>
          </table:table-cell>
          <table:table-cell table:style-name="ce155" table:formula="of:=+[.H$14]-[.Z72]" office:value-type="float" office:value="0.036" calcext:value-type="float">
            <text:p>0.036</text:p>
          </table:table-cell>
          <table:table-cell table:style-name="ce155" table:formula="of:=+[.I$14]+[.AB72]" office:value-type="float" office:value="1.521" calcext:value-type="float">
            <text:p>1.521</text:p>
          </table:table-cell>
          <table:table-cell table:style-name="ce155" table:formula="of:=+[.G72]+[.T72]" office:value-type="float" office:value="0.164" calcext:value-type="float">
            <text:p>0.164</text:p>
          </table:table-cell>
          <table:table-cell table:style-name="ce155" table:formula="of:=+[.H72]-[.S72]" office:value-type="float" office:value="0.036" calcext:value-type="float">
            <text:p>0.036</text:p>
          </table:table-cell>
          <table:table-cell table:style-name="ce155"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6" table:formula="of:=+[.G$72]+[.AA73]" office:value-type="float" office:value="0.085" calcext:value-type="float">
            <text:p>0.085</text:p>
          </table:table-cell>
          <table:table-cell table:style-name="ce156" table:formula="of:=+[.H$72]-[.Z73]" office:value-type="float" office:value="0.016" calcext:value-type="float">
            <text:p>0.016</text:p>
          </table:table-cell>
          <table:table-cell table:style-name="ce156" table:formula="of:=+[.I$72]+[.AB73]" office:value-type="float" office:value="1.541" calcext:value-type="float">
            <text:p>1.541</text:p>
          </table:table-cell>
          <table:table-cell table:style-name="ce156" table:formula="of:=+[.G73]+[.T73]" office:value-type="float" office:value="0.185" calcext:value-type="float">
            <text:p>0.185</text:p>
          </table:table-cell>
          <table:table-cell table:style-name="ce156" table:formula="of:=+[.H73]-[.S73]" office:value-type="float" office:value="0.016" calcext:value-type="float">
            <text:p>0.016</text:p>
          </table:table-cell>
          <table:table-cell table:style-name="ce156" table:formula="of:=+[.I73]+[.U73]"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73]" office:value-type="float" office:value="0" calcext:value-type="float">
            <text:p>0.000</text:p>
          </table:table-cell>
          <table:table-cell table:style-name="ce402" table:formula="of:=[.AC73]" office:value-type="float" office:value="0" calcext:value-type="float">
            <text:p>0.000</text:p>
          </table:table-cell>
          <table:table-cell table:style-name="ce408" table:formula="of:=+[.AE73]" office:value-type="float" office:value="0" calcext:value-type="float">
            <text:p>0.000</text:p>
          </table:table-cell>
          <table:table-cell table:style-name="ce396" table:formula="of:=+[.AG73]" office:value-type="float" office:value="0.14" calcext:value-type="float">
            <text:p>0.140</text:p>
          </table:table-cell>
          <table:table-cell table:style-name="ce402" table:formula="of:=[.AF73]" office:value-type="float" office:value="0.07" calcext:value-type="float">
            <text:p>0.070</text:p>
          </table:table-cell>
          <table:table-cell table:style-name="ce408" table:formula="of:=+[.AH73]" office:value-type="float" office:value="0.05" calcext:value-type="float">
            <text:p>0.0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4" calcext:value-type="float">
            <text:p>0.140</text:p>
          </table:table-cell>
          <table:table-cell office:value-type="float" office:value="0.06" calcext:value-type="float">
            <text:p>0.06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309" office:value-type="string" calcext:value-type="string">
            <text:p>lShldr avatar_mShoulderLeft</text:p>
          </table:table-cell>
          <table:table-cell table:style-name="ce84" office:value-type="boolean" office:boolean-value="true" calcext:value-type="boolean">
            <text:p>TRUE</text:p>
          </table:table-cell>
          <table:table-cell table:style-name="ce155" table:formula="of:=+[.G72]+[.AA74]" office:value-type="float" office:value="0.164" calcext:value-type="float">
            <text:p>0.164</text:p>
          </table:table-cell>
          <table:table-cell table:style-name="ce155" table:formula="of:=+[.H72]-[.Z74]" office:value-type="float" office:value="0.036" calcext:value-type="float">
            <text:p>0.036</text:p>
          </table:table-cell>
          <table:table-cell table:style-name="ce155" table:formula="of:=+[.I72]+[.AB74]" office:value-type="float" office:value="1.521" calcext:value-type="float">
            <text:p>1.521</text:p>
          </table:table-cell>
          <table:table-cell table:style-name="ce155" table:formula="of:=+[.G74]+[.T74]" office:value-type="float" office:value="0.411" calcext:value-type="float">
            <text:p>0.411</text:p>
          </table:table-cell>
          <table:table-cell table:style-name="ce155" table:formula="of:=+[.H74]-[.S74]" office:value-type="float" office:value="0.036" calcext:value-type="float">
            <text:p>0.036</text:p>
          </table:table-cell>
          <table:table-cell table:style-name="ce155"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309" table:number-columns-repeated="988"/>
          <table:table-cell table:style-name="ce421" table:number-columns-repeated="15328"/>
        </table:table-row>
        <table:table-row table:style-name="ro1">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6" table:formula="of:=+[.G$74]+[.AA75]" office:value-type="float" office:value="0.284" calcext:value-type="float">
            <text:p>0.284</text:p>
          </table:table-cell>
          <table:table-cell table:style-name="ce156" table:formula="of:=+[.H$74]-[.Z75]" office:value-type="float" office:value="0.036" calcext:value-type="float">
            <text:p>0.036</text:p>
          </table:table-cell>
          <table:table-cell table:style-name="ce156" table:formula="of:=+[.I$74]+[.AB75]" office:value-type="float" office:value="1.531" calcext:value-type="float">
            <text:p>1.531</text:p>
          </table:table-cell>
          <table:table-cell table:style-name="ce156" table:formula="of:=+[.G75]+[.T75]" office:value-type="float" office:value="0.414" calcext:value-type="float">
            <text:p>0.414</text:p>
          </table:table-cell>
          <table:table-cell table:style-name="ce156" table:formula="of:=+[.H75]-[.S75]" office:value-type="float" office:value="0.036" calcext:value-type="float">
            <text:p>0.036</text:p>
          </table:table-cell>
          <table:table-cell table:style-name="ce156" table:formula="of:=+[.I75]+[.U75]"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75]" office:value-type="float" office:value="0" calcext:value-type="float">
            <text:p>0.000</text:p>
          </table:table-cell>
          <table:table-cell table:style-name="ce402" table:formula="of:=[.AC75]" office:value-type="float" office:value="-5" calcext:value-type="float">
            <text:p>-5.000</text:p>
          </table:table-cell>
          <table:table-cell table:style-name="ce408" table:formula="of:=+[.AE75]" office:value-type="float" office:value="0" calcext:value-type="float">
            <text:p>0.000</text:p>
          </table:table-cell>
          <table:table-cell table:style-name="ce396" table:formula="of:=+[.AG75]" office:value-type="float" office:value="0.17" calcext:value-type="float">
            <text:p>0.170</text:p>
          </table:table-cell>
          <table:table-cell table:style-name="ce402" table:formula="of:=[.AF75]" office:value-type="float" office:value="0.05" calcext:value-type="float">
            <text:p>0.050</text:p>
          </table:table-cell>
          <table:table-cell table:style-name="ce408" table:formula="of:=+[.AH75]" office:value-type="float" office:value="0.05" calcext:value-type="float">
            <text:p>0.050</text:p>
          </table:table-cell>
          <table:table-cell office:value-type="float" office:value="-5" calcext:value-type="float">
            <text:p>-5.000</text:p>
          </table:table-cell>
          <table:table-cell table:number-columns-repeated="2" office:value-type="float" office:value="0" calcext:value-type="float">
            <text:p>0.000</text:p>
          </table:table-cell>
          <table:table-cell office:value-type="float" office:value="0.06" calcext:value-type="float">
            <text:p>0.060</text:p>
          </table:table-cell>
          <table:table-cell office:value-type="float" office:value="0.17" calcext:value-type="float">
            <text:p>0.170</text:p>
          </table:table-cell>
          <table:table-cell office:value-type="float" office:value="0.06" calcext:value-type="float">
            <text:p>0.06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309" office:value-type="string" calcext:value-type="string">
            <text:p>lForeArm avatar_mElbowLeft</text:p>
          </table:table-cell>
          <table:table-cell table:style-name="ce84" office:value-type="boolean" office:boolean-value="true" calcext:value-type="boolean">
            <text:p>TRUE</text:p>
          </table:table-cell>
          <table:table-cell table:style-name="ce155" table:formula="of:=+[.G74]+[.AA76]" office:value-type="float" office:value="0.412" calcext:value-type="float">
            <text:p>0.412</text:p>
          </table:table-cell>
          <table:table-cell table:style-name="ce155" table:formula="of:=+[.H74]-[.Z76]" office:value-type="float" office:value="0.036" calcext:value-type="float">
            <text:p>0.036</text:p>
          </table:table-cell>
          <table:table-cell table:style-name="ce155" table:formula="of:=+[.I74]+[.AB76]" office:value-type="float" office:value="1.521" calcext:value-type="float">
            <text:p>1.521</text:p>
          </table:table-cell>
          <table:table-cell table:style-name="ce155" table:formula="of:=+[.G76]+[.T76]" office:value-type="float" office:value="0.617" calcext:value-type="float">
            <text:p>0.617</text:p>
          </table:table-cell>
          <table:table-cell table:style-name="ce155" table:formula="of:=+[.H76]-[.S76]" office:value-type="float" office:value="0.036" calcext:value-type="float">
            <text:p>0.036</text:p>
          </table:table-cell>
          <table:table-cell table:style-name="ce155"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6" table:formula="of:=+[.G$76]+[.AA77]" office:value-type="float" office:value="0.512" calcext:value-type="float">
            <text:p>0.512</text:p>
          </table:table-cell>
          <table:table-cell table:style-name="ce156" table:formula="of:=+[.H$76]-[.Z77]" office:value-type="float" office:value="0.036" calcext:value-type="float">
            <text:p>0.036</text:p>
          </table:table-cell>
          <table:table-cell table:style-name="ce156" table:formula="of:=+[.I$76]+[.AB77]" office:value-type="float" office:value="1.521" calcext:value-type="float">
            <text:p>1.521</text:p>
          </table:table-cell>
          <table:table-cell table:style-name="ce156" table:formula="of:=+[.G77]+[.T77]" office:value-type="float" office:value="0.612" calcext:value-type="float">
            <text:p>0.612</text:p>
          </table:table-cell>
          <table:table-cell table:style-name="ce156" table:formula="of:=+[.H77]-[.S77]" office:value-type="float" office:value="0.036" calcext:value-type="float">
            <text:p>0.036</text:p>
          </table:table-cell>
          <table:table-cell table:style-name="ce156" table:formula="of:=+[.I77]+[.U77]"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table:formula="of:=+[.AD77]" office:value-type="float" office:value="0" calcext:value-type="float">
            <text:p>0.000</text:p>
          </table:table-cell>
          <table:table-cell table:style-name="ce402" table:formula="of:=[.AC77]" office:value-type="float" office:value="-3" calcext:value-type="float">
            <text:p>-3.000</text:p>
          </table:table-cell>
          <table:table-cell table:style-name="ce408" table:formula="of:=+[.AE77]" office:value-type="float" office:value="0" calcext:value-type="float">
            <text:p>0.000</text:p>
          </table:table-cell>
          <table:table-cell table:style-name="ce396" table:formula="of:=+[.AG77]" office:value-type="float" office:value="0.14" calcext:value-type="float">
            <text:p>0.140</text:p>
          </table:table-cell>
          <table:table-cell table:style-name="ce402" table:formula="of:=[.AF77]" office:value-type="float" office:value="0.04" calcext:value-type="float">
            <text:p>0.040</text:p>
          </table:table-cell>
          <table:table-cell table:style-name="ce408" table:formula="of:=+[.AH77]" office:value-type="float" office:value="0.04" calcext:value-type="float">
            <text:p>0.040</text:p>
          </table:table-cell>
          <table:table-cell office:value-type="float" office:value="-3" calcext:value-type="float">
            <text:p>-3.000</text:p>
          </table:table-cell>
          <table:table-cell table:number-columns-repeated="2" office:value-type="float" office:value="0" calcext:value-type="float">
            <text:p>0.000</text:p>
          </table:table-cell>
          <table:table-cell office:value-type="float" office:value="0.045" calcext:value-type="float">
            <text:p>0.045</text:p>
          </table:table-cell>
          <table:table-cell office:value-type="float" office:value="0.14" calcext:value-type="float">
            <text:p>0.140</text:p>
          </table:table-cell>
          <table:table-cell office:value-type="float" office:value="0.045" calcext:value-type="float">
            <text:p>0.045</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309" office:value-type="string" calcext:value-type="string">
            <text:p>lHand avatar_mWristLeft</text:p>
          </table:table-cell>
          <table:table-cell table:style-name="ce84" office:value-type="boolean" office:boolean-value="true" calcext:value-type="boolean">
            <text:p>TRUE</text:p>
          </table:table-cell>
          <table:table-cell table:style-name="ce155" table:formula="of:=+[.G76]+[.AA78]" office:value-type="float" office:value="0.617" calcext:value-type="float">
            <text:p>0.617</text:p>
          </table:table-cell>
          <table:table-cell table:style-name="ce155" table:formula="of:=+[.H76]-[.Z78]" office:value-type="float" office:value="0.036" calcext:value-type="float">
            <text:p>0.036</text:p>
          </table:table-cell>
          <table:table-cell table:style-name="ce155" table:formula="of:=+[.I76]+[.AB78]" office:value-type="float" office:value="1.521" calcext:value-type="float">
            <text:p>1.521</text:p>
          </table:table-cell>
          <table:table-cell table:style-name="ce155" table:formula="of:=+[.G78]+[.T78]" office:value-type="float" office:value="0.677" calcext:value-type="float">
            <text:p>0.677</text:p>
          </table:table-cell>
          <table:table-cell table:style-name="ce155" table:formula="of:=+[.H78]-[.S78]" office:value-type="float" office:value="0.036" calcext:value-type="float">
            <text:p>0.036</text:p>
          </table:table-cell>
          <table:table-cell table:style-name="ce155"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56" table:formula="of:=+[.G$78]+[.AA79]" office:value-type="float" office:value="0.667" calcext:value-type="float">
            <text:p>0.667</text:p>
          </table:table-cell>
          <table:table-cell table:style-name="ce156" table:formula="of:=+[.H$78]-[.Z79]" office:value-type="float" office:value="0.026" calcext:value-type="float">
            <text:p>0.026</text:p>
          </table:table-cell>
          <table:table-cell table:style-name="ce156" table:formula="of:=+[.I$78]+[.AB79]" office:value-type="float" office:value="1.521" calcext:value-type="float">
            <text:p>1.521</text:p>
          </table:table-cell>
          <table:table-cell table:style-name="ce156" table:formula="of:=+[.G79]+[.T79]" office:value-type="float" office:value="0.716" calcext:value-type="float">
            <text:p>0.716</text:p>
          </table:table-cell>
          <table:table-cell table:style-name="ce156" table:formula="of:=+[.H79]-[.S79]" office:value-type="float" office:value="0.021" calcext:value-type="float">
            <text:p>0.021</text:p>
          </table:table-cell>
          <table:table-cell table:style-name="ce156" table:formula="of:=+[.I79]+[.U79]" office:value-type="float" office:value="1.52" calcext:value-type="float">
            <text:p>1.520</text:p>
          </table:table-cell>
          <table:table-cell table:style-name="ce276" table:number-columns-repeated="3"/>
          <table:table-cell table:style-name="ce95" table:number-columns-repeated="3"/>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396" table:formula="of:=+[.AD79]" office:value-type="float" office:value="0" calcext:value-type="float">
            <text:p>0.000</text:p>
          </table:table-cell>
          <table:table-cell table:style-name="ce402" table:formula="of:=[.AC79]" office:value-type="float" office:value="-3" calcext:value-type="float">
            <text:p>-3.000</text:p>
          </table:table-cell>
          <table:table-cell table:style-name="ce408" table:formula="of:=+[.AE79]" office:value-type="float" office:value="-10" calcext:value-type="float">
            <text:p>-10.000</text:p>
          </table:table-cell>
          <table:table-cell table:style-name="ce396" table:formula="of:=+[.AG79]" office:value-type="float" office:value="0.08" calcext:value-type="float">
            <text:p>0.080</text:p>
          </table:table-cell>
          <table:table-cell table:style-name="ce402" table:formula="of:=[.AF79]" office:value-type="float" office:value="0.05" calcext:value-type="float">
            <text:p>0.050</text:p>
          </table:table-cell>
          <table:table-cell table:style-name="ce408" table:formula="of:=+[.AH79]" office:value-type="float" office:value="0.03" calcext:value-type="float">
            <text:p>0.030</text:p>
          </table:table-cell>
          <table:table-cell office:value-type="float" office:value="-3" calcext:value-type="float">
            <text:p>-3.000</text:p>
          </table:table-cell>
          <table:table-cell office:value-type="float" office:value="0" calcext:value-type="float">
            <text:p>0.000</text:p>
          </table:table-cell>
          <table:table-cell office:value-type="float" office:value="-10" calcext:value-type="float">
            <text:p>-10.000</text:p>
          </table:table-cell>
          <table:table-cell office:value-type="float" office:value="0.05" calcext:value-type="float">
            <text:p>0.050</text:p>
          </table:table-cell>
          <table:table-cell office:value-type="float" office:value="0.08" calcext:value-type="float">
            <text:p>0.080</text:p>
          </table:table-cell>
          <table:table-cell office:value-type="float" office:value="0.03" calcext:value-type="float">
            <text:p>0.030</text:p>
          </table:table-cell>
          <table:table-cell table:style-name="ce106" table:number-columns-repeated="986"/>
          <table:table-cell table:number-columns-repeated="15330"/>
        </table:table-row>
        <table:table-row table:style-name="ro1">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57"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106" table:number-columns-repeated="15328"/>
        </table:table-row>
        <table:table-row table:style-name="ro1">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57"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57"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57"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57"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57"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57"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57"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57"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57"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57"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57"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57"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57"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57"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rCollar avatar_mCollarRight</text:p>
          </table:table-cell>
          <table:table-cell table:style-name="ce84" office:value-type="boolean" office:boolean-value="false" calcext:value-type="boolean">
            <text:p>FALSE</text:p>
          </table:table-cell>
          <table:table-cell table:style-name="ce155" table:formula="of:=+[.G$14]+[.AA95]" office:value-type="float" office:value="-0.085" calcext:value-type="float">
            <text:p>-0.085</text:p>
          </table:table-cell>
          <table:table-cell table:style-name="ce155" table:formula="of:=+[.H$14]-[.Z95]" office:value-type="float" office:value="0.036" calcext:value-type="float">
            <text:p>0.036</text:p>
          </table:table-cell>
          <table:table-cell table:style-name="ce155" table:formula="of:=+[.I$14]+[.AB95]" office:value-type="float" office:value="1.521" calcext:value-type="float">
            <text:p>1.521</text:p>
          </table:table-cell>
          <table:table-cell table:style-name="ce155" table:formula="of:=+[.G95]+[.T95]" office:value-type="float" office:value="-0.164" calcext:value-type="float">
            <text:p>-0.164</text:p>
          </table:table-cell>
          <table:table-cell table:style-name="ce155" table:formula="of:=+[.H95]-[.S95]" office:value-type="float" office:value="0.036" calcext:value-type="float">
            <text:p>0.036</text:p>
          </table:table-cell>
          <table:table-cell table:style-name="ce155"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6" table:formula="of:=+[.G$95]+[.AA96]" office:value-type="float" office:value="-0.085" calcext:value-type="float">
            <text:p>-0.085</text:p>
          </table:table-cell>
          <table:table-cell table:style-name="ce156" table:formula="of:=+[.H$95]-[.Z96]" office:value-type="float" office:value="0.016" calcext:value-type="float">
            <text:p>0.016</text:p>
          </table:table-cell>
          <table:table-cell table:style-name="ce156" table:formula="of:=+[.I$95]+[.AB96]" office:value-type="float" office:value="1.541" calcext:value-type="float">
            <text:p>1.541</text:p>
          </table:table-cell>
          <table:table-cell table:style-name="ce156" table:formula="of:=+[.G96]+[.T96]" office:value-type="float" office:value="-0.185" calcext:value-type="float">
            <text:p>-0.185</text:p>
          </table:table-cell>
          <table:table-cell table:style-name="ce156" table:formula="of:=+[.H96]-[.S96]" office:value-type="float" office:value="0.016" calcext:value-type="float">
            <text:p>0.016</text:p>
          </table:table-cell>
          <table:table-cell table:style-name="ce156" table:formula="of:=+[.I96]+[.U96]"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6]" office:value-type="float" office:value="0" calcext:value-type="float">
            <text:p>0.000</text:p>
          </table:table-cell>
          <table:table-cell table:style-name="ce402" table:formula="of:=[.AC96]" office:value-type="float" office:value="0" calcext:value-type="float">
            <text:p>0.000</text:p>
          </table:table-cell>
          <table:table-cell table:style-name="ce408" table:formula="of:=+[.AE96]" office:value-type="float" office:value="0" calcext:value-type="float">
            <text:p>0.000</text:p>
          </table:table-cell>
          <table:table-cell table:style-name="ce396" table:formula="of:=+[.AG96]" office:value-type="float" office:value="0.14" calcext:value-type="float">
            <text:p>0.140</text:p>
          </table:table-cell>
          <table:table-cell table:style-name="ce402" table:formula="of:=[.AF96]" office:value-type="float" office:value="0.07" calcext:value-type="float">
            <text:p>0.070</text:p>
          </table:table-cell>
          <table:table-cell table:style-name="ce408" table:formula="of:=+[.AH96]" office:value-type="float" office:value="0.05" calcext:value-type="float">
            <text:p>0.050</text:p>
          </table:table-cell>
          <table:table-cell table:number-columns-repeated="3" office:value-type="float" office:value="0" calcext:value-type="float">
            <text:p>0.000</text:p>
          </table:table-cell>
          <table:table-cell office:value-type="float" office:value="0.09" calcext:value-type="float">
            <text:p>0.090</text:p>
          </table:table-cell>
          <table:table-cell office:value-type="float" office:value="0.14" calcext:value-type="float">
            <text:p>0.140</text:p>
          </table:table-cell>
          <table:table-cell office:value-type="float" office:value="0.06" calcext:value-type="float">
            <text:p>0.06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309" office:value-type="string" calcext:value-type="string">
            <text:p>rShldr avatar_mShoulderRight</text:p>
          </table:table-cell>
          <table:table-cell table:style-name="ce84" office:value-type="boolean" office:boolean-value="true" calcext:value-type="boolean">
            <text:p>TRUE</text:p>
          </table:table-cell>
          <table:table-cell table:style-name="ce155" table:formula="of:=+[.G95]+[.AA97]" office:value-type="float" office:value="-0.164" calcext:value-type="float">
            <text:p>-0.164</text:p>
          </table:table-cell>
          <table:table-cell table:style-name="ce155" table:formula="of:=+[.H95]-[.Z97]" office:value-type="float" office:value="0.036" calcext:value-type="float">
            <text:p>0.036</text:p>
          </table:table-cell>
          <table:table-cell table:style-name="ce155" table:formula="of:=+[.I95]+[.AB97]" office:value-type="float" office:value="1.521" calcext:value-type="float">
            <text:p>1.521</text:p>
          </table:table-cell>
          <table:table-cell table:style-name="ce155" table:formula="of:=+[.G97]+[.T97]" office:value-type="float" office:value="-0.411" calcext:value-type="float">
            <text:p>-0.411</text:p>
          </table:table-cell>
          <table:table-cell table:style-name="ce155" table:formula="of:=+[.H97]-[.S97]" office:value-type="float" office:value="0.036" calcext:value-type="float">
            <text:p>0.036</text:p>
          </table:table-cell>
          <table:table-cell table:style-name="ce155"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6" table:formula="of:=+[.G$97]+[.AA98]" office:value-type="float" office:value="-0.284" calcext:value-type="float">
            <text:p>-0.284</text:p>
          </table:table-cell>
          <table:table-cell table:style-name="ce156" table:formula="of:=+[.H$97]-[.Z98]" office:value-type="float" office:value="0.036" calcext:value-type="float">
            <text:p>0.036</text:p>
          </table:table-cell>
          <table:table-cell table:style-name="ce156" table:formula="of:=+[.I$97]+[.AB98]" office:value-type="float" office:value="1.531" calcext:value-type="float">
            <text:p>1.531</text:p>
          </table:table-cell>
          <table:table-cell table:style-name="ce156" table:formula="of:=+[.G98]+[.T98]" office:value-type="float" office:value="-0.414" calcext:value-type="float">
            <text:p>-0.414</text:p>
          </table:table-cell>
          <table:table-cell table:style-name="ce156" table:formula="of:=+[.H98]-[.S98]" office:value-type="float" office:value="0.036" calcext:value-type="float">
            <text:p>0.036</text:p>
          </table:table-cell>
          <table:table-cell table:style-name="ce156" table:formula="of:=+[.I98]+[.U98]"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98]" office:value-type="float" office:value="0" calcext:value-type="float">
            <text:p>0.000</text:p>
          </table:table-cell>
          <table:table-cell table:style-name="ce402" table:formula="of:=[.AC98]" office:value-type="float" office:value="5" calcext:value-type="float">
            <text:p>5.000</text:p>
          </table:table-cell>
          <table:table-cell table:style-name="ce408" table:formula="of:=+[.AE98]" office:value-type="float" office:value="0" calcext:value-type="float">
            <text:p>0.000</text:p>
          </table:table-cell>
          <table:table-cell table:style-name="ce396" table:formula="of:=+[.AG98]" office:value-type="float" office:value="0.17" calcext:value-type="float">
            <text:p>0.170</text:p>
          </table:table-cell>
          <table:table-cell table:style-name="ce402" table:formula="of:=[.AF98]" office:value-type="float" office:value="0.05" calcext:value-type="float">
            <text:p>0.050</text:p>
          </table:table-cell>
          <table:table-cell table:style-name="ce408" table:formula="of:=+[.AH98]" office:value-type="float" office:value="0.05" calcext:value-type="float">
            <text:p>0.050</text:p>
          </table:table-cell>
          <table:table-cell office:value-type="float" office:value="5" calcext:value-type="float">
            <text:p>5.000</text:p>
          </table:table-cell>
          <table:table-cell table:number-columns-repeated="2" office:value-type="float" office:value="0" calcext:value-type="float">
            <text:p>0.000</text:p>
          </table:table-cell>
          <table:table-cell office:value-type="float" office:value="0.06" calcext:value-type="float">
            <text:p>0.060</text:p>
          </table:table-cell>
          <table:table-cell office:value-type="float" office:value="0.17" calcext:value-type="float">
            <text:p>0.170</text:p>
          </table:table-cell>
          <table:table-cell office:value-type="float" office:value="0.06" calcext:value-type="float">
            <text:p>0.06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309" office:value-type="string" calcext:value-type="string">
            <text:p>rForeArm avatar_mElbowRight</text:p>
          </table:table-cell>
          <table:table-cell table:style-name="ce84" office:value-type="boolean" office:boolean-value="true" calcext:value-type="boolean">
            <text:p>TRUE</text:p>
          </table:table-cell>
          <table:table-cell table:style-name="ce155" table:formula="of:=+[.G97]+[.AA99]" office:value-type="float" office:value="-0.412" calcext:value-type="float">
            <text:p>-0.412</text:p>
          </table:table-cell>
          <table:table-cell table:style-name="ce155" table:formula="of:=+[.H97]-[.Z99]" office:value-type="float" office:value="0.036" calcext:value-type="float">
            <text:p>0.036</text:p>
          </table:table-cell>
          <table:table-cell table:style-name="ce155" table:formula="of:=+[.I97]+[.AB99]" office:value-type="float" office:value="1.521" calcext:value-type="float">
            <text:p>1.521</text:p>
          </table:table-cell>
          <table:table-cell table:style-name="ce155" table:formula="of:=+[.G99]+[.T99]" office:value-type="float" office:value="-0.617" calcext:value-type="float">
            <text:p>-0.617</text:p>
          </table:table-cell>
          <table:table-cell table:style-name="ce155" table:formula="of:=+[.H99]-[.S99]" office:value-type="float" office:value="0.036" calcext:value-type="float">
            <text:p>0.036</text:p>
          </table:table-cell>
          <table:table-cell table:style-name="ce155"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7]-[.W99]" office:value-type="float" office:value="0.036295" calcext:value-type="float">
            <text:p>0.036295</text:p>
          </table:table-cell>
          <table:table-cell table:style-name="ce94" table:formula="of:=+[.O97]+[.Y99]" office:value-type="float" office:value="1.521361" calcext:value-type="float">
            <text:p>1.52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6" table:formula="of:=+[.G$99]+[.AA100]" office:value-type="float" office:value="-0.512" calcext:value-type="float">
            <text:p>-0.512</text:p>
          </table:table-cell>
          <table:table-cell table:style-name="ce156" table:formula="of:=+[.H$99]-[.Z100]" office:value-type="float" office:value="0.036" calcext:value-type="float">
            <text:p>0.036</text:p>
          </table:table-cell>
          <table:table-cell table:style-name="ce156" table:formula="of:=+[.I$99]+[.AB100]" office:value-type="float" office:value="1.521" calcext:value-type="float">
            <text:p>1.521</text:p>
          </table:table-cell>
          <table:table-cell table:style-name="ce156" table:formula="of:=+[.G100]+[.T100]" office:value-type="float" office:value="-0.612" calcext:value-type="float">
            <text:p>-0.612</text:p>
          </table:table-cell>
          <table:table-cell table:style-name="ce156" table:formula="of:=+[.H100]-[.S100]" office:value-type="float" office:value="0.036" calcext:value-type="float">
            <text:p>0.036</text:p>
          </table:table-cell>
          <table:table-cell table:style-name="ce156" table:formula="of:=+[.I100]+[.U100]"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table:formula="of:=+[.AD100]" office:value-type="float" office:value="0" calcext:value-type="float">
            <text:p>0.000</text:p>
          </table:table-cell>
          <table:table-cell table:style-name="ce402" table:formula="of:=[.AC100]" office:value-type="float" office:value="3" calcext:value-type="float">
            <text:p>3.000</text:p>
          </table:table-cell>
          <table:table-cell table:style-name="ce408" table:formula="of:=+[.AE100]" office:value-type="float" office:value="0" calcext:value-type="float">
            <text:p>0.000</text:p>
          </table:table-cell>
          <table:table-cell table:style-name="ce396" table:formula="of:=+[.AG100]" office:value-type="float" office:value="0.14" calcext:value-type="float">
            <text:p>0.140</text:p>
          </table:table-cell>
          <table:table-cell table:style-name="ce402" table:formula="of:=[.AF100]" office:value-type="float" office:value="0.04" calcext:value-type="float">
            <text:p>0.040</text:p>
          </table:table-cell>
          <table:table-cell table:style-name="ce408" table:formula="of:=+[.AH100]" office:value-type="float" office:value="0.04" calcext:value-type="float">
            <text:p>0.040</text:p>
          </table:table-cell>
          <table:table-cell office:value-type="float" office:value="3" calcext:value-type="float">
            <text:p>3.000</text:p>
          </table:table-cell>
          <table:table-cell table:number-columns-repeated="2" office:value-type="float" office:value="0" calcext:value-type="float">
            <text:p>0.000</text:p>
          </table:table-cell>
          <table:table-cell office:value-type="float" office:value="0.045" calcext:value-type="float">
            <text:p>0.045</text:p>
          </table:table-cell>
          <table:table-cell office:value-type="float" office:value="0.14" calcext:value-type="float">
            <text:p>0.140</text:p>
          </table:table-cell>
          <table:table-cell office:value-type="float" office:value="0.045" calcext:value-type="float">
            <text:p>0.045</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309" office:value-type="string" calcext:value-type="string">
            <text:p>rHand avatar_mWristRight</text:p>
          </table:table-cell>
          <table:table-cell table:style-name="ce84" office:value-type="boolean" office:boolean-value="true" calcext:value-type="boolean">
            <text:p>TRUE</text:p>
          </table:table-cell>
          <table:table-cell table:style-name="ce155" table:formula="of:=+[.G99]+[.AA101]" office:value-type="float" office:value="-0.617" calcext:value-type="float">
            <text:p>-0.617</text:p>
          </table:table-cell>
          <table:table-cell table:style-name="ce155" table:formula="of:=+[.H99]-[.Z101]" office:value-type="float" office:value="0.036" calcext:value-type="float">
            <text:p>0.036</text:p>
          </table:table-cell>
          <table:table-cell table:style-name="ce155" table:formula="of:=+[.I99]+[.AB101]" office:value-type="float" office:value="1.521" calcext:value-type="float">
            <text:p>1.521</text:p>
          </table:table-cell>
          <table:table-cell table:style-name="ce155" table:formula="of:=+[.G101]+[.T101]" office:value-type="float" office:value="-0.677" calcext:value-type="float">
            <text:p>-0.677</text:p>
          </table:table-cell>
          <table:table-cell table:style-name="ce155" table:formula="of:=+[.H101]-[.S101]" office:value-type="float" office:value="0.036" calcext:value-type="float">
            <text:p>0.036</text:p>
          </table:table-cell>
          <table:table-cell table:style-name="ce155"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99]+[.Y101]" office:value-type="float" office:value="1.521361" calcext:value-type="float">
            <text:p>1.52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6" table:formula="of:=+[.G$101]+[.AA102]" office:value-type="float" office:value="-0.667" calcext:value-type="float">
            <text:p>-0.667</text:p>
          </table:table-cell>
          <table:table-cell table:style-name="ce156" table:formula="of:=+[.H$101]-[.Z102]" office:value-type="float" office:value="0.026" calcext:value-type="float">
            <text:p>0.026</text:p>
          </table:table-cell>
          <table:table-cell table:style-name="ce156" table:formula="of:=+[.I$101]+[.AB102]" office:value-type="float" office:value="1.521" calcext:value-type="float">
            <text:p>1.521</text:p>
          </table:table-cell>
          <table:table-cell table:style-name="ce156" table:formula="of:=+[.G102]+[.T102]" office:value-type="float" office:value="-0.716" calcext:value-type="float">
            <text:p>-0.716</text:p>
          </table:table-cell>
          <table:table-cell table:style-name="ce156" table:formula="of:=+[.H102]-[.S102]" office:value-type="float" office:value="0.021" calcext:value-type="float">
            <text:p>0.021</text:p>
          </table:table-cell>
          <table:table-cell table:style-name="ce156" table:formula="of:=+[.I102]+[.U102]" office:value-type="float" office:value="1.52" calcext:value-type="float">
            <text:p>1.520</text:p>
          </table:table-cell>
          <table:table-cell table:style-name="ce259" table:number-columns-repeated="6"/>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96" table:formula="of:=+[.AD102]" office:value-type="float" office:value="0" calcext:value-type="float">
            <text:p>0.000</text:p>
          </table:table-cell>
          <table:table-cell table:style-name="ce402" table:formula="of:=[.AC102]" office:value-type="float" office:value="3" calcext:value-type="float">
            <text:p>3.000</text:p>
          </table:table-cell>
          <table:table-cell table:style-name="ce408" table:formula="of:=+[.AE102]" office:value-type="float" office:value="10" calcext:value-type="float">
            <text:p>10.000</text:p>
          </table:table-cell>
          <table:table-cell table:style-name="ce396" table:formula="of:=+[.AG102]" office:value-type="float" office:value="0.08" calcext:value-type="float">
            <text:p>0.080</text:p>
          </table:table-cell>
          <table:table-cell table:style-name="ce402" table:formula="of:=[.AF102]" office:value-type="float" office:value="0.05" calcext:value-type="float">
            <text:p>0.050</text:p>
          </table:table-cell>
          <table:table-cell table:style-name="ce408" table:formula="of:=+[.AH102]" office:value-type="float" office:value="0.03" calcext:value-type="float">
            <text:p>0.030</text:p>
          </table:table-cell>
          <table:table-cell office:value-type="float" office:value="3" calcext:value-type="float">
            <text:p>3.000</text:p>
          </table:table-cell>
          <table:table-cell office:value-type="float" office:value="0" calcext:value-type="float">
            <text:p>0.000</text:p>
          </table:table-cell>
          <table:table-cell office:value-type="float" office:value="10" calcext:value-type="float">
            <text:p>10.000</text:p>
          </table:table-cell>
          <table:table-cell office:value-type="float" office:value="0.05" calcext:value-type="float">
            <text:p>0.050</text:p>
          </table:table-cell>
          <table:table-cell office:value-type="float" office:value="0.08" calcext:value-type="float">
            <text:p>0.080</text:p>
          </table:table-cell>
          <table:table-cell office:value-type="float" office:value="0.03" calcext:value-type="float">
            <text:p>0.030</text:p>
          </table:table-cell>
          <table:table-cell table:style-name="ce149" table:number-columns-repeated="986"/>
          <table:table-cell table:style-name="ce132" table:number-columns-repeated="15330"/>
        </table:table-row>
        <table:table-row table:style-name="ro1">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36361" calcext:value-type="float">
            <text:p>1.53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106" table:number-columns-repeated="15328"/>
        </table:table-row>
        <table:table-row table:style-name="ro1">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57"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30361" calcext:value-type="float">
            <text:p>1.53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57"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22361" calcext:value-type="float">
            <text:p>1.52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36361" calcext:value-type="float">
            <text:p>1.53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57"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30361" calcext:value-type="float">
            <text:p>1.53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57"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24361" calcext:value-type="float">
            <text:p>1.52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30361" calcext:value-type="float">
            <text:p>1.53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57"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22361" calcext:value-type="float">
            <text:p>1.52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57"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13361" calcext:value-type="float">
            <text:p>1.51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24361" calcext:value-type="float">
            <text:p>1.52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57"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18361" calcext:value-type="float">
            <text:p>1.51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57"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14361" calcext:value-type="float">
            <text:p>1.51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25361" calcext:value-type="float">
            <text:p>1.52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57"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24361" calcext:value-type="float">
            <text:p>1.52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57"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23361" calcext:value-type="float">
            <text:p>1.52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57"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57"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57"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57"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57"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57"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57"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57"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57"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57"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57"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rThigh avatar_mHipRight</text:p>
          </table:table-cell>
          <table:table-cell table:style-name="ce84" office:value-type="boolean" office:boolean-value="false" calcext:value-type="boolean">
            <text:p>FALSE</text:p>
          </table:table-cell>
          <table:table-cell table:style-name="ce159" table:formula="of:=+[.G$2]+[.AA129]" office:value-type="float" office:value="-0.129" calcext:value-type="float">
            <text:p>-0.129</text:p>
          </table:table-cell>
          <table:table-cell table:style-name="ce155" table:formula="of:=+[.H$2]-[.Z129]" office:value-type="float" office:value="-0.034" calcext:value-type="float">
            <text:p>-0.034</text:p>
          </table:table-cell>
          <table:table-cell table:style-name="ce155" table:formula="of:=+[.I$2]+[.AB129]" office:value-type="float" office:value="1.026" calcext:value-type="float">
            <text:p>1.026</text:p>
          </table:table-cell>
          <table:table-cell table:style-name="ce159" table:formula="of:=+[.G129]+[.T129]" office:value-type="float" office:value="-0.08" calcext:value-type="float">
            <text:p>-0.080</text:p>
          </table:table-cell>
          <table:table-cell table:style-name="ce155" table:formula="of:=+[.H129]-[.S129]" office:value-type="float" office:value="-0.033" calcext:value-type="float">
            <text:p>-0.033</text:p>
          </table:table-cell>
          <table:table-cell table:style-name="ce155"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6" table:formula="of:=+[.G$129]+[.AA130]" office:value-type="float" office:value="-0.079" calcext:value-type="float">
            <text:p>-0.079</text:p>
          </table:table-cell>
          <table:table-cell table:style-name="ce156" table:formula="of:=+[.H$129]-[.Z130]" office:value-type="float" office:value="-0.014" calcext:value-type="float">
            <text:p>-0.014</text:p>
          </table:table-cell>
          <table:table-cell table:style-name="ce156" table:formula="of:=+[.I$129]+[.AB130]" office:value-type="float" office:value="0.806" calcext:value-type="float">
            <text:p>0.806</text:p>
          </table:table-cell>
          <table:table-cell table:style-name="ce156" table:formula="of:=+[.G130]+[.T130]" office:value-type="float" office:value="-0.079" calcext:value-type="float">
            <text:p>-0.079</text:p>
          </table:table-cell>
          <table:table-cell table:style-name="ce156" table:formula="of:=+[.H130]-[.S130]" office:value-type="float" office:value="-0.014" calcext:value-type="float">
            <text:p>-0.014</text:p>
          </table:table-cell>
          <table:table-cell table:style-name="ce156" table:formula="of:=+[.I130]+[.U130]"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table:formula="of:=+[.AD130]" office:value-type="float" office:value="0" calcext:value-type="float">
            <text:p>0.000</text:p>
          </table:table-cell>
          <table:table-cell table:style-name="ce402" table:formula="of:=[.AC130]" office:value-type="float" office:value="0" calcext:value-type="float">
            <text:p>0.000</text:p>
          </table:table-cell>
          <table:table-cell table:style-name="ce408" table:formula="of:=+[.AE130]" office:value-type="float" office:value="0" calcext:value-type="float">
            <text:p>0.000</text:p>
          </table:table-cell>
          <table:table-cell table:style-name="ce396" table:formula="of:=+[.AG130]" office:value-type="float" office:value="0.09" calcext:value-type="float">
            <text:p>0.090</text:p>
          </table:table-cell>
          <table:table-cell table:style-name="ce402" table:formula="of:=[.AF130]" office:value-type="float" office:value="0.09" calcext:value-type="float">
            <text:p>0.090</text:p>
          </table:table-cell>
          <table:table-cell table:style-name="ce408" table:formula="of:=+[.AH130]" office:value-type="float" office:value="0.32" calcext:value-type="float">
            <text:p>0.320</text:p>
          </table:table-cell>
          <table:table-cell table:number-columns-repeated="3" office:value-type="float" office:value="0" calcext:value-type="float">
            <text:p>0.000</text:p>
          </table:table-cell>
          <table:table-cell table:number-columns-repeated="2" office:value-type="float" office:value="0.09" calcext:value-type="float">
            <text:p>0.090</text:p>
          </table:table-cell>
          <table:table-cell office:value-type="float" office:value="0.32" calcext:value-type="float">
            <text:p>0.32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309" office:value-type="string" calcext:value-type="string">
            <text:p>rShin avatar_mKneeRight</text:p>
          </table:table-cell>
          <table:table-cell table:style-name="ce84" office:value-type="boolean" office:boolean-value="true" calcext:value-type="boolean">
            <text:p>TRUE</text:p>
          </table:table-cell>
          <table:table-cell table:style-name="ce159" table:formula="of:=+[.G129]+[.AA131]" office:value-type="float" office:value="-0.08" calcext:value-type="float">
            <text:p>-0.080</text:p>
          </table:table-cell>
          <table:table-cell table:style-name="ce155" table:formula="of:=+[.H129]-[.Z131]" office:value-type="float" office:value="-0.033" calcext:value-type="float">
            <text:p>-0.033</text:p>
          </table:table-cell>
          <table:table-cell table:style-name="ce155" table:formula="of:=+[.I129]+[.AB131]" office:value-type="float" office:value="0.535" calcext:value-type="float">
            <text:p>0.535</text:p>
          </table:table-cell>
          <table:table-cell table:style-name="ce159" table:formula="of:=+[.G131]+[.T131]" office:value-type="float" office:value="-0.08" calcext:value-type="float">
            <text:p>-0.080</text:p>
          </table:table-cell>
          <table:table-cell table:style-name="ce155" table:formula="of:=+[.H131]-[.S131]" office:value-type="float" office:value="-0.004" calcext:value-type="float">
            <text:p>-0.004</text:p>
          </table:table-cell>
          <table:table-cell table:style-name="ce155"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6" table:formula="of:=+[.G$131]+[.AA132]" office:value-type="float" office:value="-0.08" calcext:value-type="float">
            <text:p>-0.080</text:p>
          </table:table-cell>
          <table:table-cell table:style-name="ce156" table:formula="of:=+[.H$131]-[.Z132]" office:value-type="float" office:value="-0.013" calcext:value-type="float">
            <text:p>-0.013</text:p>
          </table:table-cell>
          <table:table-cell table:style-name="ce156" table:formula="of:=+[.I$131]+[.AB132]" office:value-type="float" office:value="0.335" calcext:value-type="float">
            <text:p>0.335</text:p>
          </table:table-cell>
          <table:table-cell table:style-name="ce156" table:formula="of:=+[.G132]+[.T132]" office:value-type="float" office:value="-0.08" calcext:value-type="float">
            <text:p>-0.080</text:p>
          </table:table-cell>
          <table:table-cell table:style-name="ce156" table:formula="of:=+[.H132]-[.S132]" office:value-type="float" office:value="-0.003" calcext:value-type="float">
            <text:p>-0.003</text:p>
          </table:table-cell>
          <table:table-cell table:style-name="ce156" table:formula="of:=+[.I132]+[.U132]"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table:formula="of:=+[.AD132]" office:value-type="float" office:value="0" calcext:value-type="float">
            <text:p>0.000</text:p>
          </table:table-cell>
          <table:table-cell table:style-name="ce402" table:formula="of:=[.AC132]" office:value-type="float" office:value="0" calcext:value-type="float">
            <text:p>0.000</text:p>
          </table:table-cell>
          <table:table-cell table:style-name="ce408" table:formula="of:=+[.AE132]" office:value-type="float" office:value="0" calcext:value-type="float">
            <text:p>0.000</text:p>
          </table:table-cell>
          <table:table-cell table:style-name="ce396" table:formula="of:=+[.AG132]" office:value-type="float" office:value="0.06" calcext:value-type="float">
            <text:p>0.060</text:p>
          </table:table-cell>
          <table:table-cell table:style-name="ce402" table:formula="of:=[.AF132]" office:value-type="float" office:value="0.06" calcext:value-type="float">
            <text:p>0.060</text:p>
          </table:table-cell>
          <table:table-cell table:style-name="ce408" table:formula="of:=+[.AH132]" office:value-type="float" office:value="0.25" calcext:value-type="float">
            <text:p>0.250</text:p>
          </table:table-cell>
          <table:table-cell table:number-columns-repeated="3" office:value-type="float" office:value="0" calcext:value-type="float">
            <text:p>0.000</text:p>
          </table:table-cell>
          <table:table-cell table:number-columns-repeated="2" office:value-type="float" office:value="0.06" calcext:value-type="float">
            <text:p>0.060</text:p>
          </table:table-cell>
          <table:table-cell office:value-type="float" office:value="0.25" calcext:value-type="float">
            <text:p>0.25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309" office:value-type="string" calcext:value-type="string">
            <text:p>rFoot avatar_mAnkleRight</text:p>
          </table:table-cell>
          <table:table-cell table:style-name="ce84" office:value-type="boolean" office:boolean-value="true" calcext:value-type="boolean">
            <text:p>TRUE</text:p>
          </table:table-cell>
          <table:table-cell table:style-name="ce159" table:formula="of:=+[.G131]+[.AA133]" office:value-type="float" office:value="-0.08" calcext:value-type="float">
            <text:p>-0.080</text:p>
          </table:table-cell>
          <table:table-cell table:style-name="ce155" table:formula="of:=+[.H131]-[.Z133]" office:value-type="float" office:value="-0.004" calcext:value-type="float">
            <text:p>-0.004</text:p>
          </table:table-cell>
          <table:table-cell table:style-name="ce155" table:formula="of:=+[.I131]+[.AB133]" office:value-type="float" office:value="0.067" calcext:value-type="float">
            <text:p>0.067</text:p>
          </table:table-cell>
          <table:table-cell table:style-name="ce159" table:formula="of:=+[.G133]+[.T133]" office:value-type="float" office:value="-0.08" calcext:value-type="float">
            <text:p>-0.080</text:p>
          </table:table-cell>
          <table:table-cell table:style-name="ce155" table:formula="of:=+[.H133]-[.S133]" office:value-type="float" office:value="-0.116" calcext:value-type="float">
            <text:p>-0.116</text:p>
          </table:table-cell>
          <table:table-cell table:style-name="ce155"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6" table:formula="of:=+[.G$133]+[.AA134]" office:value-type="float" office:value="-0.08" calcext:value-type="float">
            <text:p>-0.080</text:p>
          </table:table-cell>
          <table:table-cell table:style-name="ce156" table:formula="of:=+[.H$133]-[.Z134]" office:value-type="float" office:value="-0.081" calcext:value-type="float">
            <text:p>-0.081</text:p>
          </table:table-cell>
          <table:table-cell table:style-name="ce156" table:formula="of:=+[.I$133]+[.AB134]" office:value-type="float" office:value="0.026" calcext:value-type="float">
            <text:p>0.026</text:p>
          </table:table-cell>
          <table:table-cell table:style-name="ce156" table:formula="of:=+[.G134]+[.T134]" office:value-type="float" office:value="-0.08" calcext:value-type="float">
            <text:p>-0.080</text:p>
          </table:table-cell>
          <table:table-cell table:style-name="ce156" table:formula="of:=+[.H134]-[.S134]" office:value-type="float" office:value="-0.17" calcext:value-type="float">
            <text:p>-0.170</text:p>
          </table:table-cell>
          <table:table-cell table:style-name="ce156" table:formula="of:=+[.I134]+[.U134]"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34]" office:value-type="float" office:value="10" calcext:value-type="float">
            <text:p>10.000</text:p>
          </table:table-cell>
          <table:table-cell table:style-name="ce402" table:formula="of:=[.AC134]" office:value-type="float" office:value="0" calcext:value-type="float">
            <text:p>0.000</text:p>
          </table:table-cell>
          <table:table-cell table:style-name="ce408" table:formula="of:=+[.AE134]" office:value-type="float" office:value="0" calcext:value-type="float">
            <text:p>0.000</text:p>
          </table:table-cell>
          <table:table-cell table:style-name="ce396" table:formula="of:=+[.AG134]" office:value-type="float" office:value="0.05" calcext:value-type="float">
            <text:p>0.050</text:p>
          </table:table-cell>
          <table:table-cell table:style-name="ce402" table:formula="of:=[.AF134]" office:value-type="float" office:value="0.13" calcext:value-type="float">
            <text:p>0.130</text:p>
          </table:table-cell>
          <table:table-cell table:style-name="ce408" table:formula="of:=+[.AH134]" office:value-type="float" office:value="0.05" calcext:value-type="float">
            <text:p>0.05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3" calcext:value-type="float">
            <text:p>0.130</text:p>
          </table:table-cell>
          <table:table-cell table:number-columns-repeated="2" office:value-type="float" office:value="0.05" calcext:value-type="float">
            <text:p>0.050</text:p>
          </table:table-cell>
          <table:table-cell table:style-name="ce149" table:number-columns-repeated="986"/>
          <table:table-cell table:style-name="ce132" table:number-columns-repeated="15330"/>
        </table:table-row>
        <table:table-row table:style-name="ro1">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57"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106" table:number-columns-repeated="15328"/>
        </table:table-row>
        <table:table-row table:style-name="ro1">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57" table:number-columns-repeated="6"/>
          <table:table-cell table:style-name="ce253" table:formula="of:=+[.M135]+[.X136]" office:value-type="float" office:value="-0.090579" calcext:value-type="float">
            <text:p>-0.090579</text:p>
          </table:table-cell>
          <table:table-cell table:style-name="ce276"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6"/>
          <table:table-cell table:style-name="ce83" table:number-columns-repeated="16316"/>
        </table:table-row>
        <table:table-row table:style-name="ro1">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lThigh avatar_mHipLeft</text:p>
          </table:table-cell>
          <table:table-cell table:style-name="ce84" office:value-type="boolean" office:boolean-value="false" calcext:value-type="boolean">
            <text:p>FALSE</text:p>
          </table:table-cell>
          <table:table-cell table:style-name="ce159" table:formula="of:=+[.G$2]+[.AA137]" office:value-type="float" office:value="0.127" calcext:value-type="float">
            <text:p>0.127</text:p>
          </table:table-cell>
          <table:table-cell table:style-name="ce155" table:formula="of:=+[.H$2]-[.Z137]" office:value-type="float" office:value="-0.034" calcext:value-type="float">
            <text:p>-0.034</text:p>
          </table:table-cell>
          <table:table-cell table:style-name="ce155" table:formula="of:=+[.I$2]+[.AB137]" office:value-type="float" office:value="1.026" calcext:value-type="float">
            <text:p>1.026</text:p>
          </table:table-cell>
          <table:table-cell table:style-name="ce159" table:formula="of:=+[.G137]+[.T137]" office:value-type="float" office:value="0.081" calcext:value-type="float">
            <text:p>0.081</text:p>
          </table:table-cell>
          <table:table-cell table:style-name="ce155" table:formula="of:=+[.H137]-[.S137]" office:value-type="float" office:value="-0.033" calcext:value-type="float">
            <text:p>-0.033</text:p>
          </table:table-cell>
          <table:table-cell table:style-name="ce155"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16316"/>
        </table:table-row>
        <table:table-row table:style-name="ro1">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6" table:formula="of:=+[.G$137]+[.AA138]" office:value-type="float" office:value="0.077" calcext:value-type="float">
            <text:p>0.077</text:p>
          </table:table-cell>
          <table:table-cell table:style-name="ce156" table:formula="of:=+[.H$137]-[.Z138]" office:value-type="float" office:value="-0.014" calcext:value-type="float">
            <text:p>-0.014</text:p>
          </table:table-cell>
          <table:table-cell table:style-name="ce156" table:formula="of:=+[.I$137]+[.AB138]" office:value-type="float" office:value="0.806" calcext:value-type="float">
            <text:p>0.806</text:p>
          </table:table-cell>
          <table:table-cell table:style-name="ce156" table:formula="of:=+[.G138]+[.T138]" office:value-type="float" office:value="0.077" calcext:value-type="float">
            <text:p>0.077</text:p>
          </table:table-cell>
          <table:table-cell table:style-name="ce156" table:formula="of:=+[.H138]-[.S138]" office:value-type="float" office:value="-0.014" calcext:value-type="float">
            <text:p>-0.014</text:p>
          </table:table-cell>
          <table:table-cell table:style-name="ce156" table:formula="of:=+[.I138]+[.U138]"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table:formula="of:=+[.AD138]" office:value-type="float" office:value="0" calcext:value-type="float">
            <text:p>0.000</text:p>
          </table:table-cell>
          <table:table-cell table:style-name="ce402" table:formula="of:=[.AC138]" office:value-type="float" office:value="0" calcext:value-type="float">
            <text:p>0.000</text:p>
          </table:table-cell>
          <table:table-cell table:style-name="ce408" table:formula="of:=+[.AE138]" office:value-type="float" office:value="0" calcext:value-type="float">
            <text:p>0.000</text:p>
          </table:table-cell>
          <table:table-cell table:style-name="ce396" table:formula="of:=+[.AG138]" office:value-type="float" office:value="0.09" calcext:value-type="float">
            <text:p>0.090</text:p>
          </table:table-cell>
          <table:table-cell table:style-name="ce402" table:formula="of:=[.AF138]" office:value-type="float" office:value="0.09" calcext:value-type="float">
            <text:p>0.090</text:p>
          </table:table-cell>
          <table:table-cell table:style-name="ce408" table:formula="of:=+[.AH138]" office:value-type="float" office:value="0.32" calcext:value-type="float">
            <text:p>0.320</text:p>
          </table:table-cell>
          <table:table-cell table:number-columns-repeated="3" office:value-type="float" office:value="0" calcext:value-type="float">
            <text:p>0.000</text:p>
          </table:table-cell>
          <table:table-cell table:number-columns-repeated="2" office:value-type="float" office:value="0.09" calcext:value-type="float">
            <text:p>0.090</text:p>
          </table:table-cell>
          <table:table-cell office:value-type="float" office:value="0.32" calcext:value-type="float">
            <text:p>0.32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309" office:value-type="string" calcext:value-type="string">
            <text:p>lShin avatar_mKneeLeft</text:p>
          </table:table-cell>
          <table:table-cell table:style-name="ce84" office:value-type="boolean" office:boolean-value="true" calcext:value-type="boolean">
            <text:p>TRUE</text:p>
          </table:table-cell>
          <table:table-cell table:style-name="ce159" table:formula="of:=+[.G137]+[.AA139]" office:value-type="float" office:value="0.081" calcext:value-type="float">
            <text:p>0.081</text:p>
          </table:table-cell>
          <table:table-cell table:style-name="ce155" table:formula="of:=+[.H137]-[.Z139]" office:value-type="float" office:value="-0.033" calcext:value-type="float">
            <text:p>-0.033</text:p>
          </table:table-cell>
          <table:table-cell table:style-name="ce155" table:formula="of:=+[.I137]+[.AB139]" office:value-type="float" office:value="0.535" calcext:value-type="float">
            <text:p>0.535</text:p>
          </table:table-cell>
          <table:table-cell table:style-name="ce159" table:formula="of:=+[.G139]+[.T139]" office:value-type="float" office:value="0.082" calcext:value-type="float">
            <text:p>0.082</text:p>
          </table:table-cell>
          <table:table-cell table:style-name="ce155" table:formula="of:=+[.H139]-[.S139]" office:value-type="float" office:value="-0.004" calcext:value-type="float">
            <text:p>-0.004</text:p>
          </table:table-cell>
          <table:table-cell table:style-name="ce155"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6" table:formula="of:=+[.G$139]+[.AA140]" office:value-type="float" office:value="0.081" calcext:value-type="float">
            <text:p>0.081</text:p>
          </table:table-cell>
          <table:table-cell table:style-name="ce156" table:formula="of:=+[.H$139]-[.Z140]" office:value-type="float" office:value="-0.013" calcext:value-type="float">
            <text:p>-0.013</text:p>
          </table:table-cell>
          <table:table-cell table:style-name="ce156" table:formula="of:=+[.I$139]+[.AB140]" office:value-type="float" office:value="0.335" calcext:value-type="float">
            <text:p>0.335</text:p>
          </table:table-cell>
          <table:table-cell table:style-name="ce156" table:formula="of:=+[.G140]+[.T140]" office:value-type="float" office:value="0.081" calcext:value-type="float">
            <text:p>0.081</text:p>
          </table:table-cell>
          <table:table-cell table:style-name="ce156" table:formula="of:=+[.H140]-[.S140]" office:value-type="float" office:value="-0.003" calcext:value-type="float">
            <text:p>-0.003</text:p>
          </table:table-cell>
          <table:table-cell table:style-name="ce156" table:formula="of:=+[.I140]+[.U140]"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table:formula="of:=+[.AD140]" office:value-type="float" office:value="0" calcext:value-type="float">
            <text:p>0.000</text:p>
          </table:table-cell>
          <table:table-cell table:style-name="ce402" table:formula="of:=[.AC140]" office:value-type="float" office:value="0" calcext:value-type="float">
            <text:p>0.000</text:p>
          </table:table-cell>
          <table:table-cell table:style-name="ce408" table:formula="of:=+[.AE140]" office:value-type="float" office:value="0" calcext:value-type="float">
            <text:p>0.000</text:p>
          </table:table-cell>
          <table:table-cell table:style-name="ce396" table:formula="of:=+[.AG140]" office:value-type="float" office:value="0.06" calcext:value-type="float">
            <text:p>0.060</text:p>
          </table:table-cell>
          <table:table-cell table:style-name="ce402" table:formula="of:=[.AF140]" office:value-type="float" office:value="0.06" calcext:value-type="float">
            <text:p>0.060</text:p>
          </table:table-cell>
          <table:table-cell table:style-name="ce408" table:formula="of:=+[.AH140]" office:value-type="float" office:value="0.25" calcext:value-type="float">
            <text:p>0.250</text:p>
          </table:table-cell>
          <table:table-cell table:number-columns-repeated="3" office:value-type="float" office:value="0" calcext:value-type="float">
            <text:p>0.000</text:p>
          </table:table-cell>
          <table:table-cell table:number-columns-repeated="2" office:value-type="float" office:value="0.06" calcext:value-type="float">
            <text:p>0.060</text:p>
          </table:table-cell>
          <table:table-cell office:value-type="float" office:value="0.25" calcext:value-type="float">
            <text:p>0.250</text:p>
          </table:table-cell>
          <table:table-cell table:style-name="ce149" table:number-columns-repeated="986"/>
          <table:table-cell table:style-name="ce132" table:number-columns-repeated="15330"/>
        </table:table-row>
        <table:table-row table:style-name="ro1">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309"/>
          <table:table-cell table:style-name="ce84" office:value-type="boolean" office:boolean-value="true" calcext:value-type="boolean">
            <text:p>TRUE</text:p>
          </table:table-cell>
          <table:table-cell table:style-name="ce159" table:formula="of:=+[.G139]+[.AA141]" office:value-type="float" office:value="0.082" calcext:value-type="float">
            <text:p>0.082</text:p>
          </table:table-cell>
          <table:table-cell table:style-name="ce155" table:formula="of:=+[.H139]-[.Z141]" office:value-type="float" office:value="-0.004" calcext:value-type="float">
            <text:p>-0.004</text:p>
          </table:table-cell>
          <table:table-cell table:style-name="ce155" table:formula="of:=+[.I139]+[.AB141]" office:value-type="float" office:value="0.067" calcext:value-type="float">
            <text:p>0.067</text:p>
          </table:table-cell>
          <table:table-cell table:style-name="ce159" table:formula="of:=+[.G141]+[.T141]" office:value-type="float" office:value="0.082" calcext:value-type="float">
            <text:p>0.082</text:p>
          </table:table-cell>
          <table:table-cell table:style-name="ce155" table:formula="of:=+[.H141]-[.S141]" office:value-type="float" office:value="-0.116" calcext:value-type="float">
            <text:p>-0.116</text:p>
          </table:table-cell>
          <table:table-cell table:style-name="ce155"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456"/>
          <table:table-cell table:style-name="ce460"/>
          <table:table-cell table:style-name="ce464"/>
          <table:table-cell table:style-name="ce456"/>
          <table:table-cell table:style-name="ce460"/>
          <table:table-cell table:style-name="ce464"/>
          <table:table-cell table:style-name="ce237" table:number-columns-repeated="988"/>
          <table:table-cell table:style-name="ce311" table:number-columns-repeated="15328"/>
        </table:table-row>
        <table:table-row table:style-name="ro1">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6" table:formula="of:=+[.G$141]+[.AA142]" office:value-type="float" office:value="0.082" calcext:value-type="float">
            <text:p>0.082</text:p>
          </table:table-cell>
          <table:table-cell table:style-name="ce156" table:formula="of:=+[.H$141]-[.Z142]" office:value-type="float" office:value="-0.081" calcext:value-type="float">
            <text:p>-0.081</text:p>
          </table:table-cell>
          <table:table-cell table:style-name="ce156" table:formula="of:=+[.I$141]+[.AB142]" office:value-type="float" office:value="0.026" calcext:value-type="float">
            <text:p>0.026</text:p>
          </table:table-cell>
          <table:table-cell table:style-name="ce156" table:formula="of:=+[.G142]+[.T142]" office:value-type="float" office:value="0.082" calcext:value-type="float">
            <text:p>0.082</text:p>
          </table:table-cell>
          <table:table-cell table:style-name="ce156" table:formula="of:=+[.H142]-[.S142]" office:value-type="float" office:value="-0.17" calcext:value-type="float">
            <text:p>-0.170</text:p>
          </table:table-cell>
          <table:table-cell table:style-name="ce156" table:formula="of:=+[.I142]+[.U142]"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formula="of:=+[.AD142]" office:value-type="float" office:value="10" calcext:value-type="float">
            <text:p>10.000</text:p>
          </table:table-cell>
          <table:table-cell table:style-name="ce402" table:formula="of:=[.AC142]" office:value-type="float" office:value="0" calcext:value-type="float">
            <text:p>0.000</text:p>
          </table:table-cell>
          <table:table-cell table:style-name="ce408" table:formula="of:=+[.AE142]" office:value-type="float" office:value="0" calcext:value-type="float">
            <text:p>0.000</text:p>
          </table:table-cell>
          <table:table-cell table:style-name="ce396" table:formula="of:=+[.AG142]" office:value-type="float" office:value="0.05" calcext:value-type="float">
            <text:p>0.050</text:p>
          </table:table-cell>
          <table:table-cell table:style-name="ce402" table:formula="of:=[.AF142]" office:value-type="float" office:value="0.13" calcext:value-type="float">
            <text:p>0.130</text:p>
          </table:table-cell>
          <table:table-cell table:style-name="ce408" table:formula="of:=+[.AH142]" office:value-type="float" office:value="0.05" calcext:value-type="float">
            <text:p>0.050</text:p>
          </table:table-cell>
          <table:table-cell office:value-type="float" office:value="0" calcext:value-type="float">
            <text:p>0.000</text:p>
          </table:table-cell>
          <table:table-cell office:value-type="float" office:value="10" calcext:value-type="float">
            <text:p>10.000</text:p>
          </table:table-cell>
          <table:table-cell office:value-type="float" office:value="0" calcext:value-type="float">
            <text:p>0.000</text:p>
          </table:table-cell>
          <table:table-cell office:value-type="float" office:value="0.13" calcext:value-type="float">
            <text:p>0.130</text:p>
          </table:table-cell>
          <table:table-cell table:number-columns-repeated="2" office:value-type="float" office:value="0.05" calcext:value-type="float">
            <text:p>0.050</text:p>
          </table:table-cell>
          <table:table-cell table:style-name="ce149" table:number-columns-repeated="986"/>
          <table:table-cell table:style-name="ce132" table:number-columns-repeated="15330"/>
        </table:table-row>
        <table:table-row table:style-name="ro1">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57"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1]+[.Y143]" office:value-type="float" office:value="0.00589499999999999" calcext:value-type="float">
            <text:p>0.00589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0689499999999999" calcext:value-type="float">
            <text:p>0.00689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994"/>
          <table:table-cell table:style-name="ce106" table:number-columns-repeated="15328"/>
        </table:table-row>
        <table:table-row table:style-name="ro1">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57" table:number-columns-repeated="6"/>
          <table:table-cell table:style-name="ce253" table:formula="of:=+[.M143]+[.X144]" office:value-type="float" office:value="0.090845" calcext:value-type="float">
            <text:p>0.090845</text:p>
          </table:table-cell>
          <table:table-cell table:style-name="ce276" table:formula="of:=+[.N143]-[.W144]" office:value-type="float" office:value="-0.221326" calcext:value-type="float">
            <text:p>-0.221326</text:p>
          </table:table-cell>
          <table:table-cell table:style-name="ce253" table:formula="of:=+[.O143]+[.Y144]" office:value-type="float" office:value="0.00676599999999999" calcext:value-type="float">
            <text:p>0.006766</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0676599999999999" calcext:value-type="float">
            <text:p>0.006766</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57" table:number-columns-repeated="6"/>
          <table:table-cell table:style-name="ce276" table:formula="of:=+[.M$2]+[.X145]" office:value-type="float" office:value="0" calcext:value-type="float">
            <text:p>0.000000</text:p>
          </table:table-cell>
          <table:table-cell table:style-name="ce276" table:formula="of:=+[.N$2]-[.W145]" office:value-type="float" office:value="0.116" calcext:value-type="float">
            <text:p>0.116000</text:p>
          </table:table-cell>
          <table:table-cell table:style-name="ce276"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57" table:number-columns-repeated="6"/>
          <table:table-cell table:style-name="ce276" table:formula="of:=+[.M145]+[.X146]" office:value-type="float" office:value="0" calcext:value-type="float">
            <text:p>0.000000</text:p>
          </table:table-cell>
          <table:table-cell table:style-name="ce276" table:formula="of:=+[.N145]-[.W146]" office:value-type="float" office:value="0.313" calcext:value-type="float">
            <text:p>0.313000</text:p>
          </table:table-cell>
          <table:table-cell table:style-name="ce276"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57" table:number-columns-repeated="6"/>
          <table:table-cell table:style-name="ce276" table:formula="of:=+[.M146]+[.X147]" office:value-type="float" office:value="0" calcext:value-type="float">
            <text:p>0.000000</text:p>
          </table:table-cell>
          <table:table-cell table:style-name="ce276" table:formula="of:=+[.N146]-[.W147]" office:value-type="float" office:value="0.481" calcext:value-type="float">
            <text:p>0.481000</text:p>
          </table:table-cell>
          <table:table-cell table:style-name="ce276"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57" table:number-columns-repeated="6"/>
          <table:table-cell table:style-name="ce276" table:formula="of:=+[.M147]+[.X148]" office:value-type="float" office:value="0" calcext:value-type="float">
            <text:p>0.000000</text:p>
          </table:table-cell>
          <table:table-cell table:style-name="ce276" table:formula="of:=+[.N147]-[.W148]" office:value-type="float" office:value="0.623" calcext:value-type="float">
            <text:p>0.623000</text:p>
          </table:table-cell>
          <table:table-cell table:style-name="ce276"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57" table:number-columns-repeated="6"/>
          <table:table-cell table:style-name="ce276" table:formula="of:=+[.M148]+[.X149]" office:value-type="float" office:value="0" calcext:value-type="float">
            <text:p>0.000000</text:p>
          </table:table-cell>
          <table:table-cell table:style-name="ce276" table:formula="of:=+[.N148]-[.W149]" office:value-type="float" office:value="0.735" calcext:value-type="float">
            <text:p>0.735000</text:p>
          </table:table-cell>
          <table:table-cell table:style-name="ce276"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57" table:number-columns-repeated="6"/>
          <table:table-cell table:style-name="ce276" table:formula="of:=+[.M149]+[.X150]" office:value-type="float" office:value="0" calcext:value-type="float">
            <text:p>0.000000</text:p>
          </table:table-cell>
          <table:table-cell table:style-name="ce276" table:formula="of:=+[.N149]-[.W150]" office:value-type="float" office:value="0.829" calcext:value-type="float">
            <text:p>0.829000</text:p>
          </table:table-cell>
          <table:table-cell table:style-name="ce276"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57" table:number-columns-repeated="6"/>
          <table:table-cell table:style-name="ce276" table:formula="of:=+[.M$2]+[.X151]" office:value-type="float" office:value="0" calcext:value-type="float">
            <text:p>0.000000</text:p>
          </table:table-cell>
          <table:table-cell table:style-name="ce276" table:formula="of:=+[.N$2]-[.W151]" office:value-type="float" office:value="-0.064" calcext:value-type="float">
            <text:p>-0.064000</text:p>
          </table:table-cell>
          <table:table-cell table:style-name="ce276"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57" table:number-columns-repeated="6"/>
          <table:table-cell table:style-name="ce276" table:formula="of:=+[.M$2]+[.X152]" office:value-type="float" office:value="0" calcext:value-type="float">
            <text:p>0.000000</text:p>
          </table:table-cell>
          <table:table-cell table:style-name="ce276" table:formula="of:=+[.N$2]-[.W152]" office:value-type="float" office:value="0.2" calcext:value-type="float">
            <text:p>0.200000</text:p>
          </table:table-cell>
          <table:table-cell table:style-name="ce276"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57" table:number-columns-repeated="6"/>
          <table:table-cell table:style-name="ce276" table:formula="of:=+[.M152]+[.X153]" office:value-type="float" office:value="0.129" calcext:value-type="float">
            <text:p>0.129000</text:p>
          </table:table-cell>
          <table:table-cell table:style-name="ce276" table:formula="of:=+[.N152]-[.W153]" office:value-type="float" office:value="0.404" calcext:value-type="float">
            <text:p>0.404000</text:p>
          </table:table-cell>
          <table:table-cell table:style-name="ce276"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57" table:number-columns-repeated="6"/>
          <table:table-cell table:style-name="ce276" table:formula="of:=+[.M153]+[.X154]" office:value-type="float" office:value="0.083" calcext:value-type="float">
            <text:p>0.083000</text:p>
          </table:table-cell>
          <table:table-cell table:style-name="ce276" table:formula="of:=+[.N153]-[.W154]" office:value-type="float" office:value="0.402" calcext:value-type="float">
            <text:p>0.402000</text:p>
          </table:table-cell>
          <table:table-cell table:style-name="ce276"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57" table:number-columns-repeated="6"/>
          <table:table-cell table:style-name="ce276" table:formula="of:=+[.M154]+[.X155]" office:value-type="float" office:value="0.08" calcext:value-type="float">
            <text:p>0.080000</text:p>
          </table:table-cell>
          <table:table-cell table:style-name="ce276" table:formula="of:=+[.N154]-[.W155]" office:value-type="float" office:value="0.432" calcext:value-type="float">
            <text:p>0.432000</text:p>
          </table:table-cell>
          <table:table-cell table:style-name="ce276"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57" table:number-columns-repeated="6"/>
          <table:table-cell table:style-name="ce276" table:formula="of:=+[.M155]+[.X156]" office:value-type="float" office:value="0.08" calcext:value-type="float">
            <text:p>0.080000</text:p>
          </table:table-cell>
          <table:table-cell table:style-name="ce276" table:formula="of:=+[.N155]-[.W156]" office:value-type="float" office:value="0.32" calcext:value-type="float">
            <text:p>0.320000</text:p>
          </table:table-cell>
          <table:table-cell table:style-name="ce276"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57" table:number-columns-repeated="6"/>
          <table:table-cell table:style-name="ce276" table:formula="of:=+[.M$152]+[.X157]" office:value-type="float" office:value="-0.129" calcext:value-type="float">
            <text:p>-0.129000</text:p>
          </table:table-cell>
          <table:table-cell table:style-name="ce276" table:formula="of:=+[.N$152]-[.W157]" office:value-type="float" office:value="0.404" calcext:value-type="float">
            <text:p>0.404000</text:p>
          </table:table-cell>
          <table:table-cell table:style-name="ce276"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57" table:number-columns-repeated="6"/>
          <table:table-cell table:style-name="ce276" table:formula="of:=+[.M157]+[.X158]" office:value-type="float" office:value="-0.083" calcext:value-type="float">
            <text:p>-0.083000</text:p>
          </table:table-cell>
          <table:table-cell table:style-name="ce276" table:formula="of:=+[.N157]-[.W158]" office:value-type="float" office:value="0.402" calcext:value-type="float">
            <text:p>0.402000</text:p>
          </table:table-cell>
          <table:table-cell table:style-name="ce276"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57" table:number-columns-repeated="6"/>
          <table:table-cell table:style-name="ce276" table:formula="of:=+[.M158]+[.X159]" office:value-type="float" office:value="-0.08" calcext:value-type="float">
            <text:p>-0.080000</text:p>
          </table:table-cell>
          <table:table-cell table:style-name="ce276" table:formula="of:=+[.N158]-[.W159]" office:value-type="float" office:value="0.432" calcext:value-type="float">
            <text:p>0.432000</text:p>
          </table:table-cell>
          <table:table-cell table:style-name="ce276"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57" table:number-columns-repeated="6"/>
          <table:table-cell table:style-name="ce276" table:formula="of:=+[.M159]+[.X160]" office:value-type="float" office:value="-0.08" calcext:value-type="float">
            <text:p>-0.080000</text:p>
          </table:table-cell>
          <table:table-cell table:style-name="ce276" table:formula="of:=+[.N159]-[.W160]" office:value-type="float" office:value="0.32" calcext:value-type="float">
            <text:p>0.320000</text:p>
          </table:table-cell>
          <table:table-cell table:style-name="ce276"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number-columns-repeated="16322"/>
        </table:table-row>
        <table:table-row table:style-name="ro1">
          <table:table-cell table:number-columns-repeated="16363"/>
        </table:table-row>
        <table:table-row table:style-name="ro1">
          <table:table-cell table:style-name="ce136" office:value-type="string" calcext:value-type="string">
            <text:p>last edited Ada Radius</text:p>
          </table:table-cell>
          <table:table-cell table:style-name="ce88" office:value-type="date" office:date-value="2023-06-04" calcext:value-type="date">
            <text:p>6/4/23</text:p>
          </table:table-cell>
          <table:table-cell table:style-name="ce93"/>
          <table:table-cell table:number-columns-repeated="3"/>
          <table:table-cell table:style-name="ce168"/>
          <table:table-cell/>
          <table:table-cell table:style-name="ce167" office:value-type="string" calcext:value-type="string">
            <text:p>left-right asymmetries</text:p>
          </table:table-cell>
          <table:table-cell table:style-name="ce169" table:number-columns-repeated="2"/>
          <table:table-cell/>
          <table:table-cell table:style-name="Default"/>
          <table:table-cell table:style-name="ce276"/>
          <table:table-cell table:number-columns-repeated="16349"/>
        </table:table-row>
        <table:table-row table:style-name="ro1">
          <table:table-cell table:style-name="ce362"/>
          <table:table-cell table:number-columns-repeated="16362"/>
        </table:table-row>
        <table:table-row table:style-name="ro1" table:number-rows-repeated="1048412">
          <table:table-cell table:number-columns-repeated="16363"/>
        </table:table-row>
        <table:table-row table:style-name="ro1">
          <table:table-cell table:number-columns-repeated="1636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number-style style:name="N145">
      <number:scientific-number number:decimal-places="15" number:min-decimal-places="15" number:min-integer-digits="1" number:min-exponent-digits="2" number:exponent-interval="1" number:forced-exponent-sign="true"/>
    </number:number-style>
    <number:number-style style:name="N146">
      <number:scientific-number number:decimal-places="16" number:min-decimal-places="16" number:min-integer-digits="1" number:min-exponent-digits="2" number:exponent-interval="1" number:forced-exponent-sign="true"/>
    </number:number-style>
    <number:number-style style:name="N147">
      <number:scientific-number number:decimal-places="14" number:min-decimal-places="14" number:min-integer-digits="1" number:min-exponent-digits="2" number:exponent-interval="1" number:forced-exponent-sign="true"/>
    </number:number-style>
    <number:number-style style:name="N148">
      <number:scientific-number number:decimal-places="13" number:min-decimal-places="13" number:min-integer-digits="1" number:min-exponent-digits="2" number:exponent-interval="1" number:forced-exponent-sign="true"/>
    </number:number-style>
    <number:number-style style:name="N149">
      <number:scientific-number number:decimal-places="17" number:min-decimal-places="17" number:min-integer-digits="1" number:min-exponent-digits="2" number:exponent-interval="1" number:forced-exponent-sign="true"/>
    </number:number-style>
    <number:number-style style:name="N150">
      <number:scientific-number number:decimal-places="18" number:min-decimal-places="18" number:min-integer-digits="1" number:min-exponent-digits="2" number:exponent-interval="1" number:forced-exponent-sign="true"/>
    </number:number-style>
    <number:number-style style:name="N151">
      <number:scientific-number number:decimal-places="19" number:min-decimal-places="19" number:min-integer-digits="1" number:min-exponent-digits="2" number:exponent-interval="1" number:forced-exponent-sign="true"/>
    </number:number-style>
    <number:number-style style:name="N152">
      <number:scientific-number number:decimal-places="20" number:min-decimal-places="20" number:min-integer-digits="1" number:min-exponent-digits="2" number:exponent-interval="1"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2DT10H34M36S</meta:editing-duration>
    <meta:editing-cycles>251</meta:editing-cycles>
    <meta:generator>LibreOffice/7.5.0.3$Windows_X86_64 LibreOffice_project/c21113d003cd3efa8c53188764377a8272d9d6de</meta:generator>
    <dc:date>2023-11-15T11:39:21.638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8838" meta:object-count="0"/>
  </office:meta>
</office:document-meta>
</file>